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239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270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gt_x</text:p>
          </table:table-cell>
          <table:table-cell office:value-type="string">
            <text:p>gt_y</text:p>
          </table:table-cell>
          <table:table-cell office:value-type="string">
            <text:p>gt_z</text:p>
          </table:table-cell>
          <table:table-cell office:value-type="string">
            <text:p>gt_ro</text:p>
          </table:table-cell>
          <table:table-cell office:value-type="string">
            <text:p>gt_pi</text:p>
          </table:table-cell>
          <table:table-cell office:value-type="string">
            <text:p>gt_ya</text:p>
          </table:table-cell>
          <table:table-cell office:value-type="string">
            <text:p>gt_vx</text:p>
          </table:table-cell>
          <table:table-cell office:value-type="string">
            <text:p>gt_vy</text:p>
          </table:table-cell>
          <table:table-cell office:value-type="string">
            <text:p>gt_vz</text:p>
          </table:table-cell>
          <table:table-cell office:value-type="string">
            <text:p>gt_vr</text:p>
          </table:table-cell>
          <table:table-cell office:value-type="string">
            <text:p>gt_vp</text:p>
          </table:table-cell>
          <table:table-cell office:value-type="string">
            <text:p>gt_vy</text:p>
          </table:table-cell>
          <table:table-cell office:value-type="string">
            <text:p>od_x</text:p>
          </table:table-cell>
          <table:table-cell office:value-type="string">
            <text:p>od_y</text:p>
          </table:table-cell>
          <table:table-cell office:value-type="string">
            <text:p>od_z</text:p>
          </table:table-cell>
          <table:table-cell office:value-type="string">
            <text:p>od_ro</text:p>
          </table:table-cell>
          <table:table-cell office:value-type="string">
            <text:p>od_pi</text:p>
          </table:table-cell>
          <table:table-cell office:value-type="string">
            <text:p>od_ya</text:p>
          </table:table-cell>
          <table:table-cell office:value-type="string">
            <text:p>od_vx</text:p>
          </table:table-cell>
          <table:table-cell office:value-type="string">
            <text:p>od_vy</text:p>
          </table:table-cell>
          <table:table-cell office:value-type="string">
            <text:p>od_vz</text:p>
          </table:table-cell>
          <table:table-cell office:value-type="string">
            <text:p>od_vr</text:p>
          </table:table-cell>
          <table:table-cell office:value-type="string">
            <text:p>od_vp</text:p>
          </table:table-cell>
          <table:table-cell office:value-type="string">
            <text:p>od_vy</text:p>
          </table:table-cell>
          <table:table-cell office:value-type="string">
            <text:p>ts</text:p>
          </table:table-cell>
          <table:table-cell table:number-columns-repeated="84"/>
        </table:table-row>
        <table:table-row table:style-name="ro2">
          <table:table-cell table:number-columns-repeated="7" office:value-type="float" office:value="0">
            <text:p>0</text:p>
          </table:table-cell>
          <table:table-cell office:value-type="float" office:value="-0.006521">
            <text:p>-0.006521</text:p>
          </table:table-cell>
          <table:table-cell office:value-type="float" office:value="-0.000267">
            <text:p>-0.000267</text:p>
          </table:table-cell>
          <table:table-cell office:value-type="float" office:value="0.023921">
            <text:p>0.023921</text:p>
          </table:table-cell>
          <table:table-cell office:value-type="float" office:value="0.003727">
            <text:p>0.003727</text:p>
          </table:table-cell>
          <table:table-cell office:value-type="float" office:value="-0.002301">
            <text:p>-0.002301</text:p>
          </table:table-cell>
          <table:table-cell office:value-type="float" office:value="-0.008303">
            <text:p>-0.008303</text:p>
          </table:table-cell>
          <table:table-cell table:number-columns-repeated="6" office:value-type="float" office:value="0">
            <text:p>0</text:p>
          </table:table-cell>
          <table:table-cell office:value-type="float" office:value="-0.00862">
            <text:p>-0.00862</text:p>
          </table:table-cell>
          <table:table-cell office:value-type="float" office:value="-0.002818">
            <text:p>-0.002818</text:p>
          </table:table-cell>
          <table:table-cell office:value-type="float" office:value="0.024251">
            <text:p>0.024251</text:p>
          </table:table-cell>
          <table:table-cell office:value-type="float" office:value="0.002431">
            <text:p>0.002431</text:p>
          </table:table-cell>
          <table:table-cell office:value-type="float" office:value="-0.001262">
            <text:p>-0.001262</text:p>
          </table:table-cell>
          <table:table-cell office:value-type="float" office:value="-0.008179">
            <text:p>-0.008179</text:p>
          </table:table-cell>
          <table:table-cell office:value-type="float" office:value="1336386844.32785">
            <text:p>1336386844.32785</text:p>
          </table:table-cell>
          <table:table-cell table:number-columns-repeated="84"/>
        </table:table-row>
        <table:table-row table:style-name="ro2">
          <table:table-cell office:value-type="float" office:value="8.236665964">
            <text:p>8.236665964</text:p>
          </table:table-cell>
          <table:table-cell office:value-type="float" office:value="-0.053709">
            <text:p>-0.053709</text:p>
          </table:table-cell>
          <table:table-cell office:value-type="float" office:value="-0.0022">
            <text:p>-0.0022</text:p>
          </table:table-cell>
          <table:table-cell office:value-type="float" office:value="0.197026">
            <text:p>0.197026</text:p>
          </table:table-cell>
          <table:table-cell office:value-type="float" office:value="0.030701">
            <text:p>0.030701</text:p>
          </table:table-cell>
          <table:table-cell office:value-type="float" office:value="-0.018952">
            <text:p>-0.018952</text:p>
          </table:table-cell>
          <table:table-cell office:value-type="float" office:value="-0.068391">
            <text:p>-0.068391</text:p>
          </table:table-cell>
          <table:table-cell office:value-type="float" office:value="0.008438">
            <text:p>0.008438</text:p>
          </table:table-cell>
          <table:table-cell office:value-type="float" office:value="-0.010942">
            <text:p>-0.010942</text:p>
          </table:table-cell>
          <table:table-cell office:value-type="float" office:value="0.144225">
            <text:p>0.144225</text:p>
          </table:table-cell>
          <table:table-cell office:value-type="float" office:value="-0.026258">
            <text:p>-0.026258</text:p>
          </table:table-cell>
          <table:table-cell office:value-type="float" office:value="0.014841">
            <text:p>0.014841</text:p>
          </table:table-cell>
          <table:table-cell office:value-type="float" office:value="-0.006335">
            <text:p>-0.006335</text:p>
          </table:table-cell>
          <table:table-cell office:value-type="float" office:value="-0.070999">
            <text:p>-0.070999</text:p>
          </table:table-cell>
          <table:table-cell office:value-type="float" office:value="-0.023214">
            <text:p>-0.023214</text:p>
          </table:table-cell>
          <table:table-cell office:value-type="float" office:value="0.199744">
            <text:p>0.199744</text:p>
          </table:table-cell>
          <table:table-cell office:value-type="float" office:value="0.020027">
            <text:p>0.020027</text:p>
          </table:table-cell>
          <table:table-cell office:value-type="float" office:value="-0.010393">
            <text:p>-0.010393</text:p>
          </table:table-cell>
          <table:table-cell office:value-type="float" office:value="-0.067366">
            <text:p>-0.067366</text:p>
          </table:table-cell>
          <table:table-cell office:value-type="float" office:value="0.005382">
            <text:p>0.005382</text:p>
          </table:table-cell>
          <table:table-cell office:value-type="float" office:value="-0.008709">
            <text:p>-0.008709</text:p>
          </table:table-cell>
          <table:table-cell office:value-type="float" office:value="0.142256">
            <text:p>0.142256</text:p>
          </table:table-cell>
          <table:table-cell office:value-type="float" office:value="-0.023705">
            <text:p>-0.023705</text:p>
          </table:table-cell>
          <table:table-cell office:value-type="float" office:value="0.016886">
            <text:p>0.016886</text:p>
          </table:table-cell>
          <table:table-cell office:value-type="float" office:value="-0.006646">
            <text:p>-0.006646</text:p>
          </table:table-cell>
          <table:table-cell office:value-type="float" office:value="1336386852.56452">
            <text:p>1336386852.56452</text:p>
          </table:table-cell>
          <table:table-cell table:number-columns-repeated="84"/>
        </table:table-row>
        <table:table-row table:style-name="ro2">
          <table:table-cell office:value-type="float" office:value="9.625984192">
            <text:p>9.625984192</text:p>
          </table:table-cell>
          <table:table-cell office:value-type="float" office:value="-0.047252">
            <text:p>-0.047252</text:p>
          </table:table-cell>
          <table:table-cell office:value-type="float" office:value="-0.024038">
            <text:p>-0.024038</text:p>
          </table:table-cell>
          <table:table-cell office:value-type="float" office:value="0.397025">
            <text:p>0.397025</text:p>
          </table:table-cell>
          <table:table-cell office:value-type="float" office:value="-0.005621">
            <text:p>-0.005621</text:p>
          </table:table-cell>
          <table:table-cell office:value-type="float" office:value="0.001929">
            <text:p>0.001929</text:p>
          </table:table-cell>
          <table:table-cell office:value-type="float" office:value="-0.076554">
            <text:p>-0.076554</text:p>
          </table:table-cell>
          <table:table-cell office:value-type="float" office:value="-0.020373">
            <text:p>-0.020373</text:p>
          </table:table-cell>
          <table:table-cell office:value-type="float" office:value="0.006145">
            <text:p>0.006145</text:p>
          </table:table-cell>
          <table:table-cell office:value-type="float" office:value="0.007269">
            <text:p>0.007269</text:p>
          </table:table-cell>
          <table:table-cell office:value-type="float" office:value="0.005312">
            <text:p>0.005312</text:p>
          </table:table-cell>
          <table:table-cell office:value-type="float" office:value="0.001554">
            <text:p>0.001554</text:p>
          </table:table-cell>
          <table:table-cell office:value-type="float" office:value="-0.033756">
            <text:p>-0.033756</text:p>
          </table:table-cell>
          <table:table-cell office:value-type="float" office:value="-0.066667">
            <text:p>-0.066667</text:p>
          </table:table-cell>
          <table:table-cell office:value-type="float" office:value="-0.039597">
            <text:p>-0.039597</text:p>
          </table:table-cell>
          <table:table-cell office:value-type="float" office:value="0.397168">
            <text:p>0.397168</text:p>
          </table:table-cell>
          <table:table-cell office:value-type="float" office:value="-0.012812">
            <text:p>-0.012812</text:p>
          </table:table-cell>
          <table:table-cell office:value-type="float" office:value="0.013247">
            <text:p>0.013247</text:p>
          </table:table-cell>
          <table:table-cell office:value-type="float" office:value="-0.076127">
            <text:p>-0.076127</text:p>
          </table:table-cell>
          <table:table-cell office:value-type="float" office:value="-0.023623">
            <text:p>-0.023623</text:p>
          </table:table-cell>
          <table:table-cell office:value-type="float" office:value="-0.007505">
            <text:p>-0.007505</text:p>
          </table:table-cell>
          <table:table-cell office:value-type="float" office:value="0.008833">
            <text:p>0.008833</text:p>
          </table:table-cell>
          <table:table-cell office:value-type="float" office:value="-0.003184">
            <text:p>-0.003184</text:p>
          </table:table-cell>
          <table:table-cell office:value-type="float" office:value="0.000956">
            <text:p>0.000956</text:p>
          </table:table-cell>
          <table:table-cell office:value-type="float" office:value="-0.034347">
            <text:p>-0.034347</text:p>
          </table:table-cell>
          <table:table-cell office:value-type="float" office:value="1336386853.95383">
            <text:p>1336386853.95383</text:p>
          </table:table-cell>
          <table:table-cell table:number-columns-repeated="84"/>
        </table:table-row>
        <table:table-row table:style-name="ro2">
          <table:table-cell office:value-type="float" office:value="18.557307959">
            <text:p>18.557307959</text:p>
          </table:table-cell>
          <table:table-cell office:value-type="float" office:value="-0.224328">
            <text:p>-0.224328</text:p>
          </table:table-cell>
          <table:table-cell office:value-type="float" office:value="0.044958">
            <text:p>0.044958</text:p>
          </table:table-cell>
          <table:table-cell office:value-type="float" office:value="0.461993">
            <text:p>0.461993</text:p>
          </table:table-cell>
          <table:table-cell office:value-type="float" office:value="0.041498">
            <text:p>0.041498</text:p>
          </table:table-cell>
          <table:table-cell office:value-type="float" office:value="0.014052">
            <text:p>0.014052</text:p>
          </table:table-cell>
          <table:table-cell office:value-type="float" office:value="-0.378119">
            <text:p>-0.378119</text:p>
          </table:table-cell>
          <table:table-cell office:value-type="float" office:value="-0.121196">
            <text:p>-0.121196</text:p>
          </table:table-cell>
          <table:table-cell office:value-type="float" office:value="-0.009781">
            <text:p>-0.009781</text:p>
          </table:table-cell>
          <table:table-cell office:value-type="float" office:value="-0.015829">
            <text:p>-0.015829</text:p>
          </table:table-cell>
          <table:table-cell office:value-type="float" office:value="0.022229">
            <text:p>0.022229</text:p>
          </table:table-cell>
          <table:table-cell office:value-type="float" office:value="0.006854">
            <text:p>0.006854</text:p>
          </table:table-cell>
          <table:table-cell office:value-type="float" office:value="-0.173862">
            <text:p>-0.173862</text:p>
          </table:table-cell>
          <table:table-cell office:value-type="float" office:value="-0.280991">
            <text:p>-0.280991</text:p>
          </table:table-cell>
          <table:table-cell office:value-type="float" office:value="-0.089459">
            <text:p>-0.089459</text:p>
          </table:table-cell>
          <table:table-cell office:value-type="float" office:value="0.479696">
            <text:p>0.479696</text:p>
          </table:table-cell>
          <table:table-cell office:value-type="float" office:value="-0.044656">
            <text:p>-0.044656</text:p>
          </table:table-cell>
          <table:table-cell office:value-type="float" office:value="0.0173">
            <text:p>0.0173</text:p>
          </table:table-cell>
          <table:table-cell office:value-type="float" office:value="-0.383012">
            <text:p>-0.383012</text:p>
          </table:table-cell>
          <table:table-cell office:value-type="float" office:value="-0.114146">
            <text:p>-0.114146</text:p>
          </table:table-cell>
          <table:table-cell office:value-type="float" office:value="-0.000692">
            <text:p>-0.000692</text:p>
          </table:table-cell>
          <table:table-cell office:value-type="float" office:value="-0.021475">
            <text:p>-0.021475</text:p>
          </table:table-cell>
          <table:table-cell office:value-type="float" office:value="0.030745">
            <text:p>0.030745</text:p>
          </table:table-cell>
          <table:table-cell office:value-type="float" office:value="0.004721">
            <text:p>0.004721</text:p>
          </table:table-cell>
          <table:table-cell office:value-type="float" office:value="-0.172135">
            <text:p>-0.172135</text:p>
          </table:table-cell>
          <table:table-cell office:value-type="float" office:value="1336386862.88516">
            <text:p>1336386862.88516</text:p>
          </table:table-cell>
          <table:table-cell table:number-columns-repeated="84"/>
        </table:table-row>
        <table:table-row table:style-name="ro2">
          <table:table-cell office:value-type="float" office:value="20.244336128">
            <text:p>20.244336128</text:p>
          </table:table-cell>
          <table:table-cell office:value-type="float" office:value="-0.420361">
            <text:p>-0.420361</text:p>
          </table:table-cell>
          <table:table-cell office:value-type="float" office:value="0.106282">
            <text:p>0.106282</text:p>
          </table:table-cell>
          <table:table-cell office:value-type="float" office:value="0.437502">
            <text:p>0.437502</text:p>
          </table:table-cell>
          <table:table-cell office:value-type="float" office:value="0.073182">
            <text:p>0.073182</text:p>
          </table:table-cell>
          <table:table-cell office:value-type="float" office:value="0.037003">
            <text:p>0.037003</text:p>
          </table:table-cell>
          <table:table-cell office:value-type="float" office:value="-0.670854">
            <text:p>-0.670854</text:p>
          </table:table-cell>
          <table:table-cell office:value-type="float" office:value="-0.110842">
            <text:p>-0.110842</text:p>
          </table:table-cell>
          <table:table-cell office:value-type="float" office:value="0.027995">
            <text:p>0.027995</text:p>
          </table:table-cell>
          <table:table-cell office:value-type="float" office:value="-0.034157">
            <text:p>-0.034157</text:p>
          </table:table-cell>
          <table:table-cell office:value-type="float" office:value="0.019593">
            <text:p>0.019593</text:p>
          </table:table-cell>
          <table:table-cell office:value-type="float" office:value="0.00585">
            <text:p>0.00585</text:p>
          </table:table-cell>
          <table:table-cell office:value-type="float" office:value="-0.188647">
            <text:p>-0.188647</text:p>
          </table:table-cell>
          <table:table-cell office:value-type="float" office:value="-0.4612">
            <text:p>-0.4612</text:p>
          </table:table-cell>
          <table:table-cell office:value-type="float" office:value="-0.019853">
            <text:p>-0.019853</text:p>
          </table:table-cell>
          <table:table-cell office:value-type="float" office:value="0.446892">
            <text:p>0.446892</text:p>
          </table:table-cell>
          <table:table-cell office:value-type="float" office:value="0.004126">
            <text:p>0.004126</text:p>
          </table:table-cell>
          <table:table-cell office:value-type="float" office:value="0.01175">
            <text:p>0.01175</text:p>
          </table:table-cell>
          <table:table-cell office:value-type="float" office:value="-0.673492">
            <text:p>-0.673492</text:p>
          </table:table-cell>
          <table:table-cell office:value-type="float" office:value="-0.113486">
            <text:p>-0.113486</text:p>
          </table:table-cell>
          <table:table-cell office:value-type="float" office:value="0.007781">
            <text:p>0.007781</text:p>
          </table:table-cell>
          <table:table-cell office:value-type="float" office:value="-0.032434">
            <text:p>-0.032434</text:p>
          </table:table-cell>
          <table:table-cell office:value-type="float" office:value="0.007939">
            <text:p>0.007939</text:p>
          </table:table-cell>
          <table:table-cell office:value-type="float" office:value="0.003281">
            <text:p>0.003281</text:p>
          </table:table-cell>
          <table:table-cell office:value-type="float" office:value="-0.18958">
            <text:p>-0.18958</text:p>
          </table:table-cell>
          <table:table-cell office:value-type="float" office:value="1336386864.57219">
            <text:p>1336386864.57219</text:p>
          </table:table-cell>
          <table:table-cell table:number-columns-repeated="84"/>
        </table:table-row>
        <table:table-row table:style-name="ro2">
          <table:table-cell office:value-type="float" office:value="21.931363106">
            <text:p>21.931363106</text:p>
          </table:table-cell>
          <table:table-cell office:value-type="float" office:value="-0.536396">
            <text:p>-0.536396</text:p>
          </table:table-cell>
          <table:table-cell office:value-type="float" office:value="0.263885">
            <text:p>0.263885</text:p>
          </table:table-cell>
          <table:table-cell office:value-type="float" office:value="0.390441">
            <text:p>0.390441</text:p>
          </table:table-cell>
          <table:table-cell office:value-type="float" office:value="0.091041">
            <text:p>0.091041</text:p>
          </table:table-cell>
          <table:table-cell office:value-type="float" office:value="0.067886">
            <text:p>0.067886</text:p>
          </table:table-cell>
          <table:table-cell office:value-type="float" office:value="-0.988206">
            <text:p>-0.988206</text:p>
          </table:table-cell>
          <table:table-cell office:value-type="float" office:value="-0.054073">
            <text:p>-0.054073</text:p>
          </table:table-cell>
          <table:table-cell office:value-type="float" office:value="0.032017">
            <text:p>0.032017</text:p>
          </table:table-cell>
          <table:table-cell office:value-type="float" office:value="-0.031884">
            <text:p>-0.031884</text:p>
          </table:table-cell>
          <table:table-cell office:value-type="float" office:value="0.017052">
            <text:p>0.017052</text:p>
          </table:table-cell>
          <table:table-cell office:value-type="float" office:value="0.007437">
            <text:p>0.007437</text:p>
          </table:table-cell>
          <table:table-cell office:value-type="float" office:value="-0.111012">
            <text:p>-0.111012</text:p>
          </table:table-cell>
          <table:table-cell office:value-type="float" office:value="-0.603012">
            <text:p>-0.603012</text:p>
          </table:table-cell>
          <table:table-cell office:value-type="float" office:value="0.11039">
            <text:p>0.11039</text:p>
          </table:table-cell>
          <table:table-cell office:value-type="float" office:value="0.394483">
            <text:p>0.394483</text:p>
          </table:table-cell>
          <table:table-cell office:value-type="float" office:value="0.013616">
            <text:p>0.013616</text:p>
          </table:table-cell>
          <table:table-cell office:value-type="float" office:value="0.017986">
            <text:p>0.017986</text:p>
          </table:table-cell>
          <table:table-cell office:value-type="float" office:value="-0.99334">
            <text:p>-0.99334</text:p>
          </table:table-cell>
          <table:table-cell office:value-type="float" office:value="-0.053996">
            <text:p>-0.053996</text:p>
          </table:table-cell>
          <table:table-cell office:value-type="float" office:value="0.010868">
            <text:p>0.010868</text:p>
          </table:table-cell>
          <table:table-cell office:value-type="float" office:value="-0.031805">
            <text:p>-0.031805</text:p>
          </table:table-cell>
          <table:table-cell office:value-type="float" office:value="0.005535">
            <text:p>0.005535</text:p>
          </table:table-cell>
          <table:table-cell office:value-type="float" office:value="0.003065">
            <text:p>0.003065</text:p>
          </table:table-cell>
          <table:table-cell office:value-type="float" office:value="-0.111888">
            <text:p>-0.111888</text:p>
          </table:table-cell>
          <table:table-cell office:value-type="float" office:value="1336386866.25921">
            <text:p>1336386866.25921</text:p>
          </table:table-cell>
          <table:table-cell table:number-columns-repeated="84"/>
        </table:table-row>
        <table:table-row table:style-name="ro2">
          <table:table-cell office:value-type="float" office:value="24.908472061">
            <text:p>24.908472061</text:p>
          </table:table-cell>
          <table:table-cell office:value-type="float" office:value="-0.541495">
            <text:p>-0.541495</text:p>
          </table:table-cell>
          <table:table-cell office:value-type="float" office:value="0.45984">
            <text:p>0.45984</text:p>
          </table:table-cell>
          <table:table-cell office:value-type="float" office:value="0.315695">
            <text:p>0.315695</text:p>
          </table:table-cell>
          <table:table-cell office:value-type="float" office:value="0.115024">
            <text:p>0.115024</text:p>
          </table:table-cell>
          <table:table-cell office:value-type="float" office:value="0.115831">
            <text:p>0.115831</text:p>
          </table:table-cell>
          <table:table-cell office:value-type="float" office:value="-1.317359">
            <text:p>-1.317359</text:p>
          </table:table-cell>
          <table:table-cell office:value-type="float" office:value="-0.013436">
            <text:p>-0.013436</text:p>
          </table:table-cell>
          <table:table-cell office:value-type="float" office:value="-0.025852">
            <text:p>-0.025852</text:p>
          </table:table-cell>
          <table:table-cell office:value-type="float" office:value="-0.009334">
            <text:p>-0.009334</text:p>
          </table:table-cell>
          <table:table-cell office:value-type="float" office:value="0.00731">
            <text:p>0.00731</text:p>
          </table:table-cell>
          <table:table-cell office:value-type="float" office:value="-0.001004">
            <text:p>-0.001004</text:p>
          </table:table-cell>
          <table:table-cell office:value-type="float" office:value="-0.033446">
            <text:p>-0.033446</text:p>
          </table:table-cell>
          <table:table-cell office:value-type="float" office:value="-0.66349">
            <text:p>-0.66349</text:p>
          </table:table-cell>
          <table:table-cell office:value-type="float" office:value="0.264841">
            <text:p>0.264841</text:p>
          </table:table-cell>
          <table:table-cell office:value-type="float" office:value="0.303151">
            <text:p>0.303151</text:p>
          </table:table-cell>
          <table:table-cell office:value-type="float" office:value="0.023468">
            <text:p>0.023468</text:p>
          </table:table-cell>
          <table:table-cell office:value-type="float" office:value="0.030573">
            <text:p>0.030573</text:p>
          </table:table-cell>
          <table:table-cell office:value-type="float" office:value="-1.326427">
            <text:p>-1.326427</text:p>
          </table:table-cell>
          <table:table-cell office:value-type="float" office:value="-0.01932">
            <text:p>-0.01932</text:p>
          </table:table-cell>
          <table:table-cell office:value-type="float" office:value="-0.036201">
            <text:p>-0.036201</text:p>
          </table:table-cell>
          <table:table-cell office:value-type="float" office:value="-0.010205">
            <text:p>-0.010205</text:p>
          </table:table-cell>
          <table:table-cell office:value-type="float" office:value="0.001385">
            <text:p>0.001385</text:p>
          </table:table-cell>
          <table:table-cell office:value-type="float" office:value="0.001149">
            <text:p>0.001149</text:p>
          </table:table-cell>
          <table:table-cell office:value-type="float" office:value="-0.033748">
            <text:p>-0.033748</text:p>
          </table:table-cell>
          <table:table-cell office:value-type="float" office:value="1336386869.23632">
            <text:p>1336386869.23632</text:p>
          </table:table-cell>
          <table:table-cell table:number-columns-repeated="84"/>
        </table:table-row>
        <table:table-row table:style-name="ro2">
          <table:table-cell office:value-type="float" office:value="31.557347059">
            <text:p>31.557347059</text:p>
          </table:table-cell>
          <table:table-cell office:value-type="float" office:value="-0.724506">
            <text:p>-0.724506</text:p>
          </table:table-cell>
          <table:table-cell office:value-type="float" office:value="0.51382">
            <text:p>0.51382</text:p>
          </table:table-cell>
          <table:table-cell office:value-type="float" office:value="0.245189">
            <text:p>0.245189</text:p>
          </table:table-cell>
          <table:table-cell office:value-type="float" office:value="0.135165">
            <text:p>0.135165</text:p>
          </table:table-cell>
          <table:table-cell office:value-type="float" office:value="0.131657">
            <text:p>0.131657</text:p>
          </table:table-cell>
          <table:table-cell office:value-type="float" office:value="-1.540989">
            <text:p>-1.540989</text:p>
          </table:table-cell>
          <table:table-cell office:value-type="float" office:value="0.006785">
            <text:p>0.006785</text:p>
          </table:table-cell>
          <table:table-cell office:value-type="float" office:value="-0.051986">
            <text:p>-0.051986</text:p>
          </table:table-cell>
          <table:table-cell office:value-type="float" office:value="-0.000906">
            <text:p>-0.000906</text:p>
          </table:table-cell>
          <table:table-cell office:value-type="float" office:value="-0.000727">
            <text:p>-0.000727</text:p>
          </table:table-cell>
          <table:table-cell office:value-type="float" office:value="-0.002253">
            <text:p>-0.002253</text:p>
          </table:table-cell>
          <table:table-cell office:value-type="float" office:value="0.00342">
            <text:p>0.00342</text:p>
          </table:table-cell>
          <table:table-cell office:value-type="float" office:value="-0.927034">
            <text:p>-0.927034</text:p>
          </table:table-cell>
          <table:table-cell office:value-type="float" office:value="0.333766">
            <text:p>0.333766</text:p>
          </table:table-cell>
          <table:table-cell office:value-type="float" office:value="0.233631">
            <text:p>0.233631</text:p>
          </table:table-cell>
          <table:table-cell office:value-type="float" office:value="0.025286">
            <text:p>0.025286</text:p>
          </table:table-cell>
          <table:table-cell office:value-type="float" office:value="0.042668">
            <text:p>0.042668</text:p>
          </table:table-cell>
          <table:table-cell office:value-type="float" office:value="-1.55077">
            <text:p>-1.55077</text:p>
          </table:table-cell>
          <table:table-cell office:value-type="float" office:value="0.003911">
            <text:p>0.003911</text:p>
          </table:table-cell>
          <table:table-cell office:value-type="float" office:value="-0.062647">
            <text:p>-0.062647</text:p>
          </table:table-cell>
          <table:table-cell office:value-type="float" office:value="-0.000501">
            <text:p>-0.000501</text:p>
          </table:table-cell>
          <table:table-cell office:value-type="float" office:value="-0.005997">
            <text:p>-0.005997</text:p>
          </table:table-cell>
          <table:table-cell office:value-type="float" office:value="-0.000394">
            <text:p>-0.000394</text:p>
          </table:table-cell>
          <table:table-cell office:value-type="float" office:value="0.003052">
            <text:p>0.003052</text:p>
          </table:table-cell>
          <table:table-cell office:value-type="float" office:value="1336386875.8852">
            <text:p>1336386875.8852</text:p>
          </table:table-cell>
          <table:table-cell table:number-columns-repeated="84"/>
        </table:table-row>
        <table:table-row table:style-name="ro2">
          <table:table-cell office:value-type="float" office:value="35.626060963">
            <text:p>35.626060963</text:p>
          </table:table-cell>
          <table:table-cell office:value-type="float" office:value="-0.932814">
            <text:p>-0.932814</text:p>
          </table:table-cell>
          <table:table-cell office:value-type="float" office:value="0.484452">
            <text:p>0.484452</text:p>
          </table:table-cell>
          <table:table-cell office:value-type="float" office:value="0.209689">
            <text:p>0.209689</text:p>
          </table:table-cell>
          <table:table-cell office:value-type="float" office:value="0.13386">
            <text:p>0.13386</text:p>
          </table:table-cell>
          <table:table-cell office:value-type="float" office:value="0.120687">
            <text:p>0.120687</text:p>
          </table:table-cell>
          <table:table-cell office:value-type="float" office:value="-1.528345">
            <text:p>-1.528345</text:p>
          </table:table-cell>
          <table:table-cell office:value-type="float" office:value="-0.055546">
            <text:p>-0.055546</text:p>
          </table:table-cell>
          <table:table-cell office:value-type="float" office:value="-0.193451">
            <text:p>-0.193451</text:p>
          </table:table-cell>
          <table:table-cell office:value-type="float" office:value="-0.011489">
            <text:p>-0.011489</text:p>
          </table:table-cell>
          <table:table-cell office:value-type="float" office:value="-0.006909">
            <text:p>-0.006909</text:p>
          </table:table-cell>
          <table:table-cell office:value-type="float" office:value="-0.006545">
            <text:p>-0.006545</text:p>
          </table:table-cell>
          <table:table-cell office:value-type="float" office:value="-0.059934">
            <text:p>-0.059934</text:p>
          </table:table-cell>
          <table:table-cell office:value-type="float" office:value="-1.181431">
            <text:p>-1.181431</text:p>
          </table:table-cell>
          <table:table-cell office:value-type="float" office:value="0.313132">
            <text:p>0.313132</text:p>
          </table:table-cell>
          <table:table-cell office:value-type="float" office:value="0.224479">
            <text:p>0.224479</text:p>
          </table:table-cell>
          <table:table-cell office:value-type="float" office:value="0.001414">
            <text:p>0.001414</text:p>
          </table:table-cell>
          <table:table-cell office:value-type="float" office:value="0.040749">
            <text:p>0.040749</text:p>
          </table:table-cell>
          <table:table-cell office:value-type="float" office:value="-1.538385">
            <text:p>-1.538385</text:p>
          </table:table-cell>
          <table:table-cell office:value-type="float" office:value="-0.054338">
            <text:p>-0.054338</text:p>
          </table:table-cell>
          <table:table-cell office:value-type="float" office:value="-0.202188">
            <text:p>-0.202188</text:p>
          </table:table-cell>
          <table:table-cell office:value-type="float" office:value="-0.0099">
            <text:p>-0.0099</text:p>
          </table:table-cell>
          <table:table-cell office:value-type="float" office:value="-0.010497">
            <text:p>-0.010497</text:p>
          </table:table-cell>
          <table:table-cell office:value-type="float" office:value="-0.007245">
            <text:p>-0.007245</text:p>
          </table:table-cell>
          <table:table-cell office:value-type="float" office:value="-0.059234">
            <text:p>-0.059234</text:p>
          </table:table-cell>
          <table:table-cell office:value-type="float" office:value="1336386879.95391">
            <text:p>1336386879.95391</text:p>
          </table:table-cell>
          <table:table-cell table:number-columns-repeated="84"/>
        </table:table-row>
        <table:table-row table:style-name="ro2">
          <table:table-cell office:value-type="float" office:value="36.618431091">
            <text:p>36.618431091</text:p>
          </table:table-cell>
          <table:table-cell office:value-type="float" office:value="-1.123891">
            <text:p>-1.123891</text:p>
          </table:table-cell>
          <table:table-cell office:value-type="float" office:value="0.535556">
            <text:p>0.535556</text:p>
          </table:table-cell>
          <table:table-cell office:value-type="float" office:value="0.179673">
            <text:p>0.179673</text:p>
          </table:table-cell>
          <table:table-cell office:value-type="float" office:value="0.119515">
            <text:p>0.119515</text:p>
          </table:table-cell>
          <table:table-cell office:value-type="float" office:value="0.121966">
            <text:p>0.121966</text:p>
          </table:table-cell>
          <table:table-cell office:value-type="float" office:value="-1.588604">
            <text:p>-1.588604</text:p>
          </table:table-cell>
          <table:table-cell office:value-type="float" office:value="-0.030494">
            <text:p>-0.030494</text:p>
          </table:table-cell>
          <table:table-cell office:value-type="float" office:value="-0.195333">
            <text:p>-0.195333</text:p>
          </table:table-cell>
          <table:table-cell office:value-type="float" office:value="-0.019336">
            <text:p>-0.019336</text:p>
          </table:table-cell>
          <table:table-cell office:value-type="float" office:value="0.001505">
            <text:p>0.001505</text:p>
          </table:table-cell>
          <table:table-cell office:value-type="float" office:value="0.016837">
            <text:p>0.016837</text:p>
          </table:table-cell>
          <table:table-cell office:value-type="float" office:value="-0.06252">
            <text:p>-0.06252</text:p>
          </table:table-cell>
          <table:table-cell office:value-type="float" office:value="-1.383716">
            <text:p>-1.383716</text:p>
          </table:table-cell>
          <table:table-cell office:value-type="float" office:value="0.360893">
            <text:p>0.360893</text:p>
          </table:table-cell>
          <table:table-cell office:value-type="float" office:value="0.216576">
            <text:p>0.216576</text:p>
          </table:table-cell>
          <table:table-cell office:value-type="float" office:value="-0.011401">
            <text:p>-0.011401</text:p>
          </table:table-cell>
          <table:table-cell office:value-type="float" office:value="0.033572">
            <text:p>0.033572</text:p>
          </table:table-cell>
          <table:table-cell office:value-type="float" office:value="-1.59721">
            <text:p>-1.59721</text:p>
          </table:table-cell>
          <table:table-cell office:value-type="float" office:value="-0.035491">
            <text:p>-0.035491</text:p>
          </table:table-cell>
          <table:table-cell office:value-type="float" office:value="-0.202939">
            <text:p>-0.202939</text:p>
          </table:table-cell>
          <table:table-cell office:value-type="float" office:value="-0.019457">
            <text:p>-0.019457</text:p>
          </table:table-cell>
          <table:table-cell office:value-type="float" office:value="-0.001073">
            <text:p>-0.001073</text:p>
          </table:table-cell>
          <table:table-cell office:value-type="float" office:value="0.019366">
            <text:p>0.019366</text:p>
          </table:table-cell>
          <table:table-cell office:value-type="float" office:value="-0.06215">
            <text:p>-0.06215</text:p>
          </table:table-cell>
          <table:table-cell office:value-type="float" office:value="1336386880.94628">
            <text:p>1336386880.94628</text:p>
          </table:table-cell>
          <table:table-cell table:number-columns-repeated="84"/>
        </table:table-row>
        <table:table-row table:style-name="ro2">
          <table:table-cell office:value-type="float" office:value="37.710036993">
            <text:p>37.710036993</text:p>
          </table:table-cell>
          <table:table-cell office:value-type="float" office:value="-1.332358">
            <text:p>-1.332358</text:p>
          </table:table-cell>
          <table:table-cell office:value-type="float" office:value="0.577958">
            <text:p>0.577958</text:p>
          </table:table-cell>
          <table:table-cell office:value-type="float" office:value="0.137687">
            <text:p>0.137687</text:p>
          </table:table-cell>
          <table:table-cell office:value-type="float" office:value="0.112859">
            <text:p>0.112859</text:p>
          </table:table-cell>
          <table:table-cell office:value-type="float" office:value="0.148081">
            <text:p>0.148081</text:p>
          </table:table-cell>
          <table:table-cell office:value-type="float" office:value="-1.654883">
            <text:p>-1.654883</text:p>
          </table:table-cell>
          <table:table-cell office:value-type="float" office:value="-0.012391">
            <text:p>-0.012391</text:p>
          </table:table-cell>
          <table:table-cell office:value-type="float" office:value="-0.167596">
            <text:p>-0.167596</text:p>
          </table:table-cell>
          <table:table-cell office:value-type="float" office:value="-0.026756">
            <text:p>-0.026756</text:p>
          </table:table-cell>
          <table:table-cell office:value-type="float" office:value="0.005679">
            <text:p>0.005679</text:p>
          </table:table-cell>
          <table:table-cell office:value-type="float" office:value="-0.006025">
            <text:p>-0.006025</text:p>
          </table:table-cell>
          <table:table-cell office:value-type="float" office:value="-0.011874">
            <text:p>-0.011874</text:p>
          </table:table-cell>
          <table:table-cell office:value-type="float" office:value="-1.604357">
            <text:p>-1.604357</text:p>
          </table:table-cell>
          <table:table-cell office:value-type="float" office:value="0.406084">
            <text:p>0.406084</text:p>
          </table:table-cell>
          <table:table-cell office:value-type="float" office:value="0.199174">
            <text:p>0.199174</text:p>
          </table:table-cell>
          <table:table-cell office:value-type="float" office:value="-0.014835">
            <text:p>-0.014835</text:p>
          </table:table-cell>
          <table:table-cell office:value-type="float" office:value="0.05386">
            <text:p>0.05386</text:p>
          </table:table-cell>
          <table:table-cell office:value-type="float" office:value="-1.665374">
            <text:p>-1.665374</text:p>
          </table:table-cell>
          <table:table-cell office:value-type="float" office:value="-0.012112">
            <text:p>-0.012112</text:p>
          </table:table-cell>
          <table:table-cell office:value-type="float" office:value="-0.172132">
            <text:p>-0.172132</text:p>
          </table:table-cell>
          <table:table-cell office:value-type="float" office:value="-0.025497">
            <text:p>-0.025497</text:p>
          </table:table-cell>
          <table:table-cell office:value-type="float" office:value="0.00473">
            <text:p>0.00473</text:p>
          </table:table-cell>
          <table:table-cell office:value-type="float" office:value="-0.006187">
            <text:p>-0.006187</text:p>
          </table:table-cell>
          <table:table-cell office:value-type="float" office:value="-0.011003">
            <text:p>-0.011003</text:p>
          </table:table-cell>
          <table:table-cell office:value-type="float" office:value="1336386882.03789">
            <text:p>1336386882.03789</text:p>
          </table:table-cell>
          <table:table-cell table:number-columns-repeated="84"/>
        </table:table-row>
        <table:table-row table:style-name="ro2">
          <table:table-cell office:value-type="float" office:value="38.900880098">
            <text:p>38.900880098</text:p>
          </table:table-cell>
          <table:table-cell office:value-type="float" office:value="-1.524496">
            <text:p>-1.524496</text:p>
          </table:table-cell>
          <table:table-cell office:value-type="float" office:value="0.616813">
            <text:p>0.616813</text:p>
          </table:table-cell>
          <table:table-cell office:value-type="float" office:value="0.08632">
            <text:p>0.08632</text:p>
          </table:table-cell>
          <table:table-cell office:value-type="float" office:value="0.117398">
            <text:p>0.117398</text:p>
          </table:table-cell>
          <table:table-cell office:value-type="float" office:value="0.142528">
            <text:p>0.142528</text:p>
          </table:table-cell>
          <table:table-cell office:value-type="float" office:value="-1.669893">
            <text:p>-1.669893</text:p>
          </table:table-cell>
          <table:table-cell office:value-type="float" office:value="-0.036856">
            <text:p>-0.036856</text:p>
          </table:table-cell>
          <table:table-cell office:value-type="float" office:value="-0.195897">
            <text:p>-0.195897</text:p>
          </table:table-cell>
          <table:table-cell office:value-type="float" office:value="-0.012917">
            <text:p>-0.012917</text:p>
          </table:table-cell>
          <table:table-cell office:value-type="float" office:value="-0.013043">
            <text:p>-0.013043</text:p>
          </table:table-cell>
          <table:table-cell office:value-type="float" office:value="0.003718">
            <text:p>0.003718</text:p>
          </table:table-cell>
          <table:table-cell office:value-type="float" office:value="-0.052286">
            <text:p>-0.052286</text:p>
          </table:table-cell>
          <table:table-cell office:value-type="float" office:value="-1.80735">
            <text:p>-1.80735</text:p>
          </table:table-cell>
          <table:table-cell office:value-type="float" office:value="0.441284">
            <text:p>0.441284</text:p>
          </table:table-cell>
          <table:table-cell office:value-type="float" office:value="0.172672">
            <text:p>0.172672</text:p>
          </table:table-cell>
          <table:table-cell office:value-type="float" office:value="-0.009901">
            <text:p>-0.009901</text:p>
          </table:table-cell>
          <table:table-cell office:value-type="float" office:value="0.046294">
            <text:p>0.046294</text:p>
          </table:table-cell>
          <table:table-cell office:value-type="float" office:value="-1.678379">
            <text:p>-1.678379</text:p>
          </table:table-cell>
          <table:table-cell office:value-type="float" office:value="-0.043944">
            <text:p>-0.043944</text:p>
          </table:table-cell>
          <table:table-cell office:value-type="float" office:value="-0.204476">
            <text:p>-0.204476</text:p>
          </table:table-cell>
          <table:table-cell office:value-type="float" office:value="-0.012327">
            <text:p>-0.012327</text:p>
          </table:table-cell>
          <table:table-cell office:value-type="float" office:value="-0.016389">
            <text:p>-0.016389</text:p>
          </table:table-cell>
          <table:table-cell office:value-type="float" office:value="0.007244">
            <text:p>0.007244</text:p>
          </table:table-cell>
          <table:table-cell office:value-type="float" office:value="-0.05192">
            <text:p>-0.05192</text:p>
          </table:table-cell>
          <table:table-cell office:value-type="float" office:value="1336386883.22873">
            <text:p>1336386883.22873</text:p>
          </table:table-cell>
          <table:table-cell table:number-columns-repeated="84"/>
        </table:table-row>
        <table:table-row table:style-name="ro2">
          <table:table-cell office:value-type="float" office:value="39.992486">
            <text:p>39.992486</text:p>
          </table:table-cell>
          <table:table-cell office:value-type="float" office:value="-1.729692">
            <text:p>-1.729692</text:p>
          </table:table-cell>
          <table:table-cell office:value-type="float" office:value="0.68281">
            <text:p>0.68281</text:p>
          </table:table-cell>
          <table:table-cell office:value-type="float" office:value="0.053381">
            <text:p>0.053381</text:p>
          </table:table-cell>
          <table:table-cell office:value-type="float" office:value="0.0949">
            <text:p>0.0949</text:p>
          </table:table-cell>
          <table:table-cell office:value-type="float" office:value="0.153013">
            <text:p>0.153013</text:p>
          </table:table-cell>
          <table:table-cell office:value-type="float" office:value="-1.726764">
            <text:p>-1.726764</text:p>
          </table:table-cell>
          <table:table-cell office:value-type="float" office:value="-0.025154">
            <text:p>-0.025154</text:p>
          </table:table-cell>
          <table:table-cell office:value-type="float" office:value="-0.213181">
            <text:p>-0.213181</text:p>
          </table:table-cell>
          <table:table-cell office:value-type="float" office:value="-0.017059">
            <text:p>-0.017059</text:p>
          </table:table-cell>
          <table:table-cell office:value-type="float" office:value="0.011362">
            <text:p>0.011362</text:p>
          </table:table-cell>
          <table:table-cell office:value-type="float" office:value="0.004775">
            <text:p>0.004775</text:p>
          </table:table-cell>
          <table:table-cell office:value-type="float" office:value="-0.03745">
            <text:p>-0.03745</text:p>
          </table:table-cell>
          <table:table-cell office:value-type="float" office:value="-2.024186">
            <text:p>-2.024186</text:p>
          </table:table-cell>
          <table:table-cell office:value-type="float" office:value="0.513423">
            <text:p>0.513423</text:p>
          </table:table-cell>
          <table:table-cell office:value-type="float" office:value="0.163658">
            <text:p>0.163658</text:p>
          </table:table-cell>
          <table:table-cell office:value-type="float" office:value="-0.030404">
            <text:p>-0.030404</text:p>
          </table:table-cell>
          <table:table-cell office:value-type="float" office:value="0.053566">
            <text:p>0.053566</text:p>
          </table:table-cell>
          <table:table-cell office:value-type="float" office:value="-1.735211">
            <text:p>-1.735211</text:p>
          </table:table-cell>
          <table:table-cell office:value-type="float" office:value="-0.032838">
            <text:p>-0.032838</text:p>
          </table:table-cell>
          <table:table-cell office:value-type="float" office:value="-0.21427">
            <text:p>-0.21427</text:p>
          </table:table-cell>
          <table:table-cell office:value-type="float" office:value="-0.016288">
            <text:p>-0.016288</text:p>
          </table:table-cell>
          <table:table-cell office:value-type="float" office:value="0.01212">
            <text:p>0.01212</text:p>
          </table:table-cell>
          <table:table-cell office:value-type="float" office:value="0.008717">
            <text:p>0.008717</text:p>
          </table:table-cell>
          <table:table-cell office:value-type="float" office:value="-0.036251">
            <text:p>-0.036251</text:p>
          </table:table-cell>
          <table:table-cell office:value-type="float" office:value="1336386884.32034">
            <text:p>1336386884.32034</text:p>
          </table:table-cell>
          <table:table-cell table:number-columns-repeated="84"/>
        </table:table-row>
        <table:table-row table:style-name="ro2">
          <table:table-cell office:value-type="float" office:value="40.984856129">
            <text:p>40.984856129</text:p>
          </table:table-cell>
          <table:table-cell office:value-type="float" office:value="-1.931447">
            <text:p>-1.931447</text:p>
          </table:table-cell>
          <table:table-cell office:value-type="float" office:value="0.745202">
            <text:p>0.745202</text:p>
          </table:table-cell>
          <table:table-cell office:value-type="float" office:value="0.020717">
            <text:p>0.020717</text:p>
          </table:table-cell>
          <table:table-cell office:value-type="float" office:value="0.100471">
            <text:p>0.100471</text:p>
          </table:table-cell>
          <table:table-cell office:value-type="float" office:value="0.161148">
            <text:p>0.161148</text:p>
          </table:table-cell>
          <table:table-cell office:value-type="float" office:value="-1.763792">
            <text:p>-1.763792</text:p>
          </table:table-cell>
          <table:table-cell office:value-type="float" office:value="0.010131">
            <text:p>0.010131</text:p>
          </table:table-cell>
          <table:table-cell office:value-type="float" office:value="-0.166098">
            <text:p>-0.166098</text:p>
          </table:table-cell>
          <table:table-cell office:value-type="float" office:value="-0.016848">
            <text:p>-0.016848</text:p>
          </table:table-cell>
          <table:table-cell office:value-type="float" office:value="-0.007135">
            <text:p>-0.007135</text:p>
          </table:table-cell>
          <table:table-cell office:value-type="float" office:value="-0.006188">
            <text:p>-0.006188</text:p>
          </table:table-cell>
          <table:table-cell office:value-type="float" office:value="0.014002">
            <text:p>0.014002</text:p>
          </table:table-cell>
          <table:table-cell office:value-type="float" office:value="-2.228931">
            <text:p>-2.228931</text:p>
          </table:table-cell>
          <table:table-cell office:value-type="float" office:value="0.580904">
            <text:p>0.580904</text:p>
          </table:table-cell>
          <table:table-cell office:value-type="float" office:value="0.155725">
            <text:p>0.155725</text:p>
          </table:table-cell>
          <table:table-cell office:value-type="float" office:value="-0.020301">
            <text:p>-0.020301</text:p>
          </table:table-cell>
          <table:table-cell office:value-type="float" office:value="0.061083">
            <text:p>0.061083</text:p>
          </table:table-cell>
          <table:table-cell office:value-type="float" office:value="-1.771498">
            <text:p>-1.771498</text:p>
          </table:table-cell>
          <table:table-cell office:value-type="float" office:value="0.003275">
            <text:p>0.003275</text:p>
          </table:table-cell>
          <table:table-cell office:value-type="float" office:value="-0.168951">
            <text:p>-0.168951</text:p>
          </table:table-cell>
          <table:table-cell office:value-type="float" office:value="-0.016699">
            <text:p>-0.016699</text:p>
          </table:table-cell>
          <table:table-cell office:value-type="float" office:value="-0.007333">
            <text:p>-0.007333</text:p>
          </table:table-cell>
          <table:table-cell office:value-type="float" office:value="-0.002408">
            <text:p>-0.002408</text:p>
          </table:table-cell>
          <table:table-cell office:value-type="float" office:value="0.014532">
            <text:p>0.014532</text:p>
          </table:table-cell>
          <table:table-cell office:value-type="float" office:value="1336386885.31271">
            <text:p>1336386885.31271</text:p>
          </table:table-cell>
          <table:table-cell table:number-columns-repeated="84"/>
        </table:table-row>
        <table:table-row table:style-name="ro2">
          <table:table-cell office:value-type="float" office:value="42.274937153">
            <text:p>42.274937153</text:p>
          </table:table-cell>
          <table:table-cell office:value-type="float" office:value="-2.139696">
            <text:p>-2.139696</text:p>
          </table:table-cell>
          <table:table-cell office:value-type="float" office:value="0.779804">
            <text:p>0.779804</text:p>
          </table:table-cell>
          <table:table-cell office:value-type="float" office:value="-0.023939">
            <text:p>-0.023939</text:p>
          </table:table-cell>
          <table:table-cell office:value-type="float" office:value="0.094041">
            <text:p>0.094041</text:p>
          </table:table-cell>
          <table:table-cell office:value-type="float" office:value="0.15137">
            <text:p>0.15137</text:p>
          </table:table-cell>
          <table:table-cell office:value-type="float" office:value="-1.746422">
            <text:p>-1.746422</text:p>
          </table:table-cell>
          <table:table-cell office:value-type="float" office:value="0.043293">
            <text:p>0.043293</text:p>
          </table:table-cell>
          <table:table-cell office:value-type="float" office:value="-0.142246">
            <text:p>-0.142246</text:p>
          </table:table-cell>
          <table:table-cell office:value-type="float" office:value="-0.004496">
            <text:p>-0.004496</text:p>
          </table:table-cell>
          <table:table-cell office:value-type="float" office:value="-0.015534">
            <text:p>-0.015534</text:p>
          </table:table-cell>
          <table:table-cell office:value-type="float" office:value="0.000923">
            <text:p>0.000923</text:p>
          </table:table-cell>
          <table:table-cell office:value-type="float" office:value="0.05522">
            <text:p>0.05522</text:p>
          </table:table-cell>
          <table:table-cell office:value-type="float" office:value="-2.443533">
            <text:p>-2.443533</text:p>
          </table:table-cell>
          <table:table-cell office:value-type="float" office:value="0.621326">
            <text:p>0.621326</text:p>
          </table:table-cell>
          <table:table-cell office:value-type="float" office:value="0.138385">
            <text:p>0.138385</text:p>
          </table:table-cell>
          <table:table-cell office:value-type="float" office:value="-0.028607">
            <text:p>-0.028607</text:p>
          </table:table-cell>
          <table:table-cell office:value-type="float" office:value="0.058347">
            <text:p>0.058347</text:p>
          </table:table-cell>
          <table:table-cell office:value-type="float" office:value="-1.75266">
            <text:p>-1.75266</text:p>
          </table:table-cell>
          <table:table-cell office:value-type="float" office:value="0.03699">
            <text:p>0.03699</text:p>
          </table:table-cell>
          <table:table-cell office:value-type="float" office:value="-0.147379">
            <text:p>-0.147379</text:p>
          </table:table-cell>
          <table:table-cell office:value-type="float" office:value="-0.003458">
            <text:p>-0.003458</text:p>
          </table:table-cell>
          <table:table-cell office:value-type="float" office:value="-0.016812">
            <text:p>-0.016812</text:p>
          </table:table-cell>
          <table:table-cell office:value-type="float" office:value="0.004234">
            <text:p>0.004234</text:p>
          </table:table-cell>
          <table:table-cell office:value-type="float" office:value="0.054857">
            <text:p>0.054857</text:p>
          </table:table-cell>
          <table:table-cell office:value-type="float" office:value="1336386886.60279">
            <text:p>1336386886.60279</text:p>
          </table:table-cell>
          <table:table-cell table:number-columns-repeated="84"/>
        </table:table-row>
        <table:table-row table:style-name="ro2">
          <table:table-cell office:value-type="float" office:value="43.664252996">
            <text:p>43.664252996</text:p>
          </table:table-cell>
          <table:table-cell office:value-type="float" office:value="-2.34258">
            <text:p>-2.34258</text:p>
          </table:table-cell>
          <table:table-cell office:value-type="float" office:value="0.759213">
            <text:p>0.759213</text:p>
          </table:table-cell>
          <table:table-cell office:value-type="float" office:value="-0.057502">
            <text:p>-0.057502</text:p>
          </table:table-cell>
          <table:table-cell office:value-type="float" office:value="0.08383">
            <text:p>0.08383</text:p>
          </table:table-cell>
          <table:table-cell office:value-type="float" office:value="0.145004">
            <text:p>0.145004</text:p>
          </table:table-cell>
          <table:table-cell office:value-type="float" office:value="-1.669111">
            <text:p>-1.669111</text:p>
          </table:table-cell>
          <table:table-cell office:value-type="float" office:value="-0.002007">
            <text:p>-0.002007</text:p>
          </table:table-cell>
          <table:table-cell office:value-type="float" office:value="-0.217439">
            <text:p>-0.217439</text:p>
          </table:table-cell>
          <table:table-cell office:value-type="float" office:value="0.00263">
            <text:p>0.00263</text:p>
          </table:table-cell>
          <table:table-cell office:value-type="float" office:value="0.000223">
            <text:p>0.000223</text:p>
          </table:table-cell>
          <table:table-cell office:value-type="float" office:value="0.009766">
            <text:p>0.009766</text:p>
          </table:table-cell>
          <table:table-cell office:value-type="float" office:value="-0.001038">
            <text:p>-0.001038</text:p>
          </table:table-cell>
          <table:table-cell office:value-type="float" office:value="-2.654255">
            <text:p>-2.654255</text:p>
          </table:table-cell>
          <table:table-cell office:value-type="float" office:value="0.60785">
            <text:p>0.60785</text:p>
          </table:table-cell>
          <table:table-cell office:value-type="float" office:value="0.136442">
            <text:p>0.136442</text:p>
          </table:table-cell>
          <table:table-cell office:value-type="float" office:value="-0.047443">
            <text:p>-0.047443</text:p>
          </table:table-cell>
          <table:table-cell office:value-type="float" office:value="0.066236">
            <text:p>0.066236</text:p>
          </table:table-cell>
          <table:table-cell office:value-type="float" office:value="-1.676481">
            <text:p>-1.676481</text:p>
          </table:table-cell>
          <table:table-cell office:value-type="float" office:value="-0.006335">
            <text:p>-0.006335</text:p>
          </table:table-cell>
          <table:table-cell office:value-type="float" office:value="-0.223134">
            <text:p>-0.223134</text:p>
          </table:table-cell>
          <table:table-cell office:value-type="float" office:value="0.004348">
            <text:p>0.004348</text:p>
          </table:table-cell>
          <table:table-cell office:value-type="float" office:value="-0.001679">
            <text:p>-0.001679</text:p>
          </table:table-cell>
          <table:table-cell office:value-type="float" office:value="0.012141">
            <text:p>0.012141</text:p>
          </table:table-cell>
          <table:table-cell office:value-type="float" office:value="-0.000508">
            <text:p>-0.000508</text:p>
          </table:table-cell>
          <table:table-cell office:value-type="float" office:value="1336386887.9921">
            <text:p>1336386887.9921</text:p>
          </table:table-cell>
          <table:table-cell table:number-columns-repeated="84"/>
        </table:table-row>
        <table:table-row table:style-name="ro2">
          <table:table-cell office:value-type="float" office:value="44.656622171">
            <text:p>44.656622171</text:p>
          </table:table-cell>
          <table:table-cell office:value-type="float" office:value="-2.556368">
            <text:p>-2.556368</text:p>
          </table:table-cell>
          <table:table-cell office:value-type="float" office:value="0.784526">
            <text:p>0.784526</text:p>
          </table:table-cell>
          <table:table-cell office:value-type="float" office:value="-0.072519">
            <text:p>-0.072519</text:p>
          </table:table-cell>
          <table:table-cell office:value-type="float" office:value="0.084024">
            <text:p>0.084024</text:p>
          </table:table-cell>
          <table:table-cell office:value-type="float" office:value="0.154747">
            <text:p>0.154747</text:p>
          </table:table-cell>
          <table:table-cell office:value-type="float" office:value="-1.669328">
            <text:p>-1.669328</text:p>
          </table:table-cell>
          <table:table-cell office:value-type="float" office:value="-0.007481">
            <text:p>-0.007481</text:p>
          </table:table-cell>
          <table:table-cell office:value-type="float" office:value="-0.235309">
            <text:p>-0.235309</text:p>
          </table:table-cell>
          <table:table-cell office:value-type="float" office:value="-0.003591">
            <text:p>-0.003591</text:p>
          </table:table-cell>
          <table:table-cell office:value-type="float" office:value="-0.000257">
            <text:p>-0.000257</text:p>
          </table:table-cell>
          <table:table-cell office:value-type="float" office:value="-0.010887">
            <text:p>-0.010887</text:p>
          </table:table-cell>
          <table:table-cell office:value-type="float" office:value="0.013337">
            <text:p>0.013337</text:p>
          </table:table-cell>
          <table:table-cell office:value-type="float" office:value="-2.873441">
            <text:p>-2.873441</text:p>
          </table:table-cell>
          <table:table-cell office:value-type="float" office:value="0.636424">
            <text:p>0.636424</text:p>
          </table:table-cell>
          <table:table-cell office:value-type="float" office:value="0.151636">
            <text:p>0.151636</text:p>
          </table:table-cell>
          <table:table-cell office:value-type="float" office:value="-0.049185">
            <text:p>-0.049185</text:p>
          </table:table-cell>
          <table:table-cell office:value-type="float" office:value="0.078246">
            <text:p>0.078246</text:p>
          </table:table-cell>
          <table:table-cell office:value-type="float" office:value="-1.677559">
            <text:p>-1.677559</text:p>
          </table:table-cell>
          <table:table-cell office:value-type="float" office:value="-0.009311">
            <text:p>-0.009311</text:p>
          </table:table-cell>
          <table:table-cell office:value-type="float" office:value="-0.246851">
            <text:p>-0.246851</text:p>
          </table:table-cell>
          <table:table-cell office:value-type="float" office:value="-0.002372">
            <text:p>-0.002372</text:p>
          </table:table-cell>
          <table:table-cell office:value-type="float" office:value="-0.005643">
            <text:p>-0.005643</text:p>
          </table:table-cell>
          <table:table-cell office:value-type="float" office:value="-0.009694">
            <text:p>-0.009694</text:p>
          </table:table-cell>
          <table:table-cell office:value-type="float" office:value="0.013829">
            <text:p>0.013829</text:p>
          </table:table-cell>
          <table:table-cell office:value-type="float" office:value="1336386888.98447">
            <text:p>1336386888.98447</text:p>
          </table:table-cell>
          <table:table-cell table:number-columns-repeated="84"/>
        </table:table-row>
        <table:table-row table:style-name="ro2">
          <table:table-cell office:value-type="float" office:value="45.54975605">
            <text:p>45.54975605</text:p>
          </table:table-cell>
          <table:table-cell office:value-type="float" office:value="-2.76354">
            <text:p>-2.76354</text:p>
          </table:table-cell>
          <table:table-cell office:value-type="float" office:value="0.814866">
            <text:p>0.814866</text:p>
          </table:table-cell>
          <table:table-cell office:value-type="float" office:value="-0.092074">
            <text:p>-0.092074</text:p>
          </table:table-cell>
          <table:table-cell office:value-type="float" office:value="0.085514">
            <text:p>0.085514</text:p>
          </table:table-cell>
          <table:table-cell office:value-type="float" office:value="0.144049">
            <text:p>0.144049</text:p>
          </table:table-cell>
          <table:table-cell office:value-type="float" office:value="-1.65816">
            <text:p>-1.65816</text:p>
          </table:table-cell>
          <table:table-cell office:value-type="float" office:value="0.025245">
            <text:p>0.025245</text:p>
          </table:table-cell>
          <table:table-cell office:value-type="float" office:value="-0.134537">
            <text:p>-0.134537</text:p>
          </table:table-cell>
          <table:table-cell office:value-type="float" office:value="0.003973">
            <text:p>0.003973</text:p>
          </table:table-cell>
          <table:table-cell office:value-type="float" office:value="-0.022685">
            <text:p>-0.022685</text:p>
          </table:table-cell>
          <table:table-cell office:value-type="float" office:value="0.005674">
            <text:p>0.005674</text:p>
          </table:table-cell>
          <table:table-cell office:value-type="float" office:value="0.0134">
            <text:p>0.0134</text:p>
          </table:table-cell>
          <table:table-cell office:value-type="float" office:value="-3.091684">
            <text:p>-3.091684</text:p>
          </table:table-cell>
          <table:table-cell office:value-type="float" office:value="0.667465">
            <text:p>0.667465</text:p>
          </table:table-cell>
          <table:table-cell office:value-type="float" office:value="0.160983">
            <text:p>0.160983</text:p>
          </table:table-cell>
          <table:table-cell office:value-type="float" office:value="-0.053222">
            <text:p>-0.053222</text:p>
          </table:table-cell>
          <table:table-cell office:value-type="float" office:value="0.070199">
            <text:p>0.070199</text:p>
          </table:table-cell>
          <table:table-cell office:value-type="float" office:value="-1.664766">
            <text:p>-1.664766</text:p>
          </table:table-cell>
          <table:table-cell office:value-type="float" office:value="0.022208">
            <text:p>0.022208</text:p>
          </table:table-cell>
          <table:table-cell office:value-type="float" office:value="-0.140069">
            <text:p>-0.140069</text:p>
          </table:table-cell>
          <table:table-cell office:value-type="float" office:value="0.004191">
            <text:p>0.004191</text:p>
          </table:table-cell>
          <table:table-cell office:value-type="float" office:value="-0.024469">
            <text:p>-0.024469</text:p>
          </table:table-cell>
          <table:table-cell office:value-type="float" office:value="0.007137">
            <text:p>0.007137</text:p>
          </table:table-cell>
          <table:table-cell office:value-type="float" office:value="0.012831">
            <text:p>0.012831</text:p>
          </table:table-cell>
          <table:table-cell office:value-type="float" office:value="1336386889.87761">
            <text:p>1336386889.87761</text:p>
          </table:table-cell>
          <table:table-cell table:number-columns-repeated="84"/>
        </table:table-row>
        <table:table-row table:style-name="ro2">
          <table:table-cell office:value-type="float" office:value="47.038309097">
            <text:p>47.038309097</text:p>
          </table:table-cell>
          <table:table-cell office:value-type="float" office:value="-2.965921">
            <text:p>-2.965921</text:p>
          </table:table-cell>
          <table:table-cell office:value-type="float" office:value="0.796876">
            <text:p>0.796876</text:p>
          </table:table-cell>
          <table:table-cell office:value-type="float" office:value="-0.108564">
            <text:p>-0.108564</text:p>
          </table:table-cell>
          <table:table-cell office:value-type="float" office:value="0.054722">
            <text:p>0.054722</text:p>
          </table:table-cell>
          <table:table-cell office:value-type="float" office:value="0.15073">
            <text:p>0.15073</text:p>
          </table:table-cell>
          <table:table-cell office:value-type="float" office:value="-1.637329">
            <text:p>-1.637329</text:p>
          </table:table-cell>
          <table:table-cell office:value-type="float" office:value="0.012555">
            <text:p>0.012555</text:p>
          </table:table-cell>
          <table:table-cell office:value-type="float" office:value="-0.20901">
            <text:p>-0.20901</text:p>
          </table:table-cell>
          <table:table-cell office:value-type="float" office:value="-0.009562">
            <text:p>-0.009562</text:p>
          </table:table-cell>
          <table:table-cell office:value-type="float" office:value="0.015938">
            <text:p>0.015938</text:p>
          </table:table-cell>
          <table:table-cell office:value-type="float" office:value="0.0138">
            <text:p>0.0138</text:p>
          </table:table-cell>
          <table:table-cell office:value-type="float" office:value="-0.001859">
            <text:p>-0.001859</text:p>
          </table:table-cell>
          <table:table-cell office:value-type="float" office:value="-3.301848">
            <text:p>-3.301848</text:p>
          </table:table-cell>
          <table:table-cell office:value-type="float" office:value="0.65293">
            <text:p>0.65293</text:p>
          </table:table-cell>
          <table:table-cell office:value-type="float" office:value="0.175943">
            <text:p>0.175943</text:p>
          </table:table-cell>
          <table:table-cell office:value-type="float" office:value="-0.088337">
            <text:p>-0.088337</text:p>
          </table:table-cell>
          <table:table-cell office:value-type="float" office:value="0.081813">
            <text:p>0.081813</text:p>
          </table:table-cell>
          <table:table-cell office:value-type="float" office:value="-1.646198">
            <text:p>-1.646198</text:p>
          </table:table-cell>
          <table:table-cell office:value-type="float" office:value="0.010429">
            <text:p>0.010429</text:p>
          </table:table-cell>
          <table:table-cell office:value-type="float" office:value="-0.215606">
            <text:p>-0.215606</text:p>
          </table:table-cell>
          <table:table-cell office:value-type="float" office:value="-0.008566">
            <text:p>-0.008566</text:p>
          </table:table-cell>
          <table:table-cell office:value-type="float" office:value="0.01368">
            <text:p>0.01368</text:p>
          </table:table-cell>
          <table:table-cell office:value-type="float" office:value="0.014911">
            <text:p>0.014911</text:p>
          </table:table-cell>
          <table:table-cell office:value-type="float" office:value="-0.001944">
            <text:p>-0.001944</text:p>
          </table:table-cell>
          <table:table-cell office:value-type="float" office:value="1336386891.36616">
            <text:p>1336386891.36616</text:p>
          </table:table-cell>
          <table:table-cell table:number-columns-repeated="84"/>
        </table:table-row>
        <table:table-row table:style-name="ro2">
          <table:table-cell office:value-type="float" office:value="48.030678034">
            <text:p>48.030678034</text:p>
          </table:table-cell>
          <table:table-cell office:value-type="float" office:value="-3.172661">
            <text:p>-3.172661</text:p>
          </table:table-cell>
          <table:table-cell office:value-type="float" office:value="0.801439">
            <text:p>0.801439</text:p>
          </table:table-cell>
          <table:table-cell office:value-type="float" office:value="-0.131018">
            <text:p>-0.131018</text:p>
          </table:table-cell>
          <table:table-cell office:value-type="float" office:value="0.070377">
            <text:p>0.070377</text:p>
          </table:table-cell>
          <table:table-cell office:value-type="float" office:value="0.164505">
            <text:p>0.164505</text:p>
          </table:table-cell>
          <table:table-cell office:value-type="float" office:value="-1.638437">
            <text:p>-1.638437</text:p>
          </table:table-cell>
          <table:table-cell office:value-type="float" office:value="-0.057633">
            <text:p>-0.057633</text:p>
          </table:table-cell>
          <table:table-cell office:value-type="float" office:value="-0.119635">
            <text:p>-0.119635</text:p>
          </table:table-cell>
          <table:table-cell office:value-type="float" office:value="-0.022128">
            <text:p>-0.022128</text:p>
          </table:table-cell>
          <table:table-cell office:value-type="float" office:value="0.011842">
            <text:p>0.011842</text:p>
          </table:table-cell>
          <table:table-cell office:value-type="float" office:value="-0.004208">
            <text:p>-0.004208</text:p>
          </table:table-cell>
          <table:table-cell office:value-type="float" office:value="-0.082435">
            <text:p>-0.082435</text:p>
          </table:table-cell>
          <table:table-cell office:value-type="float" office:value="-3.515958">
            <text:p>-3.515958</text:p>
          </table:table-cell>
          <table:table-cell office:value-type="float" office:value="0.657908">
            <text:p>0.657908</text:p>
          </table:table-cell>
          <table:table-cell office:value-type="float" office:value="0.185471">
            <text:p>0.185471</text:p>
          </table:table-cell>
          <table:table-cell office:value-type="float" office:value="-0.075036">
            <text:p>-0.075036</text:p>
          </table:table-cell>
          <table:table-cell office:value-type="float" office:value="0.096382">
            <text:p>0.096382</text:p>
          </table:table-cell>
          <table:table-cell office:value-type="float" office:value="-1.64944">
            <text:p>-1.64944</text:p>
          </table:table-cell>
          <table:table-cell office:value-type="float" office:value="-0.058364">
            <text:p>-0.058364</text:p>
          </table:table-cell>
          <table:table-cell office:value-type="float" office:value="-0.129555">
            <text:p>-0.129555</text:p>
          </table:table-cell>
          <table:table-cell office:value-type="float" office:value="-0.020245">
            <text:p>-0.020245</text:p>
          </table:table-cell>
          <table:table-cell office:value-type="float" office:value="0.007076">
            <text:p>0.007076</text:p>
          </table:table-cell>
          <table:table-cell office:value-type="float" office:value="-0.004344">
            <text:p>-0.004344</text:p>
          </table:table-cell>
          <table:table-cell office:value-type="float" office:value="-0.081788">
            <text:p>-0.081788</text:p>
          </table:table-cell>
          <table:table-cell office:value-type="float" office:value="1336386892.35853">
            <text:p>1336386892.35853</text:p>
          </table:table-cell>
          <table:table-cell table:number-columns-repeated="84"/>
        </table:table-row>
        <table:table-row table:style-name="ro2">
          <table:table-cell office:value-type="float" office:value="49.519232988">
            <text:p>49.519232988</text:p>
          </table:table-cell>
          <table:table-cell office:value-type="float" office:value="-3.341363">
            <text:p>-3.341363</text:p>
          </table:table-cell>
          <table:table-cell office:value-type="float" office:value="0.905142">
            <text:p>0.905142</text:p>
          </table:table-cell>
          <table:table-cell office:value-type="float" office:value="-0.161735">
            <text:p>-0.161735</text:p>
          </table:table-cell>
          <table:table-cell office:value-type="float" office:value="0.067128">
            <text:p>0.067128</text:p>
          </table:table-cell>
          <table:table-cell office:value-type="float" office:value="0.165612">
            <text:p>0.165612</text:p>
          </table:table-cell>
          <table:table-cell office:value-type="float" office:value="-1.762995">
            <text:p>-1.762995</text:p>
          </table:table-cell>
          <table:table-cell office:value-type="float" office:value="-0.224775">
            <text:p>-0.224775</text:p>
          </table:table-cell>
          <table:table-cell office:value-type="float" office:value="0.013988">
            <text:p>0.013988</text:p>
          </table:table-cell>
          <table:table-cell office:value-type="float" office:value="0.005915">
            <text:p>0.005915</text:p>
          </table:table-cell>
          <table:table-cell office:value-type="float" office:value="0.00656">
            <text:p>0.00656</text:p>
          </table:table-cell>
          <table:table-cell office:value-type="float" office:value="0.020395">
            <text:p>0.020395</text:p>
          </table:table-cell>
          <table:table-cell office:value-type="float" office:value="-0.358089">
            <text:p>-0.358089</text:p>
          </table:table-cell>
          <table:table-cell office:value-type="float" office:value="-3.703011">
            <text:p>-3.703011</text:p>
          </table:table-cell>
          <table:table-cell office:value-type="float" office:value="0.760898">
            <text:p>0.760898</text:p>
          </table:table-cell>
          <table:table-cell office:value-type="float" office:value="0.17831">
            <text:p>0.17831</text:p>
          </table:table-cell>
          <table:table-cell office:value-type="float" office:value="-0.075602">
            <text:p>-0.075602</text:p>
          </table:table-cell>
          <table:table-cell office:value-type="float" office:value="0.080124">
            <text:p>0.080124</text:p>
          </table:table-cell>
          <table:table-cell office:value-type="float" office:value="-1.770741">
            <text:p>-1.770741</text:p>
          </table:table-cell>
          <table:table-cell office:value-type="float" office:value="-0.220549">
            <text:p>-0.220549</text:p>
          </table:table-cell>
          <table:table-cell office:value-type="float" office:value="-0.000212">
            <text:p>-0.000212</text:p>
          </table:table-cell>
          <table:table-cell office:value-type="float" office:value="0.005373">
            <text:p>0.005373</text:p>
          </table:table-cell>
          <table:table-cell office:value-type="float" office:value="0.001022">
            <text:p>0.001022</text:p>
          </table:table-cell>
          <table:table-cell office:value-type="float" office:value="0.015782">
            <text:p>0.015782</text:p>
          </table:table-cell>
          <table:table-cell office:value-type="float" office:value="-0.356868">
            <text:p>-0.356868</text:p>
          </table:table-cell>
          <table:table-cell office:value-type="float" office:value="1336386893.84708">
            <text:p>1336386893.84708</text:p>
          </table:table-cell>
          <table:table-cell table:number-columns-repeated="84"/>
        </table:table-row>
        <table:table-row table:style-name="ro2">
          <table:table-cell office:value-type="float" office:value="50.412366152">
            <text:p>50.412366152</text:p>
          </table:table-cell>
          <table:table-cell office:value-type="float" office:value="-3.291845">
            <text:p>-3.291845</text:p>
          </table:table-cell>
          <table:table-cell office:value-type="float" office:value="1.096201">
            <text:p>1.096201</text:p>
          </table:table-cell>
          <table:table-cell office:value-type="float" office:value="-0.122614">
            <text:p>-0.122614</text:p>
          </table:table-cell>
          <table:table-cell office:value-type="float" office:value="0.017049">
            <text:p>0.017049</text:p>
          </table:table-cell>
          <table:table-cell office:value-type="float" office:value="0.196453">
            <text:p>0.196453</text:p>
          </table:table-cell>
          <table:table-cell office:value-type="float" office:value="-2.087186">
            <text:p>-2.087186</text:p>
          </table:table-cell>
          <table:table-cell office:value-type="float" office:value="0.009744">
            <text:p>0.009744</text:p>
          </table:table-cell>
          <table:table-cell office:value-type="float" office:value="-0.031077">
            <text:p>-0.031077</text:p>
          </table:table-cell>
          <table:table-cell office:value-type="float" office:value="0.042456">
            <text:p>0.042456</text:p>
          </table:table-cell>
          <table:table-cell office:value-type="float" office:value="0.012318">
            <text:p>0.012318</text:p>
          </table:table-cell>
          <table:table-cell office:value-type="float" office:value="0.002486">
            <text:p>0.002486</text:p>
          </table:table-cell>
          <table:table-cell office:value-type="float" office:value="-0.095325">
            <text:p>-0.095325</text:p>
          </table:table-cell>
          <table:table-cell office:value-type="float" office:value="-3.663919">
            <text:p>-3.663919</text:p>
          </table:table-cell>
          <table:table-cell office:value-type="float" office:value="0.952923">
            <text:p>0.952923</text:p>
          </table:table-cell>
          <table:table-cell office:value-type="float" office:value="0.198859">
            <text:p>0.198859</text:p>
          </table:table-cell>
          <table:table-cell office:value-type="float" office:value="-0.09603">
            <text:p>-0.09603</text:p>
          </table:table-cell>
          <table:table-cell office:value-type="float" office:value="0.066467">
            <text:p>0.066467</text:p>
          </table:table-cell>
          <table:table-cell office:value-type="float" office:value="-2.090349">
            <text:p>-2.090349</text:p>
          </table:table-cell>
          <table:table-cell office:value-type="float" office:value="0.004761">
            <text:p>0.004761</text:p>
          </table:table-cell>
          <table:table-cell office:value-type="float" office:value="-0.030348">
            <text:p>-0.030348</text:p>
          </table:table-cell>
          <table:table-cell office:value-type="float" office:value="0.039408">
            <text:p>0.039408</text:p>
          </table:table-cell>
          <table:table-cell office:value-type="float" office:value="0.011813">
            <text:p>0.011813</text:p>
          </table:table-cell>
          <table:table-cell office:value-type="float" office:value="0.006026">
            <text:p>0.006026</text:p>
          </table:table-cell>
          <table:table-cell office:value-type="float" office:value="-0.09336">
            <text:p>-0.09336</text:p>
          </table:table-cell>
          <table:table-cell office:value-type="float" office:value="1336386894.74022">
            <text:p>1336386894.74022</text:p>
          </table:table-cell>
          <table:table-cell table:number-columns-repeated="84"/>
        </table:table-row>
        <table:table-row table:style-name="ro2">
          <table:table-cell office:value-type="float" office:value="54.58031702">
            <text:p>54.58031702</text:p>
          </table:table-cell>
          <table:table-cell office:value-type="float" office:value="-3.443594">
            <text:p>-3.443594</text:p>
          </table:table-cell>
          <table:table-cell office:value-type="float" office:value="1.097338">
            <text:p>1.097338</text:p>
          </table:table-cell>
          <table:table-cell office:value-type="float" office:value="0.040819">
            <text:p>0.040819</text:p>
          </table:table-cell>
          <table:table-cell office:value-type="float" office:value="-0.010004">
            <text:p>-0.010004</text:p>
          </table:table-cell>
          <table:table-cell office:value-type="float" office:value="0.197895">
            <text:p>0.197895</text:p>
          </table:table-cell>
          <table:table-cell office:value-type="float" office:value="-2.492583">
            <text:p>-2.492583</text:p>
          </table:table-cell>
          <table:table-cell office:value-type="float" office:value="0.111908">
            <text:p>0.111908</text:p>
          </table:table-cell>
          <table:table-cell office:value-type="float" office:value="-0.036261">
            <text:p>-0.036261</text:p>
          </table:table-cell>
          <table:table-cell office:value-type="float" office:value="0.230611">
            <text:p>0.230611</text:p>
          </table:table-cell>
          <table:table-cell office:value-type="float" office:value="0.014725">
            <text:p>0.014725</text:p>
          </table:table-cell>
          <table:table-cell office:value-type="float" office:value="0.007538">
            <text:p>0.007538</text:p>
          </table:table-cell>
          <table:table-cell office:value-type="float" office:value="-0.041104">
            <text:p>-0.041104</text:p>
          </table:table-cell>
          <table:table-cell office:value-type="float" office:value="-3.775161">
            <text:p>-3.775161</text:p>
          </table:table-cell>
          <table:table-cell office:value-type="float" office:value="0.980304">
            <text:p>0.980304</text:p>
          </table:table-cell>
          <table:table-cell office:value-type="float" office:value="0.372776">
            <text:p>0.372776</text:p>
          </table:table-cell>
          <table:table-cell office:value-type="float" office:value="-0.064872">
            <text:p>-0.064872</text:p>
          </table:table-cell>
          <table:table-cell office:value-type="float" office:value="0.050115">
            <text:p>0.050115</text:p>
          </table:table-cell>
          <table:table-cell office:value-type="float" office:value="-2.480569">
            <text:p>-2.480569</text:p>
          </table:table-cell>
          <table:table-cell office:value-type="float" office:value="0.089184">
            <text:p>0.089184</text:p>
          </table:table-cell>
          <table:table-cell office:value-type="float" office:value="-0.022332">
            <text:p>-0.022332</text:p>
          </table:table-cell>
          <table:table-cell office:value-type="float" office:value="0.216351">
            <text:p>0.216351</text:p>
          </table:table-cell>
          <table:table-cell office:value-type="float" office:value="0.023762">
            <text:p>0.023762</text:p>
          </table:table-cell>
          <table:table-cell office:value-type="float" office:value="0.025866">
            <text:p>0.025866</text:p>
          </table:table-cell>
          <table:table-cell office:value-type="float" office:value="-0.037226">
            <text:p>-0.037226</text:p>
          </table:table-cell>
          <table:table-cell office:value-type="float" office:value="1336386898.90817">
            <text:p>1336386898.90817</text:p>
          </table:table-cell>
          <table:table-cell table:number-columns-repeated="84"/>
        </table:table-row>
        <table:table-row table:style-name="ro2">
          <table:table-cell office:value-type="float" office:value="55.374212027">
            <text:p>55.374212027</text:p>
          </table:table-cell>
          <table:table-cell office:value-type="float" office:value="-3.558004">
            <text:p>-3.558004</text:p>
          </table:table-cell>
          <table:table-cell office:value-type="float" office:value="1.044375">
            <text:p>1.044375</text:p>
          </table:table-cell>
          <table:table-cell office:value-type="float" office:value="0.203133">
            <text:p>0.203133</text:p>
          </table:table-cell>
          <table:table-cell office:value-type="float" office:value="-0.00487">
            <text:p>-0.00487</text:p>
          </table:table-cell>
          <table:table-cell office:value-type="float" office:value="0.203445">
            <text:p>0.203445</text:p>
          </table:table-cell>
          <table:table-cell office:value-type="float" office:value="-2.525962">
            <text:p>-2.525962</text:p>
          </table:table-cell>
          <table:table-cell office:value-type="float" office:value="-0.037932">
            <text:p>-0.037932</text:p>
          </table:table-cell>
          <table:table-cell office:value-type="float" office:value="0.020911">
            <text:p>0.020911</text:p>
          </table:table-cell>
          <table:table-cell office:value-type="float" office:value="0.018294">
            <text:p>0.018294</text:p>
          </table:table-cell>
          <table:table-cell office:value-type="float" office:value="0.013775">
            <text:p>0.013775</text:p>
          </table:table-cell>
          <table:table-cell office:value-type="float" office:value="0.006348">
            <text:p>0.006348</text:p>
          </table:table-cell>
          <table:table-cell office:value-type="float" office:value="-0.109577">
            <text:p>-0.109577</text:p>
          </table:table-cell>
          <table:table-cell office:value-type="float" office:value="-3.841828">
            <text:p>-3.841828</text:p>
          </table:table-cell>
          <table:table-cell office:value-type="float" office:value="0.93676">
            <text:p>0.93676</text:p>
          </table:table-cell>
          <table:table-cell office:value-type="float" office:value="0.54156">
            <text:p>0.54156</text:p>
          </table:table-cell>
          <table:table-cell office:value-type="float" office:value="-0.047538">
            <text:p>-0.047538</text:p>
          </table:table-cell>
          <table:table-cell office:value-type="float" office:value="0.068667">
            <text:p>0.068667</text:p>
          </table:table-cell>
          <table:table-cell office:value-type="float" office:value="-2.511459">
            <text:p>-2.511459</text:p>
          </table:table-cell>
          <table:table-cell office:value-type="float" office:value="-0.050459">
            <text:p>-0.050459</text:p>
          </table:table-cell>
          <table:table-cell office:value-type="float" office:value="0.01383">
            <text:p>0.01383</text:p>
          </table:table-cell>
          <table:table-cell office:value-type="float" office:value="0.015672">
            <text:p>0.015672</text:p>
          </table:table-cell>
          <table:table-cell office:value-type="float" office:value="0.006911">
            <text:p>0.006911</text:p>
          </table:table-cell>
          <table:table-cell office:value-type="float" office:value="0.012355">
            <text:p>0.012355</text:p>
          </table:table-cell>
          <table:table-cell office:value-type="float" office:value="-0.112029">
            <text:p>-0.112029</text:p>
          </table:table-cell>
          <table:table-cell office:value-type="float" office:value="1336386899.70206">
            <text:p>1336386899.70206</text:p>
          </table:table-cell>
          <table:table-cell table:number-columns-repeated="84"/>
        </table:table-row>
        <table:table-row table:style-name="ro2">
          <table:table-cell office:value-type="float" office:value="59.641401052">
            <text:p>59.641401052</text:p>
          </table:table-cell>
          <table:table-cell office:value-type="float" office:value="-3.389641">
            <text:p>-3.389641</text:p>
          </table:table-cell>
          <table:table-cell office:value-type="float" office:value="1.053704">
            <text:p>1.053704</text:p>
          </table:table-cell>
          <table:table-cell office:value-type="float" office:value="0.311862">
            <text:p>0.311862</text:p>
          </table:table-cell>
          <table:table-cell office:value-type="float" office:value="-0.03876">
            <text:p>-0.03876</text:p>
          </table:table-cell>
          <table:table-cell office:value-type="float" office:value="0.206126">
            <text:p>0.206126</text:p>
          </table:table-cell>
          <table:table-cell office:value-type="float" office:value="-3.004453">
            <text:p>-3.004453</text:p>
          </table:table-cell>
          <table:table-cell office:value-type="float" office:value="0.080286">
            <text:p>0.080286</text:p>
          </table:table-cell>
          <table:table-cell office:value-type="float" office:value="-0.020872">
            <text:p>-0.020872</text:p>
          </table:table-cell>
          <table:table-cell office:value-type="float" office:value="0.026864">
            <text:p>0.026864</text:p>
          </table:table-cell>
          <table:table-cell office:value-type="float" office:value="0.019625">
            <text:p>0.019625</text:p>
          </table:table-cell>
          <table:table-cell office:value-type="float" office:value="-0.042348">
            <text:p>-0.042348</text:p>
          </table:table-cell>
          <table:table-cell office:value-type="float" office:value="-0.034597">
            <text:p>-0.034597</text:p>
          </table:table-cell>
          <table:table-cell office:value-type="float" office:value="-3.635213">
            <text:p>-3.635213</text:p>
          </table:table-cell>
          <table:table-cell office:value-type="float" office:value="1.010557">
            <text:p>1.010557</text:p>
          </table:table-cell>
          <table:table-cell office:value-type="float" office:value="0.620178">
            <text:p>0.620178</text:p>
          </table:table-cell>
          <table:table-cell office:value-type="float" office:value="-0.044548">
            <text:p>-0.044548</text:p>
          </table:table-cell>
          <table:table-cell office:value-type="float" office:value="0.091698">
            <text:p>0.091698</text:p>
          </table:table-cell>
          <table:table-cell office:value-type="float" office:value="-2.99322">
            <text:p>-2.99322</text:p>
          </table:table-cell>
          <table:table-cell office:value-type="float" office:value="0.034099">
            <text:p>0.034099</text:p>
          </table:table-cell>
          <table:table-cell office:value-type="float" office:value="-0.019786">
            <text:p>-0.019786</text:p>
          </table:table-cell>
          <table:table-cell office:value-type="float" office:value="-0.001325">
            <text:p>-0.001325</text:p>
          </table:table-cell>
          <table:table-cell office:value-type="float" office:value="0.019099">
            <text:p>0.019099</text:p>
          </table:table-cell>
          <table:table-cell office:value-type="float" office:value="-0.004245">
            <text:p>-0.004245</text:p>
          </table:table-cell>
          <table:table-cell office:value-type="float" office:value="-0.035301">
            <text:p>-0.035301</text:p>
          </table:table-cell>
          <table:table-cell office:value-type="float" office:value="1336386903.96925">
            <text:p>1336386903.96925</text:p>
          </table:table-cell>
          <table:table-cell table:number-columns-repeated="84"/>
        </table:table-row>
        <table:table-row table:style-name="ro2">
          <table:table-cell office:value-type="float" office:value="62.122326136">
            <text:p>62.122326136</text:p>
          </table:table-cell>
          <table:table-cell office:value-type="float" office:value="-3.603409">
            <text:p>-3.603409</text:p>
          </table:table-cell>
          <table:table-cell office:value-type="float" office:value="1.07383">
            <text:p>1.07383</text:p>
          </table:table-cell>
          <table:table-cell office:value-type="float" office:value="0.338248">
            <text:p>0.338248</text:p>
          </table:table-cell>
          <table:table-cell office:value-type="float" office:value="-0.00694">
            <text:p>-0.00694</text:p>
          </table:table-cell>
          <table:table-cell office:value-type="float" office:value="0.097138">
            <text:p>0.097138</text:p>
          </table:table-cell>
          <table:table-cell office:value-type="float" office:value="-3.086054">
            <text:p>-3.086054</text:p>
          </table:table-cell>
          <table:table-cell office:value-type="float" office:value="-0.062896">
            <text:p>-0.062896</text:p>
          </table:table-cell>
          <table:table-cell office:value-type="float" office:value="-0.088929">
            <text:p>-0.088929</text:p>
          </table:table-cell>
          <table:table-cell office:value-type="float" office:value="-0.029907">
            <text:p>-0.029907</text:p>
          </table:table-cell>
          <table:table-cell office:value-type="float" office:value="-0.008203">
            <text:p>-0.008203</text:p>
          </table:table-cell>
          <table:table-cell office:value-type="float" office:value="0.005801">
            <text:p>0.005801</text:p>
          </table:table-cell>
          <table:table-cell office:value-type="float" office:value="0.00653">
            <text:p>0.00653</text:p>
          </table:table-cell>
          <table:table-cell office:value-type="float" office:value="-3.7257">
            <text:p>-3.7257</text:p>
          </table:table-cell>
          <table:table-cell office:value-type="float" office:value="1.046764">
            <text:p>1.046764</text:p>
          </table:table-cell>
          <table:table-cell office:value-type="float" office:value="0.611338">
            <text:p>0.611338</text:p>
          </table:table-cell>
          <table:table-cell office:value-type="float" office:value="-0.004981">
            <text:p>-0.004981</text:p>
          </table:table-cell>
          <table:table-cell office:value-type="float" office:value="0.076934">
            <text:p>0.076934</text:p>
          </table:table-cell>
          <table:table-cell office:value-type="float" office:value="-3.080494">
            <text:p>-3.080494</text:p>
          </table:table-cell>
          <table:table-cell office:value-type="float" office:value="-0.005717">
            <text:p>-0.005717</text:p>
          </table:table-cell>
          <table:table-cell office:value-type="float" office:value="-0.114308">
            <text:p>-0.114308</text:p>
          </table:table-cell>
          <table:table-cell office:value-type="float" office:value="0.006038">
            <text:p>0.006038</text:p>
          </table:table-cell>
          <table:table-cell office:value-type="float" office:value="-0.025401">
            <text:p>-0.025401</text:p>
          </table:table-cell>
          <table:table-cell office:value-type="float" office:value="-0.041467">
            <text:p>-0.041467</text:p>
          </table:table-cell>
          <table:table-cell office:value-type="float" office:value="0.003818">
            <text:p>0.003818</text:p>
          </table:table-cell>
          <table:table-cell office:value-type="float" office:value="1336386906.45018">
            <text:p>1336386906.45018</text:p>
          </table:table-cell>
          <table:table-cell table:number-columns-repeated="84"/>
        </table:table-row>
        <table:table-row table:style-name="ro2">
          <table:table-cell office:value-type="float" office:value="63.908589125">
            <text:p>63.908589125</text:p>
          </table:table-cell>
          <table:table-cell office:value-type="float" office:value="-3.495533">
            <text:p>-3.495533</text:p>
          </table:table-cell>
          <table:table-cell office:value-type="float" office:value="1.23929">
            <text:p>1.23929</text:p>
          </table:table-cell>
          <table:table-cell office:value-type="float" office:value="0.297073">
            <text:p>0.297073</text:p>
          </table:table-cell>
          <table:table-cell office:value-type="float" office:value="-0.020462">
            <text:p>-0.020462</text:p>
          </table:table-cell>
          <table:table-cell office:value-type="float" office:value="0.107574">
            <text:p>0.107574</text:p>
          </table:table-cell>
          <table:table-cell office:value-type="float" office:value="-3.074395">
            <text:p>-3.074395</text:p>
          </table:table-cell>
          <table:table-cell office:value-type="float" office:value="-0.084758">
            <text:p>-0.084758</text:p>
          </table:table-cell>
          <table:table-cell office:value-type="float" office:value="-0.039199">
            <text:p>-0.039199</text:p>
          </table:table-cell>
          <table:table-cell office:value-type="float" office:value="-0.000237">
            <text:p>-0.000237</text:p>
          </table:table-cell>
          <table:table-cell office:value-type="float" office:value="-0.010145">
            <text:p>-0.010145</text:p>
          </table:table-cell>
          <table:table-cell office:value-type="float" office:value="0.036289">
            <text:p>0.036289</text:p>
          </table:table-cell>
          <table:table-cell office:value-type="float" office:value="-0.00632">
            <text:p>-0.00632</text:p>
          </table:table-cell>
          <table:table-cell office:value-type="float" office:value="-3.728907">
            <text:p>-3.728907</text:p>
          </table:table-cell>
          <table:table-cell office:value-type="float" office:value="1.251078">
            <text:p>1.251078</text:p>
          </table:table-cell>
          <table:table-cell office:value-type="float" office:value="0.623891">
            <text:p>0.623891</text:p>
          </table:table-cell>
          <table:table-cell office:value-type="float" office:value="-0.049814">
            <text:p>-0.049814</text:p>
          </table:table-cell>
          <table:table-cell office:value-type="float" office:value="0.002897">
            <text:p>0.002897</text:p>
          </table:table-cell>
          <table:table-cell office:value-type="float" office:value="-3.073324">
            <text:p>-3.073324</text:p>
          </table:table-cell>
          <table:table-cell office:value-type="float" office:value="-0.054184">
            <text:p>-0.054184</text:p>
          </table:table-cell>
          <table:table-cell office:value-type="float" office:value="-0.039755">
            <text:p>-0.039755</text:p>
          </table:table-cell>
          <table:table-cell office:value-type="float" office:value="0.015423">
            <text:p>0.015423</text:p>
          </table:table-cell>
          <table:table-cell office:value-type="float" office:value="-0.010613">
            <text:p>-0.010613</text:p>
          </table:table-cell>
          <table:table-cell office:value-type="float" office:value="0.011417">
            <text:p>0.011417</text:p>
          </table:table-cell>
          <table:table-cell office:value-type="float" office:value="-0.004216">
            <text:p>-0.004216</text:p>
          </table:table-cell>
          <table:table-cell office:value-type="float" office:value="1336386908.23644">
            <text:p>1336386908.23644</text:p>
          </table:table-cell>
          <table:table-cell table:number-columns-repeated="84"/>
        </table:table-row>
        <table:table-row table:style-name="ro2">
          <table:table-cell office:value-type="float" office:value="66.091801167">
            <text:p>66.091801167</text:p>
          </table:table-cell>
          <table:table-cell office:value-type="float" office:value="-3.317852">
            <text:p>-3.317852</text:p>
          </table:table-cell>
          <table:table-cell office:value-type="float" office:value="1.337014">
            <text:p>1.337014</text:p>
          </table:table-cell>
          <table:table-cell office:value-type="float" office:value="0.318167">
            <text:p>0.318167</text:p>
          </table:table-cell>
          <table:table-cell office:value-type="float" office:value="-0.044358">
            <text:p>-0.044358</text:p>
          </table:table-cell>
          <table:table-cell office:value-type="float" office:value="0.186488">
            <text:p>0.186488</text:p>
          </table:table-cell>
          <table:table-cell office:value-type="float" office:value="-3.090038">
            <text:p>-3.090038</text:p>
          </table:table-cell>
          <table:table-cell office:value-type="float" office:value="-0.142465">
            <text:p>-0.142465</text:p>
          </table:table-cell>
          <table:table-cell office:value-type="float" office:value="-0.083955">
            <text:p>-0.083955</text:p>
          </table:table-cell>
          <table:table-cell office:value-type="float" office:value="0.034754">
            <text:p>0.034754</text:p>
          </table:table-cell>
          <table:table-cell office:value-type="float" office:value="0.019889">
            <text:p>0.019889</text:p>
          </table:table-cell>
          <table:table-cell office:value-type="float" office:value="-0.002144">
            <text:p>-0.002144</text:p>
          </table:table-cell>
          <table:table-cell office:value-type="float" office:value="-0.011537">
            <text:p>-0.011537</text:p>
          </table:table-cell>
          <table:table-cell office:value-type="float" office:value="-3.616797">
            <text:p>-3.616797</text:p>
          </table:table-cell>
          <table:table-cell office:value-type="float" office:value="1.343951">
            <text:p>1.343951</text:p>
          </table:table-cell>
          <table:table-cell office:value-type="float" office:value="0.662185">
            <text:p>0.662185</text:p>
          </table:table-cell>
          <table:table-cell office:value-type="float" office:value="-0.073028">
            <text:p>-0.073028</text:p>
          </table:table-cell>
          <table:table-cell office:value-type="float" office:value="0.027332">
            <text:p>0.027332</text:p>
          </table:table-cell>
          <table:table-cell office:value-type="float" office:value="-3.08376">
            <text:p>-3.08376</text:p>
          </table:table-cell>
          <table:table-cell office:value-type="float" office:value="-0.129734">
            <text:p>-0.129734</text:p>
          </table:table-cell>
          <table:table-cell office:value-type="float" office:value="-0.104214">
            <text:p>-0.104214</text:p>
          </table:table-cell>
          <table:table-cell office:value-type="float" office:value="0.043338">
            <text:p>0.043338</text:p>
          </table:table-cell>
          <table:table-cell office:value-type="float" office:value="0.00676">
            <text:p>0.00676</text:p>
          </table:table-cell>
          <table:table-cell office:value-type="float" office:value="-0.014289">
            <text:p>-0.014289</text:p>
          </table:table-cell>
          <table:table-cell office:value-type="float" office:value="-0.015076">
            <text:p>-0.015076</text:p>
          </table:table-cell>
          <table:table-cell office:value-type="float" office:value="1336386910.41965">
            <text:p>1336386910.41965</text:p>
          </table:table-cell>
          <table:table-cell table:number-columns-repeated="84"/>
        </table:table-row>
        <table:table-row table:style-name="ro2">
          <table:table-cell office:value-type="float" office:value="67.381880999">
            <text:p>67.381880999</text:p>
          </table:table-cell>
          <table:table-cell office:value-type="float" office:value="-3.152144">
            <text:p>-3.152144</text:p>
          </table:table-cell>
          <table:table-cell office:value-type="float" office:value="1.45192">
            <text:p>1.45192</text:p>
          </table:table-cell>
          <table:table-cell office:value-type="float" office:value="0.400977">
            <text:p>0.400977</text:p>
          </table:table-cell>
          <table:table-cell office:value-type="float" office:value="-0.021476">
            <text:p>-0.021476</text:p>
          </table:table-cell>
          <table:table-cell office:value-type="float" office:value="0.183044">
            <text:p>0.183044</text:p>
          </table:table-cell>
          <table:table-cell office:value-type="float" office:value="-3.105035">
            <text:p>-3.105035</text:p>
          </table:table-cell>
          <table:table-cell office:value-type="float" office:value="-0.040494">
            <text:p>-0.040494</text:p>
          </table:table-cell>
          <table:table-cell office:value-type="float" office:value="-0.104535">
            <text:p>-0.104535</text:p>
          </table:table-cell>
          <table:table-cell office:value-type="float" office:value="-0.010052">
            <text:p>-0.010052</text:p>
          </table:table-cell>
          <table:table-cell office:value-type="float" office:value="-0.005896">
            <text:p>-0.005896</text:p>
          </table:table-cell>
          <table:table-cell office:value-type="float" office:value="0.005893">
            <text:p>0.005893</text:p>
          </table:table-cell>
          <table:table-cell office:value-type="float" office:value="-0.023437">
            <text:p>-0.023437</text:p>
          </table:table-cell>
          <table:table-cell office:value-type="float" office:value="-3.459075">
            <text:p>-3.459075</text:p>
          </table:table-cell>
          <table:table-cell office:value-type="float" office:value="1.483308">
            <text:p>1.483308</text:p>
          </table:table-cell>
          <table:table-cell office:value-type="float" office:value="0.732304">
            <text:p>0.732304</text:p>
          </table:table-cell>
          <table:table-cell office:value-type="float" office:value="-0.064802">
            <text:p>-0.064802</text:p>
          </table:table-cell>
          <table:table-cell office:value-type="float" office:value="0.007524">
            <text:p>0.007524</text:p>
          </table:table-cell>
          <table:table-cell office:value-type="float" office:value="-3.101809">
            <text:p>-3.101809</text:p>
          </table:table-cell>
          <table:table-cell office:value-type="float" office:value="-0.047949">
            <text:p>-0.047949</text:p>
          </table:table-cell>
          <table:table-cell office:value-type="float" office:value="-0.117269">
            <text:p>-0.117269</text:p>
          </table:table-cell>
          <table:table-cell office:value-type="float" office:value="-0.01147">
            <text:p>-0.01147</text:p>
          </table:table-cell>
          <table:table-cell office:value-type="float" office:value="-0.015084">
            <text:p>-0.015084</text:p>
          </table:table-cell>
          <table:table-cell office:value-type="float" office:value="0.011225">
            <text:p>0.011225</text:p>
          </table:table-cell>
          <table:table-cell office:value-type="float" office:value="-0.024131">
            <text:p>-0.024131</text:p>
          </table:table-cell>
          <table:table-cell office:value-type="float" office:value="1336386911.70973">
            <text:p>1336386911.70973</text:p>
          </table:table-cell>
          <table:table-cell table:number-columns-repeated="84"/>
        </table:table-row>
        <table:table-row table:style-name="ro2">
          <table:table-cell office:value-type="float" office:value="69.267383099">
            <text:p>69.267383099</text:p>
          </table:table-cell>
          <table:table-cell office:value-type="float" office:value="-3.081658">
            <text:p>-3.081658</text:p>
          </table:table-cell>
          <table:table-cell office:value-type="float" office:value="1.652092">
            <text:p>1.652092</text:p>
          </table:table-cell>
          <table:table-cell office:value-type="float" office:value="0.400404">
            <text:p>0.400404</text:p>
          </table:table-cell>
          <table:table-cell office:value-type="float" office:value="-0.040808">
            <text:p>-0.040808</text:p>
          </table:table-cell>
          <table:table-cell office:value-type="float" office:value="0.193021">
            <text:p>0.193021</text:p>
          </table:table-cell>
          <table:table-cell office:value-type="float" office:value="3.132893">
            <text:p>3.132893</text:p>
          </table:table-cell>
          <table:table-cell office:value-type="float" office:value="-0.037881">
            <text:p>-0.037881</text:p>
          </table:table-cell>
          <table:table-cell office:value-type="float" office:value="-0.250418">
            <text:p>-0.250418</text:p>
          </table:table-cell>
          <table:table-cell office:value-type="float" office:value="-0.013291">
            <text:p>-0.013291</text:p>
          </table:table-cell>
          <table:table-cell office:value-type="float" office:value="0.032547">
            <text:p>0.032547</text:p>
          </table:table-cell>
          <table:table-cell office:value-type="float" office:value="0.014511">
            <text:p>0.014511</text:p>
          </table:table-cell>
          <table:table-cell office:value-type="float" office:value="-0.023905">
            <text:p>-0.023905</text:p>
          </table:table-cell>
          <table:table-cell office:value-type="float" office:value="-3.377517">
            <text:p>-3.377517</text:p>
          </table:table-cell>
          <table:table-cell office:value-type="float" office:value="1.708777">
            <text:p>1.708777</text:p>
          </table:table-cell>
          <table:table-cell office:value-type="float" office:value="0.725721">
            <text:p>0.725721</text:p>
          </table:table-cell>
          <table:table-cell office:value-type="float" office:value="-0.093538">
            <text:p>-0.093538</text:p>
          </table:table-cell>
          <table:table-cell office:value-type="float" office:value="0.025691">
            <text:p>0.025691</text:p>
          </table:table-cell>
          <table:table-cell office:value-type="float" office:value="3.134596">
            <text:p>3.134596</text:p>
          </table:table-cell>
          <table:table-cell office:value-type="float" office:value="-0.032516">
            <text:p>-0.032516</text:p>
          </table:table-cell>
          <table:table-cell office:value-type="float" office:value="-0.263321">
            <text:p>-0.263321</text:p>
          </table:table-cell>
          <table:table-cell office:value-type="float" office:value="-0.009449">
            <text:p>-0.009449</text:p>
          </table:table-cell>
          <table:table-cell office:value-type="float" office:value="0.024651">
            <text:p>0.024651</text:p>
          </table:table-cell>
          <table:table-cell office:value-type="float" office:value="0.009457">
            <text:p>0.009457</text:p>
          </table:table-cell>
          <table:table-cell office:value-type="float" office:value="-0.025035">
            <text:p>-0.025035</text:p>
          </table:table-cell>
          <table:table-cell office:value-type="float" office:value="1336386913.59523">
            <text:p>1336386913.59523</text:p>
          </table:table-cell>
          <table:table-cell table:number-columns-repeated="84"/>
        </table:table-row>
        <table:table-row table:style-name="ro2">
          <table:table-cell office:value-type="float" office:value="70.061279058">
            <text:p>70.061279058</text:p>
          </table:table-cell>
          <table:table-cell office:value-type="float" office:value="-3.049946">
            <text:p>-3.049946</text:p>
          </table:table-cell>
          <table:table-cell office:value-type="float" office:value="1.850894">
            <text:p>1.850894</text:p>
          </table:table-cell>
          <table:table-cell office:value-type="float" office:value="0.403786">
            <text:p>0.403786</text:p>
          </table:table-cell>
          <table:table-cell office:value-type="float" office:value="-0.01877">
            <text:p>-0.01877</text:p>
          </table:table-cell>
          <table:table-cell office:value-type="float" office:value="0.20372">
            <text:p>0.20372</text:p>
          </table:table-cell>
          <table:table-cell office:value-type="float" office:value="3.113052">
            <text:p>3.113052</text:p>
          </table:table-cell>
          <table:table-cell office:value-type="float" office:value="-0.057104">
            <text:p>-0.057104</text:p>
          </table:table-cell>
          <table:table-cell office:value-type="float" office:value="-0.036216">
            <text:p>-0.036216</text:p>
          </table:table-cell>
          <table:table-cell office:value-type="float" office:value="-0.000146">
            <text:p>-0.000146</text:p>
          </table:table-cell>
          <table:table-cell office:value-type="float" office:value="-0.002116">
            <text:p>-0.002116</text:p>
          </table:table-cell>
          <table:table-cell office:value-type="float" office:value="0.000318">
            <text:p>0.000318</text:p>
          </table:table-cell>
          <table:table-cell office:value-type="float" office:value="-0.042891">
            <text:p>-0.042891</text:p>
          </table:table-cell>
          <table:table-cell office:value-type="float" office:value="-3.350561">
            <text:p>-3.350561</text:p>
          </table:table-cell>
          <table:table-cell office:value-type="float" office:value="1.917429">
            <text:p>1.917429</text:p>
          </table:table-cell>
          <table:table-cell office:value-type="float" office:value="0.738437">
            <text:p>0.738437</text:p>
          </table:table-cell>
          <table:table-cell office:value-type="float" office:value="-0.074477">
            <text:p>-0.074477</text:p>
          </table:table-cell>
          <table:table-cell office:value-type="float" office:value="0.031304">
            <text:p>0.031304</text:p>
          </table:table-cell>
          <table:table-cell office:value-type="float" office:value="3.114097">
            <text:p>3.114097</text:p>
          </table:table-cell>
          <table:table-cell office:value-type="float" office:value="-0.05661">
            <text:p>-0.05661</text:p>
          </table:table-cell>
          <table:table-cell office:value-type="float" office:value="-0.046938">
            <text:p>-0.046938</text:p>
          </table:table-cell>
          <table:table-cell office:value-type="float" office:value="0.001288">
            <text:p>0.001288</text:p>
          </table:table-cell>
          <table:table-cell office:value-type="float" office:value="-0.009031">
            <text:p>-0.009031</text:p>
          </table:table-cell>
          <table:table-cell office:value-type="float" office:value="-0.001417">
            <text:p>-0.001417</text:p>
          </table:table-cell>
          <table:table-cell office:value-type="float" office:value="-0.043428">
            <text:p>-0.043428</text:p>
          </table:table-cell>
          <table:table-cell office:value-type="float" office:value="1336386914.38913">
            <text:p>1336386914.38913</text:p>
          </table:table-cell>
          <table:table-cell table:number-columns-repeated="84"/>
        </table:table-row>
        <table:table-row table:style-name="ro2">
          <table:table-cell office:value-type="float" office:value="73.03838706">
            <text:p>73.03838706</text:p>
          </table:table-cell>
          <table:table-cell office:value-type="float" office:value="-2.880769">
            <text:p>-2.880769</text:p>
          </table:table-cell>
          <table:table-cell office:value-type="float" office:value="1.953917">
            <text:p>1.953917</text:p>
          </table:table-cell>
          <table:table-cell office:value-type="float" office:value="0.439737">
            <text:p>0.439737</text:p>
          </table:table-cell>
          <table:table-cell office:value-type="float" office:value="-0.05121">
            <text:p>-0.05121</text:p>
          </table:table-cell>
          <table:table-cell office:value-type="float" office:value="0.200594">
            <text:p>0.200594</text:p>
          </table:table-cell>
          <table:table-cell office:value-type="float" office:value="2.982738">
            <text:p>2.982738</text:p>
          </table:table-cell>
          <table:table-cell office:value-type="float" office:value="-0.156332">
            <text:p>-0.156332</text:p>
          </table:table-cell>
          <table:table-cell office:value-type="float" office:value="-0.064273">
            <text:p>-0.064273</text:p>
          </table:table-cell>
          <table:table-cell office:value-type="float" office:value="-0.010432">
            <text:p>-0.010432</text:p>
          </table:table-cell>
          <table:table-cell office:value-type="float" office:value="0.02229">
            <text:p>0.02229</text:p>
          </table:table-cell>
          <table:table-cell office:value-type="float" office:value="0.01439">
            <text:p>0.01439</text:p>
          </table:table-cell>
          <table:table-cell office:value-type="float" office:value="-0.192378">
            <text:p>-0.192378</text:p>
          </table:table-cell>
          <table:table-cell office:value-type="float" office:value="-3.178795">
            <text:p>-3.178795</text:p>
          </table:table-cell>
          <table:table-cell office:value-type="float" office:value="2.051824">
            <text:p>2.051824</text:p>
          </table:table-cell>
          <table:table-cell office:value-type="float" office:value="0.757927">
            <text:p>0.757927</text:p>
          </table:table-cell>
          <table:table-cell office:value-type="float" office:value="-0.104762">
            <text:p>-0.104762</text:p>
          </table:table-cell>
          <table:table-cell office:value-type="float" office:value="0.017246">
            <text:p>0.017246</text:p>
          </table:table-cell>
          <table:table-cell office:value-type="float" office:value="2.985466">
            <text:p>2.985466</text:p>
          </table:table-cell>
          <table:table-cell office:value-type="float" office:value="-0.155375">
            <text:p>-0.155375</text:p>
          </table:table-cell>
          <table:table-cell office:value-type="float" office:value="-0.075155">
            <text:p>-0.075155</text:p>
          </table:table-cell>
          <table:table-cell office:value-type="float" office:value="-0.008037">
            <text:p>-0.008037</text:p>
          </table:table-cell>
          <table:table-cell office:value-type="float" office:value="0.015792">
            <text:p>0.015792</text:p>
          </table:table-cell>
          <table:table-cell office:value-type="float" office:value="0.011317">
            <text:p>0.011317</text:p>
          </table:table-cell>
          <table:table-cell office:value-type="float" office:value="-0.192602">
            <text:p>-0.192602</text:p>
          </table:table-cell>
          <table:table-cell office:value-type="float" office:value="1336386917.36624">
            <text:p>1336386917.36624</text:p>
          </table:table-cell>
          <table:table-cell table:number-columns-repeated="84"/>
        </table:table-row>
        <table:table-row table:style-name="ro2">
          <table:table-cell office:value-type="float" office:value="74.328469038">
            <text:p>74.328469038</text:p>
          </table:table-cell>
          <table:table-cell office:value-type="float" office:value="-2.670602">
            <text:p>-2.670602</text:p>
          </table:table-cell>
          <table:table-cell office:value-type="float" office:value="2.00481">
            <text:p>2.00481</text:p>
          </table:table-cell>
          <table:table-cell office:value-type="float" office:value="0.470911">
            <text:p>0.470911</text:p>
          </table:table-cell>
          <table:table-cell office:value-type="float" office:value="-0.070968">
            <text:p>-0.070968</text:p>
          </table:table-cell>
          <table:table-cell office:value-type="float" office:value="0.200298">
            <text:p>0.200298</text:p>
          </table:table-cell>
          <table:table-cell office:value-type="float" office:value="2.728763">
            <text:p>2.728763</text:p>
          </table:table-cell>
          <table:table-cell office:value-type="float" office:value="-0.22483">
            <text:p>-0.22483</text:p>
          </table:table-cell>
          <table:table-cell office:value-type="float" office:value="-0.021314">
            <text:p>-0.021314</text:p>
          </table:table-cell>
          <table:table-cell office:value-type="float" office:value="-0.036307">
            <text:p>-0.036307</text:p>
          </table:table-cell>
          <table:table-cell office:value-type="float" office:value="0.016964">
            <text:p>0.016964</text:p>
          </table:table-cell>
          <table:table-cell office:value-type="float" office:value="0.001368">
            <text:p>0.001368</text:p>
          </table:table-cell>
          <table:table-cell office:value-type="float" office:value="-0.332915">
            <text:p>-0.332915</text:p>
          </table:table-cell>
          <table:table-cell office:value-type="float" office:value="-2.965651">
            <text:p>-2.965651</text:p>
          </table:table-cell>
          <table:table-cell office:value-type="float" office:value="2.116984">
            <text:p>2.116984</text:p>
          </table:table-cell>
          <table:table-cell office:value-type="float" office:value="0.76121">
            <text:p>0.76121</text:p>
          </table:table-cell>
          <table:table-cell office:value-type="float" office:value="-0.085411">
            <text:p>-0.085411</text:p>
          </table:table-cell>
          <table:table-cell office:value-type="float" office:value="0.005522">
            <text:p>0.005522</text:p>
          </table:table-cell>
          <table:table-cell office:value-type="float" office:value="2.736833">
            <text:p>2.736833</text:p>
          </table:table-cell>
          <table:table-cell office:value-type="float" office:value="-0.230476">
            <text:p>-0.230476</text:p>
          </table:table-cell>
          <table:table-cell office:value-type="float" office:value="-0.034462">
            <text:p>-0.034462</text:p>
          </table:table-cell>
          <table:table-cell office:value-type="float" office:value="-0.036876">
            <text:p>-0.036876</text:p>
          </table:table-cell>
          <table:table-cell office:value-type="float" office:value="0.008151">
            <text:p>0.008151</text:p>
          </table:table-cell>
          <table:table-cell office:value-type="float" office:value="0.002696">
            <text:p>0.002696</text:p>
          </table:table-cell>
          <table:table-cell office:value-type="float" office:value="-0.331093">
            <text:p>-0.331093</text:p>
          </table:table-cell>
          <table:table-cell office:value-type="float" office:value="1336386918.65632">
            <text:p>1336386918.65632</text:p>
          </table:table-cell>
          <table:table-cell table:number-columns-repeated="84"/>
        </table:table-row>
        <table:table-row table:style-name="ro2">
          <table:table-cell office:value-type="float" office:value="75.221600056">
            <text:p>75.221600056</text:p>
          </table:table-cell>
          <table:table-cell office:value-type="float" office:value="-2.476157">
            <text:p>-2.476157</text:p>
          </table:table-cell>
          <table:table-cell office:value-type="float" office:value="1.942883">
            <text:p>1.942883</text:p>
          </table:table-cell>
          <table:table-cell office:value-type="float" office:value="0.480488">
            <text:p>0.480488</text:p>
          </table:table-cell>
          <table:table-cell office:value-type="float" office:value="-0.111788">
            <text:p>-0.111788</text:p>
          </table:table-cell>
          <table:table-cell office:value-type="float" office:value="0.171911">
            <text:p>0.171911</text:p>
          </table:table-cell>
          <table:table-cell office:value-type="float" office:value="2.427531">
            <text:p>2.427531</text:p>
          </table:table-cell>
          <table:table-cell office:value-type="float" office:value="-0.147205">
            <text:p>-0.147205</text:p>
          </table:table-cell>
          <table:table-cell office:value-type="float" office:value="-0.163475">
            <text:p>-0.163475</text:p>
          </table:table-cell>
          <table:table-cell office:value-type="float" office:value="-0.053908">
            <text:p>-0.053908</text:p>
          </table:table-cell>
          <table:table-cell office:value-type="float" office:value="0.053902">
            <text:p>0.053902</text:p>
          </table:table-cell>
          <table:table-cell office:value-type="float" office:value="-0.008388">
            <text:p>-0.008388</text:p>
          </table:table-cell>
          <table:table-cell office:value-type="float" office:value="-0.20513">
            <text:p>-0.20513</text:p>
          </table:table-cell>
          <table:table-cell office:value-type="float" office:value="-2.763105">
            <text:p>-2.763105</text:p>
          </table:table-cell>
          <table:table-cell office:value-type="float" office:value="2.066629">
            <text:p>2.066629</text:p>
          </table:table-cell>
          <table:table-cell office:value-type="float" office:value="0.732158">
            <text:p>0.732158</text:p>
          </table:table-cell>
          <table:table-cell office:value-type="float" office:value="-0.076041">
            <text:p>-0.076041</text:p>
          </table:table-cell>
          <table:table-cell office:value-type="float" office:value="-0.017179">
            <text:p>-0.017179</text:p>
          </table:table-cell>
          <table:table-cell office:value-type="float" office:value="2.441975">
            <text:p>2.441975</text:p>
          </table:table-cell>
          <table:table-cell office:value-type="float" office:value="-0.146695">
            <text:p>-0.146695</text:p>
          </table:table-cell>
          <table:table-cell office:value-type="float" office:value="-0.160763">
            <text:p>-0.160763</text:p>
          </table:table-cell>
          <table:table-cell office:value-type="float" office:value="-0.054636">
            <text:p>-0.054636</text:p>
          </table:table-cell>
          <table:table-cell office:value-type="float" office:value="0.056502">
            <text:p>0.056502</text:p>
          </table:table-cell>
          <table:table-cell office:value-type="float" office:value="-0.008862">
            <text:p>-0.008862</text:p>
          </table:table-cell>
          <table:table-cell office:value-type="float" office:value="-0.204976">
            <text:p>-0.204976</text:p>
          </table:table-cell>
          <table:table-cell office:value-type="float" office:value="1336386919.54945">
            <text:p>1336386919.54945</text:p>
          </table:table-cell>
          <table:table-cell table:number-columns-repeated="84"/>
        </table:table-row>
        <table:table-row table:style-name="ro2">
          <table:table-cell office:value-type="float" office:value="76.114732027">
            <text:p>76.114732027</text:p>
          </table:table-cell>
          <table:table-cell office:value-type="float" office:value="-2.275646">
            <text:p>-2.275646</text:p>
          </table:table-cell>
          <table:table-cell office:value-type="float" office:value="1.96822">
            <text:p>1.96822</text:p>
          </table:table-cell>
          <table:table-cell office:value-type="float" office:value="0.471884">
            <text:p>0.471884</text:p>
          </table:table-cell>
          <table:table-cell office:value-type="float" office:value="-0.092965">
            <text:p>-0.092965</text:p>
          </table:table-cell>
          <table:table-cell office:value-type="float" office:value="0.141309">
            <text:p>0.141309</text:p>
          </table:table-cell>
          <table:table-cell office:value-type="float" office:value="2.244489">
            <text:p>2.244489</text:p>
          </table:table-cell>
          <table:table-cell office:value-type="float" office:value="-0.082041">
            <text:p>-0.082041</text:p>
          </table:table-cell>
          <table:table-cell office:value-type="float" office:value="-0.082433">
            <text:p>-0.082433</text:p>
          </table:table-cell>
          <table:table-cell office:value-type="float" office:value="-0.068119">
            <text:p>-0.068119</text:p>
          </table:table-cell>
          <table:table-cell office:value-type="float" office:value="0.015082">
            <text:p>0.015082</text:p>
          </table:table-cell>
          <table:table-cell office:value-type="float" office:value="0.019793">
            <text:p>0.019793</text:p>
          </table:table-cell>
          <table:table-cell office:value-type="float" office:value="-0.154786">
            <text:p>-0.154786</text:p>
          </table:table-cell>
          <table:table-cell office:value-type="float" office:value="-2.568799">
            <text:p>-2.568799</text:p>
          </table:table-cell>
          <table:table-cell office:value-type="float" office:value="2.095065">
            <text:p>2.095065</text:p>
          </table:table-cell>
          <table:table-cell office:value-type="float" office:value="0.692164">
            <text:p>0.692164</text:p>
          </table:table-cell>
          <table:table-cell office:value-type="float" office:value="-0.021211">
            <text:p>-0.021211</text:p>
          </table:table-cell>
          <table:table-cell office:value-type="float" office:value="-0.038619">
            <text:p>-0.038619</text:p>
          </table:table-cell>
          <table:table-cell office:value-type="float" office:value="2.25992">
            <text:p>2.25992</text:p>
          </table:table-cell>
          <table:table-cell office:value-type="float" office:value="-0.08403">
            <text:p>-0.08403</text:p>
          </table:table-cell>
          <table:table-cell office:value-type="float" office:value="-0.087514">
            <text:p>-0.087514</text:p>
          </table:table-cell>
          <table:table-cell office:value-type="float" office:value="-0.069818">
            <text:p>-0.069818</text:p>
          </table:table-cell>
          <table:table-cell office:value-type="float" office:value="0.012868">
            <text:p>0.012868</text:p>
          </table:table-cell>
          <table:table-cell office:value-type="float" office:value="0.020187">
            <text:p>0.020187</text:p>
          </table:table-cell>
          <table:table-cell office:value-type="float" office:value="-0.154781">
            <text:p>-0.154781</text:p>
          </table:table-cell>
          <table:table-cell office:value-type="float" office:value="1336386920.44258">
            <text:p>1336386920.44258</text:p>
          </table:table-cell>
          <table:table-cell table:number-columns-repeated="84"/>
        </table:table-row>
        <table:table-row table:style-name="ro2">
          <table:table-cell office:value-type="float" office:value="77.603286982">
            <text:p>77.603286982</text:p>
          </table:table-cell>
          <table:table-cell office:value-type="float" office:value="-2.089506">
            <text:p>-2.089506</text:p>
          </table:table-cell>
          <table:table-cell office:value-type="float" office:value="1.945967">
            <text:p>1.945967</text:p>
          </table:table-cell>
          <table:table-cell office:value-type="float" office:value="0.400407">
            <text:p>0.400407</text:p>
          </table:table-cell>
          <table:table-cell office:value-type="float" office:value="-0.100804">
            <text:p>-0.100804</text:p>
          </table:table-cell>
          <table:table-cell office:value-type="float" office:value="0.145631">
            <text:p>0.145631</text:p>
          </table:table-cell>
          <table:table-cell office:value-type="float" office:value="2.009857">
            <text:p>2.009857</text:p>
          </table:table-cell>
          <table:table-cell office:value-type="float" office:value="-0.091666">
            <text:p>-0.091666</text:p>
          </table:table-cell>
          <table:table-cell office:value-type="float" office:value="-0.090231">
            <text:p>-0.090231</text:p>
          </table:table-cell>
          <table:table-cell office:value-type="float" office:value="-0.033592">
            <text:p>-0.033592</text:p>
          </table:table-cell>
          <table:table-cell office:value-type="float" office:value="0.018719">
            <text:p>0.018719</text:p>
          </table:table-cell>
          <table:table-cell office:value-type="float" office:value="-0.005225">
            <text:p>-0.005225</text:p>
          </table:table-cell>
          <table:table-cell office:value-type="float" office:value="-0.122647">
            <text:p>-0.122647</text:p>
          </table:table-cell>
          <table:table-cell office:value-type="float" office:value="-2.389585">
            <text:p>-2.389585</text:p>
          </table:table-cell>
          <table:table-cell office:value-type="float" office:value="2.085827">
            <text:p>2.085827</text:p>
          </table:table-cell>
          <table:table-cell office:value-type="float" office:value="0.586269">
            <text:p>0.586269</text:p>
          </table:table-cell>
          <table:table-cell office:value-type="float" office:value="0.007337">
            <text:p>0.007337</text:p>
          </table:table-cell>
          <table:table-cell office:value-type="float" office:value="-0.012394">
            <text:p>-0.012394</text:p>
          </table:table-cell>
          <table:table-cell office:value-type="float" office:value="2.029006">
            <text:p>2.029006</text:p>
          </table:table-cell>
          <table:table-cell office:value-type="float" office:value="-0.094748">
            <text:p>-0.094748</text:p>
          </table:table-cell>
          <table:table-cell office:value-type="float" office:value="-0.095653">
            <text:p>-0.095653</text:p>
          </table:table-cell>
          <table:table-cell office:value-type="float" office:value="-0.033888">
            <text:p>-0.033888</text:p>
          </table:table-cell>
          <table:table-cell office:value-type="float" office:value="0.016041">
            <text:p>0.016041</text:p>
          </table:table-cell>
          <table:table-cell office:value-type="float" office:value="-0.003876">
            <text:p>-0.003876</text:p>
          </table:table-cell>
          <table:table-cell office:value-type="float" office:value="-0.122308">
            <text:p>-0.122308</text:p>
          </table:table-cell>
          <table:table-cell office:value-type="float" office:value="1336386921.93114">
            <text:p>1336386921.93114</text:p>
          </table:table-cell>
          <table:table-cell table:number-columns-repeated="84"/>
        </table:table-row>
        <table:table-row table:style-name="ro2">
          <table:table-cell office:value-type="float" office:value="79.191078186">
            <text:p>79.191078186</text:p>
          </table:table-cell>
          <table:table-cell office:value-type="float" office:value="-1.892028">
            <text:p>-1.892028</text:p>
          </table:table-cell>
          <table:table-cell office:value-type="float" office:value="1.873417">
            <text:p>1.873417</text:p>
          </table:table-cell>
          <table:table-cell office:value-type="float" office:value="0.383288">
            <text:p>0.383288</text:p>
          </table:table-cell>
          <table:table-cell office:value-type="float" office:value="-0.097225">
            <text:p>-0.097225</text:p>
          </table:table-cell>
          <table:table-cell office:value-type="float" office:value="0.11519">
            <text:p>0.11519</text:p>
          </table:table-cell>
          <table:table-cell office:value-type="float" office:value="1.815675">
            <text:p>1.815675</text:p>
          </table:table-cell>
          <table:table-cell office:value-type="float" office:value="0.004293">
            <text:p>0.004293</text:p>
          </table:table-cell>
          <table:table-cell office:value-type="float" office:value="-0.033834">
            <text:p>-0.033834</text:p>
          </table:table-cell>
          <table:table-cell office:value-type="float" office:value="-0.006669">
            <text:p>-0.006669</text:p>
          </table:table-cell>
          <table:table-cell office:value-type="float" office:value="-0.000882">
            <text:p>-0.000882</text:p>
          </table:table-cell>
          <table:table-cell office:value-type="float" office:value="0.003475">
            <text:p>0.003475</text:p>
          </table:table-cell>
          <table:table-cell office:value-type="float" office:value="-0.047672">
            <text:p>-0.047672</text:p>
          </table:table-cell>
          <table:table-cell office:value-type="float" office:value="-2.187493">
            <text:p>-2.187493</text:p>
          </table:table-cell>
          <table:table-cell office:value-type="float" office:value="2.018531">
            <text:p>2.018531</text:p>
          </table:table-cell>
          <table:table-cell office:value-type="float" office:value="0.529488">
            <text:p>0.529488</text:p>
          </table:table-cell>
          <table:table-cell office:value-type="float" office:value="0.035061">
            <text:p>0.035061</text:p>
          </table:table-cell>
          <table:table-cell office:value-type="float" office:value="-0.016899">
            <text:p>-0.016899</text:p>
          </table:table-cell>
          <table:table-cell office:value-type="float" office:value="1.834741">
            <text:p>1.834741</text:p>
          </table:table-cell>
          <table:table-cell office:value-type="float" office:value="0.001093">
            <text:p>0.001093</text:p>
          </table:table-cell>
          <table:table-cell office:value-type="float" office:value="-0.042294">
            <text:p>-0.042294</text:p>
          </table:table-cell>
          <table:table-cell office:value-type="float" office:value="-0.006038">
            <text:p>-0.006038</text:p>
          </table:table-cell>
          <table:table-cell office:value-type="float" office:value="-0.005586">
            <text:p>-0.005586</text:p>
          </table:table-cell>
          <table:table-cell office:value-type="float" office:value="0.003722">
            <text:p>0.003722</text:p>
          </table:table-cell>
          <table:table-cell office:value-type="float" office:value="-0.048028">
            <text:p>-0.048028</text:p>
          </table:table-cell>
          <table:table-cell office:value-type="float" office:value="1336386923.51893">
            <text:p>1336386923.51893</text:p>
          </table:table-cell>
          <table:table-cell table:number-columns-repeated="84"/>
        </table:table-row>
        <table:table-row table:style-name="ro2">
          <table:table-cell office:value-type="float" office:value="85.045932055">
            <text:p>85.045932055</text:p>
          </table:table-cell>
          <table:table-cell office:value-type="float" office:value="-1.70258">
            <text:p>-1.70258</text:p>
          </table:table-cell>
          <table:table-cell office:value-type="float" office:value="1.944172">
            <text:p>1.944172</text:p>
          </table:table-cell>
          <table:table-cell office:value-type="float" office:value="0.360897">
            <text:p>0.360897</text:p>
          </table:table-cell>
          <table:table-cell office:value-type="float" office:value="-0.13053">
            <text:p>-0.13053</text:p>
          </table:table-cell>
          <table:table-cell office:value-type="float" office:value="0.104208">
            <text:p>0.104208</text:p>
          </table:table-cell>
          <table:table-cell office:value-type="float" office:value="1.534355">
            <text:p>1.534355</text:p>
          </table:table-cell>
          <table:table-cell office:value-type="float" office:value="-0.028515">
            <text:p>-0.028515</text:p>
          </table:table-cell>
          <table:table-cell office:value-type="float" office:value="-0.114515">
            <text:p>-0.114515</text:p>
          </table:table-cell>
          <table:table-cell office:value-type="float" office:value="-0.01476">
            <text:p>-0.01476</text:p>
          </table:table-cell>
          <table:table-cell office:value-type="float" office:value="0.023022">
            <text:p>0.023022</text:p>
          </table:table-cell>
          <table:table-cell office:value-type="float" office:value="-0.03123">
            <text:p>-0.03123</text:p>
          </table:table-cell>
          <table:table-cell office:value-type="float" office:value="-0.01626">
            <text:p>-0.01626</text:p>
          </table:table-cell>
          <table:table-cell office:value-type="float" office:value="-1.951648">
            <text:p>-1.951648</text:p>
          </table:table-cell>
          <table:table-cell office:value-type="float" office:value="2.089665">
            <text:p>2.089665</text:p>
          </table:table-cell>
          <table:table-cell office:value-type="float" office:value="0.485592">
            <text:p>0.485592</text:p>
          </table:table-cell>
          <table:table-cell office:value-type="float" office:value="0.005671">
            <text:p>0.005671</text:p>
          </table:table-cell>
          <table:table-cell office:value-type="float" office:value="0.015269">
            <text:p>0.015269</text:p>
          </table:table-cell>
          <table:table-cell office:value-type="float" office:value="1.554551">
            <text:p>1.554551</text:p>
          </table:table-cell>
          <table:table-cell office:value-type="float" office:value="-0.034344">
            <text:p>-0.034344</text:p>
          </table:table-cell>
          <table:table-cell office:value-type="float" office:value="-0.123047">
            <text:p>-0.123047</text:p>
          </table:table-cell>
          <table:table-cell office:value-type="float" office:value="-0.015019">
            <text:p>-0.015019</text:p>
          </table:table-cell>
          <table:table-cell office:value-type="float" office:value="0.01742">
            <text:p>0.01742</text:p>
          </table:table-cell>
          <table:table-cell office:value-type="float" office:value="-0.026389">
            <text:p>-0.026389</text:p>
          </table:table-cell>
          <table:table-cell office:value-type="float" office:value="-0.015897">
            <text:p>-0.015897</text:p>
          </table:table-cell>
          <table:table-cell office:value-type="float" office:value="1336386929.37378">
            <text:p>1336386929.37378</text:p>
          </table:table-cell>
          <table:table-cell table:number-columns-repeated="84"/>
        </table:table-row>
        <table:table-row table:style-name="ro2">
          <table:table-cell office:value-type="float" office:value="86.732959986">
            <text:p>86.732959986</text:p>
          </table:table-cell>
          <table:table-cell office:value-type="float" office:value="-1.509662">
            <text:p>-1.509662</text:p>
          </table:table-cell>
          <table:table-cell office:value-type="float" office:value="1.889309">
            <text:p>1.889309</text:p>
          </table:table-cell>
          <table:table-cell office:value-type="float" office:value="0.366355">
            <text:p>0.366355</text:p>
          </table:table-cell>
          <table:table-cell office:value-type="float" office:value="-0.093964">
            <text:p>-0.093964</text:p>
          </table:table-cell>
          <table:table-cell office:value-type="float" office:value="0.04838">
            <text:p>0.04838</text:p>
          </table:table-cell>
          <table:table-cell office:value-type="float" office:value="1.514027">
            <text:p>1.514027</text:p>
          </table:table-cell>
          <table:table-cell office:value-type="float" office:value="0.006398">
            <text:p>0.006398</text:p>
          </table:table-cell>
          <table:table-cell office:value-type="float" office:value="-0.067863">
            <text:p>-0.067863</text:p>
          </table:table-cell>
          <table:table-cell office:value-type="float" office:value="0.005619">
            <text:p>0.005619</text:p>
          </table:table-cell>
          <table:table-cell office:value-type="float" office:value="-0.004479">
            <text:p>-0.004479</text:p>
          </table:table-cell>
          <table:table-cell office:value-type="float" office:value="0.00616">
            <text:p>0.00616</text:p>
          </table:table-cell>
          <table:table-cell office:value-type="float" office:value="0.009902">
            <text:p>0.009902</text:p>
          </table:table-cell>
          <table:table-cell office:value-type="float" office:value="-1.745187">
            <text:p>-1.745187</text:p>
          </table:table-cell>
          <table:table-cell office:value-type="float" office:value="2.027965">
            <text:p>2.027965</text:p>
          </table:table-cell>
          <table:table-cell office:value-type="float" office:value="0.459965">
            <text:p>0.459965</text:p>
          </table:table-cell>
          <table:table-cell office:value-type="float" office:value="0.034648">
            <text:p>0.034648</text:p>
          </table:table-cell>
          <table:table-cell office:value-type="float" office:value="-0.029104">
            <text:p>-0.029104</text:p>
          </table:table-cell>
          <table:table-cell office:value-type="float" office:value="1.527495">
            <text:p>1.527495</text:p>
          </table:table-cell>
          <table:table-cell office:value-type="float" office:value="0.004696">
            <text:p>0.004696</text:p>
          </table:table-cell>
          <table:table-cell office:value-type="float" office:value="-0.077463">
            <text:p>-0.077463</text:p>
          </table:table-cell>
          <table:table-cell office:value-type="float" office:value="0.007914">
            <text:p>0.007914</text:p>
          </table:table-cell>
          <table:table-cell office:value-type="float" office:value="-0.009462">
            <text:p>-0.009462</text:p>
          </table:table-cell>
          <table:table-cell office:value-type="float" office:value="0.007357">
            <text:p>0.007357</text:p>
          </table:table-cell>
          <table:table-cell office:value-type="float" office:value="0.009712">
            <text:p>0.009712</text:p>
          </table:table-cell>
          <table:table-cell office:value-type="float" office:value="1336386931.06081">
            <text:p>1336386931.06081</text:p>
          </table:table-cell>
          <table:table-cell table:number-columns-repeated="84"/>
        </table:table-row>
        <table:table-row table:style-name="ro2">
          <table:table-cell office:value-type="float" office:value="89.809305191">
            <text:p>89.809305191</text:p>
          </table:table-cell>
          <table:table-cell office:value-type="float" office:value="-1.302551">
            <text:p>-1.302551</text:p>
          </table:table-cell>
          <table:table-cell office:value-type="float" office:value="1.899013">
            <text:p>1.899013</text:p>
          </table:table-cell>
          <table:table-cell office:value-type="float" office:value="0.402157">
            <text:p>0.402157</text:p>
          </table:table-cell>
          <table:table-cell office:value-type="float" office:value="-0.106337">
            <text:p>-0.106337</text:p>
          </table:table-cell>
          <table:table-cell office:value-type="float" office:value="0.070085">
            <text:p>0.070085</text:p>
          </table:table-cell>
          <table:table-cell office:value-type="float" office:value="1.542642">
            <text:p>1.542642</text:p>
          </table:table-cell>
          <table:table-cell office:value-type="float" office:value="0.044006">
            <text:p>0.044006</text:p>
          </table:table-cell>
          <table:table-cell office:value-type="float" office:value="-0.116591">
            <text:p>-0.116591</text:p>
          </table:table-cell>
          <table:table-cell office:value-type="float" office:value="-0.029864">
            <text:p>-0.029864</text:p>
          </table:table-cell>
          <table:table-cell office:value-type="float" office:value="-0.004309">
            <text:p>-0.004309</text:p>
          </table:table-cell>
          <table:table-cell office:value-type="float" office:value="0.001166">
            <text:p>0.001166</text:p>
          </table:table-cell>
          <table:table-cell office:value-type="float" office:value="0.025154">
            <text:p>0.025154</text:p>
          </table:table-cell>
          <table:table-cell office:value-type="float" office:value="-1.505801">
            <text:p>-1.505801</text:p>
          </table:table-cell>
          <table:table-cell office:value-type="float" office:value="2.031578">
            <text:p>2.031578</text:p>
          </table:table-cell>
          <table:table-cell office:value-type="float" office:value="0.476455">
            <text:p>0.476455</text:p>
          </table:table-cell>
          <table:table-cell office:value-type="float" office:value="0.004639">
            <text:p>0.004639</text:p>
          </table:table-cell>
          <table:table-cell office:value-type="float" office:value="-0.007505">
            <text:p>-0.007505</text:p>
          </table:table-cell>
          <table:table-cell office:value-type="float" office:value="1.558134">
            <text:p>1.558134</text:p>
          </table:table-cell>
          <table:table-cell office:value-type="float" office:value="0.043144">
            <text:p>0.043144</text:p>
          </table:table-cell>
          <table:table-cell office:value-type="float" office:value="-0.128106">
            <text:p>-0.128106</text:p>
          </table:table-cell>
          <table:table-cell office:value-type="float" office:value="-0.02836">
            <text:p>-0.02836</text:p>
          </table:table-cell>
          <table:table-cell office:value-type="float" office:value="-0.010414">
            <text:p>-0.010414</text:p>
          </table:table-cell>
          <table:table-cell office:value-type="float" office:value="0.002148">
            <text:p>0.002148</text:p>
          </table:table-cell>
          <table:table-cell office:value-type="float" office:value="0.024895">
            <text:p>0.024895</text:p>
          </table:table-cell>
          <table:table-cell office:value-type="float" office:value="1336386934.13716">
            <text:p>1336386934.13716</text:p>
          </table:table-cell>
          <table:table-cell table:number-columns-repeated="84"/>
        </table:table-row>
        <table:table-row table:style-name="ro2">
          <table:table-cell office:value-type="float" office:value="91.397096157">
            <text:p>91.397096157</text:p>
          </table:table-cell>
          <table:table-cell office:value-type="float" office:value="-1.111609">
            <text:p>-1.111609</text:p>
          </table:table-cell>
          <table:table-cell office:value-type="float" office:value="1.961438">
            <text:p>1.961438</text:p>
          </table:table-cell>
          <table:table-cell office:value-type="float" office:value="0.369831">
            <text:p>0.369831</text:p>
          </table:table-cell>
          <table:table-cell office:value-type="float" office:value="-0.110321">
            <text:p>-0.110321</text:p>
          </table:table-cell>
          <table:table-cell office:value-type="float" office:value="0.076109">
            <text:p>0.076109</text:p>
          </table:table-cell>
          <table:table-cell office:value-type="float" office:value="1.582274">
            <text:p>1.582274</text:p>
          </table:table-cell>
          <table:table-cell office:value-type="float" office:value="0.04026">
            <text:p>0.04026</text:p>
          </table:table-cell>
          <table:table-cell office:value-type="float" office:value="-0.047722">
            <text:p>-0.047722</text:p>
          </table:table-cell>
          <table:table-cell office:value-type="float" office:value="0.021485">
            <text:p>0.021485</text:p>
          </table:table-cell>
          <table:table-cell office:value-type="float" office:value="-0.011976">
            <text:p>-0.011976</text:p>
          </table:table-cell>
          <table:table-cell office:value-type="float" office:value="0.00016">
            <text:p>0.00016</text:p>
          </table:table-cell>
          <table:table-cell office:value-type="float" office:value="0.052042">
            <text:p>0.052042</text:p>
          </table:table-cell>
          <table:table-cell office:value-type="float" office:value="-1.301752">
            <text:p>-1.301752</text:p>
          </table:table-cell>
          <table:table-cell office:value-type="float" office:value="2.097847">
            <text:p>2.097847</text:p>
          </table:table-cell>
          <table:table-cell office:value-type="float" office:value="0.430998">
            <text:p>0.430998</text:p>
          </table:table-cell>
          <table:table-cell office:value-type="float" office:value="-0.012197">
            <text:p>-0.012197</text:p>
          </table:table-cell>
          <table:table-cell office:value-type="float" office:value="-0.004272">
            <text:p>-0.004272</text:p>
          </table:table-cell>
          <table:table-cell office:value-type="float" office:value="1.597677">
            <text:p>1.597677</text:p>
          </table:table-cell>
          <table:table-cell office:value-type="float" office:value="0.039783">
            <text:p>0.039783</text:p>
          </table:table-cell>
          <table:table-cell office:value-type="float" office:value="-0.057933">
            <text:p>-0.057933</text:p>
          </table:table-cell>
          <table:table-cell office:value-type="float" office:value="0.023793">
            <text:p>0.023793</text:p>
          </table:table-cell>
          <table:table-cell office:value-type="float" office:value="-0.017505">
            <text:p>-0.017505</text:p>
          </table:table-cell>
          <table:table-cell office:value-type="float" office:value="0.001562">
            <text:p>0.001562</text:p>
          </table:table-cell>
          <table:table-cell office:value-type="float" office:value="0.051693">
            <text:p>0.051693</text:p>
          </table:table-cell>
          <table:table-cell office:value-type="float" office:value="1336386935.72495">
            <text:p>1336386935.72495</text:p>
          </table:table-cell>
          <table:table-cell table:number-columns-repeated="84"/>
        </table:table-row>
        <table:table-row table:style-name="ro2">
          <table:table-cell office:value-type="float" office:value="94.572678089">
            <text:p>94.572678089</text:p>
          </table:table-cell>
          <table:table-cell office:value-type="float" office:value="-0.970043">
            <text:p>-0.970043</text:p>
          </table:table-cell>
          <table:table-cell office:value-type="float" office:value="2.096975">
            <text:p>2.096975</text:p>
          </table:table-cell>
          <table:table-cell office:value-type="float" office:value="0.444361">
            <text:p>0.444361</text:p>
          </table:table-cell>
          <table:table-cell office:value-type="float" office:value="-0.134375">
            <text:p>-0.134375</text:p>
          </table:table-cell>
          <table:table-cell office:value-type="float" office:value="0.093702">
            <text:p>0.093702</text:p>
          </table:table-cell>
          <table:table-cell office:value-type="float" office:value="1.747196">
            <text:p>1.747196</text:p>
          </table:table-cell>
          <table:table-cell office:value-type="float" office:value="0.002318">
            <text:p>0.002318</text:p>
          </table:table-cell>
          <table:table-cell office:value-type="float" office:value="-0.131049">
            <text:p>-0.131049</text:p>
          </table:table-cell>
          <table:table-cell office:value-type="float" office:value="-0.028059">
            <text:p>-0.028059</text:p>
          </table:table-cell>
          <table:table-cell office:value-type="float" office:value="0.002995">
            <text:p>0.002995</text:p>
          </table:table-cell>
          <table:table-cell office:value-type="float" office:value="0.016688">
            <text:p>0.016688</text:p>
          </table:table-cell>
          <table:table-cell office:value-type="float" office:value="0.002359">
            <text:p>0.002359</text:p>
          </table:table-cell>
          <table:table-cell office:value-type="float" office:value="-1.12217">
            <text:p>-1.12217</text:p>
          </table:table-cell>
          <table:table-cell office:value-type="float" office:value="2.228722">
            <text:p>2.228722</text:p>
          </table:table-cell>
          <table:table-cell office:value-type="float" office:value="0.509331">
            <text:p>0.509331</text:p>
          </table:table-cell>
          <table:table-cell office:value-type="float" office:value="-0.068319">
            <text:p>-0.068319</text:p>
          </table:table-cell>
          <table:table-cell office:value-type="float" office:value="0.002739">
            <text:p>0.002739</text:p>
          </table:table-cell>
          <table:table-cell office:value-type="float" office:value="1.761756">
            <text:p>1.761756</text:p>
          </table:table-cell>
          <table:table-cell office:value-type="float" office:value="0.000295">
            <text:p>0.000295</text:p>
          </table:table-cell>
          <table:table-cell office:value-type="float" office:value="-0.1395">
            <text:p>-0.1395</text:p>
          </table:table-cell>
          <table:table-cell office:value-type="float" office:value="-0.026533">
            <text:p>-0.026533</text:p>
          </table:table-cell>
          <table:table-cell office:value-type="float" office:value="-0.001419">
            <text:p>-0.001419</text:p>
          </table:table-cell>
          <table:table-cell office:value-type="float" office:value="0.017676">
            <text:p>0.017676</text:p>
          </table:table-cell>
          <table:table-cell office:value-type="float" office:value="0.002392">
            <text:p>0.002392</text:p>
          </table:table-cell>
          <table:table-cell office:value-type="float" office:value="1336386938.90053">
            <text:p>1336386938.90053</text:p>
          </table:table-cell>
          <table:table-cell table:number-columns-repeated="84"/>
        </table:table-row>
        <table:table-row table:style-name="ro2">
          <table:table-cell office:value-type="float" office:value="96.160469055">
            <text:p>96.160469055</text:p>
          </table:table-cell>
          <table:table-cell office:value-type="float" office:value="-0.76154">
            <text:p>-0.76154</text:p>
          </table:table-cell>
          <table:table-cell office:value-type="float" office:value="2.136316">
            <text:p>2.136316</text:p>
          </table:table-cell>
          <table:table-cell office:value-type="float" office:value="0.427814">
            <text:p>0.427814</text:p>
          </table:table-cell>
          <table:table-cell office:value-type="float" office:value="-0.129652">
            <text:p>-0.129652</text:p>
          </table:table-cell>
          <table:table-cell office:value-type="float" office:value="0.120462">
            <text:p>0.120462</text:p>
          </table:table-cell>
          <table:table-cell office:value-type="float" office:value="1.747359">
            <text:p>1.747359</text:p>
          </table:table-cell>
          <table:table-cell office:value-type="float" office:value="-0.038244">
            <text:p>-0.038244</text:p>
          </table:table-cell>
          <table:table-cell office:value-type="float" office:value="-0.116516">
            <text:p>-0.116516</text:p>
          </table:table-cell>
          <table:table-cell office:value-type="float" office:value="-0.036187">
            <text:p>-0.036187</text:p>
          </table:table-cell>
          <table:table-cell office:value-type="float" office:value="0.00737">
            <text:p>0.00737</text:p>
          </table:table-cell>
          <table:table-cell office:value-type="float" office:value="-0.011798">
            <text:p>-0.011798</text:p>
          </table:table-cell>
          <table:table-cell office:value-type="float" office:value="-0.011673">
            <text:p>-0.011673</text:p>
          </table:table-cell>
          <table:table-cell office:value-type="float" office:value="-0.902457">
            <text:p>-0.902457</text:p>
          </table:table-cell>
          <table:table-cell office:value-type="float" office:value="2.271597">
            <text:p>2.271597</text:p>
          </table:table-cell>
          <table:table-cell office:value-type="float" office:value="0.48242">
            <text:p>0.48242</text:p>
          </table:table-cell>
          <table:table-cell office:value-type="float" office:value="-0.070593">
            <text:p>-0.070593</text:p>
          </table:table-cell>
          <table:table-cell office:value-type="float" office:value="0.030999">
            <text:p>0.030999</text:p>
          </table:table-cell>
          <table:table-cell office:value-type="float" office:value="1.763629">
            <text:p>1.763629</text:p>
          </table:table-cell>
          <table:table-cell office:value-type="float" office:value="-0.031778">
            <text:p>-0.031778</text:p>
          </table:table-cell>
          <table:table-cell office:value-type="float" office:value="-0.123272">
            <text:p>-0.123272</text:p>
          </table:table-cell>
          <table:table-cell office:value-type="float" office:value="-0.034446">
            <text:p>-0.034446</text:p>
          </table:table-cell>
          <table:table-cell office:value-type="float" office:value="0.004461">
            <text:p>0.004461</text:p>
          </table:table-cell>
          <table:table-cell office:value-type="float" office:value="-0.01607">
            <text:p>-0.01607</text:p>
          </table:table-cell>
          <table:table-cell office:value-type="float" office:value="-0.012218">
            <text:p>-0.012218</text:p>
          </table:table-cell>
          <table:table-cell office:value-type="float" office:value="1336386940.48832">
            <text:p>1336386940.48832</text:p>
          </table:table-cell>
          <table:table-cell table:number-columns-repeated="84"/>
        </table:table-row>
        <table:table-row table:style-name="ro2">
          <table:table-cell office:value-type="float" office:value="97.748260021">
            <text:p>97.748260021</text:p>
          </table:table-cell>
          <table:table-cell office:value-type="float" office:value="-0.562342">
            <text:p>-0.562342</text:p>
          </table:table-cell>
          <table:table-cell office:value-type="float" office:value="2.106586">
            <text:p>2.106586</text:p>
          </table:table-cell>
          <table:table-cell office:value-type="float" office:value="0.402295">
            <text:p>0.402295</text:p>
          </table:table-cell>
          <table:table-cell office:value-type="float" office:value="-0.119883">
            <text:p>-0.119883</text:p>
          </table:table-cell>
          <table:table-cell office:value-type="float" office:value="0.099475">
            <text:p>0.099475</text:p>
          </table:table-cell>
          <table:table-cell office:value-type="float" office:value="1.731326">
            <text:p>1.731326</text:p>
          </table:table-cell>
          <table:table-cell office:value-type="float" office:value="0.006744">
            <text:p>0.006744</text:p>
          </table:table-cell>
          <table:table-cell office:value-type="float" office:value="-0.086964">
            <text:p>-0.086964</text:p>
          </table:table-cell>
          <table:table-cell office:value-type="float" office:value="-0.011421">
            <text:p>-0.011421</text:p>
          </table:table-cell>
          <table:table-cell office:value-type="float" office:value="-0.002878">
            <text:p>-0.002878</text:p>
          </table:table-cell>
          <table:table-cell office:value-type="float" office:value="0.013553">
            <text:p>0.013553</text:p>
          </table:table-cell>
          <table:table-cell office:value-type="float" office:value="0.014066">
            <text:p>0.014066</text:p>
          </table:table-cell>
          <table:table-cell office:value-type="float" office:value="-0.69714">
            <text:p>-0.69714</text:p>
          </table:table-cell>
          <table:table-cell office:value-type="float" office:value="2.259015">
            <text:p>2.259015</text:p>
          </table:table-cell>
          <table:table-cell office:value-type="float" office:value="0.443252">
            <text:p>0.443252</text:p>
          </table:table-cell>
          <table:table-cell office:value-type="float" office:value="-0.064065">
            <text:p>-0.064065</text:p>
          </table:table-cell>
          <table:table-cell office:value-type="float" office:value="0.004174">
            <text:p>0.004174</text:p>
          </table:table-cell>
          <table:table-cell office:value-type="float" office:value="1.746084">
            <text:p>1.746084</text:p>
          </table:table-cell>
          <table:table-cell office:value-type="float" office:value="0.005838">
            <text:p>0.005838</text:p>
          </table:table-cell>
          <table:table-cell office:value-type="float" office:value="-0.099791">
            <text:p>-0.099791</text:p>
          </table:table-cell>
          <table:table-cell office:value-type="float" office:value="-0.009584">
            <text:p>-0.009584</text:p>
          </table:table-cell>
          <table:table-cell office:value-type="float" office:value="-0.010052">
            <text:p>-0.010052</text:p>
          </table:table-cell>
          <table:table-cell office:value-type="float" office:value="0.014135">
            <text:p>0.014135</text:p>
          </table:table-cell>
          <table:table-cell office:value-type="float" office:value="0.013345">
            <text:p>0.013345</text:p>
          </table:table-cell>
          <table:table-cell office:value-type="float" office:value="1336386942.07611">
            <text:p>1336386942.07611</text:p>
          </table:table-cell>
          <table:table-cell table:number-columns-repeated="84"/>
        </table:table-row>
        <table:table-row table:style-name="ro2">
          <table:table-cell office:value-type="float" office:value="100.030709982">
            <text:p>100.030709982</text:p>
          </table:table-cell>
          <table:table-cell office:value-type="float" office:value="-0.367146">
            <text:p>-0.367146</text:p>
          </table:table-cell>
          <table:table-cell office:value-type="float" office:value="2.153494">
            <text:p>2.153494</text:p>
          </table:table-cell>
          <table:table-cell office:value-type="float" office:value="0.398635">
            <text:p>0.398635</text:p>
          </table:table-cell>
          <table:table-cell office:value-type="float" office:value="-0.123638">
            <text:p>-0.123638</text:p>
          </table:table-cell>
          <table:table-cell office:value-type="float" office:value="0.133985">
            <text:p>0.133985</text:p>
          </table:table-cell>
          <table:table-cell office:value-type="float" office:value="1.759739">
            <text:p>1.759739</text:p>
          </table:table-cell>
          <table:table-cell office:value-type="float" office:value="0.010352">
            <text:p>0.010352</text:p>
          </table:table-cell>
          <table:table-cell office:value-type="float" office:value="-0.107132">
            <text:p>-0.107132</text:p>
          </table:table-cell>
          <table:table-cell office:value-type="float" office:value="0.019124">
            <text:p>0.019124</text:p>
          </table:table-cell>
          <table:table-cell office:value-type="float" office:value="-0.002574">
            <text:p>-0.002574</text:p>
          </table:table-cell>
          <table:table-cell office:value-type="float" office:value="-0.002369">
            <text:p>-0.002369</text:p>
          </table:table-cell>
          <table:table-cell office:value-type="float" office:value="-0.014911">
            <text:p>-0.014911</text:p>
          </table:table-cell>
          <table:table-cell office:value-type="float" office:value="-0.474263">
            <text:p>-0.474263</text:p>
          </table:table-cell>
          <table:table-cell office:value-type="float" office:value="2.31199">
            <text:p>2.31199</text:p>
          </table:table-cell>
          <table:table-cell office:value-type="float" office:value="0.435949">
            <text:p>0.435949</text:p>
          </table:table-cell>
          <table:table-cell office:value-type="float" office:value="-0.086899">
            <text:p>-0.086899</text:p>
          </table:table-cell>
          <table:table-cell office:value-type="float" office:value="0.038319">
            <text:p>0.038319</text:p>
          </table:table-cell>
          <table:table-cell office:value-type="float" office:value="1.77442">
            <text:p>1.77442</text:p>
          </table:table-cell>
          <table:table-cell office:value-type="float" office:value="0.009168">
            <text:p>0.009168</text:p>
          </table:table-cell>
          <table:table-cell office:value-type="float" office:value="-0.118771">
            <text:p>-0.118771</text:p>
          </table:table-cell>
          <table:table-cell office:value-type="float" office:value="0.020476">
            <text:p>0.020476</text:p>
          </table:table-cell>
          <table:table-cell office:value-type="float" office:value="-0.00901">
            <text:p>-0.00901</text:p>
          </table:table-cell>
          <table:table-cell office:value-type="float" office:value="-0.001679">
            <text:p>-0.001679</text:p>
          </table:table-cell>
          <table:table-cell office:value-type="float" office:value="-0.014913">
            <text:p>-0.014913</text:p>
          </table:table-cell>
          <table:table-cell office:value-type="float" office:value="1336386944.35856">
            <text:p>1336386944.35856</text:p>
          </table:table-cell>
          <table:table-cell table:number-columns-repeated="84"/>
        </table:table-row>
        <table:table-row table:style-name="ro2">
          <table:table-cell office:value-type="float" office:value="101.916213036">
            <text:p>101.916213036</text:p>
          </table:table-cell>
          <table:table-cell office:value-type="float" office:value="-0.179782">
            <text:p>-0.179782</text:p>
          </table:table-cell>
          <table:table-cell office:value-type="float" office:value="2.217272">
            <text:p>2.217272</text:p>
          </table:table-cell>
          <table:table-cell office:value-type="float" office:value="0.456177">
            <text:p>0.456177</text:p>
          </table:table-cell>
          <table:table-cell office:value-type="float" office:value="-0.132128">
            <text:p>-0.132128</text:p>
          </table:table-cell>
          <table:table-cell office:value-type="float" office:value="0.126036">
            <text:p>0.126036</text:p>
          </table:table-cell>
          <table:table-cell office:value-type="float" office:value="1.732172">
            <text:p>1.732172</text:p>
          </table:table-cell>
          <table:table-cell office:value-type="float" office:value="-0.013441">
            <text:p>-0.013441</text:p>
          </table:table-cell>
          <table:table-cell office:value-type="float" office:value="-0.167797">
            <text:p>-0.167797</text:p>
          </table:table-cell>
          <table:table-cell office:value-type="float" office:value="-0.015543">
            <text:p>-0.015543</text:p>
          </table:table-cell>
          <table:table-cell office:value-type="float" office:value="0.010992">
            <text:p>0.010992</text:p>
          </table:table-cell>
          <table:table-cell office:value-type="float" office:value="-0.018129">
            <text:p>-0.018129</text:p>
          </table:table-cell>
          <table:table-cell office:value-type="float" office:value="-0.023555">
            <text:p>-0.023555</text:p>
          </table:table-cell>
          <table:table-cell office:value-type="float" office:value="-0.262997">
            <text:p>-0.262997</text:p>
          </table:table-cell>
          <table:table-cell office:value-type="float" office:value="2.375515">
            <text:p>2.375515</text:p>
          </table:table-cell>
          <table:table-cell office:value-type="float" office:value="0.493141">
            <text:p>0.493141</text:p>
          </table:table-cell>
          <table:table-cell office:value-type="float" office:value="-0.104918">
            <text:p>-0.104918</text:p>
          </table:table-cell>
          <table:table-cell office:value-type="float" office:value="0.03271">
            <text:p>0.03271</text:p>
          </table:table-cell>
          <table:table-cell office:value-type="float" office:value="1.746667">
            <text:p>1.746667</text:p>
          </table:table-cell>
          <table:table-cell office:value-type="float" office:value="-0.018838">
            <text:p>-0.018838</text:p>
          </table:table-cell>
          <table:table-cell office:value-type="float" office:value="-0.186349">
            <text:p>-0.186349</text:p>
          </table:table-cell>
          <table:table-cell office:value-type="float" office:value="-0.0141">
            <text:p>-0.0141</text:p>
          </table:table-cell>
          <table:table-cell office:value-type="float" office:value="0.000666">
            <text:p>0.000666</text:p>
          </table:table-cell>
          <table:table-cell office:value-type="float" office:value="-0.015318">
            <text:p>-0.015318</text:p>
          </table:table-cell>
          <table:table-cell office:value-type="float" office:value="-0.023835">
            <text:p>-0.023835</text:p>
          </table:table-cell>
          <table:table-cell office:value-type="float" office:value="1336386946.24406">
            <text:p>1336386946.24406</text:p>
          </table:table-cell>
          <table:table-cell table:number-columns-repeated="84"/>
        </table:table-row>
        <table:table-row table:style-name="ro2">
          <table:table-cell office:value-type="float" office:value="103.107055187">
            <text:p>103.107055187</text:p>
          </table:table-cell>
          <table:table-cell office:value-type="float" office:value="0.02052">
            <text:p>0.02052</text:p>
          </table:table-cell>
          <table:table-cell office:value-type="float" office:value="2.234808">
            <text:p>2.234808</text:p>
          </table:table-cell>
          <table:table-cell office:value-type="float" office:value="0.466102">
            <text:p>0.466102</text:p>
          </table:table-cell>
          <table:table-cell office:value-type="float" office:value="-0.122181">
            <text:p>-0.122181</text:p>
          </table:table-cell>
          <table:table-cell office:value-type="float" office:value="0.1009">
            <text:p>0.1009</text:p>
          </table:table-cell>
          <table:table-cell office:value-type="float" office:value="1.70709">
            <text:p>1.70709</text:p>
          </table:table-cell>
          <table:table-cell office:value-type="float" office:value="-0.006677">
            <text:p>-0.006677</text:p>
          </table:table-cell>
          <table:table-cell office:value-type="float" office:value="-0.113243">
            <text:p>-0.113243</text:p>
          </table:table-cell>
          <table:table-cell office:value-type="float" office:value="-0.025768">
            <text:p>-0.025768</text:p>
          </table:table-cell>
          <table:table-cell office:value-type="float" office:value="-0.002491">
            <text:p>-0.002491</text:p>
          </table:table-cell>
          <table:table-cell office:value-type="float" office:value="0.012135">
            <text:p>0.012135</text:p>
          </table:table-cell>
          <table:table-cell office:value-type="float" office:value="-0.024006">
            <text:p>-0.024006</text:p>
          </table:table-cell>
          <table:table-cell office:value-type="float" office:value="-0.040092">
            <text:p>-0.040092</text:p>
          </table:table-cell>
          <table:table-cell office:value-type="float" office:value="2.392572">
            <text:p>2.392572</text:p>
          </table:table-cell>
          <table:table-cell office:value-type="float" office:value="0.500412">
            <text:p>0.500412</text:p>
          </table:table-cell>
          <table:table-cell office:value-type="float" office:value="-0.104966">
            <text:p>-0.104966</text:p>
          </table:table-cell>
          <table:table-cell office:value-type="float" office:value="0.011586">
            <text:p>0.011586</text:p>
          </table:table-cell>
          <table:table-cell office:value-type="float" office:value="1.720354">
            <text:p>1.720354</text:p>
          </table:table-cell>
          <table:table-cell office:value-type="float" office:value="-0.007919">
            <text:p>-0.007919</text:p>
          </table:table-cell>
          <table:table-cell office:value-type="float" office:value="-0.127869">
            <text:p>-0.127869</text:p>
          </table:table-cell>
          <table:table-cell office:value-type="float" office:value="-0.022003">
            <text:p>-0.022003</text:p>
          </table:table-cell>
          <table:table-cell office:value-type="float" office:value="-0.010864">
            <text:p>-0.010864</text:p>
          </table:table-cell>
          <table:table-cell office:value-type="float" office:value="0.012255">
            <text:p>0.012255</text:p>
          </table:table-cell>
          <table:table-cell office:value-type="float" office:value="-0.024698">
            <text:p>-0.024698</text:p>
          </table:table-cell>
          <table:table-cell office:value-type="float" office:value="1336386947.43491">
            <text:p>1336386947.43491</text:p>
          </table:table-cell>
          <table:table-cell table:number-columns-repeated="84"/>
        </table:table-row>
        <table:table-row table:style-name="ro2">
          <table:table-cell office:value-type="float" office:value="104.89331913">
            <text:p>104.89331913</text:p>
          </table:table-cell>
          <table:table-cell office:value-type="float" office:value="0.226889">
            <text:p>0.226889</text:p>
          </table:table-cell>
          <table:table-cell office:value-type="float" office:value="2.248994">
            <text:p>2.248994</text:p>
          </table:table-cell>
          <table:table-cell office:value-type="float" office:value="0.446378">
            <text:p>0.446378</text:p>
          </table:table-cell>
          <table:table-cell office:value-type="float" office:value="-0.131118">
            <text:p>-0.131118</text:p>
          </table:table-cell>
          <table:table-cell office:value-type="float" office:value="0.117087">
            <text:p>0.117087</text:p>
          </table:table-cell>
          <table:table-cell office:value-type="float" office:value="1.661583">
            <text:p>1.661583</text:p>
          </table:table-cell>
          <table:table-cell office:value-type="float" office:value="0.037412">
            <text:p>0.037412</text:p>
          </table:table-cell>
          <table:table-cell office:value-type="float" office:value="-0.020006">
            <text:p>-0.020006</text:p>
          </table:table-cell>
          <table:table-cell office:value-type="float" office:value="0.006995">
            <text:p>0.006995</text:p>
          </table:table-cell>
          <table:table-cell office:value-type="float" office:value="-0.00518">
            <text:p>-0.00518</text:p>
          </table:table-cell>
          <table:table-cell office:value-type="float" office:value="0.000641">
            <text:p>0.000641</text:p>
          </table:table-cell>
          <table:table-cell office:value-type="float" office:value="0.048857">
            <text:p>0.048857</text:p>
          </table:table-cell>
          <table:table-cell office:value-type="float" office:value="0.190728">
            <text:p>0.190728</text:p>
          </table:table-cell>
          <table:table-cell office:value-type="float" office:value="2.41287">
            <text:p>2.41287</text:p>
          </table:table-cell>
          <table:table-cell office:value-type="float" office:value="0.48542">
            <text:p>0.48542</text:p>
          </table:table-cell>
          <table:table-cell office:value-type="float" office:value="-0.12482">
            <text:p>-0.12482</text:p>
          </table:table-cell>
          <table:table-cell office:value-type="float" office:value="0.028722">
            <text:p>0.028722</text:p>
          </table:table-cell>
          <table:table-cell office:value-type="float" office:value="1.674174">
            <text:p>1.674174</text:p>
          </table:table-cell>
          <table:table-cell office:value-type="float" office:value="0.038115">
            <text:p>0.038115</text:p>
          </table:table-cell>
          <table:table-cell office:value-type="float" office:value="-0.030607">
            <text:p>-0.030607</text:p>
          </table:table-cell>
          <table:table-cell office:value-type="float" office:value="0.008406">
            <text:p>0.008406</text:p>
          </table:table-cell>
          <table:table-cell office:value-type="float" office:value="-0.011054">
            <text:p>-0.011054</text:p>
          </table:table-cell>
          <table:table-cell office:value-type="float" office:value="0.001495">
            <text:p>0.001495</text:p>
          </table:table-cell>
          <table:table-cell office:value-type="float" office:value="0.048292">
            <text:p>0.048292</text:p>
          </table:table-cell>
          <table:table-cell office:value-type="float" office:value="1336386949.22117">
            <text:p>1336386949.22117</text:p>
          </table:table-cell>
          <table:table-cell table:number-columns-repeated="84"/>
        </table:table-row>
        <table:table-row table:style-name="ro2">
          <table:table-cell office:value-type="float" office:value="109.656692982">
            <text:p>109.656692982</text:p>
          </table:table-cell>
          <table:table-cell office:value-type="float" office:value="0.30011">
            <text:p>0.30011</text:p>
          </table:table-cell>
          <table:table-cell office:value-type="float" office:value="2.438714">
            <text:p>2.438714</text:p>
          </table:table-cell>
          <table:table-cell office:value-type="float" office:value="0.470743">
            <text:p>0.470743</text:p>
          </table:table-cell>
          <table:table-cell office:value-type="float" office:value="-0.125333">
            <text:p>-0.125333</text:p>
          </table:table-cell>
          <table:table-cell office:value-type="float" office:value="0.147153">
            <text:p>0.147153</text:p>
          </table:table-cell>
          <table:table-cell office:value-type="float" office:value="1.894425">
            <text:p>1.894425</text:p>
          </table:table-cell>
          <table:table-cell office:value-type="float" office:value="0.09313">
            <text:p>0.09313</text:p>
          </table:table-cell>
          <table:table-cell office:value-type="float" office:value="-0.00175">
            <text:p>-0.00175</text:p>
          </table:table-cell>
          <table:table-cell office:value-type="float" office:value="0.030235">
            <text:p>0.030235</text:p>
          </table:table-cell>
          <table:table-cell office:value-type="float" office:value="-0.018516">
            <text:p>-0.018516</text:p>
          </table:table-cell>
          <table:table-cell office:value-type="float" office:value="0.001131">
            <text:p>0.001131</text:p>
          </table:table-cell>
          <table:table-cell office:value-type="float" office:value="0.162053">
            <text:p>0.162053</text:p>
          </table:table-cell>
          <table:table-cell office:value-type="float" office:value="0.310758">
            <text:p>0.310758</text:p>
          </table:table-cell>
          <table:table-cell office:value-type="float" office:value="2.60945">
            <text:p>2.60945</text:p>
          </table:table-cell>
          <table:table-cell office:value-type="float" office:value="0.538064">
            <text:p>0.538064</text:p>
          </table:table-cell>
          <table:table-cell office:value-type="float" office:value="-0.167758">
            <text:p>-0.167758</text:p>
          </table:table-cell>
          <table:table-cell office:value-type="float" office:value="0.063442">
            <text:p>0.063442</text:p>
          </table:table-cell>
          <table:table-cell office:value-type="float" office:value="1.901934">
            <text:p>1.901934</text:p>
          </table:table-cell>
          <table:table-cell office:value-type="float" office:value="0.096484">
            <text:p>0.096484</text:p>
          </table:table-cell>
          <table:table-cell office:value-type="float" office:value="-0.01269">
            <text:p>-0.01269</text:p>
          </table:table-cell>
          <table:table-cell office:value-type="float" office:value="0.032454">
            <text:p>0.032454</text:p>
          </table:table-cell>
          <table:table-cell office:value-type="float" office:value="-0.024937">
            <text:p>-0.024937</text:p>
          </table:table-cell>
          <table:table-cell office:value-type="float" office:value="0.001011">
            <text:p>0.001011</text:p>
          </table:table-cell>
          <table:table-cell office:value-type="float" office:value="0.160933">
            <text:p>0.160933</text:p>
          </table:table-cell>
          <table:table-cell office:value-type="float" office:value="1336386953.98454">
            <text:p>1336386953.98454</text:p>
          </table:table-cell>
          <table:table-cell table:number-columns-repeated="84"/>
        </table:table-row>
        <table:table-row table:style-name="ro2">
          <table:table-cell office:value-type="float" office:value="111.740668058">
            <text:p>111.740668058</text:p>
          </table:table-cell>
          <table:table-cell office:value-type="float" office:value="0.232085">
            <text:p>0.232085</text:p>
          </table:table-cell>
          <table:table-cell office:value-type="float" office:value="2.628129">
            <text:p>2.628129</text:p>
          </table:table-cell>
          <table:table-cell office:value-type="float" office:value="0.504575">
            <text:p>0.504575</text:p>
          </table:table-cell>
          <table:table-cell office:value-type="float" office:value="-0.107881">
            <text:p>-0.107881</text:p>
          </table:table-cell>
          <table:table-cell office:value-type="float" office:value="0.182639">
            <text:p>0.182639</text:p>
          </table:table-cell>
          <table:table-cell office:value-type="float" office:value="2.234961">
            <text:p>2.234961</text:p>
          </table:table-cell>
          <table:table-cell office:value-type="float" office:value="0.026489">
            <text:p>0.026489</text:p>
          </table:table-cell>
          <table:table-cell office:value-type="float" office:value="0.006011">
            <text:p>0.006011</text:p>
          </table:table-cell>
          <table:table-cell office:value-type="float" office:value="0.037486">
            <text:p>0.037486</text:p>
          </table:table-cell>
          <table:table-cell office:value-type="float" office:value="-0.01892">
            <text:p>-0.01892</text:p>
          </table:table-cell>
          <table:table-cell office:value-type="float" office:value="0.003693">
            <text:p>0.003693</text:p>
          </table:table-cell>
          <table:table-cell office:value-type="float" office:value="0.154048">
            <text:p>0.154048</text:p>
          </table:table-cell>
          <table:table-cell office:value-type="float" office:value="0.25803">
            <text:p>0.25803</text:p>
          </table:table-cell>
          <table:table-cell office:value-type="float" office:value="2.808283">
            <text:p>2.808283</text:p>
          </table:table-cell>
          <table:table-cell office:value-type="float" office:value="0.596273">
            <text:p>0.596273</text:p>
          </table:table-cell>
          <table:table-cell office:value-type="float" office:value="-0.18983">
            <text:p>-0.18983</text:p>
          </table:table-cell>
          <table:table-cell office:value-type="float" office:value="0.117051">
            <text:p>0.117051</text:p>
          </table:table-cell>
          <table:table-cell office:value-type="float" office:value="2.234416">
            <text:p>2.234416</text:p>
          </table:table-cell>
          <table:table-cell office:value-type="float" office:value="0.027764">
            <text:p>0.027764</text:p>
          </table:table-cell>
          <table:table-cell office:value-type="float" office:value="0.002222">
            <text:p>0.002222</text:p>
          </table:table-cell>
          <table:table-cell office:value-type="float" office:value="0.037957">
            <text:p>0.037957</text:p>
          </table:table-cell>
          <table:table-cell office:value-type="float" office:value="-0.020792">
            <text:p>-0.020792</text:p>
          </table:table-cell>
          <table:table-cell office:value-type="float" office:value="0.00433">
            <text:p>0.00433</text:p>
          </table:table-cell>
          <table:table-cell office:value-type="float" office:value="0.153758">
            <text:p>0.153758</text:p>
          </table:table-cell>
          <table:table-cell office:value-type="float" office:value="1336386956.06852">
            <text:p>1336386956.06852</text:p>
          </table:table-cell>
          <table:table-cell table:number-columns-repeated="84"/>
        </table:table-row>
        <table:table-row table:style-name="ro2">
          <table:table-cell office:value-type="float" office:value="116.206331015">
            <text:p>116.206331015</text:p>
          </table:table-cell>
          <table:table-cell office:value-type="float" office:value="0.106868">
            <text:p>0.106868</text:p>
          </table:table-cell>
          <table:table-cell office:value-type="float" office:value="2.715554">
            <text:p>2.715554</text:p>
          </table:table-cell>
          <table:table-cell office:value-type="float" office:value="0.643908">
            <text:p>0.643908</text:p>
          </table:table-cell>
          <table:table-cell office:value-type="float" office:value="-0.050094">
            <text:p>-0.050094</text:p>
          </table:table-cell>
          <table:table-cell office:value-type="float" office:value="0.225545">
            <text:p>0.225545</text:p>
          </table:table-cell>
          <table:table-cell office:value-type="float" office:value="2.936952">
            <text:p>2.936952</text:p>
          </table:table-cell>
          <table:table-cell office:value-type="float" office:value="0.016157">
            <text:p>0.016157</text:p>
          </table:table-cell>
          <table:table-cell office:value-type="float" office:value="-0.052889">
            <text:p>-0.052889</text:p>
          </table:table-cell>
          <table:table-cell office:value-type="float" office:value="0.025934">
            <text:p>0.025934</text:p>
          </table:table-cell>
          <table:table-cell office:value-type="float" office:value="-0.006323">
            <text:p>-0.006323</text:p>
          </table:table-cell>
          <table:table-cell office:value-type="float" office:value="0.008131">
            <text:p>0.008131</text:p>
          </table:table-cell>
          <table:table-cell office:value-type="float" office:value="0.06899">
            <text:p>0.06899</text:p>
          </table:table-cell>
          <table:table-cell office:value-type="float" office:value="0.137468">
            <text:p>0.137468</text:p>
          </table:table-cell>
          <table:table-cell office:value-type="float" office:value="2.894726">
            <text:p>2.894726</text:p>
          </table:table-cell>
          <table:table-cell office:value-type="float" office:value="0.74525">
            <text:p>0.74525</text:p>
          </table:table-cell>
          <table:table-cell office:value-type="float" office:value="-0.165729">
            <text:p>-0.165729</text:p>
          </table:table-cell>
          <table:table-cell office:value-type="float" office:value="0.229959">
            <text:p>0.229959</text:p>
          </table:table-cell>
          <table:table-cell office:value-type="float" office:value="2.923089">
            <text:p>2.923089</text:p>
          </table:table-cell>
          <table:table-cell office:value-type="float" office:value="0.014629">
            <text:p>0.014629</text:p>
          </table:table-cell>
          <table:table-cell office:value-type="float" office:value="-0.061524">
            <text:p>-0.061524</text:p>
          </table:table-cell>
          <table:table-cell office:value-type="float" office:value="0.02962">
            <text:p>0.02962</text:p>
          </table:table-cell>
          <table:table-cell office:value-type="float" office:value="-0.011716">
            <text:p>-0.011716</text:p>
          </table:table-cell>
          <table:table-cell office:value-type="float" office:value="0.0107">
            <text:p>0.0107</text:p>
          </table:table-cell>
          <table:table-cell office:value-type="float" office:value="0.068511">
            <text:p>0.068511</text:p>
          </table:table-cell>
          <table:table-cell office:value-type="float" office:value="1336386960.53418">
            <text:p>1336386960.53418</text:p>
          </table:table-cell>
          <table:table-cell table:number-columns-repeated="84"/>
        </table:table-row>
        <table:table-row table:style-name="ro2">
          <table:table-cell office:value-type="float" office:value="119.679623127">
            <text:p>119.679623127</text:p>
          </table:table-cell>
          <table:table-cell office:value-type="float" office:value="0.067966">
            <text:p>0.067966</text:p>
          </table:table-cell>
          <table:table-cell office:value-type="float" office:value="2.906399">
            <text:p>2.906399</text:p>
          </table:table-cell>
          <table:table-cell office:value-type="float" office:value="0.728007">
            <text:p>0.728007</text:p>
          </table:table-cell>
          <table:table-cell office:value-type="float" office:value="-0.016098">
            <text:p>-0.016098</text:p>
          </table:table-cell>
          <table:table-cell office:value-type="float" office:value="0.259118">
            <text:p>0.259118</text:p>
          </table:table-cell>
          <table:table-cell office:value-type="float" office:value="-3.100091">
            <text:p>-3.100091</text:p>
          </table:table-cell>
          <table:table-cell office:value-type="float" office:value="-0.027884">
            <text:p>-0.027884</text:p>
          </table:table-cell>
          <table:table-cell office:value-type="float" office:value="-0.156247">
            <text:p>-0.156247</text:p>
          </table:table-cell>
          <table:table-cell office:value-type="float" office:value="-0.013674">
            <text:p>-0.013674</text:p>
          </table:table-cell>
          <table:table-cell office:value-type="float" office:value="-0.013782">
            <text:p>-0.013782</text:p>
          </table:table-cell>
          <table:table-cell office:value-type="float" office:value="-0.006768">
            <text:p>-0.006768</text:p>
          </table:table-cell>
          <table:table-cell office:value-type="float" office:value="-0.015906">
            <text:p>-0.015906</text:p>
          </table:table-cell>
          <table:table-cell office:value-type="float" office:value="0.100755">
            <text:p>0.100755</text:p>
          </table:table-cell>
          <table:table-cell office:value-type="float" office:value="3.101387">
            <text:p>3.101387</text:p>
          </table:table-cell>
          <table:table-cell office:value-type="float" office:value="0.866791">
            <text:p>0.866791</text:p>
          </table:table-cell>
          <table:table-cell office:value-type="float" office:value="-0.148038">
            <text:p>-0.148038</text:p>
          </table:table-cell>
          <table:table-cell office:value-type="float" office:value="0.29933">
            <text:p>0.29933</text:p>
          </table:table-cell>
          <table:table-cell office:value-type="float" office:value="-3.121103">
            <text:p>-3.121103</text:p>
          </table:table-cell>
          <table:table-cell office:value-type="float" office:value="-0.029406">
            <text:p>-0.029406</text:p>
          </table:table-cell>
          <table:table-cell office:value-type="float" office:value="-0.17724">
            <text:p>-0.17724</text:p>
          </table:table-cell>
          <table:table-cell office:value-type="float" office:value="-0.010336">
            <text:p>-0.010336</text:p>
          </table:table-cell>
          <table:table-cell office:value-type="float" office:value="-0.028282">
            <text:p>-0.028282</text:p>
          </table:table-cell>
          <table:table-cell office:value-type="float" office:value="-0.006344">
            <text:p>-0.006344</text:p>
          </table:table-cell>
          <table:table-cell office:value-type="float" office:value="-0.017019">
            <text:p>-0.017019</text:p>
          </table:table-cell>
          <table:table-cell office:value-type="float" office:value="1336386964.00747">
            <text:p>1336386964.00747</text:p>
          </table:table-cell>
          <table:table-cell table:number-columns-repeated="84"/>
        </table:table-row>
        <table:table-row table:style-name="ro2">
          <table:table-cell office:value-type="float" office:value="120.969704151">
            <text:p>120.969704151</text:p>
          </table:table-cell>
          <table:table-cell office:value-type="float" office:value="0.098018">
            <text:p>0.098018</text:p>
          </table:table-cell>
          <table:table-cell office:value-type="float" office:value="3.10965">
            <text:p>3.10965</text:p>
          </table:table-cell>
          <table:table-cell office:value-type="float" office:value="0.723312">
            <text:p>0.723312</text:p>
          </table:table-cell>
          <table:table-cell office:value-type="float" office:value="-0.039264">
            <text:p>-0.039264</text:p>
          </table:table-cell>
          <table:table-cell office:value-type="float" office:value="0.250003">
            <text:p>0.250003</text:p>
          </table:table-cell>
          <table:table-cell office:value-type="float" office:value="-3.121121">
            <text:p>-3.121121</text:p>
          </table:table-cell>
          <table:table-cell office:value-type="float" office:value="-0.01693">
            <text:p>-0.01693</text:p>
          </table:table-cell>
          <table:table-cell office:value-type="float" office:value="-0.133766">
            <text:p>-0.133766</text:p>
          </table:table-cell>
          <table:table-cell office:value-type="float" office:value="-0.007815">
            <text:p>-0.007815</text:p>
          </table:table-cell>
          <table:table-cell office:value-type="float" office:value="0.02698">
            <text:p>0.02698</text:p>
          </table:table-cell>
          <table:table-cell office:value-type="float" office:value="0.006776">
            <text:p>0.006776</text:p>
          </table:table-cell>
          <table:table-cell office:value-type="float" office:value="-0.0155">
            <text:p>-0.0155</text:p>
          </table:table-cell>
          <table:table-cell office:value-type="float" office:value="0.126267">
            <text:p>0.126267</text:p>
          </table:table-cell>
          <table:table-cell office:value-type="float" office:value="3.330078">
            <text:p>3.330078</text:p>
          </table:table-cell>
          <table:table-cell office:value-type="float" office:value="0.897603">
            <text:p>0.897603</text:p>
          </table:table-cell>
          <table:table-cell office:value-type="float" office:value="-0.190804">
            <text:p>-0.190804</text:p>
          </table:table-cell>
          <table:table-cell office:value-type="float" office:value="0.287932">
            <text:p>0.287932</text:p>
          </table:table-cell>
          <table:table-cell office:value-type="float" office:value="3.140694">
            <text:p>3.140694</text:p>
          </table:table-cell>
          <table:table-cell office:value-type="float" office:value="-0.018103">
            <text:p>-0.018103</text:p>
          </table:table-cell>
          <table:table-cell office:value-type="float" office:value="-0.155802">
            <text:p>-0.155802</text:p>
          </table:table-cell>
          <table:table-cell office:value-type="float" office:value="-0.009397">
            <text:p>-0.009397</text:p>
          </table:table-cell>
          <table:table-cell office:value-type="float" office:value="0.011328">
            <text:p>0.011328</text:p>
          </table:table-cell>
          <table:table-cell office:value-type="float" office:value="0.006819">
            <text:p>0.006819</text:p>
          </table:table-cell>
          <table:table-cell office:value-type="float" office:value="-0.017032">
            <text:p>-0.017032</text:p>
          </table:table-cell>
          <table:table-cell office:value-type="float" office:value="1336386965.29755">
            <text:p>1336386965.29755</text:p>
          </table:table-cell>
          <table:table-cell table:number-columns-repeated="84"/>
        </table:table-row>
        <table:table-row table:style-name="ro2">
          <table:table-cell office:value-type="float" office:value="122.458258152">
            <text:p>122.458258152</text:p>
          </table:table-cell>
          <table:table-cell office:value-type="float" office:value="0.11929">
            <text:p>0.11929</text:p>
          </table:table-cell>
          <table:table-cell office:value-type="float" office:value="3.309549">
            <text:p>3.309549</text:p>
          </table:table-cell>
          <table:table-cell office:value-type="float" office:value="0.725857">
            <text:p>0.725857</text:p>
          </table:table-cell>
          <table:table-cell office:value-type="float" office:value="-0.005096">
            <text:p>-0.005096</text:p>
          </table:table-cell>
          <table:table-cell office:value-type="float" office:value="0.259105">
            <text:p>0.259105</text:p>
          </table:table-cell>
          <table:table-cell office:value-type="float" office:value="3.137805">
            <text:p>3.137805</text:p>
          </table:table-cell>
          <table:table-cell office:value-type="float" office:value="-0.015347">
            <text:p>-0.015347</text:p>
          </table:table-cell>
          <table:table-cell office:value-type="float" office:value="-0.113141">
            <text:p>-0.113141</text:p>
          </table:table-cell>
          <table:table-cell office:value-type="float" office:value="-0.015272">
            <text:p>-0.015272</text:p>
          </table:table-cell>
          <table:table-cell office:value-type="float" office:value="-0.01007">
            <text:p>-0.01007</text:p>
          </table:table-cell>
          <table:table-cell office:value-type="float" office:value="-0.000301">
            <text:p>-0.000301</text:p>
          </table:table-cell>
          <table:table-cell office:value-type="float" office:value="-0.007114">
            <text:p>-0.007114</text:p>
          </table:table-cell>
          <table:table-cell office:value-type="float" office:value="0.143723">
            <text:p>0.143723</text:p>
          </table:table-cell>
          <table:table-cell office:value-type="float" office:value="3.560427">
            <text:p>3.560427</text:p>
          </table:table-cell>
          <table:table-cell office:value-type="float" office:value="0.934259">
            <text:p>0.934259</text:p>
          </table:table-cell>
          <table:table-cell office:value-type="float" office:value="-0.181835">
            <text:p>-0.181835</text:p>
          </table:table-cell>
          <table:table-cell office:value-type="float" office:value="0.292985">
            <text:p>0.292985</text:p>
          </table:table-cell>
          <table:table-cell office:value-type="float" office:value="3.112683">
            <text:p>3.112683</text:p>
          </table:table-cell>
          <table:table-cell office:value-type="float" office:value="-0.016056">
            <text:p>-0.016056</text:p>
          </table:table-cell>
          <table:table-cell office:value-type="float" office:value="-0.128235">
            <text:p>-0.128235</text:p>
          </table:table-cell>
          <table:table-cell office:value-type="float" office:value="-0.015052">
            <text:p>-0.015052</text:p>
          </table:table-cell>
          <table:table-cell office:value-type="float" office:value="-0.019659">
            <text:p>-0.019659</text:p>
          </table:table-cell>
          <table:table-cell office:value-type="float" office:value="-0.000101">
            <text:p>-0.000101</text:p>
          </table:table-cell>
          <table:table-cell office:value-type="float" office:value="-0.007454">
            <text:p>-0.007454</text:p>
          </table:table-cell>
          <table:table-cell office:value-type="float" office:value="1336386966.78611">
            <text:p>1336386966.78611</text:p>
          </table:table-cell>
          <table:table-cell table:number-columns-repeated="84"/>
        </table:table-row>
        <table:table-row table:style-name="ro2">
          <table:table-cell office:value-type="float" office:value="124.244522095">
            <text:p>124.244522095</text:p>
          </table:table-cell>
          <table:table-cell office:value-type="float" office:value="0.15328">
            <text:p>0.15328</text:p>
          </table:table-cell>
          <table:table-cell office:value-type="float" office:value="3.511658">
            <text:p>3.511658</text:p>
          </table:table-cell>
          <table:table-cell office:value-type="float" office:value="0.707508">
            <text:p>0.707508</text:p>
          </table:table-cell>
          <table:table-cell office:value-type="float" office:value="-0.02645">
            <text:p>-0.02645</text:p>
          </table:table-cell>
          <table:table-cell office:value-type="float" office:value="0.258482">
            <text:p>0.258482</text:p>
          </table:table-cell>
          <table:table-cell office:value-type="float" office:value="3.124663">
            <text:p>3.124663</text:p>
          </table:table-cell>
          <table:table-cell office:value-type="float" office:value="0.037484">
            <text:p>0.037484</text:p>
          </table:table-cell>
          <table:table-cell office:value-type="float" office:value="-0.041693">
            <text:p>-0.041693</text:p>
          </table:table-cell>
          <table:table-cell office:value-type="float" office:value="0.003294">
            <text:p>0.003294</text:p>
          </table:table-cell>
          <table:table-cell office:value-type="float" office:value="-0.006384">
            <text:p>-0.006384</text:p>
          </table:table-cell>
          <table:table-cell office:value-type="float" office:value="0.002214">
            <text:p>0.002214</text:p>
          </table:table-cell>
          <table:table-cell office:value-type="float" office:value="0.05867">
            <text:p>0.05867</text:p>
          </table:table-cell>
          <table:table-cell office:value-type="float" office:value="0.173497">
            <text:p>0.173497</text:p>
          </table:table-cell>
          <table:table-cell office:value-type="float" office:value="3.789808">
            <text:p>3.789808</text:p>
          </table:table-cell>
          <table:table-cell office:value-type="float" office:value="0.956882">
            <text:p>0.956882</text:p>
          </table:table-cell>
          <table:table-cell office:value-type="float" office:value="-0.220873">
            <text:p>-0.220873</text:p>
          </table:table-cell>
          <table:table-cell office:value-type="float" office:value="0.290374">
            <text:p>0.290374</text:p>
          </table:table-cell>
          <table:table-cell office:value-type="float" office:value="3.099049">
            <text:p>3.099049</text:p>
          </table:table-cell>
          <table:table-cell office:value-type="float" office:value="0.037666">
            <text:p>0.037666</text:p>
          </table:table-cell>
          <table:table-cell office:value-type="float" office:value="-0.052124">
            <text:p>-0.052124</text:p>
          </table:table-cell>
          <table:table-cell office:value-type="float" office:value="0.003734">
            <text:p>0.003734</text:p>
          </table:table-cell>
          <table:table-cell office:value-type="float" office:value="-0.013096">
            <text:p>-0.013096</text:p>
          </table:table-cell>
          <table:table-cell office:value-type="float" office:value="0.003605">
            <text:p>0.003605</text:p>
          </table:table-cell>
          <table:table-cell office:value-type="float" office:value="0.058216">
            <text:p>0.058216</text:p>
          </table:table-cell>
          <table:table-cell office:value-type="float" office:value="1336386968.57237">
            <text:p>1336386968.57237</text:p>
          </table:table-cell>
          <table:table-cell table:number-columns-repeated="84"/>
        </table:table-row>
        <table:table-row table:style-name="ro2">
          <table:table-cell office:value-type="float" office:value="127.916290045">
            <text:p>127.916290045</text:p>
          </table:table-cell>
          <table:table-cell office:value-type="float" office:value="0.018698">
            <text:p>0.018698</text:p>
          </table:table-cell>
          <table:table-cell office:value-type="float" office:value="3.666671">
            <text:p>3.666671</text:p>
          </table:table-cell>
          <table:table-cell office:value-type="float" office:value="0.687929">
            <text:p>0.687929</text:p>
          </table:table-cell>
          <table:table-cell office:value-type="float" office:value="0.007309">
            <text:p>0.007309</text:p>
          </table:table-cell>
          <table:table-cell office:value-type="float" office:value="0.26615">
            <text:p>0.26615</text:p>
          </table:table-cell>
          <table:table-cell office:value-type="float" office:value="-2.935421">
            <text:p>-2.935421</text:p>
          </table:table-cell>
          <table:table-cell office:value-type="float" office:value="0.099095">
            <text:p>0.099095</text:p>
          </table:table-cell>
          <table:table-cell office:value-type="float" office:value="-0.008382">
            <text:p>-0.008382</text:p>
          </table:table-cell>
          <table:table-cell office:value-type="float" office:value="0.026604">
            <text:p>0.026604</text:p>
          </table:table-cell>
          <table:table-cell office:value-type="float" office:value="-0.028488">
            <text:p>-0.028488</text:p>
          </table:table-cell>
          <table:table-cell office:value-type="float" office:value="-0.003373">
            <text:p>-0.003373</text:p>
          </table:table-cell>
          <table:table-cell office:value-type="float" office:value="0.156843">
            <text:p>0.156843</text:p>
          </table:table-cell>
          <table:table-cell office:value-type="float" office:value="0.033101">
            <text:p>0.033101</text:p>
          </table:table-cell>
          <table:table-cell office:value-type="float" office:value="3.979686">
            <text:p>3.979686</text:p>
          </table:table-cell>
          <table:table-cell office:value-type="float" office:value="0.970277">
            <text:p>0.970277</text:p>
          </table:table-cell>
          <table:table-cell office:value-type="float" office:value="-0.202043">
            <text:p>-0.202043</text:p>
          </table:table-cell>
          <table:table-cell office:value-type="float" office:value="0.343375">
            <text:p>0.343375</text:p>
          </table:table-cell>
          <table:table-cell office:value-type="float" office:value="-2.96569">
            <text:p>-2.96569</text:p>
          </table:table-cell>
          <table:table-cell office:value-type="float" office:value="0.099188">
            <text:p>0.099188</text:p>
          </table:table-cell>
          <table:table-cell office:value-type="float" office:value="-0.009208">
            <text:p>-0.009208</text:p>
          </table:table-cell>
          <table:table-cell office:value-type="float" office:value="0.028248">
            <text:p>0.028248</text:p>
          </table:table-cell>
          <table:table-cell office:value-type="float" office:value="-0.028402">
            <text:p>-0.028402</text:p>
          </table:table-cell>
          <table:table-cell office:value-type="float" office:value="-0.003121">
            <text:p>-0.003121</text:p>
          </table:table-cell>
          <table:table-cell office:value-type="float" office:value="0.156561">
            <text:p>0.156561</text:p>
          </table:table-cell>
          <table:table-cell office:value-type="float" office:value="1336386972.24414">
            <text:p>1336386972.24414</text:p>
          </table:table-cell>
          <table:table-cell table:number-columns-repeated="84"/>
        </table:table-row>
        <table:table-row table:style-name="ro2">
          <table:table-cell office:value-type="float" office:value="129.901028156">
            <text:p>129.901028156</text:p>
          </table:table-cell>
          <table:table-cell office:value-type="float" office:value="-0.184084">
            <text:p>-0.184084</text:p>
          </table:table-cell>
          <table:table-cell office:value-type="float" office:value="3.641651">
            <text:p>3.641651</text:p>
          </table:table-cell>
          <table:table-cell office:value-type="float" office:value="0.687023">
            <text:p>0.687023</text:p>
          </table:table-cell>
          <table:table-cell office:value-type="float" office:value="0.033521">
            <text:p>0.033521</text:p>
          </table:table-cell>
          <table:table-cell office:value-type="float" office:value="0.244173">
            <text:p>0.244173</text:p>
          </table:table-cell>
          <table:table-cell office:value-type="float" office:value="-2.614346">
            <text:p>-2.614346</text:p>
          </table:table-cell>
          <table:table-cell office:value-type="float" office:value="0.102388">
            <text:p>0.102388</text:p>
          </table:table-cell>
          <table:table-cell office:value-type="float" office:value="-0.026842">
            <text:p>-0.026842</text:p>
          </table:table-cell>
          <table:table-cell office:value-type="float" office:value="0.035903">
            <text:p>0.035903</text:p>
          </table:table-cell>
          <table:table-cell office:value-type="float" office:value="-0.011256">
            <text:p>-0.011256</text:p>
          </table:table-cell>
          <table:table-cell office:value-type="float" office:value="0.000108">
            <text:p>0.000108</text:p>
          </table:table-cell>
          <table:table-cell office:value-type="float" office:value="0.156991">
            <text:p>0.156991</text:p>
          </table:table-cell>
          <table:table-cell office:value-type="float" office:value="-0.169994">
            <text:p>-0.169994</text:p>
          </table:table-cell>
          <table:table-cell office:value-type="float" office:value="3.950346">
            <text:p>3.950346</text:p>
          </table:table-cell>
          <table:table-cell office:value-type="float" office:value="0.959171">
            <text:p>0.959171</text:p>
          </table:table-cell>
          <table:table-cell office:value-type="float" office:value="-0.139408">
            <text:p>-0.139408</text:p>
          </table:table-cell>
          <table:table-cell office:value-type="float" office:value="0.381807">
            <text:p>0.381807</text:p>
          </table:table-cell>
          <table:table-cell office:value-type="float" office:value="-2.635616">
            <text:p>-2.635616</text:p>
          </table:table-cell>
          <table:table-cell office:value-type="float" office:value="0.099893">
            <text:p>0.099893</text:p>
          </table:table-cell>
          <table:table-cell office:value-type="float" office:value="-0.031754">
            <text:p>-0.031754</text:p>
          </table:table-cell>
          <table:table-cell office:value-type="float" office:value="0.037661">
            <text:p>0.037661</text:p>
          </table:table-cell>
          <table:table-cell office:value-type="float" office:value="-0.013817">
            <text:p>-0.013817</text:p>
          </table:table-cell>
          <table:table-cell office:value-type="float" office:value="0.00291">
            <text:p>0.00291</text:p>
          </table:table-cell>
          <table:table-cell office:value-type="float" office:value="0.15675">
            <text:p>0.15675</text:p>
          </table:table-cell>
          <table:table-cell office:value-type="float" office:value="1336386974.22888">
            <text:p>1336386974.22888</text:p>
          </table:table-cell>
          <table:table-cell table:number-columns-repeated="84"/>
        </table:table-row>
        <table:table-row table:style-name="ro2">
          <table:table-cell office:value-type="float" office:value="131.786529064">
            <text:p>131.786529064</text:p>
          </table:table-cell>
          <table:table-cell office:value-type="float" office:value="-0.386343">
            <text:p>-0.386343</text:p>
          </table:table-cell>
          <table:table-cell office:value-type="float" office:value="3.585048">
            <text:p>3.585048</text:p>
          </table:table-cell>
          <table:table-cell office:value-type="float" office:value="0.704357">
            <text:p>0.704357</text:p>
          </table:table-cell>
          <table:table-cell office:value-type="float" office:value="0.083193">
            <text:p>0.083193</text:p>
          </table:table-cell>
          <table:table-cell office:value-type="float" office:value="0.223814">
            <text:p>0.223814</text:p>
          </table:table-cell>
          <table:table-cell office:value-type="float" office:value="-2.310697">
            <text:p>-2.310697</text:p>
          </table:table-cell>
          <table:table-cell office:value-type="float" office:value="0.094956">
            <text:p>0.094956</text:p>
          </table:table-cell>
          <table:table-cell office:value-type="float" office:value="0.008487">
            <text:p>0.008487</text:p>
          </table:table-cell>
          <table:table-cell office:value-type="float" office:value="0.022525">
            <text:p>0.022525</text:p>
          </table:table-cell>
          <table:table-cell office:value-type="float" office:value="-0.034394">
            <text:p>-0.034394</text:p>
          </table:table-cell>
          <table:table-cell office:value-type="float" office:value="0.019816">
            <text:p>0.019816</text:p>
          </table:table-cell>
          <table:table-cell office:value-type="float" office:value="0.155865">
            <text:p>0.155865</text:p>
          </table:table-cell>
          <table:table-cell office:value-type="float" office:value="-0.372464">
            <text:p>-0.372464</text:p>
          </table:table-cell>
          <table:table-cell office:value-type="float" office:value="3.894663">
            <text:p>3.894663</text:p>
          </table:table-cell>
          <table:table-cell office:value-type="float" office:value="0.96197">
            <text:p>0.96197</text:p>
          </table:table-cell>
          <table:table-cell office:value-type="float" office:value="-0.04223">
            <text:p>-0.04223</text:p>
          </table:table-cell>
          <table:table-cell office:value-type="float" office:value="0.410468">
            <text:p>0.410468</text:p>
          </table:table-cell>
          <table:table-cell office:value-type="float" office:value="-2.316491">
            <text:p>-2.316491</text:p>
          </table:table-cell>
          <table:table-cell office:value-type="float" office:value="0.103397">
            <text:p>0.103397</text:p>
          </table:table-cell>
          <table:table-cell office:value-type="float" office:value="0.006463">
            <text:p>0.006463</text:p>
          </table:table-cell>
          <table:table-cell office:value-type="float" office:value="0.023587">
            <text:p>0.023587</text:p>
          </table:table-cell>
          <table:table-cell office:value-type="float" office:value="-0.037231">
            <text:p>-0.037231</text:p>
          </table:table-cell>
          <table:table-cell office:value-type="float" office:value="0.014083">
            <text:p>0.014083</text:p>
          </table:table-cell>
          <table:table-cell office:value-type="float" office:value="0.155709">
            <text:p>0.155709</text:p>
          </table:table-cell>
          <table:table-cell office:value-type="float" office:value="1336386976.11438">
            <text:p>1336386976.11438</text:p>
          </table:table-cell>
          <table:table-cell table:number-columns-repeated="84"/>
        </table:table-row>
        <table:table-row table:style-name="ro2">
          <table:table-cell office:value-type="float" office:value="133.870505095">
            <text:p>133.870505095</text:p>
          </table:table-cell>
          <table:table-cell office:value-type="float" office:value="-0.513518">
            <text:p>-0.513518</text:p>
          </table:table-cell>
          <table:table-cell office:value-type="float" office:value="3.425385">
            <text:p>3.425385</text:p>
          </table:table-cell>
          <table:table-cell office:value-type="float" office:value="0.70748">
            <text:p>0.70748</text:p>
          </table:table-cell>
          <table:table-cell office:value-type="float" office:value="0.080394">
            <text:p>0.080394</text:p>
          </table:table-cell>
          <table:table-cell office:value-type="float" office:value="0.226372">
            <text:p>0.226372</text:p>
          </table:table-cell>
          <table:table-cell office:value-type="float" office:value="-1.974815">
            <text:p>-1.974815</text:p>
          </table:table-cell>
          <table:table-cell office:value-type="float" office:value="0.093583">
            <text:p>0.093583</text:p>
          </table:table-cell>
          <table:table-cell office:value-type="float" office:value="-0.000619">
            <text:p>-0.000619</text:p>
          </table:table-cell>
          <table:table-cell office:value-type="float" office:value="0.022095">
            <text:p>0.022095</text:p>
          </table:table-cell>
          <table:table-cell office:value-type="float" office:value="-0.011897">
            <text:p>-0.011897</text:p>
          </table:table-cell>
          <table:table-cell office:value-type="float" office:value="-0.006684">
            <text:p>-0.006684</text:p>
          </table:table-cell>
          <table:table-cell office:value-type="float" office:value="0.15189">
            <text:p>0.15189</text:p>
          </table:table-cell>
          <table:table-cell office:value-type="float" office:value="-0.50825">
            <text:p>-0.50825</text:p>
          </table:table-cell>
          <table:table-cell office:value-type="float" office:value="3.724751">
            <text:p>3.724751</text:p>
          </table:table-cell>
          <table:table-cell office:value-type="float" office:value="0.920497">
            <text:p>0.920497</text:p>
          </table:table-cell>
          <table:table-cell office:value-type="float" office:value="0.022199">
            <text:p>0.022199</text:p>
          </table:table-cell>
          <table:table-cell office:value-type="float" office:value="0.430441">
            <text:p>0.430441</text:p>
          </table:table-cell>
          <table:table-cell office:value-type="float" office:value="-1.959983">
            <text:p>-1.959983</text:p>
          </table:table-cell>
          <table:table-cell office:value-type="float" office:value="0.095282">
            <text:p>0.095282</text:p>
          </table:table-cell>
          <table:table-cell office:value-type="float" office:value="-0.008708">
            <text:p>-0.008708</text:p>
          </table:table-cell>
          <table:table-cell office:value-type="float" office:value="0.023529">
            <text:p>0.023529</text:p>
          </table:table-cell>
          <table:table-cell office:value-type="float" office:value="-0.017602">
            <text:p>-0.017602</text:p>
          </table:table-cell>
          <table:table-cell office:value-type="float" office:value="-0.006015">
            <text:p>-0.006015</text:p>
          </table:table-cell>
          <table:table-cell office:value-type="float" office:value="0.151197">
            <text:p>0.151197</text:p>
          </table:table-cell>
          <table:table-cell office:value-type="float" office:value="1336386978.19836">
            <text:p>1336386978.19836</text:p>
          </table:table-cell>
          <table:table-cell table:number-columns-repeated="84"/>
        </table:table-row>
        <table:table-row table:style-name="ro2">
          <table:table-cell office:value-type="float" office:value="135.954482079">
            <text:p>135.954482079</text:p>
          </table:table-cell>
          <table:table-cell office:value-type="float" office:value="-0.596853">
            <text:p>-0.596853</text:p>
          </table:table-cell>
          <table:table-cell office:value-type="float" office:value="3.243146">
            <text:p>3.243146</text:p>
          </table:table-cell>
          <table:table-cell office:value-type="float" office:value="0.708333">
            <text:p>0.708333</text:p>
          </table:table-cell>
          <table:table-cell office:value-type="float" office:value="0.12224">
            <text:p>0.12224</text:p>
          </table:table-cell>
          <table:table-cell office:value-type="float" office:value="0.176297">
            <text:p>0.176297</text:p>
          </table:table-cell>
          <table:table-cell office:value-type="float" office:value="-1.655425">
            <text:p>-1.655425</text:p>
          </table:table-cell>
          <table:table-cell office:value-type="float" office:value="0.030173">
            <text:p>0.030173</text:p>
          </table:table-cell>
          <table:table-cell office:value-type="float" office:value="-0.033667">
            <text:p>-0.033667</text:p>
          </table:table-cell>
          <table:table-cell office:value-type="float" office:value="0.003198">
            <text:p>0.003198</text:p>
          </table:table-cell>
          <table:table-cell office:value-type="float" office:value="-0.004265">
            <text:p>-0.004265</text:p>
          </table:table-cell>
          <table:table-cell office:value-type="float" office:value="0.004018">
            <text:p>0.004018</text:p>
          </table:table-cell>
          <table:table-cell office:value-type="float" office:value="0.034525">
            <text:p>0.034525</text:p>
          </table:table-cell>
          <table:table-cell office:value-type="float" office:value="-0.602211">
            <text:p>-0.602211</text:p>
          </table:table-cell>
          <table:table-cell office:value-type="float" office:value="3.546318">
            <text:p>3.546318</text:p>
          </table:table-cell>
          <table:table-cell office:value-type="float" office:value="0.881826">
            <text:p>0.881826</text:p>
          </table:table-cell>
          <table:table-cell office:value-type="float" office:value="0.124482">
            <text:p>0.124482</text:p>
          </table:table-cell>
          <table:table-cell office:value-type="float" office:value="0.388777">
            <text:p>0.388777</text:p>
          </table:table-cell>
          <table:table-cell office:value-type="float" office:value="-1.618923">
            <text:p>-1.618923</text:p>
          </table:table-cell>
          <table:table-cell office:value-type="float" office:value="0.031016">
            <text:p>0.031016</text:p>
          </table:table-cell>
          <table:table-cell office:value-type="float" office:value="-0.041269">
            <text:p>-0.041269</text:p>
          </table:table-cell>
          <table:table-cell office:value-type="float" office:value="0.004611">
            <text:p>0.004611</text:p>
          </table:table-cell>
          <table:table-cell office:value-type="float" office:value="-0.009559">
            <text:p>-0.009559</text:p>
          </table:table-cell>
          <table:table-cell office:value-type="float" office:value="0.004104">
            <text:p>0.004104</text:p>
          </table:table-cell>
          <table:table-cell office:value-type="float" office:value="0.034285">
            <text:p>0.034285</text:p>
          </table:table-cell>
          <table:table-cell office:value-type="float" office:value="1336386980.28233">
            <text:p>1336386980.28233</text:p>
          </table:table-cell>
          <table:table-cell table:number-columns-repeated="84"/>
        </table:table-row>
        <table:table-row table:style-name="ro2">
          <table:table-cell office:value-type="float" office:value="140.519380093">
            <text:p>140.519380093</text:p>
          </table:table-cell>
          <table:table-cell office:value-type="float" office:value="-0.762021">
            <text:p>-0.762021</text:p>
          </table:table-cell>
          <table:table-cell office:value-type="float" office:value="3.121818">
            <text:p>3.121818</text:p>
          </table:table-cell>
          <table:table-cell office:value-type="float" office:value="0.679993">
            <text:p>0.679993</text:p>
          </table:table-cell>
          <table:table-cell office:value-type="float" office:value="0.129381">
            <text:p>0.129381</text:p>
          </table:table-cell>
          <table:table-cell office:value-type="float" office:value="0.173129">
            <text:p>0.173129</text:p>
          </table:table-cell>
          <table:table-cell office:value-type="float" office:value="-1.494342">
            <text:p>-1.494342</text:p>
          </table:table-cell>
          <table:table-cell office:value-type="float" office:value="0.004247">
            <text:p>0.004247</text:p>
          </table:table-cell>
          <table:table-cell office:value-type="float" office:value="-0.086121">
            <text:p>-0.086121</text:p>
          </table:table-cell>
          <table:table-cell office:value-type="float" office:value="-0.013045">
            <text:p>-0.013045</text:p>
          </table:table-cell>
          <table:table-cell office:value-type="float" office:value="-0.007298">
            <text:p>-0.007298</text:p>
          </table:table-cell>
          <table:table-cell office:value-type="float" office:value="0.000658">
            <text:p>0.000658</text:p>
          </table:table-cell>
          <table:table-cell office:value-type="float" office:value="0.000243">
            <text:p>0.000243</text:p>
          </table:table-cell>
          <table:table-cell office:value-type="float" office:value="-0.797794">
            <text:p>-0.797794</text:p>
          </table:table-cell>
          <table:table-cell office:value-type="float" office:value="3.425519">
            <text:p>3.425519</text:p>
          </table:table-cell>
          <table:table-cell office:value-type="float" office:value="0.825839">
            <text:p>0.825839</text:p>
          </table:table-cell>
          <table:table-cell office:value-type="float" office:value="0.143507">
            <text:p>0.143507</text:p>
          </table:table-cell>
          <table:table-cell office:value-type="float" office:value="0.382946">
            <text:p>0.382946</text:p>
          </table:table-cell>
          <table:table-cell office:value-type="float" office:value="-1.448886">
            <text:p>-1.448886</text:p>
          </table:table-cell>
          <table:table-cell office:value-type="float" office:value="0.004348">
            <text:p>0.004348</text:p>
          </table:table-cell>
          <table:table-cell office:value-type="float" office:value="-0.088126">
            <text:p>-0.088126</text:p>
          </table:table-cell>
          <table:table-cell office:value-type="float" office:value="-0.012744">
            <text:p>-0.012744</text:p>
          </table:table-cell>
          <table:table-cell office:value-type="float" office:value="-0.008222">
            <text:p>-0.008222</text:p>
          </table:table-cell>
          <table:table-cell office:value-type="float" office:value="0.000592">
            <text:p>0.000592</text:p>
          </table:table-cell>
          <table:table-cell office:value-type="float" office:value="0.000175">
            <text:p>0.000175</text:p>
          </table:table-cell>
          <table:table-cell office:value-type="float" office:value="1336386984.84723">
            <text:p>1336386984.84723</text:p>
          </table:table-cell>
          <table:table-cell table:number-columns-repeated="84"/>
        </table:table-row>
        <table:table-row table:style-name="ro2">
          <table:table-cell office:value-type="float" office:value="143.000303984">
            <text:p>143.000303984</text:p>
          </table:table-cell>
          <table:table-cell office:value-type="float" office:value="-0.969104">
            <text:p>-0.969104</text:p>
          </table:table-cell>
          <table:table-cell office:value-type="float" office:value="3.105853">
            <text:p>3.105853</text:p>
          </table:table-cell>
          <table:table-cell office:value-type="float" office:value="0.61941">
            <text:p>0.61941</text:p>
          </table:table-cell>
          <table:table-cell office:value-type="float" office:value="0.111418">
            <text:p>0.111418</text:p>
          </table:table-cell>
          <table:table-cell office:value-type="float" office:value="0.174671">
            <text:p>0.174671</text:p>
          </table:table-cell>
          <table:table-cell office:value-type="float" office:value="-1.49352">
            <text:p>-1.49352</text:p>
          </table:table-cell>
          <table:table-cell office:value-type="float" office:value="-0.025594">
            <text:p>-0.025594</text:p>
          </table:table-cell>
          <table:table-cell office:value-type="float" office:value="-0.142155">
            <text:p>-0.142155</text:p>
          </table:table-cell>
          <table:table-cell office:value-type="float" office:value="-0.007897">
            <text:p>-0.007897</text:p>
          </table:table-cell>
          <table:table-cell office:value-type="float" office:value="0.019179">
            <text:p>0.019179</text:p>
          </table:table-cell>
          <table:table-cell office:value-type="float" office:value="-0.009885">
            <text:p>-0.009885</text:p>
          </table:table-cell>
          <table:table-cell office:value-type="float" office:value="-0.021817">
            <text:p>-0.021817</text:p>
          </table:table-cell>
          <table:table-cell office:value-type="float" office:value="-1.009713">
            <text:p>-1.009713</text:p>
          </table:table-cell>
          <table:table-cell office:value-type="float" office:value="3.413025">
            <text:p>3.413025</text:p>
          </table:table-cell>
          <table:table-cell office:value-type="float" office:value="0.763781">
            <text:p>0.763781</text:p>
          </table:table-cell>
          <table:table-cell office:value-type="float" office:value="0.123368">
            <text:p>0.123368</text:p>
          </table:table-cell>
          <table:table-cell office:value-type="float" office:value="0.384337">
            <text:p>0.384337</text:p>
          </table:table-cell>
          <table:table-cell office:value-type="float" office:value="-1.448195">
            <text:p>-1.448195</text:p>
          </table:table-cell>
          <table:table-cell office:value-type="float" office:value="-0.023118">
            <text:p>-0.023118</text:p>
          </table:table-cell>
          <table:table-cell office:value-type="float" office:value="-0.145232">
            <text:p>-0.145232</text:p>
          </table:table-cell>
          <table:table-cell office:value-type="float" office:value="-0.008178">
            <text:p>-0.008178</text:p>
          </table:table-cell>
          <table:table-cell office:value-type="float" office:value="0.018052">
            <text:p>0.018052</text:p>
          </table:table-cell>
          <table:table-cell office:value-type="float" office:value="-0.011292">
            <text:p>-0.011292</text:p>
          </table:table-cell>
          <table:table-cell office:value-type="float" office:value="-0.021172">
            <text:p>-0.021172</text:p>
          </table:table-cell>
          <table:table-cell office:value-type="float" office:value="1336386987.32815">
            <text:p>1336386987.32815</text:p>
          </table:table-cell>
          <table:table-cell table:number-columns-repeated="84"/>
        </table:table-row>
        <table:table-row table:style-name="ro2">
          <table:table-cell office:value-type="float" office:value="144.389621019">
            <text:p>144.389621019</text:p>
          </table:table-cell>
          <table:table-cell office:value-type="float" office:value="-1.166721">
            <text:p>-1.166721</text:p>
          </table:table-cell>
          <table:table-cell office:value-type="float" office:value="3.131401">
            <text:p>3.131401</text:p>
          </table:table-cell>
          <table:table-cell office:value-type="float" office:value="0.593227">
            <text:p>0.593227</text:p>
          </table:table-cell>
          <table:table-cell office:value-type="float" office:value="0.132444">
            <text:p>0.132444</text:p>
          </table:table-cell>
          <table:table-cell office:value-type="float" office:value="0.164303">
            <text:p>0.164303</text:p>
          </table:table-cell>
          <table:table-cell office:value-type="float" office:value="-1.525599">
            <text:p>-1.525599</text:p>
          </table:table-cell>
          <table:table-cell office:value-type="float" office:value="0.001736">
            <text:p>0.001736</text:p>
          </table:table-cell>
          <table:table-cell office:value-type="float" office:value="-0.091192">
            <text:p>-0.091192</text:p>
          </table:table-cell>
          <table:table-cell office:value-type="float" office:value="-0.00386">
            <text:p>-0.00386</text:p>
          </table:table-cell>
          <table:table-cell office:value-type="float" office:value="-0.000212">
            <text:p>-0.000212</text:p>
          </table:table-cell>
          <table:table-cell office:value-type="float" office:value="0.012076">
            <text:p>0.012076</text:p>
          </table:table-cell>
          <table:table-cell office:value-type="float" office:value="-0.008999">
            <text:p>-0.008999</text:p>
          </table:table-cell>
          <table:table-cell office:value-type="float" office:value="-1.212359">
            <text:p>-1.212359</text:p>
          </table:table-cell>
          <table:table-cell office:value-type="float" office:value="3.431695">
            <text:p>3.431695</text:p>
          </table:table-cell>
          <table:table-cell office:value-type="float" office:value="0.742352">
            <text:p>0.742352</text:p>
          </table:table-cell>
          <table:table-cell office:value-type="float" office:value="0.135878">
            <text:p>0.135878</text:p>
          </table:table-cell>
          <table:table-cell office:value-type="float" office:value="0.372192">
            <text:p>0.372192</text:p>
          </table:table-cell>
          <table:table-cell office:value-type="float" office:value="-1.481602">
            <text:p>-1.481602</text:p>
          </table:table-cell>
          <table:table-cell office:value-type="float" office:value="0.004907">
            <text:p>0.004907</text:p>
          </table:table-cell>
          <table:table-cell office:value-type="float" office:value="-0.097971">
            <text:p>-0.097971</text:p>
          </table:table-cell>
          <table:table-cell office:value-type="float" office:value="-0.004253">
            <text:p>-0.004253</text:p>
          </table:table-cell>
          <table:table-cell office:value-type="float" office:value="-0.00405">
            <text:p>-0.00405</text:p>
          </table:table-cell>
          <table:table-cell office:value-type="float" office:value="0.009785">
            <text:p>0.009785</text:p>
          </table:table-cell>
          <table:table-cell office:value-type="float" office:value="-0.009187">
            <text:p>-0.009187</text:p>
          </table:table-cell>
          <table:table-cell office:value-type="float" office:value="1336386988.71747">
            <text:p>1336386988.71747</text:p>
          </table:table-cell>
          <table:table-cell table:number-columns-repeated="84"/>
        </table:table-row>
        <table:table-row table:style-name="ro2">
          <table:table-cell office:value-type="float" office:value="146.771306992">
            <text:p>146.771306992</text:p>
          </table:table-cell>
          <table:table-cell office:value-type="float" office:value="-1.380673">
            <text:p>-1.380673</text:p>
          </table:table-cell>
          <table:table-cell office:value-type="float" office:value="3.12383">
            <text:p>3.12383</text:p>
          </table:table-cell>
          <table:table-cell office:value-type="float" office:value="0.555266">
            <text:p>0.555266</text:p>
          </table:table-cell>
          <table:table-cell office:value-type="float" office:value="0.129064">
            <text:p>0.129064</text:p>
          </table:table-cell>
          <table:table-cell office:value-type="float" office:value="0.195619">
            <text:p>0.195619</text:p>
          </table:table-cell>
          <table:table-cell office:value-type="float" office:value="-1.543377">
            <text:p>-1.543377</text:p>
          </table:table-cell>
          <table:table-cell office:value-type="float" office:value="-0.020984">
            <text:p>-0.020984</text:p>
          </table:table-cell>
          <table:table-cell office:value-type="float" office:value="-0.147464">
            <text:p>-0.147464</text:p>
          </table:table-cell>
          <table:table-cell office:value-type="float" office:value="-0.028266">
            <text:p>-0.028266</text:p>
          </table:table-cell>
          <table:table-cell office:value-type="float" office:value="-0.012554">
            <text:p>-0.012554</text:p>
          </table:table-cell>
          <table:table-cell office:value-type="float" office:value="-0.025854">
            <text:p>-0.025854</text:p>
          </table:table-cell>
          <table:table-cell office:value-type="float" office:value="-0.022729">
            <text:p>-0.022729</text:p>
          </table:table-cell>
          <table:table-cell office:value-type="float" office:value="-1.441638">
            <text:p>-1.441638</text:p>
          </table:table-cell>
          <table:table-cell office:value-type="float" office:value="3.415463">
            <text:p>3.415463</text:p>
          </table:table-cell>
          <table:table-cell office:value-type="float" office:value="0.69931">
            <text:p>0.69931</text:p>
          </table:table-cell>
          <table:table-cell office:value-type="float" office:value="0.11894">
            <text:p>0.11894</text:p>
          </table:table-cell>
          <table:table-cell office:value-type="float" office:value="0.398178">
            <text:p>0.398178</text:p>
          </table:table-cell>
          <table:table-cell office:value-type="float" office:value="-1.50169">
            <text:p>-1.50169</text:p>
          </table:table-cell>
          <table:table-cell office:value-type="float" office:value="-0.025515">
            <text:p>-0.025515</text:p>
          </table:table-cell>
          <table:table-cell office:value-type="float" office:value="-0.154791">
            <text:p>-0.154791</text:p>
          </table:table-cell>
          <table:table-cell office:value-type="float" office:value="-0.026845">
            <text:p>-0.026845</text:p>
          </table:table-cell>
          <table:table-cell office:value-type="float" office:value="-0.016411">
            <text:p>-0.016411</text:p>
          </table:table-cell>
          <table:table-cell office:value-type="float" office:value="-0.022676">
            <text:p>-0.022676</text:p>
          </table:table-cell>
          <table:table-cell office:value-type="float" office:value="-0.022284">
            <text:p>-0.022284</text:p>
          </table:table-cell>
          <table:table-cell office:value-type="float" office:value="1336386991.09916">
            <text:p>1336386991.09916</text:p>
          </table:table-cell>
          <table:table-cell table:number-columns-repeated="84"/>
        </table:table-row>
        <table:table-row table:style-name="ro2">
          <table:table-cell office:value-type="float" office:value="148.160624027">
            <text:p>148.160624027</text:p>
          </table:table-cell>
          <table:table-cell office:value-type="float" office:value="-1.579846">
            <text:p>-1.579846</text:p>
          </table:table-cell>
          <table:table-cell office:value-type="float" office:value="3.159676">
            <text:p>3.159676</text:p>
          </table:table-cell>
          <table:table-cell office:value-type="float" office:value="0.496866">
            <text:p>0.496866</text:p>
          </table:table-cell>
          <table:table-cell office:value-type="float" office:value="0.104544">
            <text:p>0.104544</text:p>
          </table:table-cell>
          <table:table-cell office:value-type="float" office:value="0.163935">
            <text:p>0.163935</text:p>
          </table:table-cell>
          <table:table-cell office:value-type="float" office:value="-1.579785">
            <text:p>-1.579785</text:p>
          </table:table-cell>
          <table:table-cell office:value-type="float" office:value="0.01852">
            <text:p>0.01852</text:p>
          </table:table-cell>
          <table:table-cell office:value-type="float" office:value="-0.139789">
            <text:p>-0.139789</text:p>
          </table:table-cell>
          <table:table-cell office:value-type="float" office:value="-0.008823">
            <text:p>-0.008823</text:p>
          </table:table-cell>
          <table:table-cell office:value-type="float" office:value="0.008931">
            <text:p>0.008931</text:p>
          </table:table-cell>
          <table:table-cell office:value-type="float" office:value="0.004122">
            <text:p>0.004122</text:p>
          </table:table-cell>
          <table:table-cell office:value-type="float" office:value="0.008994">
            <text:p>0.008994</text:p>
          </table:table-cell>
          <table:table-cell office:value-type="float" office:value="-1.654179">
            <text:p>-1.654179</text:p>
          </table:table-cell>
          <table:table-cell office:value-type="float" office:value="3.457817">
            <text:p>3.457817</text:p>
          </table:table-cell>
          <table:table-cell office:value-type="float" office:value="0.655398">
            <text:p>0.655398</text:p>
          </table:table-cell>
          <table:table-cell office:value-type="float" office:value="0.08179">
            <text:p>0.08179</text:p>
          </table:table-cell>
          <table:table-cell office:value-type="float" office:value="0.370322">
            <text:p>0.370322</text:p>
          </table:table-cell>
          <table:table-cell office:value-type="float" office:value="-1.538662">
            <text:p>-1.538662</text:p>
          </table:table-cell>
          <table:table-cell office:value-type="float" office:value="0.014327">
            <text:p>0.014327</text:p>
          </table:table-cell>
          <table:table-cell office:value-type="float" office:value="-0.144862">
            <text:p>-0.144862</text:p>
          </table:table-cell>
          <table:table-cell office:value-type="float" office:value="-0.007131">
            <text:p>-0.007131</text:p>
          </table:table-cell>
          <table:table-cell office:value-type="float" office:value="0.006539">
            <text:p>0.006539</text:p>
          </table:table-cell>
          <table:table-cell office:value-type="float" office:value="0.006963">
            <text:p>0.006963</text:p>
          </table:table-cell>
          <table:table-cell office:value-type="float" office:value="0.008223">
            <text:p>0.008223</text:p>
          </table:table-cell>
          <table:table-cell office:value-type="float" office:value="1336386992.48847">
            <text:p>1336386992.48847</text:p>
          </table:table-cell>
          <table:table-cell table:number-columns-repeated="84"/>
        </table:table-row>
        <table:table-row table:style-name="ro2">
          <table:table-cell office:value-type="float" office:value="149.649178982">
            <text:p>149.649178982</text:p>
          </table:table-cell>
          <table:table-cell office:value-type="float" office:value="-1.785609">
            <text:p>-1.785609</text:p>
          </table:table-cell>
          <table:table-cell office:value-type="float" office:value="3.140002">
            <text:p>3.140002</text:p>
          </table:table-cell>
          <table:table-cell office:value-type="float" office:value="0.458056">
            <text:p>0.458056</text:p>
          </table:table-cell>
          <table:table-cell office:value-type="float" office:value="0.12014">
            <text:p>0.12014</text:p>
          </table:table-cell>
          <table:table-cell office:value-type="float" office:value="0.168623">
            <text:p>0.168623</text:p>
          </table:table-cell>
          <table:table-cell office:value-type="float" office:value="-1.56563">
            <text:p>-1.56563</text:p>
          </table:table-cell>
          <table:table-cell office:value-type="float" office:value="0.000167">
            <text:p>0.000167</text:p>
          </table:table-cell>
          <table:table-cell office:value-type="float" office:value="-0.144015">
            <text:p>-0.144015</text:p>
          </table:table-cell>
          <table:table-cell office:value-type="float" office:value="-0.010638">
            <text:p>-0.010638</text:p>
          </table:table-cell>
          <table:table-cell office:value-type="float" office:value="-0.016679">
            <text:p>-0.016679</text:p>
          </table:table-cell>
          <table:table-cell office:value-type="float" office:value="0.006396">
            <text:p>0.006396</text:p>
          </table:table-cell>
          <table:table-cell office:value-type="float" office:value="-0.009377">
            <text:p>-0.009377</text:p>
          </table:table-cell>
          <table:table-cell office:value-type="float" office:value="-1.867804">
            <text:p>-1.867804</text:p>
          </table:table-cell>
          <table:table-cell office:value-type="float" office:value="3.441269">
            <text:p>3.441269</text:p>
          </table:table-cell>
          <table:table-cell office:value-type="float" office:value="0.621394">
            <text:p>0.621394</text:p>
          </table:table-cell>
          <table:table-cell office:value-type="float" office:value="0.096604">
            <text:p>0.096604</text:p>
          </table:table-cell>
          <table:table-cell office:value-type="float" office:value="0.37962">
            <text:p>0.37962</text:p>
          </table:table-cell>
          <table:table-cell office:value-type="float" office:value="-1.524617">
            <text:p>-1.524617</text:p>
          </table:table-cell>
          <table:table-cell office:value-type="float" office:value="-0.004222">
            <text:p>-0.004222</text:p>
          </table:table-cell>
          <table:table-cell office:value-type="float" office:value="-0.15355">
            <text:p>-0.15355</text:p>
          </table:table-cell>
          <table:table-cell office:value-type="float" office:value="-0.006598">
            <text:p>-0.006598</text:p>
          </table:table-cell>
          <table:table-cell office:value-type="float" office:value="-0.021698">
            <text:p>-0.021698</text:p>
          </table:table-cell>
          <table:table-cell office:value-type="float" office:value="0.00952">
            <text:p>0.00952</text:p>
          </table:table-cell>
          <table:table-cell office:value-type="float" office:value="-0.00912">
            <text:p>-0.00912</text:p>
          </table:table-cell>
          <table:table-cell office:value-type="float" office:value="1336386993.97703">
            <text:p>1336386993.97703</text:p>
          </table:table-cell>
          <table:table-cell table:number-columns-repeated="84"/>
        </table:table-row>
        <table:table-row table:style-name="ro2">
          <table:table-cell office:value-type="float" office:value="151.137732029">
            <text:p>151.137732029</text:p>
          </table:table-cell>
          <table:table-cell office:value-type="float" office:value="-1.996573">
            <text:p>-1.996573</text:p>
          </table:table-cell>
          <table:table-cell office:value-type="float" office:value="3.145617">
            <text:p>3.145617</text:p>
          </table:table-cell>
          <table:table-cell office:value-type="float" office:value="0.417189">
            <text:p>0.417189</text:p>
          </table:table-cell>
          <table:table-cell office:value-type="float" office:value="0.093138">
            <text:p>0.093138</text:p>
          </table:table-cell>
          <table:table-cell office:value-type="float" office:value="0.179735">
            <text:p>0.179735</text:p>
          </table:table-cell>
          <table:table-cell office:value-type="float" office:value="-1.578554">
            <text:p>-1.578554</text:p>
          </table:table-cell>
          <table:table-cell office:value-type="float" office:value="0.009887">
            <text:p>0.009887</text:p>
          </table:table-cell>
          <table:table-cell office:value-type="float" office:value="-0.15263">
            <text:p>-0.15263</text:p>
          </table:table-cell>
          <table:table-cell office:value-type="float" office:value="-0.010841">
            <text:p>-0.010841</text:p>
          </table:table-cell>
          <table:table-cell office:value-type="float" office:value="0.013585">
            <text:p>0.013585</text:p>
          </table:table-cell>
          <table:table-cell office:value-type="float" office:value="-0.023216">
            <text:p>-0.023216</text:p>
          </table:table-cell>
          <table:table-cell office:value-type="float" office:value="0.023118">
            <text:p>0.023118</text:p>
          </table:table-cell>
          <table:table-cell office:value-type="float" office:value="-2.094931">
            <text:p>-2.094931</text:p>
          </table:table-cell>
          <table:table-cell office:value-type="float" office:value="3.448422">
            <text:p>3.448422</text:p>
          </table:table-cell>
          <table:table-cell office:value-type="float" office:value="0.594167">
            <text:p>0.594167</text:p>
          </table:table-cell>
          <table:table-cell office:value-type="float" office:value="0.059432">
            <text:p>0.059432</text:p>
          </table:table-cell>
          <table:table-cell office:value-type="float" office:value="0.395004">
            <text:p>0.395004</text:p>
          </table:table-cell>
          <table:table-cell office:value-type="float" office:value="-1.537774">
            <text:p>-1.537774</text:p>
          </table:table-cell>
          <table:table-cell office:value-type="float" office:value="0.002">
            <text:p>0.002</text:p>
          </table:table-cell>
          <table:table-cell office:value-type="float" office:value="-0.154981">
            <text:p>-0.154981</text:p>
          </table:table-cell>
          <table:table-cell office:value-type="float" office:value="-0.008793">
            <text:p>-0.008793</text:p>
          </table:table-cell>
          <table:table-cell office:value-type="float" office:value="0.013177">
            <text:p>0.013177</text:p>
          </table:table-cell>
          <table:table-cell office:value-type="float" office:value="-0.017767">
            <text:p>-0.017767</text:p>
          </table:table-cell>
          <table:table-cell office:value-type="float" office:value="0.023581">
            <text:p>0.023581</text:p>
          </table:table-cell>
          <table:table-cell office:value-type="float" office:value="1336386995.46558">
            <text:p>1336386995.46558</text:p>
          </table:table-cell>
          <table:table-cell table:number-columns-repeated="84"/>
        </table:table-row>
        <table:table-row table:style-name="ro2">
          <table:table-cell office:value-type="float" office:value="152.527050018">
            <text:p>152.527050018</text:p>
          </table:table-cell>
          <table:table-cell office:value-type="float" office:value="-2.206354">
            <text:p>-2.206354</text:p>
          </table:table-cell>
          <table:table-cell office:value-type="float" office:value="3.139936">
            <text:p>3.139936</text:p>
          </table:table-cell>
          <table:table-cell office:value-type="float" office:value="0.380574">
            <text:p>0.380574</text:p>
          </table:table-cell>
          <table:table-cell office:value-type="float" office:value="0.117256">
            <text:p>0.117256</text:p>
          </table:table-cell>
          <table:table-cell office:value-type="float" office:value="0.144558">
            <text:p>0.144558</text:p>
          </table:table-cell>
          <table:table-cell office:value-type="float" office:value="-1.549286">
            <text:p>-1.549286</text:p>
          </table:table-cell>
          <table:table-cell office:value-type="float" office:value="0.015298">
            <text:p>0.015298</text:p>
          </table:table-cell>
          <table:table-cell office:value-type="float" office:value="-0.134446">
            <text:p>-0.134446</text:p>
          </table:table-cell>
          <table:table-cell office:value-type="float" office:value="0.012014">
            <text:p>0.012014</text:p>
          </table:table-cell>
          <table:table-cell office:value-type="float" office:value="-0.028555">
            <text:p>-0.028555</text:p>
          </table:table-cell>
          <table:table-cell office:value-type="float" office:value="0.020898">
            <text:p>0.020898</text:p>
          </table:table-cell>
          <table:table-cell office:value-type="float" office:value="0.012895">
            <text:p>0.012895</text:p>
          </table:table-cell>
          <table:table-cell office:value-type="float" office:value="-2.309259">
            <text:p>-2.309259</text:p>
          </table:table-cell>
          <table:table-cell office:value-type="float" office:value="3.448395">
            <text:p>3.448395</text:p>
          </table:table-cell>
          <table:table-cell office:value-type="float" office:value="0.570038">
            <text:p>0.570038</text:p>
          </table:table-cell>
          <table:table-cell office:value-type="float" office:value="0.090611">
            <text:p>0.090611</text:p>
          </table:table-cell>
          <table:table-cell office:value-type="float" office:value="0.368216">
            <text:p>0.368216</text:p>
          </table:table-cell>
          <table:table-cell office:value-type="float" office:value="-1.504303">
            <text:p>-1.504303</text:p>
          </table:table-cell>
          <table:table-cell office:value-type="float" office:value="0.013888">
            <text:p>0.013888</text:p>
          </table:table-cell>
          <table:table-cell office:value-type="float" office:value="-0.137656">
            <text:p>-0.137656</text:p>
          </table:table-cell>
          <table:table-cell office:value-type="float" office:value="0.011918">
            <text:p>0.011918</text:p>
          </table:table-cell>
          <table:table-cell office:value-type="float" office:value="-0.029687">
            <text:p>-0.029687</text:p>
          </table:table-cell>
          <table:table-cell office:value-type="float" office:value="0.021734">
            <text:p>0.021734</text:p>
          </table:table-cell>
          <table:table-cell office:value-type="float" office:value="0.013477">
            <text:p>0.013477</text:p>
          </table:table-cell>
          <table:table-cell office:value-type="float" office:value="1336386996.8549">
            <text:p>1336386996.8549</text:p>
          </table:table-cell>
          <table:table-cell table:number-columns-repeated="84"/>
        </table:table-row>
        <table:table-row table:style-name="ro2">
          <table:table-cell office:value-type="float" office:value="154.015604973">
            <text:p>154.015604973</text:p>
          </table:table-cell>
          <table:table-cell office:value-type="float" office:value="-2.406688">
            <text:p>-2.406688</text:p>
          </table:table-cell>
          <table:table-cell office:value-type="float" office:value="3.113901">
            <text:p>3.113901</text:p>
          </table:table-cell>
          <table:table-cell office:value-type="float" office:value="0.3717">
            <text:p>0.3717</text:p>
          </table:table-cell>
          <table:table-cell office:value-type="float" office:value="0.078097">
            <text:p>0.078097</text:p>
          </table:table-cell>
          <table:table-cell office:value-type="float" office:value="0.173169">
            <text:p>0.173169</text:p>
          </table:table-cell>
          <table:table-cell office:value-type="float" office:value="-1.526249">
            <text:p>-1.526249</text:p>
          </table:table-cell>
          <table:table-cell office:value-type="float" office:value="0.005045">
            <text:p>0.005045</text:p>
          </table:table-cell>
          <table:table-cell office:value-type="float" office:value="-0.116058">
            <text:p>-0.116058</text:p>
          </table:table-cell>
          <table:table-cell office:value-type="float" office:value="0.006734">
            <text:p>0.006734</text:p>
          </table:table-cell>
          <table:table-cell office:value-type="float" office:value="-0.007084">
            <text:p>-0.007084</text:p>
          </table:table-cell>
          <table:table-cell office:value-type="float" office:value="-0.011513">
            <text:p>-0.011513</text:p>
          </table:table-cell>
          <table:table-cell office:value-type="float" office:value="0.014725">
            <text:p>0.014725</text:p>
          </table:table-cell>
          <table:table-cell office:value-type="float" office:value="-2.513217">
            <text:p>-2.513217</text:p>
          </table:table-cell>
          <table:table-cell office:value-type="float" office:value="3.415798">
            <text:p>3.415798</text:p>
          </table:table-cell>
          <table:table-cell office:value-type="float" office:value="0.561781">
            <text:p>0.561781</text:p>
          </table:table-cell>
          <table:table-cell office:value-type="float" office:value="0.055389">
            <text:p>0.055389</text:p>
          </table:table-cell>
          <table:table-cell office:value-type="float" office:value="0.398519">
            <text:p>0.398519</text:p>
          </table:table-cell>
          <table:table-cell office:value-type="float" office:value="-1.479459">
            <text:p>-1.479459</text:p>
          </table:table-cell>
          <table:table-cell office:value-type="float" office:value="0.000117">
            <text:p>0.000117</text:p>
          </table:table-cell>
          <table:table-cell office:value-type="float" office:value="-0.122527">
            <text:p>-0.122527</text:p>
          </table:table-cell>
          <table:table-cell office:value-type="float" office:value="0.008858">
            <text:p>0.008858</text:p>
          </table:table-cell>
          <table:table-cell office:value-type="float" office:value="-0.010159">
            <text:p>-0.010159</text:p>
          </table:table-cell>
          <table:table-cell office:value-type="float" office:value="-0.008043">
            <text:p>-0.008043</text:p>
          </table:table-cell>
          <table:table-cell office:value-type="float" office:value="0.014728">
            <text:p>0.014728</text:p>
          </table:table-cell>
          <table:table-cell office:value-type="float" office:value="1336386998.34345">
            <text:p>1336386998.34345</text:p>
          </table:table-cell>
          <table:table-cell table:number-columns-repeated="84"/>
        </table:table-row>
        <table:table-row table:style-name="ro2">
          <table:table-cell office:value-type="float" office:value="155.901106119">
            <text:p>155.901106119</text:p>
          </table:table-cell>
          <table:table-cell office:value-type="float" office:value="-2.625238">
            <text:p>-2.625238</text:p>
          </table:table-cell>
          <table:table-cell office:value-type="float" office:value="3.095541">
            <text:p>3.095541</text:p>
          </table:table-cell>
          <table:table-cell office:value-type="float" office:value="0.365714">
            <text:p>0.365714</text:p>
          </table:table-cell>
          <table:table-cell office:value-type="float" office:value="0.06926">
            <text:p>0.06926</text:p>
          </table:table-cell>
          <table:table-cell office:value-type="float" office:value="0.149304">
            <text:p>0.149304</text:p>
          </table:table-cell>
          <table:table-cell office:value-type="float" office:value="-1.499977">
            <text:p>-1.499977</text:p>
          </table:table-cell>
          <table:table-cell office:value-type="float" office:value="0.000712">
            <text:p>0.000712</text:p>
          </table:table-cell>
          <table:table-cell office:value-type="float" office:value="-0.139366">
            <text:p>-0.139366</text:p>
          </table:table-cell>
          <table:table-cell office:value-type="float" office:value="-0.013885">
            <text:p>-0.013885</text:p>
          </table:table-cell>
          <table:table-cell office:value-type="float" office:value="0.013183">
            <text:p>0.013183</text:p>
          </table:table-cell>
          <table:table-cell office:value-type="float" office:value="0.00463">
            <text:p>0.00463</text:p>
          </table:table-cell>
          <table:table-cell office:value-type="float" office:value="0.010164">
            <text:p>0.010164</text:p>
          </table:table-cell>
          <table:table-cell office:value-type="float" office:value="-2.743691">
            <text:p>-2.743691</text:p>
          </table:table-cell>
          <table:table-cell office:value-type="float" office:value="3.392971">
            <text:p>3.392971</text:p>
          </table:table-cell>
          <table:table-cell office:value-type="float" office:value="0.565277">
            <text:p>0.565277</text:p>
          </table:table-cell>
          <table:table-cell office:value-type="float" office:value="0.047463">
            <text:p>0.047463</text:p>
          </table:table-cell>
          <table:table-cell office:value-type="float" office:value="0.381689">
            <text:p>0.381689</text:p>
          </table:table-cell>
          <table:table-cell office:value-type="float" office:value="-1.45049">
            <text:p>-1.45049</text:p>
          </table:table-cell>
          <table:table-cell office:value-type="float" office:value="0.001481">
            <text:p>0.001481</text:p>
          </table:table-cell>
          <table:table-cell office:value-type="float" office:value="-0.149182">
            <text:p>-0.149182</text:p>
          </table:table-cell>
          <table:table-cell office:value-type="float" office:value="-0.011991">
            <text:p>-0.011991</text:p>
          </table:table-cell>
          <table:table-cell office:value-type="float" office:value="0.006983">
            <text:p>0.006983</text:p>
          </table:table-cell>
          <table:table-cell office:value-type="float" office:value="0.003998">
            <text:p>0.003998</text:p>
          </table:table-cell>
          <table:table-cell office:value-type="float" office:value="0.009966">
            <text:p>0.009966</text:p>
          </table:table-cell>
          <table:table-cell office:value-type="float" office:value="1336387000.22896">
            <text:p>1336387000.22896</text:p>
          </table:table-cell>
          <table:table-cell table:number-columns-repeated="84"/>
        </table:table-row>
        <table:table-row table:style-name="ro2">
          <table:table-cell office:value-type="float" office:value="157.389659166">
            <text:p>157.389659166</text:p>
          </table:table-cell>
          <table:table-cell office:value-type="float" office:value="-2.830542">
            <text:p>-2.830542</text:p>
          </table:table-cell>
          <table:table-cell office:value-type="float" office:value="3.085142">
            <text:p>3.085142</text:p>
          </table:table-cell>
          <table:table-cell office:value-type="float" office:value="0.33097">
            <text:p>0.33097</text:p>
          </table:table-cell>
          <table:table-cell office:value-type="float" office:value="0.09122">
            <text:p>0.09122</text:p>
          </table:table-cell>
          <table:table-cell office:value-type="float" office:value="0.155114">
            <text:p>0.155114</text:p>
          </table:table-cell>
          <table:table-cell office:value-type="float" office:value="-1.484217">
            <text:p>-1.484217</text:p>
          </table:table-cell>
          <table:table-cell office:value-type="float" office:value="-0.022961">
            <text:p>-0.022961</text:p>
          </table:table-cell>
          <table:table-cell office:value-type="float" office:value="-0.172796">
            <text:p>-0.172796</text:p>
          </table:table-cell>
          <table:table-cell office:value-type="float" office:value="-0.018855">
            <text:p>-0.018855</text:p>
          </table:table-cell>
          <table:table-cell office:value-type="float" office:value="-0.000653">
            <text:p>-0.000653</text:p>
          </table:table-cell>
          <table:table-cell office:value-type="float" office:value="0.000771">
            <text:p>0.000771</text:p>
          </table:table-cell>
          <table:table-cell office:value-type="float" office:value="-0.033185">
            <text:p>-0.033185</text:p>
          </table:table-cell>
          <table:table-cell office:value-type="float" office:value="-2.964085">
            <text:p>-2.964085</text:p>
          </table:table-cell>
          <table:table-cell office:value-type="float" office:value="3.37491">
            <text:p>3.37491</text:p>
          </table:table-cell>
          <table:table-cell office:value-type="float" office:value="0.538132">
            <text:p>0.538132</text:p>
          </table:table-cell>
          <table:table-cell office:value-type="float" office:value="0.063927">
            <text:p>0.063927</text:p>
          </table:table-cell>
          <table:table-cell office:value-type="float" office:value="0.386885">
            <text:p>0.386885</text:p>
          </table:table-cell>
          <table:table-cell office:value-type="float" office:value="-1.434184">
            <text:p>-1.434184</text:p>
          </table:table-cell>
          <table:table-cell office:value-type="float" office:value="-0.027163">
            <text:p>-0.027163</text:p>
          </table:table-cell>
          <table:table-cell office:value-type="float" office:value="-0.188438">
            <text:p>-0.188438</text:p>
          </table:table-cell>
          <table:table-cell office:value-type="float" office:value="-0.016493">
            <text:p>-0.016493</text:p>
          </table:table-cell>
          <table:table-cell office:value-type="float" office:value="-0.010409">
            <text:p>-0.010409</text:p>
          </table:table-cell>
          <table:table-cell office:value-type="float" office:value="0.002816">
            <text:p>0.002816</text:p>
          </table:table-cell>
          <table:table-cell office:value-type="float" office:value="-0.033637">
            <text:p>-0.033637</text:p>
          </table:table-cell>
          <table:table-cell office:value-type="float" office:value="1336387001.71751">
            <text:p>1336387001.71751</text:p>
          </table:table-cell>
          <table:table-cell table:number-columns-repeated="84"/>
        </table:table-row>
        <table:table-row table:style-name="ro2">
          <table:table-cell office:value-type="float" office:value="158.580502987">
            <text:p>158.580502987</text:p>
          </table:table-cell>
          <table:table-cell office:value-type="float" office:value="-3.03554">
            <text:p>-3.03554</text:p>
          </table:table-cell>
          <table:table-cell office:value-type="float" office:value="3.100839">
            <text:p>3.100839</text:p>
          </table:table-cell>
          <table:table-cell office:value-type="float" office:value="0.294582">
            <text:p>0.294582</text:p>
          </table:table-cell>
          <table:table-cell office:value-type="float" office:value="0.084229">
            <text:p>0.084229</text:p>
          </table:table-cell>
          <table:table-cell office:value-type="float" office:value="0.159507">
            <text:p>0.159507</text:p>
          </table:table-cell>
          <table:table-cell office:value-type="float" office:value="-1.523992">
            <text:p>-1.523992</text:p>
          </table:table-cell>
          <table:table-cell office:value-type="float" office:value="-0.037926">
            <text:p>-0.037926</text:p>
          </table:table-cell>
          <table:table-cell office:value-type="float" office:value="-0.24993">
            <text:p>-0.24993</text:p>
          </table:table-cell>
          <table:table-cell office:value-type="float" office:value="-0.015758">
            <text:p>-0.015758</text:p>
          </table:table-cell>
          <table:table-cell office:value-type="float" office:value="-0.007457">
            <text:p>-0.007457</text:p>
          </table:table-cell>
          <table:table-cell office:value-type="float" office:value="0.009288">
            <text:p>0.009288</text:p>
          </table:table-cell>
          <table:table-cell office:value-type="float" office:value="-0.0533">
            <text:p>-0.0533</text:p>
          </table:table-cell>
          <table:table-cell office:value-type="float" office:value="-3.190521">
            <text:p>-3.190521</text:p>
          </table:table-cell>
          <table:table-cell office:value-type="float" office:value="3.386944">
            <text:p>3.386944</text:p>
          </table:table-cell>
          <table:table-cell office:value-type="float" office:value="0.518909">
            <text:p>0.518909</text:p>
          </table:table-cell>
          <table:table-cell office:value-type="float" office:value="0.035248">
            <text:p>0.035248</text:p>
          </table:table-cell>
          <table:table-cell office:value-type="float" office:value="0.392467">
            <text:p>0.392467</text:p>
          </table:table-cell>
          <table:table-cell office:value-type="float" office:value="-1.477218">
            <text:p>-1.477218</text:p>
          </table:table-cell>
          <table:table-cell office:value-type="float" office:value="-0.040675">
            <text:p>-0.040675</text:p>
          </table:table-cell>
          <table:table-cell office:value-type="float" office:value="-0.253858">
            <text:p>-0.253858</text:p>
          </table:table-cell>
          <table:table-cell office:value-type="float" office:value="-0.016024">
            <text:p>-0.016024</text:p>
          </table:table-cell>
          <table:table-cell office:value-type="float" office:value="-0.009749">
            <text:p>-0.009749</text:p>
          </table:table-cell>
          <table:table-cell office:value-type="float" office:value="0.01118">
            <text:p>0.01118</text:p>
          </table:table-cell>
          <table:table-cell office:value-type="float" office:value="-0.051906">
            <text:p>-0.051906</text:p>
          </table:table-cell>
          <table:table-cell office:value-type="float" office:value="1336387002.90835">
            <text:p>1336387002.90835</text:p>
          </table:table-cell>
          <table:table-cell table:number-columns-repeated="84"/>
        </table:table-row>
        <table:table-row table:style-name="ro2">
          <table:table-cell office:value-type="float" office:value="159.374397993">
            <text:p>159.374397993</text:p>
          </table:table-cell>
          <table:table-cell office:value-type="float" office:value="-3.233594">
            <text:p>-3.233594</text:p>
          </table:table-cell>
          <table:table-cell office:value-type="float" office:value="3.125959">
            <text:p>3.125959</text:p>
          </table:table-cell>
          <table:table-cell office:value-type="float" office:value="0.270576">
            <text:p>0.270576</text:p>
          </table:table-cell>
          <table:table-cell office:value-type="float" office:value="0.071544">
            <text:p>0.071544</text:p>
          </table:table-cell>
          <table:table-cell office:value-type="float" office:value="0.170275">
            <text:p>0.170275</text:p>
          </table:table-cell>
          <table:table-cell office:value-type="float" office:value="-1.566145">
            <text:p>-1.566145</text:p>
          </table:table-cell>
          <table:table-cell office:value-type="float" office:value="-0.002908">
            <text:p>-0.002908</text:p>
          </table:table-cell>
          <table:table-cell office:value-type="float" office:value="-0.191639">
            <text:p>-0.191639</text:p>
          </table:table-cell>
          <table:table-cell office:value-type="float" office:value="-0.005605">
            <text:p>-0.005605</text:p>
          </table:table-cell>
          <table:table-cell office:value-type="float" office:value="0.003288">
            <text:p>0.003288</text:p>
          </table:table-cell>
          <table:table-cell office:value-type="float" office:value="-0.022275">
            <text:p>-0.022275</text:p>
          </table:table-cell>
          <table:table-cell office:value-type="float" office:value="0.010413">
            <text:p>0.010413</text:p>
          </table:table-cell>
          <table:table-cell office:value-type="float" office:value="-3.394101">
            <text:p>-3.394101</text:p>
          </table:table-cell>
          <table:table-cell office:value-type="float" office:value="3.405418">
            <text:p>3.405418</text:p>
          </table:table-cell>
          <table:table-cell office:value-type="float" office:value="0.512951">
            <text:p>0.512951</text:p>
          </table:table-cell>
          <table:table-cell office:value-type="float" office:value="0.010496">
            <text:p>0.010496</text:p>
          </table:table-cell>
          <table:table-cell office:value-type="float" office:value="0.402442">
            <text:p>0.402442</text:p>
          </table:table-cell>
          <table:table-cell office:value-type="float" office:value="-1.521636">
            <text:p>-1.521636</text:p>
          </table:table-cell>
          <table:table-cell office:value-type="float" office:value="-0.007051">
            <text:p>-0.007051</text:p>
          </table:table-cell>
          <table:table-cell office:value-type="float" office:value="-0.182535">
            <text:p>-0.182535</text:p>
          </table:table-cell>
          <table:table-cell office:value-type="float" office:value="-0.008742">
            <text:p>-0.008742</text:p>
          </table:table-cell>
          <table:table-cell office:value-type="float" office:value="0.010194">
            <text:p>0.010194</text:p>
          </table:table-cell>
          <table:table-cell office:value-type="float" office:value="-0.018874">
            <text:p>-0.018874</text:p>
          </table:table-cell>
          <table:table-cell office:value-type="float" office:value="0.012323">
            <text:p>0.012323</text:p>
          </table:table-cell>
          <table:table-cell office:value-type="float" office:value="1336387003.70225">
            <text:p>1336387003.70225</text:p>
          </table:table-cell>
          <table:table-cell table:number-columns-repeated="84"/>
        </table:table-row>
        <table:table-row table:style-name="ro2">
          <table:table-cell office:value-type="float" office:value="160.466005087">
            <text:p>160.466005087</text:p>
          </table:table-cell>
          <table:table-cell office:value-type="float" office:value="-3.441845">
            <text:p>-3.441845</text:p>
          </table:table-cell>
          <table:table-cell office:value-type="float" office:value="3.131687">
            <text:p>3.131687</text:p>
          </table:table-cell>
          <table:table-cell office:value-type="float" office:value="0.250362">
            <text:p>0.250362</text:p>
          </table:table-cell>
          <table:table-cell office:value-type="float" office:value="0.076795">
            <text:p>0.076795</text:p>
          </table:table-cell>
          <table:table-cell office:value-type="float" office:value="0.145201">
            <text:p>0.145201</text:p>
          </table:table-cell>
          <table:table-cell office:value-type="float" office:value="-1.556447">
            <text:p>-1.556447</text:p>
          </table:table-cell>
          <table:table-cell office:value-type="float" office:value="0.020399">
            <text:p>0.020399</text:p>
          </table:table-cell>
          <table:table-cell office:value-type="float" office:value="-0.107096">
            <text:p>-0.107096</text:p>
          </table:table-cell>
          <table:table-cell office:value-type="float" office:value="0.01189">
            <text:p>0.01189</text:p>
          </table:table-cell>
          <table:table-cell office:value-type="float" office:value="-0.019363">
            <text:p>-0.019363</text:p>
          </table:table-cell>
          <table:table-cell office:value-type="float" office:value="0.015704">
            <text:p>0.015704</text:p>
          </table:table-cell>
          <table:table-cell office:value-type="float" office:value="0.004005">
            <text:p>0.004005</text:p>
          </table:table-cell>
          <table:table-cell office:value-type="float" office:value="-3.593577">
            <text:p>-3.593577</text:p>
          </table:table-cell>
          <table:table-cell office:value-type="float" office:value="3.407257">
            <text:p>3.407257</text:p>
          </table:table-cell>
          <table:table-cell office:value-type="float" office:value="0.505262">
            <text:p>0.505262</text:p>
          </table:table-cell>
          <table:table-cell office:value-type="float" office:value="0.027211">
            <text:p>0.027211</text:p>
          </table:table-cell>
          <table:table-cell office:value-type="float" office:value="0.381662">
            <text:p>0.381662</text:p>
          </table:table-cell>
          <table:table-cell office:value-type="float" office:value="-1.507379">
            <text:p>-1.507379</text:p>
          </table:table-cell>
          <table:table-cell office:value-type="float" office:value="0.014394">
            <text:p>0.014394</text:p>
          </table:table-cell>
          <table:table-cell office:value-type="float" office:value="-0.101001">
            <text:p>-0.101001</text:p>
          </table:table-cell>
          <table:table-cell office:value-type="float" office:value="0.010748">
            <text:p>0.010748</text:p>
          </table:table-cell>
          <table:table-cell office:value-type="float" office:value="-0.015027">
            <text:p>-0.015027</text:p>
          </table:table-cell>
          <table:table-cell office:value-type="float" office:value="0.0196">
            <text:p>0.0196</text:p>
          </table:table-cell>
          <table:table-cell office:value-type="float" office:value="0.004399">
            <text:p>0.004399</text:p>
          </table:table-cell>
          <table:table-cell office:value-type="float" office:value="1336387004.79385">
            <text:p>1336387004.79385</text:p>
          </table:table-cell>
          <table:table-cell table:number-columns-repeated="84"/>
        </table:table-row>
        <table:table-row table:style-name="ro2">
          <table:table-cell office:value-type="float" office:value="162.351507187">
            <text:p>162.351507187</text:p>
          </table:table-cell>
          <table:table-cell office:value-type="float" office:value="-3.644319">
            <text:p>-3.644319</text:p>
          </table:table-cell>
          <table:table-cell office:value-type="float" office:value="3.089727">
            <text:p>3.089727</text:p>
          </table:table-cell>
          <table:table-cell office:value-type="float" office:value="0.251586">
            <text:p>0.251586</text:p>
          </table:table-cell>
          <table:table-cell office:value-type="float" office:value="0.041755">
            <text:p>0.041755</text:p>
          </table:table-cell>
          <table:table-cell office:value-type="float" office:value="0.174137">
            <text:p>0.174137</text:p>
          </table:table-cell>
          <table:table-cell office:value-type="float" office:value="-1.546499">
            <text:p>-1.546499</text:p>
          </table:table-cell>
          <table:table-cell office:value-type="float" office:value="-0.022489">
            <text:p>-0.022489</text:p>
          </table:table-cell>
          <table:table-cell office:value-type="float" office:value="-0.031723">
            <text:p>-0.031723</text:p>
          </table:table-cell>
          <table:table-cell office:value-type="float" office:value="0.010867">
            <text:p>0.010867</text:p>
          </table:table-cell>
          <table:table-cell office:value-type="float" office:value="-0.000725">
            <text:p>-0.000725</text:p>
          </table:table-cell>
          <table:table-cell office:value-type="float" office:value="-0.00647">
            <text:p>-0.00647</text:p>
          </table:table-cell>
          <table:table-cell office:value-type="float" office:value="-0.025031">
            <text:p>-0.025031</text:p>
          </table:table-cell>
          <table:table-cell office:value-type="float" office:value="-3.78216">
            <text:p>-3.78216</text:p>
          </table:table-cell>
          <table:table-cell office:value-type="float" office:value="3.364417">
            <text:p>3.364417</text:p>
          </table:table-cell>
          <table:table-cell office:value-type="float" office:value="0.509145">
            <text:p>0.509145</text:p>
          </table:table-cell>
          <table:table-cell office:value-type="float" office:value="0.002683">
            <text:p>0.002683</text:p>
          </table:table-cell>
          <table:table-cell office:value-type="float" office:value="0.41836">
            <text:p>0.41836</text:p>
          </table:table-cell>
          <table:table-cell office:value-type="float" office:value="-1.497212">
            <text:p>-1.497212</text:p>
          </table:table-cell>
          <table:table-cell office:value-type="float" office:value="-0.022856">
            <text:p>-0.022856</text:p>
          </table:table-cell>
          <table:table-cell office:value-type="float" office:value="-0.025874">
            <text:p>-0.025874</text:p>
          </table:table-cell>
          <table:table-cell office:value-type="float" office:value="0.009121">
            <text:p>0.009121</text:p>
          </table:table-cell>
          <table:table-cell office:value-type="float" office:value="0.003408">
            <text:p>0.003408</text:p>
          </table:table-cell>
          <table:table-cell office:value-type="float" office:value="-0.005076">
            <text:p>-0.005076</text:p>
          </table:table-cell>
          <table:table-cell office:value-type="float" office:value="-0.02336">
            <text:p>-0.02336</text:p>
          </table:table-cell>
          <table:table-cell office:value-type="float" office:value="1336387006.67936">
            <text:p>1336387006.67936</text:p>
          </table:table-cell>
          <table:table-cell table:number-columns-repeated="84"/>
        </table:table-row>
        <table:table-row table:style-name="ro2">
          <table:table-cell office:value-type="float" office:value="167.412465096">
            <text:p>167.412465096</text:p>
          </table:table-cell>
          <table:table-cell office:value-type="float" office:value="-3.809497">
            <text:p>-3.809497</text:p>
          </table:table-cell>
          <table:table-cell office:value-type="float" office:value="3.189479">
            <text:p>3.189479</text:p>
          </table:table-cell>
          <table:table-cell office:value-type="float" office:value="0.318823">
            <text:p>0.318823</text:p>
          </table:table-cell>
          <table:table-cell office:value-type="float" office:value="0.015426">
            <text:p>0.015426</text:p>
          </table:table-cell>
          <table:table-cell office:value-type="float" office:value="0.145267">
            <text:p>0.145267</text:p>
          </table:table-cell>
          <table:table-cell office:value-type="float" office:value="-1.675747">
            <text:p>-1.675747</text:p>
          </table:table-cell>
          <table:table-cell office:value-type="float" office:value="-0.049137">
            <text:p>-0.049137</text:p>
          </table:table-cell>
          <table:table-cell office:value-type="float" office:value="0.025436">
            <text:p>0.025436</text:p>
          </table:table-cell>
          <table:table-cell office:value-type="float" office:value="-0.028284">
            <text:p>-0.028284</text:p>
          </table:table-cell>
          <table:table-cell office:value-type="float" office:value="0.014693">
            <text:p>0.014693</text:p>
          </table:table-cell>
          <table:table-cell office:value-type="float" office:value="0.00831">
            <text:p>0.00831</text:p>
          </table:table-cell>
          <table:table-cell office:value-type="float" office:value="-0.072371">
            <text:p>-0.072371</text:p>
          </table:table-cell>
          <table:table-cell office:value-type="float" office:value="-3.91928">
            <text:p>-3.91928</text:p>
          </table:table-cell>
          <table:table-cell office:value-type="float" office:value="3.441632">
            <text:p>3.441632</text:p>
          </table:table-cell>
          <table:table-cell office:value-type="float" office:value="0.597999">
            <text:p>0.597999</text:p>
          </table:table-cell>
          <table:table-cell office:value-type="float" office:value="-0.031944">
            <text:p>-0.031944</text:p>
          </table:table-cell>
          <table:table-cell office:value-type="float" office:value="0.389917">
            <text:p>0.389917</text:p>
          </table:table-cell>
          <table:table-cell office:value-type="float" office:value="-1.625112">
            <text:p>-1.625112</text:p>
          </table:table-cell>
          <table:table-cell office:value-type="float" office:value="-0.046832">
            <text:p>-0.046832</text:p>
          </table:table-cell>
          <table:table-cell office:value-type="float" office:value="0.009912">
            <text:p>0.009912</text:p>
          </table:table-cell>
          <table:table-cell office:value-type="float" office:value="-0.02359">
            <text:p>-0.02359</text:p>
          </table:table-cell>
          <table:table-cell office:value-type="float" office:value="0.004816">
            <text:p>0.004816</text:p>
          </table:table-cell>
          <table:table-cell office:value-type="float" office:value="0.004186">
            <text:p>0.004186</text:p>
          </table:table-cell>
          <table:table-cell office:value-type="float" office:value="-0.072653">
            <text:p>-0.072653</text:p>
          </table:table-cell>
          <table:table-cell office:value-type="float" office:value="1336387011.74032">
            <text:p>1336387011.74032</text:p>
          </table:table-cell>
          <table:table-cell table:number-columns-repeated="84"/>
        </table:table-row>
        <table:table-row table:style-name="ro2">
          <table:table-cell office:value-type="float" office:value="170.687283993">
            <text:p>170.687283993</text:p>
          </table:table-cell>
          <table:table-cell office:value-type="float" office:value="-3.707183">
            <text:p>-3.707183</text:p>
          </table:table-cell>
          <table:table-cell office:value-type="float" office:value="3.352095">
            <text:p>3.352095</text:p>
          </table:table-cell>
          <table:table-cell office:value-type="float" office:value="0.251748">
            <text:p>0.251748</text:p>
          </table:table-cell>
          <table:table-cell office:value-type="float" office:value="0.028679">
            <text:p>0.028679</text:p>
          </table:table-cell>
          <table:table-cell office:value-type="float" office:value="0.172009">
            <text:p>0.172009</text:p>
          </table:table-cell>
          <table:table-cell office:value-type="float" office:value="-1.91581">
            <text:p>-1.91581</text:p>
          </table:table-cell>
          <table:table-cell office:value-type="float" office:value="-0.101843">
            <text:p>-0.101843</text:p>
          </table:table-cell>
          <table:table-cell office:value-type="float" office:value="0.011647">
            <text:p>0.011647</text:p>
          </table:table-cell>
          <table:table-cell office:value-type="float" office:value="-0.019139">
            <text:p>-0.019139</text:p>
          </table:table-cell>
          <table:table-cell office:value-type="float" office:value="0.023093">
            <text:p>0.023093</text:p>
          </table:table-cell>
          <table:table-cell office:value-type="float" office:value="0.008231">
            <text:p>0.008231</text:p>
          </table:table-cell>
          <table:table-cell office:value-type="float" office:value="-0.150543">
            <text:p>-0.150543</text:p>
          </table:table-cell>
          <table:table-cell office:value-type="float" office:value="-3.880032">
            <text:p>-3.880032</text:p>
          </table:table-cell>
          <table:table-cell office:value-type="float" office:value="3.61135">
            <text:p>3.61135</text:p>
          </table:table-cell>
          <table:table-cell office:value-type="float" office:value="0.583917">
            <text:p>0.583917</text:p>
          </table:table-cell>
          <table:table-cell office:value-type="float" office:value="-0.11219">
            <text:p>-0.11219</text:p>
          </table:table-cell>
          <table:table-cell office:value-type="float" office:value="0.384482">
            <text:p>0.384482</text:p>
          </table:table-cell>
          <table:table-cell office:value-type="float" office:value="-1.882513">
            <text:p>-1.882513</text:p>
          </table:table-cell>
          <table:table-cell office:value-type="float" office:value="-0.102762">
            <text:p>-0.102762</text:p>
          </table:table-cell>
          <table:table-cell office:value-type="float" office:value="0.008701">
            <text:p>0.008701</text:p>
          </table:table-cell>
          <table:table-cell office:value-type="float" office:value="-0.022035">
            <text:p>-0.022035</text:p>
          </table:table-cell>
          <table:table-cell office:value-type="float" office:value="0.021716">
            <text:p>0.021716</text:p>
          </table:table-cell>
          <table:table-cell office:value-type="float" office:value="0.00841">
            <text:p>0.00841</text:p>
          </table:table-cell>
          <table:table-cell office:value-type="float" office:value="-0.150784">
            <text:p>-0.150784</text:p>
          </table:table-cell>
          <table:table-cell office:value-type="float" office:value="1336387015.01513">
            <text:p>1336387015.01513</text:p>
          </table:table-cell>
          <table:table-cell table:number-columns-repeated="84"/>
        </table:table-row>
        <table:table-row table:style-name="ro2">
          <table:table-cell office:value-type="float" office:value="172.672024012">
            <text:p>172.672024012</text:p>
          </table:table-cell>
          <table:table-cell office:value-type="float" office:value="-3.614899">
            <text:p>-3.614899</text:p>
          </table:table-cell>
          <table:table-cell office:value-type="float" office:value="3.537334">
            <text:p>3.537334</text:p>
          </table:table-cell>
          <table:table-cell office:value-type="float" office:value="0.249587">
            <text:p>0.249587</text:p>
          </table:table-cell>
          <table:table-cell office:value-type="float" office:value="0.022023">
            <text:p>0.022023</text:p>
          </table:table-cell>
          <table:table-cell office:value-type="float" office:value="0.189083">
            <text:p>0.189083</text:p>
          </table:table-cell>
          <table:table-cell office:value-type="float" office:value="-2.219522">
            <text:p>-2.219522</text:p>
          </table:table-cell>
          <table:table-cell office:value-type="float" office:value="-0.089682">
            <text:p>-0.089682</text:p>
          </table:table-cell>
          <table:table-cell office:value-type="float" office:value="0.028248">
            <text:p>0.028248</text:p>
          </table:table-cell>
          <table:table-cell office:value-type="float" office:value="-0.040678">
            <text:p>-0.040678</text:p>
          </table:table-cell>
          <table:table-cell office:value-type="float" office:value="0.016672">
            <text:p>0.016672</text:p>
          </table:table-cell>
          <table:table-cell office:value-type="float" office:value="0.004321">
            <text:p>0.004321</text:p>
          </table:table-cell>
          <table:table-cell office:value-type="float" office:value="-0.138166">
            <text:p>-0.138166</text:p>
          </table:table-cell>
          <table:table-cell office:value-type="float" office:value="-3.805152">
            <text:p>-3.805152</text:p>
          </table:table-cell>
          <table:table-cell office:value-type="float" office:value="3.803748">
            <text:p>3.803748</text:p>
          </table:table-cell>
          <table:table-cell office:value-type="float" office:value="0.618338">
            <text:p>0.618338</text:p>
          </table:table-cell>
          <table:table-cell office:value-type="float" office:value="-0.182107">
            <text:p>-0.182107</text:p>
          </table:table-cell>
          <table:table-cell office:value-type="float" office:value="0.350258">
            <text:p>0.350258</text:p>
          </table:table-cell>
          <table:table-cell office:value-type="float" office:value="-2.201759">
            <text:p>-2.201759</text:p>
          </table:table-cell>
          <table:table-cell office:value-type="float" office:value="-0.090852">
            <text:p>-0.090852</text:p>
          </table:table-cell>
          <table:table-cell office:value-type="float" office:value="0.02678">
            <text:p>0.02678</text:p>
          </table:table-cell>
          <table:table-cell office:value-type="float" office:value="-0.04342">
            <text:p>-0.04342</text:p>
          </table:table-cell>
          <table:table-cell office:value-type="float" office:value="0.01621">
            <text:p>0.01621</text:p>
          </table:table-cell>
          <table:table-cell office:value-type="float" office:value="0.004655">
            <text:p>0.004655</text:p>
          </table:table-cell>
          <table:table-cell office:value-type="float" office:value="-0.13808">
            <text:p>-0.13808</text:p>
          </table:table-cell>
          <table:table-cell office:value-type="float" office:value="1336387016.99987">
            <text:p>1336387016.99987</text:p>
          </table:table-cell>
          <table:table-cell table:number-columns-repeated="84"/>
        </table:table-row>
        <table:table-row table:style-name="ro2">
          <table:table-cell office:value-type="float" office:value="174.656762123">
            <text:p>174.656762123</text:p>
          </table:table-cell>
          <table:table-cell office:value-type="float" office:value="-3.454169">
            <text:p>-3.454169</text:p>
          </table:table-cell>
          <table:table-cell office:value-type="float" office:value="3.653608">
            <text:p>3.653608</text:p>
          </table:table-cell>
          <table:table-cell office:value-type="float" office:value="0.204978">
            <text:p>0.204978</text:p>
          </table:table-cell>
          <table:table-cell office:value-type="float" office:value="0.002416">
            <text:p>0.002416</text:p>
          </table:table-cell>
          <table:table-cell office:value-type="float" office:value="0.196468">
            <text:p>0.196468</text:p>
          </table:table-cell>
          <table:table-cell office:value-type="float" office:value="-2.498988">
            <text:p>-2.498988</text:p>
          </table:table-cell>
          <table:table-cell office:value-type="float" office:value="-0.083324">
            <text:p>-0.083324</text:p>
          </table:table-cell>
          <table:table-cell office:value-type="float" office:value="0.019804">
            <text:p>0.019804</text:p>
          </table:table-cell>
          <table:table-cell office:value-type="float" office:value="-0.035893">
            <text:p>-0.035893</text:p>
          </table:table-cell>
          <table:table-cell office:value-type="float" office:value="0.024322">
            <text:p>0.024322</text:p>
          </table:table-cell>
          <table:table-cell office:value-type="float" office:value="0.000518">
            <text:p>0.000518</text:p>
          </table:table-cell>
          <table:table-cell office:value-type="float" office:value="-0.13837">
            <text:p>-0.13837</text:p>
          </table:table-cell>
          <table:table-cell office:value-type="float" office:value="-3.656525">
            <text:p>-3.656525</text:p>
          </table:table-cell>
          <table:table-cell office:value-type="float" office:value="3.945027">
            <text:p>3.945027</text:p>
          </table:table-cell>
          <table:table-cell office:value-type="float" office:value="0.591564">
            <text:p>0.591564</text:p>
          </table:table-cell>
          <table:table-cell office:value-type="float" office:value="-0.239546">
            <text:p>-0.239546</text:p>
          </table:table-cell>
          <table:table-cell office:value-type="float" office:value="0.297175">
            <text:p>0.297175</text:p>
          </table:table-cell>
          <table:table-cell office:value-type="float" office:value="-2.485658">
            <text:p>-2.485658</text:p>
          </table:table-cell>
          <table:table-cell office:value-type="float" office:value="-0.093241">
            <text:p>-0.093241</text:p>
          </table:table-cell>
          <table:table-cell office:value-type="float" office:value="0.009422">
            <text:p>0.009422</text:p>
          </table:table-cell>
          <table:table-cell office:value-type="float" office:value="-0.038787">
            <text:p>-0.038787</text:p>
          </table:table-cell>
          <table:table-cell office:value-type="float" office:value="0.017501">
            <text:p>0.017501</text:p>
          </table:table-cell>
          <table:table-cell office:value-type="float" office:value="0.004079">
            <text:p>0.004079</text:p>
          </table:table-cell>
          <table:table-cell office:value-type="float" office:value="-0.139882">
            <text:p>-0.139882</text:p>
          </table:table-cell>
          <table:table-cell office:value-type="float" office:value="1336387018.98461">
            <text:p>1336387018.98461</text:p>
          </table:table-cell>
          <table:table-cell table:number-columns-repeated="84"/>
        </table:table-row>
        <table:table-row table:style-name="ro2">
          <table:table-cell office:value-type="float" office:value="176.839974165">
            <text:p>176.839974165</text:p>
          </table:table-cell>
          <table:table-cell office:value-type="float" office:value="-3.273088">
            <text:p>-3.273088</text:p>
          </table:table-cell>
          <table:table-cell office:value-type="float" office:value="3.734921">
            <text:p>3.734921</text:p>
          </table:table-cell>
          <table:table-cell office:value-type="float" office:value="0.163737">
            <text:p>0.163737</text:p>
          </table:table-cell>
          <table:table-cell office:value-type="float" office:value="-0.003762">
            <text:p>-0.003762</text:p>
          </table:table-cell>
          <table:table-cell office:value-type="float" office:value="0.18931">
            <text:p>0.18931</text:p>
          </table:table-cell>
          <table:table-cell office:value-type="float" office:value="-2.80675">
            <text:p>-2.80675</text:p>
          </table:table-cell>
          <table:table-cell office:value-type="float" office:value="-0.093302">
            <text:p>-0.093302</text:p>
          </table:table-cell>
          <table:table-cell office:value-type="float" office:value="0.028332">
            <text:p>0.028332</text:p>
          </table:table-cell>
          <table:table-cell office:value-type="float" office:value="-0.031937">
            <text:p>-0.031937</text:p>
          </table:table-cell>
          <table:table-cell office:value-type="float" office:value="0.017896">
            <text:p>0.017896</text:p>
          </table:table-cell>
          <table:table-cell office:value-type="float" office:value="0.010577">
            <text:p>0.010577</text:p>
          </table:table-cell>
          <table:table-cell office:value-type="float" office:value="-0.149537">
            <text:p>-0.149537</text:p>
          </table:table-cell>
          <table:table-cell office:value-type="float" office:value="-3.482119">
            <text:p>-3.482119</text:p>
          </table:table-cell>
          <table:table-cell office:value-type="float" office:value="4.079388">
            <text:p>4.079388</text:p>
          </table:table-cell>
          <table:table-cell office:value-type="float" office:value="0.567849">
            <text:p>0.567849</text:p>
          </table:table-cell>
          <table:table-cell office:value-type="float" office:value="-0.279092">
            <text:p>-0.279092</text:p>
          </table:table-cell>
          <table:table-cell office:value-type="float" office:value="0.221123">
            <text:p>0.221123</text:p>
          </table:table-cell>
          <table:table-cell office:value-type="float" office:value="-2.791949">
            <text:p>-2.791949</text:p>
          </table:table-cell>
          <table:table-cell office:value-type="float" office:value="-0.093644">
            <text:p>-0.093644</text:p>
          </table:table-cell>
          <table:table-cell office:value-type="float" office:value="0.011684">
            <text:p>0.011684</text:p>
          </table:table-cell>
          <table:table-cell office:value-type="float" office:value="-0.030521">
            <text:p>-0.030521</text:p>
          </table:table-cell>
          <table:table-cell office:value-type="float" office:value="0.009208">
            <text:p>0.009208</text:p>
          </table:table-cell>
          <table:table-cell office:value-type="float" office:value="0.007181">
            <text:p>0.007181</text:p>
          </table:table-cell>
          <table:table-cell office:value-type="float" office:value="-0.150049">
            <text:p>-0.150049</text:p>
          </table:table-cell>
          <table:table-cell office:value-type="float" office:value="1336387021.16782">
            <text:p>1336387021.16782</text:p>
          </table:table-cell>
          <table:table-cell table:number-columns-repeated="84"/>
        </table:table-row>
        <table:table-row table:style-name="ro2">
          <table:table-cell office:value-type="float" office:value="178.824712992">
            <text:p>178.824712992</text:p>
          </table:table-cell>
          <table:table-cell office:value-type="float" office:value="-3.071613">
            <text:p>-3.071613</text:p>
          </table:table-cell>
          <table:table-cell office:value-type="float" office:value="3.745738">
            <text:p>3.745738</text:p>
          </table:table-cell>
          <table:table-cell office:value-type="float" office:value="0.136122">
            <text:p>0.136122</text:p>
          </table:table-cell>
          <table:table-cell office:value-type="float" office:value="-0.024285">
            <text:p>-0.024285</text:p>
          </table:table-cell>
          <table:table-cell office:value-type="float" office:value="0.200796">
            <text:p>0.200796</text:p>
          </table:table-cell>
          <table:table-cell office:value-type="float" office:value="-3.109831">
            <text:p>-3.109831</text:p>
          </table:table-cell>
          <table:table-cell office:value-type="float" office:value="0.006166">
            <text:p>0.006166</text:p>
          </table:table-cell>
          <table:table-cell office:value-type="float" office:value="-0.025985">
            <text:p>-0.025985</text:p>
          </table:table-cell>
          <table:table-cell office:value-type="float" office:value="-0.005355">
            <text:p>-0.005355</text:p>
          </table:table-cell>
          <table:table-cell office:value-type="float" office:value="-0.004366">
            <text:p>-0.004366</text:p>
          </table:table-cell>
          <table:table-cell office:value-type="float" office:value="-0.000916">
            <text:p>-0.000916</text:p>
          </table:table-cell>
          <table:table-cell office:value-type="float" office:value="0.00136">
            <text:p>0.00136</text:p>
          </table:table-cell>
          <table:table-cell office:value-type="float" office:value="-3.296522">
            <text:p>-3.296522</text:p>
          </table:table-cell>
          <table:table-cell office:value-type="float" office:value="4.141096">
            <text:p>4.141096</text:p>
          </table:table-cell>
          <table:table-cell office:value-type="float" office:value="0.545565">
            <text:p>0.545565</text:p>
          </table:table-cell>
          <table:table-cell office:value-type="float" office:value="-0.312411">
            <text:p>-0.312411</text:p>
          </table:table-cell>
          <table:table-cell office:value-type="float" office:value="0.144662">
            <text:p>0.144662</text:p>
          </table:table-cell>
          <table:table-cell office:value-type="float" office:value="-3.085119">
            <text:p>-3.085119</text:p>
          </table:table-cell>
          <table:table-cell office:value-type="float" office:value="0.004231">
            <text:p>0.004231</text:p>
          </table:table-cell>
          <table:table-cell office:value-type="float" office:value="-0.035224">
            <text:p>-0.035224</text:p>
          </table:table-cell>
          <table:table-cell office:value-type="float" office:value="-0.004191">
            <text:p>-0.004191</text:p>
          </table:table-cell>
          <table:table-cell office:value-type="float" office:value="-0.008954">
            <text:p>-0.008954</text:p>
          </table:table-cell>
          <table:table-cell office:value-type="float" office:value="0.000156">
            <text:p>0.000156</text:p>
          </table:table-cell>
          <table:table-cell office:value-type="float" office:value="0.000889">
            <text:p>0.000889</text:p>
          </table:table-cell>
          <table:table-cell office:value-type="float" office:value="1336387023.15256">
            <text:p>1336387023.15256</text:p>
          </table:table-cell>
          <table:table-cell table:number-columns-repeated="84"/>
        </table:table-row>
        <table:table-row table:style-name="ro2">
          <table:table-cell office:value-type="float" office:value="186.56519413">
            <text:p>186.56519413</text:p>
          </table:table-cell>
          <table:table-cell office:value-type="float" office:value="-3.117485">
            <text:p>-3.117485</text:p>
          </table:table-cell>
          <table:table-cell office:value-type="float" office:value="3.946465">
            <text:p>3.946465</text:p>
          </table:table-cell>
          <table:table-cell office:value-type="float" office:value="0.090781">
            <text:p>0.090781</text:p>
          </table:table-cell>
          <table:table-cell office:value-type="float" office:value="-0.055901">
            <text:p>-0.055901</text:p>
          </table:table-cell>
          <table:table-cell office:value-type="float" office:value="0.193953">
            <text:p>0.193953</text:p>
          </table:table-cell>
          <table:table-cell office:value-type="float" office:value="-3.09893">
            <text:p>-3.09893</text:p>
          </table:table-cell>
          <table:table-cell office:value-type="float" office:value="-0.011132">
            <text:p>-0.011132</text:p>
          </table:table-cell>
          <table:table-cell office:value-type="float" office:value="-0.217069">
            <text:p>-0.217069</text:p>
          </table:table-cell>
          <table:table-cell office:value-type="float" office:value="0.003989">
            <text:p>0.003989</text:p>
          </table:table-cell>
          <table:table-cell office:value-type="float" office:value="0.051617">
            <text:p>0.051617</text:p>
          </table:table-cell>
          <table:table-cell office:value-type="float" office:value="-0.000578">
            <text:p>-0.000578</text:p>
          </table:table-cell>
          <table:table-cell office:value-type="float" office:value="-0.023689">
            <text:p>-0.023689</text:p>
          </table:table-cell>
          <table:table-cell office:value-type="float" office:value="-3.3517">
            <text:p>-3.3517</text:p>
          </table:table-cell>
          <table:table-cell office:value-type="float" office:value="4.40783">
            <text:p>4.40783</text:p>
          </table:table-cell>
          <table:table-cell office:value-type="float" office:value="0.593219">
            <text:p>0.593219</text:p>
          </table:table-cell>
          <table:table-cell office:value-type="float" office:value="-0.380814">
            <text:p>-0.380814</text:p>
          </table:table-cell>
          <table:table-cell office:value-type="float" office:value="0.147924">
            <text:p>0.147924</text:p>
          </table:table-cell>
          <table:table-cell office:value-type="float" office:value="-3.078874">
            <text:p>-3.078874</text:p>
          </table:table-cell>
          <table:table-cell office:value-type="float" office:value="-0.022769">
            <text:p>-0.022769</text:p>
          </table:table-cell>
          <table:table-cell office:value-type="float" office:value="-0.222348">
            <text:p>-0.222348</text:p>
          </table:table-cell>
          <table:table-cell office:value-type="float" office:value="0.003781">
            <text:p>0.003781</text:p>
          </table:table-cell>
          <table:table-cell office:value-type="float" office:value="0.047783">
            <text:p>0.047783</text:p>
          </table:table-cell>
          <table:table-cell office:value-type="float" office:value="0.006157">
            <text:p>0.006157</text:p>
          </table:table-cell>
          <table:table-cell office:value-type="float" office:value="-0.021468">
            <text:p>-0.021468</text:p>
          </table:table-cell>
          <table:table-cell office:value-type="float" office:value="1336387030.89304">
            <text:p>1336387030.89304</text:p>
          </table:table-cell>
          <table:table-cell table:number-columns-repeated="84"/>
        </table:table-row>
        <table:table-row table:style-name="ro2">
          <table:table-cell office:value-type="float" office:value="187.55756402">
            <text:p>187.55756402</text:p>
          </table:table-cell>
          <table:table-cell office:value-type="float" office:value="-3.118897">
            <text:p>-3.118897</text:p>
          </table:table-cell>
          <table:table-cell office:value-type="float" office:value="4.161456">
            <text:p>4.161456</text:p>
          </table:table-cell>
          <table:table-cell office:value-type="float" office:value="0.108598">
            <text:p>0.108598</text:p>
          </table:table-cell>
          <table:table-cell office:value-type="float" office:value="-0.009265">
            <text:p>-0.009265</text:p>
          </table:table-cell>
          <table:table-cell office:value-type="float" office:value="0.192013">
            <text:p>0.192013</text:p>
          </table:table-cell>
          <table:table-cell office:value-type="float" office:value="-3.122809">
            <text:p>-3.122809</text:p>
          </table:table-cell>
          <table:table-cell office:value-type="float" office:value="-0.038017">
            <text:p>-0.038017</text:p>
          </table:table-cell>
          <table:table-cell office:value-type="float" office:value="-0.155087">
            <text:p>-0.155087</text:p>
          </table:table-cell>
          <table:table-cell office:value-type="float" office:value="-0.026714">
            <text:p>-0.026714</text:p>
          </table:table-cell>
          <table:table-cell office:value-type="float" office:value="-0.02047">
            <text:p>-0.02047</text:p>
          </table:table-cell>
          <table:table-cell office:value-type="float" office:value="-0.009023">
            <text:p>-0.009023</text:p>
          </table:table-cell>
          <table:table-cell office:value-type="float" office:value="-0.018929">
            <text:p>-0.018929</text:p>
          </table:table-cell>
          <table:table-cell office:value-type="float" office:value="-3.354723">
            <text:p>-3.354723</text:p>
          </table:table-cell>
          <table:table-cell office:value-type="float" office:value="4.611491">
            <text:p>4.611491</text:p>
          </table:table-cell>
          <table:table-cell office:value-type="float" office:value="0.68111">
            <text:p>0.68111</text:p>
          </table:table-cell>
          <table:table-cell office:value-type="float" office:value="-0.33659">
            <text:p>-0.33659</text:p>
          </table:table-cell>
          <table:table-cell office:value-type="float" office:value="0.145643">
            <text:p>0.145643</text:p>
          </table:table-cell>
          <table:table-cell office:value-type="float" office:value="-3.101158">
            <text:p>-3.101158</text:p>
          </table:table-cell>
          <table:table-cell office:value-type="float" office:value="-0.035839">
            <text:p>-0.035839</text:p>
          </table:table-cell>
          <table:table-cell office:value-type="float" office:value="-0.165113">
            <text:p>-0.165113</text:p>
          </table:table-cell>
          <table:table-cell office:value-type="float" office:value="-0.023904">
            <text:p>-0.023904</text:p>
          </table:table-cell>
          <table:table-cell office:value-type="float" office:value="-0.024965">
            <text:p>-0.024965</text:p>
          </table:table-cell>
          <table:table-cell office:value-type="float" office:value="-0.011009">
            <text:p>-0.011009</text:p>
          </table:table-cell>
          <table:table-cell office:value-type="float" office:value="-0.019784">
            <text:p>-0.019784</text:p>
          </table:table-cell>
          <table:table-cell office:value-type="float" office:value="1336387031.88541">
            <text:p>1336387031.88541</text:p>
          </table:table-cell>
          <table:table-cell table:number-columns-repeated="84"/>
        </table:table-row>
        <table:table-row table:style-name="ro2">
          <table:table-cell office:value-type="float" office:value="188.847645044">
            <text:p>188.847645044</text:p>
          </table:table-cell>
          <table:table-cell office:value-type="float" office:value="-3.068304">
            <text:p>-3.068304</text:p>
          </table:table-cell>
          <table:table-cell office:value-type="float" office:value="4.362827">
            <text:p>4.362827</text:p>
          </table:table-cell>
          <table:table-cell office:value-type="float" office:value="0.085948">
            <text:p>0.085948</text:p>
          </table:table-cell>
          <table:table-cell office:value-type="float" office:value="-0.040386">
            <text:p>-0.040386</text:p>
          </table:table-cell>
          <table:table-cell office:value-type="float" office:value="0.180089">
            <text:p>0.180089</text:p>
          </table:table-cell>
          <table:table-cell office:value-type="float" office:value="3.135667">
            <text:p>3.135667</text:p>
          </table:table-cell>
          <table:table-cell office:value-type="float" office:value="-0.020433">
            <text:p>-0.020433</text:p>
          </table:table-cell>
          <table:table-cell office:value-type="float" office:value="-0.161659">
            <text:p>-0.161659</text:p>
          </table:table-cell>
          <table:table-cell office:value-type="float" office:value="0.009844">
            <text:p>0.009844</text:p>
          </table:table-cell>
          <table:table-cell office:value-type="float" office:value="-0.006144">
            <text:p>-0.006144</text:p>
          </table:table-cell>
          <table:table-cell office:value-type="float" office:value="0.020206">
            <text:p>0.020206</text:p>
          </table:table-cell>
          <table:table-cell office:value-type="float" office:value="-0.032259">
            <text:p>-0.032259</text:p>
          </table:table-cell>
          <table:table-cell office:value-type="float" office:value="-3.323535">
            <text:p>-3.323535</text:p>
          </table:table-cell>
          <table:table-cell office:value-type="float" office:value="4.824167">
            <text:p>4.824167</text:p>
          </table:table-cell>
          <table:table-cell office:value-type="float" office:value="0.728626">
            <text:p>0.728626</text:p>
          </table:table-cell>
          <table:table-cell office:value-type="float" office:value="-0.371603">
            <text:p>-0.371603</text:p>
          </table:table-cell>
          <table:table-cell office:value-type="float" office:value="0.123781">
            <text:p>0.123781</text:p>
          </table:table-cell>
          <table:table-cell office:value-type="float" office:value="-3.120704">
            <text:p>-3.120704</text:p>
          </table:table-cell>
          <table:table-cell office:value-type="float" office:value="-0.017898">
            <text:p>-0.017898</text:p>
          </table:table-cell>
          <table:table-cell office:value-type="float" office:value="-0.169696">
            <text:p>-0.169696</text:p>
          </table:table-cell>
          <table:table-cell office:value-type="float" office:value="0.013597">
            <text:p>0.013597</text:p>
          </table:table-cell>
          <table:table-cell office:value-type="float" office:value="-0.009537">
            <text:p>-0.009537</text:p>
          </table:table-cell>
          <table:table-cell office:value-type="float" office:value="0.018282">
            <text:p>0.018282</text:p>
          </table:table-cell>
          <table:table-cell office:value-type="float" office:value="-0.031924">
            <text:p>-0.031924</text:p>
          </table:table-cell>
          <table:table-cell office:value-type="float" office:value="1336387033.1755">
            <text:p>1336387033.1755</text:p>
          </table:table-cell>
          <table:table-cell table:number-columns-repeated="84"/>
        </table:table-row>
        <table:table-row table:style-name="ro2">
          <table:table-cell office:value-type="float" office:value="190.137724161">
            <text:p>190.137724161</text:p>
          </table:table-cell>
          <table:table-cell office:value-type="float" office:value="-3.044919">
            <text:p>-3.044919</text:p>
          </table:table-cell>
          <table:table-cell office:value-type="float" office:value="4.570562">
            <text:p>4.570562</text:p>
          </table:table-cell>
          <table:table-cell office:value-type="float" office:value="0.111439">
            <text:p>0.111439</text:p>
          </table:table-cell>
          <table:table-cell office:value-type="float" office:value="-0.056086">
            <text:p>-0.056086</text:p>
          </table:table-cell>
          <table:table-cell office:value-type="float" office:value="0.204289">
            <text:p>0.204289</text:p>
          </table:table-cell>
          <table:table-cell office:value-type="float" office:value="3.092139">
            <text:p>3.092139</text:p>
          </table:table-cell>
          <table:table-cell office:value-type="float" office:value="-0.069746">
            <text:p>-0.069746</text:p>
          </table:table-cell>
          <table:table-cell office:value-type="float" office:value="-0.026829">
            <text:p>-0.026829</text:p>
          </table:table-cell>
          <table:table-cell office:value-type="float" office:value="-0.007928">
            <text:p>-0.007928</text:p>
          </table:table-cell>
          <table:table-cell office:value-type="float" office:value="0.012246">
            <text:p>0.012246</text:p>
          </table:table-cell>
          <table:table-cell office:value-type="float" office:value="-0.00059">
            <text:p>-0.00059</text:p>
          </table:table-cell>
          <table:table-cell office:value-type="float" office:value="-0.106982">
            <text:p>-0.106982</text:p>
          </table:table-cell>
          <table:table-cell office:value-type="float" office:value="-3.316584">
            <text:p>-3.316584</text:p>
          </table:table-cell>
          <table:table-cell office:value-type="float" office:value="5.021965">
            <text:p>5.021965</text:p>
          </table:table-cell>
          <table:table-cell office:value-type="float" office:value="0.826579">
            <text:p>0.826579</text:p>
          </table:table-cell>
          <table:table-cell office:value-type="float" office:value="-0.389428">
            <text:p>-0.389428</text:p>
          </table:table-cell>
          <table:table-cell office:value-type="float" office:value="0.13067">
            <text:p>0.13067</text:p>
          </table:table-cell>
          <table:table-cell office:value-type="float" office:value="3.115145">
            <text:p>3.115145</text:p>
          </table:table-cell>
          <table:table-cell office:value-type="float" office:value="-0.074386">
            <text:p>-0.074386</text:p>
          </table:table-cell>
          <table:table-cell office:value-type="float" office:value="-0.041736">
            <text:p>-0.041736</text:p>
          </table:table-cell>
          <table:table-cell office:value-type="float" office:value="-0.007942">
            <text:p>-0.007942</text:p>
          </table:table-cell>
          <table:table-cell office:value-type="float" office:value="0.004071">
            <text:p>0.004071</text:p>
          </table:table-cell>
          <table:table-cell office:value-type="float" office:value="-0.000566">
            <text:p>-0.000566</text:p>
          </table:table-cell>
          <table:table-cell office:value-type="float" office:value="-0.107023">
            <text:p>-0.107023</text:p>
          </table:table-cell>
          <table:table-cell office:value-type="float" office:value="1336387034.46557">
            <text:p>1336387034.46557</text:p>
          </table:table-cell>
          <table:table-cell table:number-columns-repeated="84"/>
        </table:table-row>
        <table:table-row table:style-name="ro2">
          <table:table-cell office:value-type="float" office:value="192.817121983">
            <text:p>192.817121983</text:p>
          </table:table-cell>
          <table:table-cell office:value-type="float" office:value="-2.855065">
            <text:p>-2.855065</text:p>
          </table:table-cell>
          <table:table-cell office:value-type="float" office:value="4.634219">
            <text:p>4.634219</text:p>
          </table:table-cell>
          <table:table-cell office:value-type="float" office:value="0.132528">
            <text:p>0.132528</text:p>
          </table:table-cell>
          <table:table-cell office:value-type="float" office:value="-0.07921">
            <text:p>-0.07921</text:p>
          </table:table-cell>
          <table:table-cell office:value-type="float" office:value="0.178473">
            <text:p>0.178473</text:p>
          </table:table-cell>
          <table:table-cell office:value-type="float" office:value="2.801298">
            <text:p>2.801298</text:p>
          </table:table-cell>
          <table:table-cell office:value-type="float" office:value="-0.118095">
            <text:p>-0.118095</text:p>
          </table:table-cell>
          <table:table-cell office:value-type="float" office:value="0.007484">
            <text:p>0.007484</text:p>
          </table:table-cell>
          <table:table-cell office:value-type="float" office:value="-0.023533">
            <text:p>-0.023533</text:p>
          </table:table-cell>
          <table:table-cell office:value-type="float" office:value="0.032231">
            <text:p>0.032231</text:p>
          </table:table-cell>
          <table:table-cell office:value-type="float" office:value="0.008072">
            <text:p>0.008072</text:p>
          </table:table-cell>
          <table:table-cell office:value-type="float" office:value="-0.193805">
            <text:p>-0.193805</text:p>
          </table:table-cell>
          <table:table-cell office:value-type="float" office:value="-3.119058">
            <text:p>-3.119058</text:p>
          </table:table-cell>
          <table:table-cell office:value-type="float" office:value="5.128312">
            <text:p>5.128312</text:p>
          </table:table-cell>
          <table:table-cell office:value-type="float" office:value="0.875125">
            <text:p>0.875125</text:p>
          </table:table-cell>
          <table:table-cell office:value-type="float" office:value="-0.398389">
            <text:p>-0.398389</text:p>
          </table:table-cell>
          <table:table-cell office:value-type="float" office:value="0.01712">
            <text:p>0.01712</text:p>
          </table:table-cell>
          <table:table-cell office:value-type="float" office:value="2.850955">
            <text:p>2.850955</text:p>
          </table:table-cell>
          <table:table-cell office:value-type="float" office:value="-0.123841">
            <text:p>-0.123841</text:p>
          </table:table-cell>
          <table:table-cell office:value-type="float" office:value="-0.011883">
            <text:p>-0.011883</text:p>
          </table:table-cell>
          <table:table-cell office:value-type="float" office:value="-0.023448">
            <text:p>-0.023448</text:p>
          </table:table-cell>
          <table:table-cell office:value-type="float" office:value="0.021663">
            <text:p>0.021663</text:p>
          </table:table-cell>
          <table:table-cell office:value-type="float" office:value="0.007341">
            <text:p>0.007341</text:p>
          </table:table-cell>
          <table:table-cell office:value-type="float" office:value="-0.194486">
            <text:p>-0.194486</text:p>
          </table:table-cell>
          <table:table-cell office:value-type="float" office:value="1336387037.14497">
            <text:p>1336387037.14497</text:p>
          </table:table-cell>
          <table:table-cell table:number-columns-repeated="84"/>
        </table:table-row>
        <table:table-row table:style-name="ro2">
          <table:table-cell office:value-type="float" office:value="194.504150152">
            <text:p>194.504150152</text:p>
          </table:table-cell>
          <table:table-cell office:value-type="float" office:value="-2.666605">
            <text:p>-2.666605</text:p>
          </table:table-cell>
          <table:table-cell office:value-type="float" office:value="4.557472">
            <text:p>4.557472</text:p>
          </table:table-cell>
          <table:table-cell office:value-type="float" office:value="0.127967">
            <text:p>0.127967</text:p>
          </table:table-cell>
          <table:table-cell office:value-type="float" office:value="-0.078406">
            <text:p>-0.078406</text:p>
          </table:table-cell>
          <table:table-cell office:value-type="float" office:value="0.157105">
            <text:p>0.157105</text:p>
          </table:table-cell>
          <table:table-cell office:value-type="float" office:value="2.470068">
            <text:p>2.470068</text:p>
          </table:table-cell>
          <table:table-cell office:value-type="float" office:value="-0.102731">
            <text:p>-0.102731</text:p>
          </table:table-cell>
          <table:table-cell office:value-type="float" office:value="0.018767">
            <text:p>0.018767</text:p>
          </table:table-cell>
          <table:table-cell office:value-type="float" office:value="-0.051809">
            <text:p>-0.051809</text:p>
          </table:table-cell>
          <table:table-cell office:value-type="float" office:value="0.023975">
            <text:p>0.023975</text:p>
          </table:table-cell>
          <table:table-cell office:value-type="float" office:value="0.006701">
            <text:p>0.006701</text:p>
          </table:table-cell>
          <table:table-cell office:value-type="float" office:value="-0.181615">
            <text:p>-0.181615</text:p>
          </table:table-cell>
          <table:table-cell office:value-type="float" office:value="-2.908763">
            <text:p>-2.908763</text:p>
          </table:table-cell>
          <table:table-cell office:value-type="float" office:value="5.100714">
            <text:p>5.100714</text:p>
          </table:table-cell>
          <table:table-cell office:value-type="float" office:value="0.850023">
            <text:p>0.850023</text:p>
          </table:table-cell>
          <table:table-cell office:value-type="float" office:value="-0.347293">
            <text:p>-0.347293</text:p>
          </table:table-cell>
          <table:table-cell office:value-type="float" office:value="-0.09752">
            <text:p>-0.09752</text:p>
          </table:table-cell>
          <table:table-cell office:value-type="float" office:value="2.54287">
            <text:p>2.54287</text:p>
          </table:table-cell>
          <table:table-cell office:value-type="float" office:value="-0.105959">
            <text:p>-0.105959</text:p>
          </table:table-cell>
          <table:table-cell office:value-type="float" office:value="0.006886">
            <text:p>0.006886</text:p>
          </table:table-cell>
          <table:table-cell office:value-type="float" office:value="-0.054198">
            <text:p>-0.054198</text:p>
          </table:table-cell>
          <table:table-cell office:value-type="float" office:value="0.018092">
            <text:p>0.018092</text:p>
          </table:table-cell>
          <table:table-cell office:value-type="float" office:value="0.006161">
            <text:p>0.006161</text:p>
          </table:table-cell>
          <table:table-cell office:value-type="float" office:value="-0.181344">
            <text:p>-0.181344</text:p>
          </table:table-cell>
          <table:table-cell office:value-type="float" office:value="1336387038.832">
            <text:p>1336387038.832</text:p>
          </table:table-cell>
          <table:table-cell table:number-columns-repeated="84"/>
        </table:table-row>
        <table:table-row table:style-name="ro2">
          <table:table-cell office:value-type="float" office:value="196.290414095">
            <text:p>196.290414095</text:p>
          </table:table-cell>
          <table:table-cell office:value-type="float" office:value="-2.529375">
            <text:p>-2.529375</text:p>
          </table:table-cell>
          <table:table-cell office:value-type="float" office:value="4.41498">
            <text:p>4.41498</text:p>
          </table:table-cell>
          <table:table-cell office:value-type="float" office:value="0.062961">
            <text:p>0.062961</text:p>
          </table:table-cell>
          <table:table-cell office:value-type="float" office:value="-0.081839">
            <text:p>-0.081839</text:p>
          </table:table-cell>
          <table:table-cell office:value-type="float" office:value="0.135834">
            <text:p>0.135834</text:p>
          </table:table-cell>
          <table:table-cell office:value-type="float" office:value="2.142597">
            <text:p>2.142597</text:p>
          </table:table-cell>
          <table:table-cell office:value-type="float" office:value="-0.086148">
            <text:p>-0.086148</text:p>
          </table:table-cell>
          <table:table-cell office:value-type="float" office:value="0.022398">
            <text:p>0.022398</text:p>
          </table:table-cell>
          <table:table-cell office:value-type="float" office:value="-0.036955">
            <text:p>-0.036955</text:p>
          </table:table-cell>
          <table:table-cell office:value-type="float" office:value="0.016765">
            <text:p>0.016765</text:p>
          </table:table-cell>
          <table:table-cell office:value-type="float" office:value="0.003442">
            <text:p>0.003442</text:p>
          </table:table-cell>
          <table:table-cell office:value-type="float" office:value="-0.150378">
            <text:p>-0.150378</text:p>
          </table:table-cell>
          <table:table-cell office:value-type="float" office:value="-2.748763">
            <text:p>-2.748763</text:p>
          </table:table-cell>
          <table:table-cell office:value-type="float" office:value="5.01744">
            <text:p>5.01744</text:p>
          </table:table-cell>
          <table:table-cell office:value-type="float" office:value="0.736829">
            <text:p>0.736829</text:p>
          </table:table-cell>
          <table:table-cell office:value-type="float" office:value="-0.267663">
            <text:p>-0.267663</text:p>
          </table:table-cell>
          <table:table-cell office:value-type="float" office:value="-0.190966">
            <text:p>-0.190966</text:p>
          </table:table-cell>
          <table:table-cell office:value-type="float" office:value="2.229119">
            <text:p>2.229119</text:p>
          </table:table-cell>
          <table:table-cell office:value-type="float" office:value="-0.088826">
            <text:p>-0.088826</text:p>
          </table:table-cell>
          <table:table-cell office:value-type="float" office:value="0.010416">
            <text:p>0.010416</text:p>
          </table:table-cell>
          <table:table-cell office:value-type="float" office:value="-0.039334">
            <text:p>-0.039334</text:p>
          </table:table-cell>
          <table:table-cell office:value-type="float" office:value="0.011075">
            <text:p>0.011075</text:p>
          </table:table-cell>
          <table:table-cell office:value-type="float" office:value="0.002645">
            <text:p>0.002645</text:p>
          </table:table-cell>
          <table:table-cell office:value-type="float" office:value="-0.150079">
            <text:p>-0.150079</text:p>
          </table:table-cell>
          <table:table-cell office:value-type="float" office:value="1336387040.61826">
            <text:p>1336387040.61826</text:p>
          </table:table-cell>
          <table:table-cell table:number-columns-repeated="84"/>
        </table:table-row>
        <table:table-row table:style-name="ro2">
          <table:table-cell office:value-type="float" office:value="198.374390125">
            <text:p>198.374390125</text:p>
          </table:table-cell>
          <table:table-cell office:value-type="float" office:value="-2.46104">
            <text:p>-2.46104</text:p>
          </table:table-cell>
          <table:table-cell office:value-type="float" office:value="4.234455">
            <text:p>4.234455</text:p>
          </table:table-cell>
          <table:table-cell office:value-type="float" office:value="0.007444">
            <text:p>0.007444</text:p>
          </table:table-cell>
          <table:table-cell office:value-type="float" office:value="-0.084883">
            <text:p>-0.084883</text:p>
          </table:table-cell>
          <table:table-cell office:value-type="float" office:value="0.111163">
            <text:p>0.111163</text:p>
          </table:table-cell>
          <table:table-cell office:value-type="float" office:value="1.827679">
            <text:p>1.827679</text:p>
          </table:table-cell>
          <table:table-cell office:value-type="float" office:value="-0.047252">
            <text:p>-0.047252</text:p>
          </table:table-cell>
          <table:table-cell office:value-type="float" office:value="-0.01948">
            <text:p>-0.01948</text:p>
          </table:table-cell>
          <table:table-cell office:value-type="float" office:value="-0.024973">
            <text:p>-0.024973</text:p>
          </table:table-cell>
          <table:table-cell office:value-type="float" office:value="0.011815">
            <text:p>0.011815</text:p>
          </table:table-cell>
          <table:table-cell office:value-type="float" office:value="0.004743">
            <text:p>0.004743</text:p>
          </table:table-cell>
          <table:table-cell office:value-type="float" office:value="-0.071041">
            <text:p>-0.071041</text:p>
          </table:table-cell>
          <table:table-cell office:value-type="float" office:value="-2.64683">
            <text:p>-2.64683</text:p>
          </table:table-cell>
          <table:table-cell office:value-type="float" office:value="4.886863">
            <text:p>4.886863</text:p>
          </table:table-cell>
          <table:table-cell office:value-type="float" office:value="0.618442">
            <text:p>0.618442</text:p>
          </table:table-cell>
          <table:table-cell office:value-type="float" office:value="-0.173317">
            <text:p>-0.173317</text:p>
          </table:table-cell>
          <table:table-cell office:value-type="float" office:value="-0.258132">
            <text:p>-0.258132</text:p>
          </table:table-cell>
          <table:table-cell office:value-type="float" office:value="1.915606">
            <text:p>1.915606</text:p>
          </table:table-cell>
          <table:table-cell office:value-type="float" office:value="-0.048346">
            <text:p>-0.048346</text:p>
          </table:table-cell>
          <table:table-cell office:value-type="float" office:value="-0.026363">
            <text:p>-0.026363</text:p>
          </table:table-cell>
          <table:table-cell office:value-type="float" office:value="-0.025989">
            <text:p>-0.025989</text:p>
          </table:table-cell>
          <table:table-cell office:value-type="float" office:value="0.00904">
            <text:p>0.00904</text:p>
          </table:table-cell>
          <table:table-cell office:value-type="float" office:value="0.004277">
            <text:p>0.004277</text:p>
          </table:table-cell>
          <table:table-cell office:value-type="float" office:value="-0.070829">
            <text:p>-0.070829</text:p>
          </table:table-cell>
          <table:table-cell office:value-type="float" office:value="1336387042.70224">
            <text:p>1336387042.70224</text:p>
          </table:table-cell>
          <table:table-cell table:number-columns-repeated="84"/>
        </table:table-row>
        <table:table-row table:style-name="ro2">
          <table:table-cell office:value-type="float" office:value="201.946920156">
            <text:p>201.946920156</text:p>
          </table:table-cell>
          <table:table-cell office:value-type="float" office:value="-2.341695">
            <text:p>-2.341695</text:p>
          </table:table-cell>
          <table:table-cell office:value-type="float" office:value="4.082828">
            <text:p>4.082828</text:p>
          </table:table-cell>
          <table:table-cell office:value-type="float" office:value="-0.056314">
            <text:p>-0.056314</text:p>
          </table:table-cell>
          <table:table-cell office:value-type="float" office:value="-0.068011">
            <text:p>-0.068011</text:p>
          </table:table-cell>
          <table:table-cell office:value-type="float" office:value="0.103173">
            <text:p>0.103173</text:p>
          </table:table-cell>
          <table:table-cell office:value-type="float" office:value="1.571982">
            <text:p>1.571982</text:p>
          </table:table-cell>
          <table:table-cell office:value-type="float" office:value="0.029082">
            <text:p>0.029082</text:p>
          </table:table-cell>
          <table:table-cell office:value-type="float" office:value="-0.079564">
            <text:p>-0.079564</text:p>
          </table:table-cell>
          <table:table-cell office:value-type="float" office:value="0.002548">
            <text:p>0.002548</text:p>
          </table:table-cell>
          <table:table-cell office:value-type="float" office:value="-0.014552">
            <text:p>-0.014552</text:p>
          </table:table-cell>
          <table:table-cell office:value-type="float" office:value="0.001279">
            <text:p>0.001279</text:p>
          </table:table-cell>
          <table:table-cell office:value-type="float" office:value="0.026924">
            <text:p>0.026924</text:p>
          </table:table-cell>
          <table:table-cell office:value-type="float" office:value="-2.494493">
            <text:p>-2.494493</text:p>
          </table:table-cell>
          <table:table-cell office:value-type="float" office:value="4.784536">
            <text:p>4.784536</text:p>
          </table:table-cell>
          <table:table-cell office:value-type="float" office:value="0.501631">
            <text:p>0.501631</text:p>
          </table:table-cell>
          <table:table-cell office:value-type="float" office:value="-0.069289">
            <text:p>-0.069289</text:p>
          </table:table-cell>
          <table:table-cell office:value-type="float" office:value="-0.277865">
            <text:p>-0.277865</text:p>
          </table:table-cell>
          <table:table-cell office:value-type="float" office:value="1.653471">
            <text:p>1.653471</text:p>
          </table:table-cell>
          <table:table-cell office:value-type="float" office:value="0.026603">
            <text:p>0.026603</text:p>
          </table:table-cell>
          <table:table-cell office:value-type="float" office:value="-0.08707">
            <text:p>-0.08707</text:p>
          </table:table-cell>
          <table:table-cell office:value-type="float" office:value="0.003116">
            <text:p>0.003116</text:p>
          </table:table-cell>
          <table:table-cell office:value-type="float" office:value="-0.017356">
            <text:p>-0.017356</text:p>
          </table:table-cell>
          <table:table-cell office:value-type="float" office:value="0.002764">
            <text:p>0.002764</text:p>
          </table:table-cell>
          <table:table-cell office:value-type="float" office:value="0.026801">
            <text:p>0.026801</text:p>
          </table:table-cell>
          <table:table-cell office:value-type="float" office:value="1336387046.27477">
            <text:p>1336387046.27477</text:p>
          </table:table-cell>
          <table:table-cell table:number-columns-repeated="84"/>
        </table:table-row>
        <table:table-row table:style-name="ro2">
          <table:table-cell office:value-type="float" office:value="204.328606129">
            <text:p>204.328606129</text:p>
          </table:table-cell>
          <table:table-cell office:value-type="float" office:value="-2.153132">
            <text:p>-2.153132</text:p>
          </table:table-cell>
          <table:table-cell office:value-type="float" office:value="4.153898">
            <text:p>4.153898</text:p>
          </table:table-cell>
          <table:table-cell office:value-type="float" office:value="-0.044615">
            <text:p>-0.044615</text:p>
          </table:table-cell>
          <table:table-cell office:value-type="float" office:value="-0.095928">
            <text:p>-0.095928</text:p>
          </table:table-cell>
          <table:table-cell office:value-type="float" office:value="0.110356">
            <text:p>0.110356</text:p>
          </table:table-cell>
          <table:table-cell office:value-type="float" office:value="1.636141">
            <text:p>1.636141</text:p>
          </table:table-cell>
          <table:table-cell office:value-type="float" office:value="-0.043154">
            <text:p>-0.043154</text:p>
          </table:table-cell>
          <table:table-cell office:value-type="float" office:value="-0.202375">
            <text:p>-0.202375</text:p>
          </table:table-cell>
          <table:table-cell office:value-type="float" office:value="-0.006288">
            <text:p>-0.006288</text:p>
          </table:table-cell>
          <table:table-cell office:value-type="float" office:value="0.017257">
            <text:p>0.017257</text:p>
          </table:table-cell>
          <table:table-cell office:value-type="float" office:value="0.006027">
            <text:p>0.006027</text:p>
          </table:table-cell>
          <table:table-cell office:value-type="float" office:value="-0.053205">
            <text:p>-0.053205</text:p>
          </table:table-cell>
          <table:table-cell office:value-type="float" office:value="-2.293375">
            <text:p>-2.293375</text:p>
          </table:table-cell>
          <table:table-cell office:value-type="float" office:value="4.85635">
            <text:p>4.85635</text:p>
          </table:table-cell>
          <table:table-cell office:value-type="float" office:value="0.539936">
            <text:p>0.539936</text:p>
          </table:table-cell>
          <table:table-cell office:value-type="float" office:value="-0.128452">
            <text:p>-0.128452</text:p>
          </table:table-cell>
          <table:table-cell office:value-type="float" office:value="-0.266314">
            <text:p>-0.266314</text:p>
          </table:table-cell>
          <table:table-cell office:value-type="float" office:value="1.719003">
            <text:p>1.719003</text:p>
          </table:table-cell>
          <table:table-cell office:value-type="float" office:value="-0.043867">
            <text:p>-0.043867</text:p>
          </table:table-cell>
          <table:table-cell office:value-type="float" office:value="-0.209115">
            <text:p>-0.209115</text:p>
          </table:table-cell>
          <table:table-cell office:value-type="float" office:value="-0.007487">
            <text:p>-0.007487</text:p>
          </table:table-cell>
          <table:table-cell office:value-type="float" office:value="0.015438">
            <text:p>0.015438</text:p>
          </table:table-cell>
          <table:table-cell office:value-type="float" office:value="0.005816">
            <text:p>0.005816</text:p>
          </table:table-cell>
          <table:table-cell office:value-type="float" office:value="-0.052313">
            <text:p>-0.052313</text:p>
          </table:table-cell>
          <table:table-cell office:value-type="float" office:value="1336387048.65646">
            <text:p>1336387048.65646</text:p>
          </table:table-cell>
          <table:table-cell table:number-columns-repeated="84"/>
        </table:table-row>
        <table:table-row table:style-name="ro2">
          <table:table-cell office:value-type="float" office:value="205.320976019">
            <text:p>205.320976019</text:p>
          </table:table-cell>
          <table:table-cell office:value-type="float" office:value="-1.950369">
            <text:p>-1.950369</text:p>
          </table:table-cell>
          <table:table-cell office:value-type="float" office:value="4.125949">
            <text:p>4.125949</text:p>
          </table:table-cell>
          <table:table-cell office:value-type="float" office:value="-0.026953">
            <text:p>-0.026953</text:p>
          </table:table-cell>
          <table:table-cell office:value-type="float" office:value="-0.084554">
            <text:p>-0.084554</text:p>
          </table:table-cell>
          <table:table-cell office:value-type="float" office:value="0.111099">
            <text:p>0.111099</text:p>
          </table:table-cell>
          <table:table-cell office:value-type="float" office:value="1.582682">
            <text:p>1.582682</text:p>
          </table:table-cell>
          <table:table-cell office:value-type="float" office:value="-0.030779">
            <text:p>-0.030779</text:p>
          </table:table-cell>
          <table:table-cell office:value-type="float" office:value="-0.1403">
            <text:p>-0.1403</text:p>
          </table:table-cell>
          <table:table-cell office:value-type="float" office:value="-0.021022">
            <text:p>-0.021022</text:p>
          </table:table-cell>
          <table:table-cell office:value-type="float" office:value="-0.007575">
            <text:p>-0.007575</text:p>
          </table:table-cell>
          <table:table-cell office:value-type="float" office:value="-0.023312">
            <text:p>-0.023312</text:p>
          </table:table-cell>
          <table:table-cell office:value-type="float" office:value="-0.017726">
            <text:p>-0.017726</text:p>
          </table:table-cell>
          <table:table-cell office:value-type="float" office:value="-2.081931">
            <text:p>-2.081931</text:p>
          </table:table-cell>
          <table:table-cell office:value-type="float" office:value="4.840343">
            <text:p>4.840343</text:p>
          </table:table-cell>
          <table:table-cell office:value-type="float" office:value="0.547017">
            <text:p>0.547017</text:p>
          </table:table-cell>
          <table:table-cell office:value-type="float" office:value="-0.098715">
            <text:p>-0.098715</text:p>
          </table:table-cell>
          <table:table-cell office:value-type="float" office:value="-0.266865">
            <text:p>-0.266865</text:p>
          </table:table-cell>
          <table:table-cell office:value-type="float" office:value="1.66486">
            <text:p>1.66486</text:p>
          </table:table-cell>
          <table:table-cell office:value-type="float" office:value="-0.028401">
            <text:p>-0.028401</text:p>
          </table:table-cell>
          <table:table-cell office:value-type="float" office:value="-0.150581">
            <text:p>-0.150581</text:p>
          </table:table-cell>
          <table:table-cell office:value-type="float" office:value="-0.022086">
            <text:p>-0.022086</text:p>
          </table:table-cell>
          <table:table-cell office:value-type="float" office:value="-0.010966">
            <text:p>-0.010966</text:p>
          </table:table-cell>
          <table:table-cell office:value-type="float" office:value="-0.024039">
            <text:p>-0.024039</text:p>
          </table:table-cell>
          <table:table-cell office:value-type="float" office:value="-0.016723">
            <text:p>-0.016723</text:p>
          </table:table-cell>
          <table:table-cell office:value-type="float" office:value="1336387049.64883">
            <text:p>1336387049.64883</text:p>
          </table:table-cell>
          <table:table-cell table:number-columns-repeated="84"/>
        </table:table-row>
        <table:table-row table:style-name="ro2">
          <table:table-cell office:value-type="float" office:value="206.710293055">
            <text:p>206.710293055</text:p>
          </table:table-cell>
          <table:table-cell office:value-type="float" office:value="-1.75317">
            <text:p>-1.75317</text:p>
          </table:table-cell>
          <table:table-cell office:value-type="float" office:value="4.08439">
            <text:p>4.08439</text:p>
          </table:table-cell>
          <table:table-cell office:value-type="float" office:value="-0.034775">
            <text:p>-0.034775</text:p>
          </table:table-cell>
          <table:table-cell office:value-type="float" office:value="-0.097526">
            <text:p>-0.097526</text:p>
          </table:table-cell>
          <table:table-cell office:value-type="float" office:value="0.07672">
            <text:p>0.07672</text:p>
          </table:table-cell>
          <table:table-cell office:value-type="float" office:value="1.560828">
            <text:p>1.560828</text:p>
          </table:table-cell>
          <table:table-cell office:value-type="float" office:value="0.037713">
            <text:p>0.037713</text:p>
          </table:table-cell>
          <table:table-cell office:value-type="float" office:value="-0.103061">
            <text:p>-0.103061</text:p>
          </table:table-cell>
          <table:table-cell office:value-type="float" office:value="-0.014541">
            <text:p>-0.014541</text:p>
          </table:table-cell>
          <table:table-cell office:value-type="float" office:value="0.001784">
            <text:p>0.001784</text:p>
          </table:table-cell>
          <table:table-cell office:value-type="float" office:value="0.020347">
            <text:p>0.020347</text:p>
          </table:table-cell>
          <table:table-cell office:value-type="float" office:value="0.02939">
            <text:p>0.02939</text:p>
          </table:table-cell>
          <table:table-cell office:value-type="float" office:value="-1.868325">
            <text:p>-1.868325</text:p>
          </table:table-cell>
          <table:table-cell office:value-type="float" office:value="4.824891">
            <text:p>4.824891</text:p>
          </table:table-cell>
          <table:table-cell office:value-type="float" office:value="0.527045">
            <text:p>0.527045</text:p>
          </table:table-cell>
          <table:table-cell office:value-type="float" office:value="-0.108509">
            <text:p>-0.108509</text:p>
          </table:table-cell>
          <table:table-cell office:value-type="float" office:value="-0.302335">
            <text:p>-0.302335</text:p>
          </table:table-cell>
          <table:table-cell office:value-type="float" office:value="1.644102">
            <text:p>1.644102</text:p>
          </table:table-cell>
          <table:table-cell office:value-type="float" office:value="0.031733">
            <text:p>0.031733</text:p>
          </table:table-cell>
          <table:table-cell office:value-type="float" office:value="-0.11412">
            <text:p>-0.11412</text:p>
          </table:table-cell>
          <table:table-cell office:value-type="float" office:value="-0.013161">
            <text:p>-0.013161</text:p>
          </table:table-cell>
          <table:table-cell office:value-type="float" office:value="-0.002166">
            <text:p>-0.002166</text:p>
          </table:table-cell>
          <table:table-cell office:value-type="float" office:value="0.02307">
            <text:p>0.02307</text:p>
          </table:table-cell>
          <table:table-cell office:value-type="float" office:value="0.029015">
            <text:p>0.029015</text:p>
          </table:table-cell>
          <table:table-cell office:value-type="float" office:value="1336387051.03814">
            <text:p>1336387051.03814</text:p>
          </table:table-cell>
          <table:table-cell table:number-columns-repeated="84"/>
        </table:table-row>
        <table:table-row table:style-name="ro2">
          <table:table-cell office:value-type="float" office:value="208.595795155">
            <text:p>208.595795155</text:p>
          </table:table-cell>
          <table:table-cell office:value-type="float" office:value="-1.556411">
            <text:p>-1.556411</text:p>
          </table:table-cell>
          <table:table-cell office:value-type="float" office:value="4.15269">
            <text:p>4.15269</text:p>
          </table:table-cell>
          <table:table-cell office:value-type="float" office:value="-0.048566">
            <text:p>-0.048566</text:p>
          </table:table-cell>
          <table:table-cell office:value-type="float" office:value="-0.090137">
            <text:p>-0.090137</text:p>
          </table:table-cell>
          <table:table-cell office:value-type="float" office:value="0.120194">
            <text:p>0.120194</text:p>
          </table:table-cell>
          <table:table-cell office:value-type="float" office:value="1.612573">
            <text:p>1.612573</text:p>
          </table:table-cell>
          <table:table-cell office:value-type="float" office:value="-0.053207">
            <text:p>-0.053207</text:p>
          </table:table-cell>
          <table:table-cell office:value-type="float" office:value="-0.1912">
            <text:p>-0.1912</text:p>
          </table:table-cell>
          <table:table-cell office:value-type="float" office:value="0.007516">
            <text:p>0.007516</text:p>
          </table:table-cell>
          <table:table-cell office:value-type="float" office:value="-0.009284">
            <text:p>-0.009284</text:p>
          </table:table-cell>
          <table:table-cell office:value-type="float" office:value="-0.022319">
            <text:p>-0.022319</text:p>
          </table:table-cell>
          <table:table-cell office:value-type="float" office:value="-0.038342">
            <text:p>-0.038342</text:p>
          </table:table-cell>
          <table:table-cell office:value-type="float" office:value="-1.656524">
            <text:p>-1.656524</text:p>
          </table:table-cell>
          <table:table-cell office:value-type="float" office:value="4.898126">
            <text:p>4.898126</text:p>
          </table:table-cell>
          <table:table-cell office:value-type="float" office:value="0.543556">
            <text:p>0.543556</text:p>
          </table:table-cell>
          <table:table-cell office:value-type="float" office:value="-0.127833">
            <text:p>-0.127833</text:p>
          </table:table-cell>
          <table:table-cell office:value-type="float" office:value="-0.25279">
            <text:p>-0.25279</text:p>
          </table:table-cell>
          <table:table-cell office:value-type="float" office:value="1.695351">
            <text:p>1.695351</text:p>
          </table:table-cell>
          <table:table-cell office:value-type="float" office:value="-0.050257">
            <text:p>-0.050257</text:p>
          </table:table-cell>
          <table:table-cell office:value-type="float" office:value="-0.201486">
            <text:p>-0.201486</text:p>
          </table:table-cell>
          <table:table-cell office:value-type="float" office:value="0.006925">
            <text:p>0.006925</text:p>
          </table:table-cell>
          <table:table-cell office:value-type="float" office:value="-0.012475">
            <text:p>-0.012475</text:p>
          </table:table-cell>
          <table:table-cell office:value-type="float" office:value="-0.02319">
            <text:p>-0.02319</text:p>
          </table:table-cell>
          <table:table-cell office:value-type="float" office:value="-0.037276">
            <text:p>-0.037276</text:p>
          </table:table-cell>
          <table:table-cell office:value-type="float" office:value="1336387052.92365">
            <text:p>1336387052.92365</text:p>
          </table:table-cell>
          <table:table-cell table:number-columns-repeated="84"/>
        </table:table-row>
        <table:table-row table:style-name="ro2">
          <table:table-cell office:value-type="float" office:value="209.687401056">
            <text:p>209.687401056</text:p>
          </table:table-cell>
          <table:table-cell office:value-type="float" office:value="-1.347189">
            <text:p>-1.347189</text:p>
          </table:table-cell>
          <table:table-cell office:value-type="float" office:value="4.106958">
            <text:p>4.106958</text:p>
          </table:table-cell>
          <table:table-cell office:value-type="float" office:value="-0.014838">
            <text:p>-0.014838</text:p>
          </table:table-cell>
          <table:table-cell office:value-type="float" office:value="-0.104982">
            <text:p>-0.104982</text:p>
          </table:table-cell>
          <table:table-cell office:value-type="float" office:value="0.092068">
            <text:p>0.092068</text:p>
          </table:table-cell>
          <table:table-cell office:value-type="float" office:value="1.572928">
            <text:p>1.572928</text:p>
          </table:table-cell>
          <table:table-cell office:value-type="float" office:value="0.013849">
            <text:p>0.013849</text:p>
          </table:table-cell>
          <table:table-cell office:value-type="float" office:value="-0.204391">
            <text:p>-0.204391</text:p>
          </table:table-cell>
          <table:table-cell office:value-type="float" office:value="-0.008332">
            <text:p>-0.008332</text:p>
          </table:table-cell>
          <table:table-cell office:value-type="float" office:value="0.011804">
            <text:p>0.011804</text:p>
          </table:table-cell>
          <table:table-cell office:value-type="float" office:value="-0.009714">
            <text:p>-0.009714</text:p>
          </table:table-cell>
          <table:table-cell office:value-type="float" office:value="0.031926">
            <text:p>0.031926</text:p>
          </table:table-cell>
          <table:table-cell office:value-type="float" office:value="-1.433319">
            <text:p>-1.433319</text:p>
          </table:table-cell>
          <table:table-cell office:value-type="float" office:value="4.863582">
            <text:p>4.863582</text:p>
          </table:table-cell>
          <table:table-cell office:value-type="float" office:value="0.564243">
            <text:p>0.564243</text:p>
          </table:table-cell>
          <table:table-cell office:value-type="float" office:value="-0.131733">
            <text:p>-0.131733</text:p>
          </table:table-cell>
          <table:table-cell office:value-type="float" office:value="-0.282905">
            <text:p>-0.282905</text:p>
          </table:table-cell>
          <table:table-cell office:value-type="float" office:value="1.656698">
            <text:p>1.656698</text:p>
          </table:table-cell>
          <table:table-cell office:value-type="float" office:value="0.015238">
            <text:p>0.015238</text:p>
          </table:table-cell>
          <table:table-cell office:value-type="float" office:value="-0.210165">
            <text:p>-0.210165</text:p>
          </table:table-cell>
          <table:table-cell office:value-type="float" office:value="-0.007529">
            <text:p>-0.007529</text:p>
          </table:table-cell>
          <table:table-cell office:value-type="float" office:value="0.009862">
            <text:p>0.009862</text:p>
          </table:table-cell>
          <table:table-cell office:value-type="float" office:value="-0.010295">
            <text:p>-0.010295</text:p>
          </table:table-cell>
          <table:table-cell office:value-type="float" office:value="0.031271">
            <text:p>0.031271</text:p>
          </table:table-cell>
          <table:table-cell office:value-type="float" office:value="1336387054.01525">
            <text:p>1336387054.01525</text:p>
          </table:table-cell>
          <table:table-cell table:number-columns-repeated="84"/>
        </table:table-row>
        <table:table-row table:style-name="ro2">
          <table:table-cell office:value-type="float" office:value="210.679771185">
            <text:p>210.679771185</text:p>
          </table:table-cell>
          <table:table-cell office:value-type="float" office:value="-1.14464">
            <text:p>-1.14464</text:p>
          </table:table-cell>
          <table:table-cell office:value-type="float" office:value="4.122273">
            <text:p>4.122273</text:p>
          </table:table-cell>
          <table:table-cell office:value-type="float" office:value="-0.003126">
            <text:p>-0.003126</text:p>
          </table:table-cell>
          <table:table-cell office:value-type="float" office:value="-0.090217">
            <text:p>-0.090217</text:p>
          </table:table-cell>
          <table:table-cell office:value-type="float" office:value="0.085752">
            <text:p>0.085752</text:p>
          </table:table-cell>
          <table:table-cell office:value-type="float" office:value="1.605565">
            <text:p>1.605565</text:p>
          </table:table-cell>
          <table:table-cell office:value-type="float" office:value="0.043024">
            <text:p>0.043024</text:p>
          </table:table-cell>
          <table:table-cell office:value-type="float" office:value="-0.173943">
            <text:p>-0.173943</text:p>
          </table:table-cell>
          <table:table-cell office:value-type="float" office:value="-0.004339">
            <text:p>-0.004339</text:p>
          </table:table-cell>
          <table:table-cell office:value-type="float" office:value="-0.023174">
            <text:p>-0.023174</text:p>
          </table:table-cell>
          <table:table-cell office:value-type="float" office:value="0.025649">
            <text:p>0.025649</text:p>
          </table:table-cell>
          <table:table-cell office:value-type="float" office:value="-0.000167">
            <text:p>-0.000167</text:p>
          </table:table-cell>
          <table:table-cell office:value-type="float" office:value="-1.227116">
            <text:p>-1.227116</text:p>
          </table:table-cell>
          <table:table-cell office:value-type="float" office:value="4.890314">
            <text:p>4.890314</text:p>
          </table:table-cell>
          <table:table-cell office:value-type="float" office:value="0.587658">
            <text:p>0.587658</text:p>
          </table:table-cell>
          <table:table-cell office:value-type="float" office:value="-0.131232">
            <text:p>-0.131232</text:p>
          </table:table-cell>
          <table:table-cell office:value-type="float" office:value="-0.288807">
            <text:p>-0.288807</text:p>
          </table:table-cell>
          <table:table-cell office:value-type="float" office:value="1.69019">
            <text:p>1.69019</text:p>
          </table:table-cell>
          <table:table-cell office:value-type="float" office:value="0.032758">
            <text:p>0.032758</text:p>
          </table:table-cell>
          <table:table-cell office:value-type="float" office:value="-0.184652">
            <text:p>-0.184652</text:p>
          </table:table-cell>
          <table:table-cell office:value-type="float" office:value="-0.003477">
            <text:p>-0.003477</text:p>
          </table:table-cell>
          <table:table-cell office:value-type="float" office:value="-0.026265">
            <text:p>-0.026265</text:p>
          </table:table-cell>
          <table:table-cell office:value-type="float" office:value="0.030555">
            <text:p>0.030555</text:p>
          </table:table-cell>
          <table:table-cell office:value-type="float" office:value="0.001554">
            <text:p>0.001554</text:p>
          </table:table-cell>
          <table:table-cell office:value-type="float" office:value="1336387055.00762">
            <text:p>1336387055.00762</text:p>
          </table:table-cell>
          <table:table-cell table:number-columns-repeated="84"/>
        </table:table-row>
        <table:table-row table:style-name="ro2">
          <table:table-cell office:value-type="float" office:value="211.870614052">
            <text:p>211.870614052</text:p>
          </table:table-cell>
          <table:table-cell office:value-type="float" office:value="-0.939818">
            <text:p>-0.939818</text:p>
          </table:table-cell>
          <table:table-cell office:value-type="float" office:value="4.181632">
            <text:p>4.181632</text:p>
          </table:table-cell>
          <table:table-cell office:value-type="float" office:value="0.005953">
            <text:p>0.005953</text:p>
          </table:table-cell>
          <table:table-cell office:value-type="float" office:value="-0.11811">
            <text:p>-0.11811</text:p>
          </table:table-cell>
          <table:table-cell office:value-type="float" office:value="0.116153">
            <text:p>0.116153</text:p>
          </table:table-cell>
          <table:table-cell office:value-type="float" office:value="1.602596">
            <text:p>1.602596</text:p>
          </table:table-cell>
          <table:table-cell office:value-type="float" office:value="0.028666">
            <text:p>0.028666</text:p>
          </table:table-cell>
          <table:table-cell office:value-type="float" office:value="-0.184641">
            <text:p>-0.184641</text:p>
          </table:table-cell>
          <table:table-cell office:value-type="float" office:value="-0.009556">
            <text:p>-0.009556</text:p>
          </table:table-cell>
          <table:table-cell office:value-type="float" office:value="0.007926">
            <text:p>0.007926</text:p>
          </table:table-cell>
          <table:table-cell office:value-type="float" office:value="-0.004078">
            <text:p>-0.004078</text:p>
          </table:table-cell>
          <table:table-cell office:value-type="float" office:value="0.041146">
            <text:p>0.041146</text:p>
          </table:table-cell>
          <table:table-cell office:value-type="float" office:value="-1.013745">
            <text:p>-1.013745</text:p>
          </table:table-cell>
          <table:table-cell office:value-type="float" office:value="4.946496">
            <text:p>4.946496</text:p>
          </table:table-cell>
          <table:table-cell office:value-type="float" office:value="0.622416">
            <text:p>0.622416</text:p>
          </table:table-cell>
          <table:table-cell office:value-type="float" office:value="-0.161735">
            <text:p>-0.161735</text:p>
          </table:table-cell>
          <table:table-cell office:value-type="float" office:value="-0.25249">
            <text:p>-0.25249</text:p>
          </table:table-cell>
          <table:table-cell office:value-type="float" office:value="1.687168">
            <text:p>1.687168</text:p>
          </table:table-cell>
          <table:table-cell office:value-type="float" office:value="0.027351">
            <text:p>0.027351</text:p>
          </table:table-cell>
          <table:table-cell office:value-type="float" office:value="-0.197292">
            <text:p>-0.197292</text:p>
          </table:table-cell>
          <table:table-cell office:value-type="float" office:value="-0.007599">
            <text:p>-0.007599</text:p>
          </table:table-cell>
          <table:table-cell office:value-type="float" office:value="0.00329">
            <text:p>0.00329</text:p>
          </table:table-cell>
          <table:table-cell office:value-type="float" office:value="-0.003034">
            <text:p>-0.003034</text:p>
          </table:table-cell>
          <table:table-cell office:value-type="float" office:value="0.04089">
            <text:p>0.04089</text:p>
          </table:table-cell>
          <table:table-cell office:value-type="float" office:value="1336387056.19846">
            <text:p>1336387056.19846</text:p>
          </table:table-cell>
          <table:table-cell table:number-columns-repeated="84"/>
        </table:table-row>
        <table:table-row table:style-name="ro2">
          <table:table-cell office:value-type="float" office:value="212.962220192">
            <text:p>212.962220192</text:p>
          </table:table-cell>
          <table:table-cell office:value-type="float" office:value="-0.739577">
            <text:p>-0.739577</text:p>
          </table:table-cell>
          <table:table-cell office:value-type="float" office:value="4.220651">
            <text:p>4.220651</text:p>
          </table:table-cell>
          <table:table-cell office:value-type="float" office:value="0.015627">
            <text:p>0.015627</text:p>
          </table:table-cell>
          <table:table-cell office:value-type="float" office:value="-0.104074">
            <text:p>-0.104074</text:p>
          </table:table-cell>
          <table:table-cell office:value-type="float" office:value="0.116905">
            <text:p>0.116905</text:p>
          </table:table-cell>
          <table:table-cell office:value-type="float" office:value="1.648033">
            <text:p>1.648033</text:p>
          </table:table-cell>
          <table:table-cell office:value-type="float" office:value="0.021152">
            <text:p>0.021152</text:p>
          </table:table-cell>
          <table:table-cell office:value-type="float" office:value="-0.188242">
            <text:p>-0.188242</text:p>
          </table:table-cell>
          <table:table-cell office:value-type="float" office:value="-0.010423">
            <text:p>-0.010423</text:p>
          </table:table-cell>
          <table:table-cell office:value-type="float" office:value="-0.013267">
            <text:p>-0.013267</text:p>
          </table:table-cell>
          <table:table-cell office:value-type="float" office:value="-0.018008">
            <text:p>-0.018008</text:p>
          </table:table-cell>
          <table:table-cell office:value-type="float" office:value="0.044602">
            <text:p>0.044602</text:p>
          </table:table-cell>
          <table:table-cell office:value-type="float" office:value="-0.80389">
            <text:p>-0.80389</text:p>
          </table:table-cell>
          <table:table-cell office:value-type="float" office:value="4.993471">
            <text:p>4.993471</text:p>
          </table:table-cell>
          <table:table-cell office:value-type="float" office:value="0.655528">
            <text:p>0.655528</text:p>
          </table:table-cell>
          <table:table-cell office:value-type="float" office:value="-0.16947">
            <text:p>-0.16947</text:p>
          </table:table-cell>
          <table:table-cell office:value-type="float" office:value="-0.248317">
            <text:p>-0.248317</text:p>
          </table:table-cell>
          <table:table-cell office:value-type="float" office:value="1.733166">
            <text:p>1.733166</text:p>
          </table:table-cell>
          <table:table-cell office:value-type="float" office:value="0.021212">
            <text:p>0.021212</text:p>
          </table:table-cell>
          <table:table-cell office:value-type="float" office:value="-0.191263">
            <text:p>-0.191263</text:p>
          </table:table-cell>
          <table:table-cell office:value-type="float" office:value="-0.009787">
            <text:p>-0.009787</text:p>
          </table:table-cell>
          <table:table-cell office:value-type="float" office:value="-0.013524">
            <text:p>-0.013524</text:p>
          </table:table-cell>
          <table:table-cell office:value-type="float" office:value="-0.017716">
            <text:p>-0.017716</text:p>
          </table:table-cell>
          <table:table-cell office:value-type="float" office:value="0.045126">
            <text:p>0.045126</text:p>
          </table:table-cell>
          <table:table-cell office:value-type="float" office:value="1336387057.29007">
            <text:p>1336387057.29007</text:p>
          </table:table-cell>
          <table:table-cell table:number-columns-repeated="84"/>
        </table:table-row>
        <table:table-row table:style-name="ro2">
          <table:table-cell office:value-type="float" office:value="214.053826094">
            <text:p>214.053826094</text:p>
          </table:table-cell>
          <table:table-cell office:value-type="float" office:value="-0.536493">
            <text:p>-0.536493</text:p>
          </table:table-cell>
          <table:table-cell office:value-type="float" office:value="4.260542">
            <text:p>4.260542</text:p>
          </table:table-cell>
          <table:table-cell office:value-type="float" office:value="0.022897">
            <text:p>0.022897</text:p>
          </table:table-cell>
          <table:table-cell office:value-type="float" office:value="-0.112529">
            <text:p>-0.112529</text:p>
          </table:table-cell>
          <table:table-cell office:value-type="float" office:value="0.10226">
            <text:p>0.10226</text:p>
          </table:table-cell>
          <table:table-cell office:value-type="float" office:value="1.698757">
            <text:p>1.698757</text:p>
          </table:table-cell>
          <table:table-cell office:value-type="float" office:value="0.044583">
            <text:p>0.044583</text:p>
          </table:table-cell>
          <table:table-cell office:value-type="float" office:value="-0.191504">
            <text:p>-0.191504</text:p>
          </table:table-cell>
          <table:table-cell office:value-type="float" office:value="-0.001472">
            <text:p>-0.001472</text:p>
          </table:table-cell>
          <table:table-cell office:value-type="float" office:value="-0.026943">
            <text:p>-0.026943</text:p>
          </table:table-cell>
          <table:table-cell office:value-type="float" office:value="0.019045">
            <text:p>0.019045</text:p>
          </table:table-cell>
          <table:table-cell office:value-type="float" office:value="0.033514">
            <text:p>0.033514</text:p>
          </table:table-cell>
          <table:table-cell office:value-type="float" office:value="-0.601674">
            <text:p>-0.601674</text:p>
          </table:table-cell>
          <table:table-cell office:value-type="float" office:value="5.043193">
            <text:p>5.043193</text:p>
          </table:table-cell>
          <table:table-cell office:value-type="float" office:value="0.685145">
            <text:p>0.685145</text:p>
          </table:table-cell>
          <table:table-cell office:value-type="float" office:value="-0.197203">
            <text:p>-0.197203</text:p>
          </table:table-cell>
          <table:table-cell office:value-type="float" office:value="-0.258734">
            <text:p>-0.258734</text:p>
          </table:table-cell>
          <table:table-cell office:value-type="float" office:value="1.786762">
            <text:p>1.786762</text:p>
          </table:table-cell>
          <table:table-cell office:value-type="float" office:value="0.036135">
            <text:p>0.036135</text:p>
          </table:table-cell>
          <table:table-cell office:value-type="float" office:value="-0.207032">
            <text:p>-0.207032</text:p>
          </table:table-cell>
          <table:table-cell office:value-type="float" office:value="0.000839">
            <text:p>0.000839</text:p>
          </table:table-cell>
          <table:table-cell office:value-type="float" office:value="-0.032613">
            <text:p>-0.032613</text:p>
          </table:table-cell>
          <table:table-cell office:value-type="float" office:value="0.022959">
            <text:p>0.022959</text:p>
          </table:table-cell>
          <table:table-cell office:value-type="float" office:value="0.033729">
            <text:p>0.033729</text:p>
          </table:table-cell>
          <table:table-cell office:value-type="float" office:value="1336387058.38168">
            <text:p>1336387058.38168</text:p>
          </table:table-cell>
          <table:table-cell table:number-columns-repeated="84"/>
        </table:table-row>
        <table:table-row table:style-name="ro2">
          <table:table-cell office:value-type="float" office:value="215.145433187">
            <text:p>215.145433187</text:p>
          </table:table-cell>
          <table:table-cell office:value-type="float" office:value="-0.336751">
            <text:p>-0.336751</text:p>
          </table:table-cell>
          <table:table-cell office:value-type="float" office:value="4.337306">
            <text:p>4.337306</text:p>
          </table:table-cell>
          <table:table-cell office:value-type="float" office:value="0.039693">
            <text:p>0.039693</text:p>
          </table:table-cell>
          <table:table-cell office:value-type="float" office:value="-0.138399">
            <text:p>-0.138399</text:p>
          </table:table-cell>
          <table:table-cell office:value-type="float" office:value="0.126966">
            <text:p>0.126966</text:p>
          </table:table-cell>
          <table:table-cell office:value-type="float" office:value="1.733042">
            <text:p>1.733042</text:p>
          </table:table-cell>
          <table:table-cell office:value-type="float" office:value="-0.00621">
            <text:p>-0.00621</text:p>
          </table:table-cell>
          <table:table-cell office:value-type="float" office:value="-0.211992">
            <text:p>-0.211992</text:p>
          </table:table-cell>
          <table:table-cell office:value-type="float" office:value="-0.001767">
            <text:p>-0.001767</text:p>
          </table:table-cell>
          <table:table-cell office:value-type="float" office:value="0.020869">
            <text:p>0.020869</text:p>
          </table:table-cell>
          <table:table-cell office:value-type="float" office:value="-0.001422">
            <text:p>-0.001422</text:p>
          </table:table-cell>
          <table:table-cell office:value-type="float" office:value="-0.003716">
            <text:p>-0.003716</text:p>
          </table:table-cell>
          <table:table-cell office:value-type="float" office:value="-0.391075">
            <text:p>-0.391075</text:p>
          </table:table-cell>
          <table:table-cell office:value-type="float" office:value="5.116601">
            <text:p>5.116601</text:p>
          </table:table-cell>
          <table:table-cell office:value-type="float" office:value="0.73891">
            <text:p>0.73891</text:p>
          </table:table-cell>
          <table:table-cell office:value-type="float" office:value="-0.240959">
            <text:p>-0.240959</text:p>
          </table:table-cell>
          <table:table-cell office:value-type="float" office:value="-0.226817">
            <text:p>-0.226817</text:p>
          </table:table-cell>
          <table:table-cell office:value-type="float" office:value="1.818762">
            <text:p>1.818762</text:p>
          </table:table-cell>
          <table:table-cell office:value-type="float" office:value="-0.009719">
            <text:p>-0.009719</text:p>
          </table:table-cell>
          <table:table-cell office:value-type="float" office:value="-0.2297">
            <text:p>-0.2297</text:p>
          </table:table-cell>
          <table:table-cell office:value-type="float" office:value="-0.000385">
            <text:p>-0.000385</text:p>
          </table:table-cell>
          <table:table-cell office:value-type="float" office:value="0.01336">
            <text:p>0.01336</text:p>
          </table:table-cell>
          <table:table-cell office:value-type="float" office:value="0.000566">
            <text:p>0.000566</text:p>
          </table:table-cell>
          <table:table-cell office:value-type="float" office:value="-0.002711">
            <text:p>-0.002711</text:p>
          </table:table-cell>
          <table:table-cell office:value-type="float" office:value="1336387059.47328">
            <text:p>1336387059.47328</text:p>
          </table:table-cell>
          <table:table-cell table:number-columns-repeated="84"/>
        </table:table-row>
        <table:table-row table:style-name="ro2">
          <table:table-cell office:value-type="float" office:value="216.137803078">
            <text:p>216.137803078</text:p>
          </table:table-cell>
          <table:table-cell office:value-type="float" office:value="-0.130457">
            <text:p>-0.130457</text:p>
          </table:table-cell>
          <table:table-cell office:value-type="float" office:value="4.36838">
            <text:p>4.36838</text:p>
          </table:table-cell>
          <table:table-cell office:value-type="float" office:value="0.067539">
            <text:p>0.067539</text:p>
          </table:table-cell>
          <table:table-cell office:value-type="float" office:value="-0.118131">
            <text:p>-0.118131</text:p>
          </table:table-cell>
          <table:table-cell office:value-type="float" office:value="0.125059">
            <text:p>0.125059</text:p>
          </table:table-cell>
          <table:table-cell office:value-type="float" office:value="1.729557">
            <text:p>1.729557</text:p>
          </table:table-cell>
          <table:table-cell office:value-type="float" office:value="-0.023936">
            <text:p>-0.023936</text:p>
          </table:table-cell>
          <table:table-cell office:value-type="float" office:value="-0.156824">
            <text:p>-0.156824</text:p>
          </table:table-cell>
          <table:table-cell office:value-type="float" office:value="-0.008196">
            <text:p>-0.008196</text:p>
          </table:table-cell>
          <table:table-cell office:value-type="float" office:value="-0.015781">
            <text:p>-0.015781</text:p>
          </table:table-cell>
          <table:table-cell office:value-type="float" office:value="-0.007771">
            <text:p>-0.007771</text:p>
          </table:table-cell>
          <table:table-cell office:value-type="float" office:value="-0.016117">
            <text:p>-0.016117</text:p>
          </table:table-cell>
          <table:table-cell office:value-type="float" office:value="-0.171107">
            <text:p>-0.171107</text:p>
          </table:table-cell>
          <table:table-cell office:value-type="float" office:value="5.150065">
            <text:p>5.150065</text:p>
          </table:table-cell>
          <table:table-cell office:value-type="float" office:value="0.789383">
            <text:p>0.789383</text:p>
          </table:table-cell>
          <table:table-cell office:value-type="float" office:value="-0.227066">
            <text:p>-0.227066</text:p>
          </table:table-cell>
          <table:table-cell office:value-type="float" office:value="-0.226913">
            <text:p>-0.226913</text:p>
          </table:table-cell>
          <table:table-cell office:value-type="float" office:value="1.815943">
            <text:p>1.815943</text:p>
          </table:table-cell>
          <table:table-cell office:value-type="float" office:value="-0.020433">
            <text:p>-0.020433</text:p>
          </table:table-cell>
          <table:table-cell office:value-type="float" office:value="-0.160224">
            <text:p>-0.160224</text:p>
          </table:table-cell>
          <table:table-cell office:value-type="float" office:value="-0.008577">
            <text:p>-0.008577</text:p>
          </table:table-cell>
          <table:table-cell office:value-type="float" office:value="-0.015918">
            <text:p>-0.015918</text:p>
          </table:table-cell>
          <table:table-cell office:value-type="float" office:value="-0.009032">
            <text:p>-0.009032</text:p>
          </table:table-cell>
          <table:table-cell office:value-type="float" office:value="-0.015389">
            <text:p>-0.015389</text:p>
          </table:table-cell>
          <table:table-cell office:value-type="float" office:value="1336387060.46565">
            <text:p>1336387060.46565</text:p>
          </table:table-cell>
          <table:table-cell table:number-columns-repeated="84"/>
        </table:table-row>
        <table:table-row table:style-name="ro2">
          <table:table-cell office:value-type="float" office:value="217.52711916">
            <text:p>217.52711916</text:p>
          </table:table-cell>
          <table:table-cell office:value-type="float" office:value="0.089439">
            <text:p>0.089439</text:p>
          </table:table-cell>
          <table:table-cell office:value-type="float" office:value="4.371987">
            <text:p>4.371987</text:p>
          </table:table-cell>
          <table:table-cell office:value-type="float" office:value="0.085946">
            <text:p>0.085946</text:p>
          </table:table-cell>
          <table:table-cell office:value-type="float" office:value="-0.142668">
            <text:p>-0.142668</text:p>
          </table:table-cell>
          <table:table-cell office:value-type="float" office:value="0.111672">
            <text:p>0.111672</text:p>
          </table:table-cell>
          <table:table-cell office:value-type="float" office:value="1.708464">
            <text:p>1.708464</text:p>
          </table:table-cell>
          <table:table-cell office:value-type="float" office:value="-0.001335">
            <text:p>-0.001335</text:p>
          </table:table-cell>
          <table:table-cell office:value-type="float" office:value="-0.17344">
            <text:p>-0.17344</text:p>
          </table:table-cell>
          <table:table-cell office:value-type="float" office:value="-0.007026">
            <text:p>-0.007026</text:p>
          </table:table-cell>
          <table:table-cell office:value-type="float" office:value="0.006776">
            <text:p>0.006776</text:p>
          </table:table-cell>
          <table:table-cell office:value-type="float" office:value="0.015728">
            <text:p>0.015728</text:p>
          </table:table-cell>
          <table:table-cell office:value-type="float" office:value="-0.030894">
            <text:p>-0.030894</text:p>
          </table:table-cell>
          <table:table-cell office:value-type="float" office:value="0.050714">
            <text:p>0.050714</text:p>
          </table:table-cell>
          <table:table-cell office:value-type="float" office:value="5.168118">
            <text:p>5.168118</text:p>
          </table:table-cell>
          <table:table-cell office:value-type="float" office:value="0.820512">
            <text:p>0.820512</text:p>
          </table:table-cell>
          <table:table-cell office:value-type="float" office:value="-0.244987">
            <text:p>-0.244987</text:p>
          </table:table-cell>
          <table:table-cell office:value-type="float" office:value="-0.243914">
            <text:p>-0.243914</text:p>
          </table:table-cell>
          <table:table-cell office:value-type="float" office:value="1.79739">
            <text:p>1.79739</text:p>
          </table:table-cell>
          <table:table-cell office:value-type="float" office:value="-0.011171">
            <text:p>-0.011171</text:p>
          </table:table-cell>
          <table:table-cell office:value-type="float" office:value="-0.190439">
            <text:p>-0.190439</text:p>
          </table:table-cell>
          <table:table-cell office:value-type="float" office:value="-0.004507">
            <text:p>-0.004507</text:p>
          </table:table-cell>
          <table:table-cell office:value-type="float" office:value="-0.000732">
            <text:p>-0.000732</text:p>
          </table:table-cell>
          <table:table-cell office:value-type="float" office:value="0.019847">
            <text:p>0.019847</text:p>
          </table:table-cell>
          <table:table-cell office:value-type="float" office:value="-0.031222">
            <text:p>-0.031222</text:p>
          </table:table-cell>
          <table:table-cell office:value-type="float" office:value="1336387061.85497">
            <text:p>1336387061.85497</text:p>
          </table:table-cell>
          <table:table-cell table:number-columns-repeated="84"/>
        </table:table-row>
        <table:table-row table:style-name="ro2">
          <table:table-cell office:value-type="float" office:value="218.717962027">
            <text:p>218.717962027</text:p>
          </table:table-cell>
          <table:table-cell office:value-type="float" office:value="0.293019">
            <text:p>0.293019</text:p>
          </table:table-cell>
          <table:table-cell office:value-type="float" office:value="4.400969">
            <text:p>4.400969</text:p>
          </table:table-cell>
          <table:table-cell office:value-type="float" office:value="0.107077">
            <text:p>0.107077</text:p>
          </table:table-cell>
          <table:table-cell office:value-type="float" office:value="-0.138901">
            <text:p>-0.138901</text:p>
          </table:table-cell>
          <table:table-cell office:value-type="float" office:value="0.124896">
            <text:p>0.124896</text:p>
          </table:table-cell>
          <table:table-cell office:value-type="float" office:value="1.669082">
            <text:p>1.669082</text:p>
          </table:table-cell>
          <table:table-cell office:value-type="float" office:value="0.052506">
            <text:p>0.052506</text:p>
          </table:table-cell>
          <table:table-cell office:value-type="float" office:value="-0.007116">
            <text:p>-0.007116</text:p>
          </table:table-cell>
          <table:table-cell office:value-type="float" office:value="0.004201">
            <text:p>0.004201</text:p>
          </table:table-cell>
          <table:table-cell office:value-type="float" office:value="-0.005182">
            <text:p>-0.005182</text:p>
          </table:table-cell>
          <table:table-cell office:value-type="float" office:value="-0.002539">
            <text:p>-0.002539</text:p>
          </table:table-cell>
          <table:table-cell office:value-type="float" office:value="0.064884">
            <text:p>0.064884</text:p>
          </table:table-cell>
          <table:table-cell office:value-type="float" office:value="0.271972">
            <text:p>0.271972</text:p>
          </table:table-cell>
          <table:table-cell office:value-type="float" office:value="5.193541">
            <text:p>5.193541</text:p>
          </table:table-cell>
          <table:table-cell office:value-type="float" office:value="0.865623">
            <text:p>0.865623</text:p>
          </table:table-cell>
          <table:table-cell office:value-type="float" office:value="-0.235347">
            <text:p>-0.235347</text:p>
          </table:table-cell>
          <table:table-cell office:value-type="float" office:value="-0.229783">
            <text:p>-0.229783</text:p>
          </table:table-cell>
          <table:table-cell office:value-type="float" office:value="1.754465">
            <text:p>1.754465</text:p>
          </table:table-cell>
          <table:table-cell office:value-type="float" office:value="0.052156">
            <text:p>0.052156</text:p>
          </table:table-cell>
          <table:table-cell office:value-type="float" office:value="-0.02075">
            <text:p>-0.02075</text:p>
          </table:table-cell>
          <table:table-cell office:value-type="float" office:value="0.005987">
            <text:p>0.005987</text:p>
          </table:table-cell>
          <table:table-cell office:value-type="float" office:value="-0.011004">
            <text:p>-0.011004</text:p>
          </table:table-cell>
          <table:table-cell office:value-type="float" office:value="-0.000932">
            <text:p>-0.000932</text:p>
          </table:table-cell>
          <table:table-cell office:value-type="float" office:value="0.064675">
            <text:p>0.064675</text:p>
          </table:table-cell>
          <table:table-cell office:value-type="float" office:value="1336387063.04581">
            <text:p>1336387063.04581</text:p>
          </table:table-cell>
          <table:table-cell table:number-columns-repeated="84"/>
        </table:table-row>
        <table:table-row table:style-name="ro2">
          <table:table-cell office:value-type="float" office:value="222.588203192">
            <text:p>222.588203192</text:p>
          </table:table-cell>
          <table:table-cell office:value-type="float" office:value="0.297894">
            <text:p>0.297894</text:p>
          </table:table-cell>
          <table:table-cell office:value-type="float" office:value="4.606551">
            <text:p>4.606551</text:p>
          </table:table-cell>
          <table:table-cell office:value-type="float" office:value="0.101522">
            <text:p>0.101522</text:p>
          </table:table-cell>
          <table:table-cell office:value-type="float" office:value="-0.123446">
            <text:p>-0.123446</text:p>
          </table:table-cell>
          <table:table-cell office:value-type="float" office:value="0.145653">
            <text:p>0.145653</text:p>
          </table:table-cell>
          <table:table-cell office:value-type="float" office:value="1.921856">
            <text:p>1.921856</text:p>
          </table:table-cell>
          <table:table-cell office:value-type="float" office:value="0.151568">
            <text:p>0.151568</text:p>
          </table:table-cell>
          <table:table-cell office:value-type="float" office:value="0.004771">
            <text:p>0.004771</text:p>
          </table:table-cell>
          <table:table-cell office:value-type="float" office:value="0.02481">
            <text:p>0.02481</text:p>
          </table:table-cell>
          <table:table-cell office:value-type="float" office:value="-0.03565">
            <text:p>-0.03565</text:p>
          </table:table-cell>
          <table:table-cell office:value-type="float" office:value="-0.000749">
            <text:p>-0.000749</text:p>
          </table:table-cell>
          <table:table-cell office:value-type="float" office:value="0.215752">
            <text:p>0.215752</text:p>
          </table:table-cell>
          <table:table-cell office:value-type="float" office:value="0.309259">
            <text:p>0.309259</text:p>
          </table:table-cell>
          <table:table-cell office:value-type="float" office:value="5.390822">
            <text:p>5.390822</text:p>
          </table:table-cell>
          <table:table-cell office:value-type="float" office:value="0.951773">
            <text:p>0.951773</text:p>
          </table:table-cell>
          <table:table-cell office:value-type="float" office:value="-0.326767">
            <text:p>-0.326767</text:p>
          </table:table-cell>
          <table:table-cell office:value-type="float" office:value="-0.16864">
            <text:p>-0.16864</text:p>
          </table:table-cell>
          <table:table-cell office:value-type="float" office:value="2.002182">
            <text:p>2.002182</text:p>
          </table:table-cell>
          <table:table-cell office:value-type="float" office:value="0.148745">
            <text:p>0.148745</text:p>
          </table:table-cell>
          <table:table-cell office:value-type="float" office:value="-0.009132">
            <text:p>-0.009132</text:p>
          </table:table-cell>
          <table:table-cell office:value-type="float" office:value="0.026486">
            <text:p>0.026486</text:p>
          </table:table-cell>
          <table:table-cell office:value-type="float" office:value="-0.040549">
            <text:p>-0.040549</text:p>
          </table:table-cell>
          <table:table-cell office:value-type="float" office:value="0.002155">
            <text:p>0.002155</text:p>
          </table:table-cell>
          <table:table-cell office:value-type="float" office:value="0.214611">
            <text:p>0.214611</text:p>
          </table:table-cell>
          <table:table-cell office:value-type="float" office:value="1336387066.91605">
            <text:p>1336387066.91605</text:p>
          </table:table-cell>
          <table:table-cell table:number-columns-repeated="84"/>
        </table:table-row>
        <table:table-row table:style-name="ro2">
          <table:table-cell office:value-type="float" office:value="223.977519989">
            <text:p>223.977519989</text:p>
          </table:table-cell>
          <table:table-cell office:value-type="float" office:value="0.214416">
            <text:p>0.214416</text:p>
          </table:table-cell>
          <table:table-cell office:value-type="float" office:value="4.803019">
            <text:p>4.803019</text:p>
          </table:table-cell>
          <table:table-cell office:value-type="float" office:value="0.103997">
            <text:p>0.103997</text:p>
          </table:table-cell>
          <table:table-cell office:value-type="float" office:value="-0.124273">
            <text:p>-0.124273</text:p>
          </table:table-cell>
          <table:table-cell office:value-type="float" office:value="0.174502">
            <text:p>0.174502</text:p>
          </table:table-cell>
          <table:table-cell office:value-type="float" office:value="2.224119">
            <text:p>2.224119</text:p>
          </table:table-cell>
          <table:table-cell office:value-type="float" office:value="0.15116">
            <text:p>0.15116</text:p>
          </table:table-cell>
          <table:table-cell office:value-type="float" office:value="0.000898">
            <text:p>0.000898</text:p>
          </table:table-cell>
          <table:table-cell office:value-type="float" office:value="0.056434">
            <text:p>0.056434</text:p>
          </table:table-cell>
          <table:table-cell office:value-type="float" office:value="-0.032743">
            <text:p>-0.032743</text:p>
          </table:table-cell>
          <table:table-cell office:value-type="float" office:value="0.014413">
            <text:p>0.014413</text:p>
          </table:table-cell>
          <table:table-cell office:value-type="float" office:value="0.216075">
            <text:p>0.216075</text:p>
          </table:table-cell>
          <table:table-cell office:value-type="float" office:value="0.226995">
            <text:p>0.226995</text:p>
          </table:table-cell>
          <table:table-cell office:value-type="float" office:value="5.570031">
            <text:p>5.570031</text:p>
          </table:table-cell>
          <table:table-cell office:value-type="float" office:value="1.024828">
            <text:p>1.024828</text:p>
          </table:table-cell>
          <table:table-cell office:value-type="float" office:value="-0.416589">
            <text:p>-0.416589</text:p>
          </table:table-cell>
          <table:table-cell office:value-type="float" office:value="-0.064731">
            <text:p>-0.064731</text:p>
          </table:table-cell>
          <table:table-cell office:value-type="float" office:value="2.283727">
            <text:p>2.283727</text:p>
          </table:table-cell>
          <table:table-cell office:value-type="float" office:value="0.145717">
            <text:p>0.145717</text:p>
          </table:table-cell>
          <table:table-cell office:value-type="float" office:value="-0.013472">
            <text:p>-0.013472</text:p>
          </table:table-cell>
          <table:table-cell office:value-type="float" office:value="0.059261">
            <text:p>0.059261</text:p>
          </table:table-cell>
          <table:table-cell office:value-type="float" office:value="-0.037999">
            <text:p>-0.037999</text:p>
          </table:table-cell>
          <table:table-cell office:value-type="float" office:value="0.018745">
            <text:p>0.018745</text:p>
          </table:table-cell>
          <table:table-cell office:value-type="float" office:value="0.214998">
            <text:p>0.214998</text:p>
          </table:table-cell>
          <table:table-cell office:value-type="float" office:value="1336387068.30537">
            <text:p>1336387068.30537</text:p>
          </table:table-cell>
          <table:table-cell table:number-columns-repeated="84"/>
        </table:table-row>
        <table:table-row table:style-name="ro2">
          <table:table-cell office:value-type="float" office:value="225.26760006">
            <text:p>225.26760006</text:p>
          </table:table-cell>
          <table:table-cell office:value-type="float" office:value="0.081996">
            <text:p>0.081996</text:p>
          </table:table-cell>
          <table:table-cell office:value-type="float" office:value="4.959273">
            <text:p>4.959273</text:p>
          </table:table-cell>
          <table:table-cell office:value-type="float" office:value="0.141144">
            <text:p>0.141144</text:p>
          </table:table-cell>
          <table:table-cell office:value-type="float" office:value="-0.113614">
            <text:p>-0.113614</text:p>
          </table:table-cell>
          <table:table-cell office:value-type="float" office:value="0.22042">
            <text:p>0.22042</text:p>
          </table:table-cell>
          <table:table-cell office:value-type="float" office:value="2.505201">
            <text:p>2.505201</text:p>
          </table:table-cell>
          <table:table-cell office:value-type="float" office:value="0.161646">
            <text:p>0.161646</text:p>
          </table:table-cell>
          <table:table-cell office:value-type="float" office:value="0.002606">
            <text:p>0.002606</text:p>
          </table:table-cell>
          <table:table-cell office:value-type="float" office:value="0.062248">
            <text:p>0.062248</text:p>
          </table:table-cell>
          <table:table-cell office:value-type="float" office:value="-0.025922">
            <text:p>-0.025922</text:p>
          </table:table-cell>
          <table:table-cell office:value-type="float" office:value="-0.012408">
            <text:p>-0.012408</text:p>
          </table:table-cell>
          <table:table-cell office:value-type="float" office:value="0.25034">
            <text:p>0.25034</text:p>
          </table:table-cell>
          <table:table-cell office:value-type="float" office:value="0.096176">
            <text:p>0.096176</text:p>
          </table:table-cell>
          <table:table-cell office:value-type="float" office:value="5.698333">
            <text:p>5.698333</text:p>
          </table:table-cell>
          <table:table-cell office:value-type="float" office:value="1.113773">
            <text:p>1.113773</text:p>
          </table:table-cell>
          <table:table-cell office:value-type="float" office:value="-0.468283">
            <text:p>-0.468283</text:p>
          </table:table-cell>
          <table:table-cell office:value-type="float" office:value="0.070465">
            <text:p>0.070465</text:p>
          </table:table-cell>
          <table:table-cell office:value-type="float" office:value="2.527271">
            <text:p>2.527271</text:p>
          </table:table-cell>
          <table:table-cell office:value-type="float" office:value="0.150022">
            <text:p>0.150022</text:p>
          </table:table-cell>
          <table:table-cell office:value-type="float" office:value="-0.013317">
            <text:p>-0.013317</text:p>
          </table:table-cell>
          <table:table-cell office:value-type="float" office:value="0.06532">
            <text:p>0.06532</text:p>
          </table:table-cell>
          <table:table-cell office:value-type="float" office:value="-0.031683">
            <text:p>-0.031683</text:p>
          </table:table-cell>
          <table:table-cell office:value-type="float" office:value="-0.004221">
            <text:p>-0.004221</text:p>
          </table:table-cell>
          <table:table-cell office:value-type="float" office:value="0.249795">
            <text:p>0.249795</text:p>
          </table:table-cell>
          <table:table-cell office:value-type="float" office:value="1336387069.59545">
            <text:p>1336387069.59545</text:p>
          </table:table-cell>
          <table:table-cell table:number-columns-repeated="84"/>
        </table:table-row>
        <table:table-row table:style-name="ro2">
          <table:table-cell office:value-type="float" office:value="226.458443165">
            <text:p>226.458443165</text:p>
          </table:table-cell>
          <table:table-cell office:value-type="float" office:value="-0.088786">
            <text:p>-0.088786</text:p>
          </table:table-cell>
          <table:table-cell office:value-type="float" office:value="5.07119">
            <text:p>5.07119</text:p>
          </table:table-cell>
          <table:table-cell office:value-type="float" office:value="0.170582">
            <text:p>0.170582</text:p>
          </table:table-cell>
          <table:table-cell office:value-type="float" office:value="-0.073525">
            <text:p>-0.073525</text:p>
          </table:table-cell>
          <table:table-cell office:value-type="float" office:value="0.229137">
            <text:p>0.229137</text:p>
          </table:table-cell>
          <table:table-cell office:value-type="float" office:value="2.811305">
            <text:p>2.811305</text:p>
          </table:table-cell>
          <table:table-cell office:value-type="float" office:value="0.091217">
            <text:p>0.091217</text:p>
          </table:table-cell>
          <table:table-cell office:value-type="float" office:value="-0.013838">
            <text:p>-0.013838</text:p>
          </table:table-cell>
          <table:table-cell office:value-type="float" office:value="0.046378">
            <text:p>0.046378</text:p>
          </table:table-cell>
          <table:table-cell office:value-type="float" office:value="-0.029145">
            <text:p>-0.029145</text:p>
          </table:table-cell>
          <table:table-cell office:value-type="float" office:value="0.008528">
            <text:p>0.008528</text:p>
          </table:table-cell>
          <table:table-cell office:value-type="float" office:value="0.137588">
            <text:p>0.137588</text:p>
          </table:table-cell>
          <table:table-cell office:value-type="float" office:value="-0.065936">
            <text:p>-0.065936</text:p>
          </table:table-cell>
          <table:table-cell office:value-type="float" office:value="5.787034">
            <text:p>5.787034</text:p>
          </table:table-cell>
          <table:table-cell office:value-type="float" office:value="1.177574">
            <text:p>1.177574</text:p>
          </table:table-cell>
          <table:table-cell office:value-type="float" office:value="-0.468785">
            <text:p>-0.468785</text:p>
          </table:table-cell>
          <table:table-cell office:value-type="float" office:value="0.196055">
            <text:p>0.196055</text:p>
          </table:table-cell>
          <table:table-cell office:value-type="float" office:value="2.799587">
            <text:p>2.799587</text:p>
          </table:table-cell>
          <table:table-cell office:value-type="float" office:value="0.085917">
            <text:p>0.085917</text:p>
          </table:table-cell>
          <table:table-cell office:value-type="float" office:value="-0.021837">
            <text:p>-0.021837</text:p>
          </table:table-cell>
          <table:table-cell office:value-type="float" office:value="0.048141">
            <text:p>0.048141</text:p>
          </table:table-cell>
          <table:table-cell office:value-type="float" office:value="-0.031647">
            <text:p>-0.031647</text:p>
          </table:table-cell>
          <table:table-cell office:value-type="float" office:value="0.011922">
            <text:p>0.011922</text:p>
          </table:table-cell>
          <table:table-cell office:value-type="float" office:value="0.136914">
            <text:p>0.136914</text:p>
          </table:table-cell>
          <table:table-cell office:value-type="float" office:value="1336387070.78629">
            <text:p>1336387070.78629</text:p>
          </table:table-cell>
          <table:table-cell table:number-columns-repeated="84"/>
        </table:table-row>
        <table:table-row table:style-name="ro2">
          <table:table-cell office:value-type="float" office:value="228.443184137">
            <text:p>228.443184137</text:p>
          </table:table-cell>
          <table:table-cell office:value-type="float" office:value="-0.269034">
            <text:p>-0.269034</text:p>
          </table:table-cell>
          <table:table-cell office:value-type="float" office:value="5.154796">
            <text:p>5.154796</text:p>
          </table:table-cell>
          <table:table-cell office:value-type="float" office:value="0.220824">
            <text:p>0.220824</text:p>
          </table:table-cell>
          <table:table-cell office:value-type="float" office:value="-0.065735">
            <text:p>-0.065735</text:p>
          </table:table-cell>
          <table:table-cell office:value-type="float" office:value="0.257246">
            <text:p>0.257246</text:p>
          </table:table-cell>
          <table:table-cell office:value-type="float" office:value="3.091761">
            <text:p>3.091761</text:p>
          </table:table-cell>
          <table:table-cell office:value-type="float" office:value="0.018288">
            <text:p>0.018288</text:p>
          </table:table-cell>
          <table:table-cell office:value-type="float" office:value="-0.042059">
            <text:p>-0.042059</text:p>
          </table:table-cell>
          <table:table-cell office:value-type="float" office:value="-0.003179">
            <text:p>-0.003179</text:p>
          </table:table-cell>
          <table:table-cell office:value-type="float" office:value="-0.000145">
            <text:p>-0.000145</text:p>
          </table:table-cell>
          <table:table-cell office:value-type="float" office:value="-0.002075">
            <text:p>-0.002075</text:p>
          </table:table-cell>
          <table:table-cell office:value-type="float" office:value="0.032708">
            <text:p>0.032708</text:p>
          </table:table-cell>
          <table:table-cell office:value-type="float" office:value="-0.244252">
            <text:p>-0.244252</text:p>
          </table:table-cell>
          <table:table-cell office:value-type="float" office:value="5.845733">
            <text:p>5.845733</text:p>
          </table:table-cell>
          <table:table-cell office:value-type="float" office:value="1.247168">
            <text:p>1.247168</text:p>
          </table:table-cell>
          <table:table-cell office:value-type="float" office:value="-0.470428">
            <text:p>-0.470428</text:p>
          </table:table-cell>
          <table:table-cell office:value-type="float" office:value="0.333355">
            <text:p>0.333355</text:p>
          </table:table-cell>
          <table:table-cell office:value-type="float" office:value="3.044031">
            <text:p>3.044031</text:p>
          </table:table-cell>
          <table:table-cell office:value-type="float" office:value="0.016271">
            <text:p>0.016271</text:p>
          </table:table-cell>
          <table:table-cell office:value-type="float" office:value="-0.050863">
            <text:p>-0.050863</text:p>
          </table:table-cell>
          <table:table-cell office:value-type="float" office:value="-0.001712">
            <text:p>-0.001712</text:p>
          </table:table-cell>
          <table:table-cell office:value-type="float" office:value="-0.003853">
            <text:p>-0.003853</text:p>
          </table:table-cell>
          <table:table-cell office:value-type="float" office:value="-0.000322">
            <text:p>-0.000322</text:p>
          </table:table-cell>
          <table:table-cell office:value-type="float" office:value="0.032767">
            <text:p>0.032767</text:p>
          </table:table-cell>
          <table:table-cell office:value-type="float" office:value="1336387072.77103">
            <text:p>1336387072.77103</text:p>
          </table:table-cell>
          <table:table-cell table:number-columns-repeated="84"/>
        </table:table-row>
        <table:table-row table:style-name="ro2">
          <table:table-cell office:value-type="float" office:value="232.809607983">
            <text:p>232.809607983</text:p>
          </table:table-cell>
          <table:table-cell office:value-type="float" office:value="-0.336535">
            <text:p>-0.336535</text:p>
          </table:table-cell>
          <table:table-cell office:value-type="float" office:value="5.342553">
            <text:p>5.342553</text:p>
          </table:table-cell>
          <table:table-cell office:value-type="float" office:value="0.198778">
            <text:p>0.198778</text:p>
          </table:table-cell>
          <table:table-cell office:value-type="float" office:value="-0.028195">
            <text:p>-0.028195</text:p>
          </table:table-cell>
          <table:table-cell office:value-type="float" office:value="0.254866">
            <text:p>0.254866</text:p>
          </table:table-cell>
          <table:table-cell office:value-type="float" office:value="-3.043511">
            <text:p>-3.043511</text:p>
          </table:table-cell>
          <table:table-cell office:value-type="float" office:value="-0.018479">
            <text:p>-0.018479</text:p>
          </table:table-cell>
          <table:table-cell office:value-type="float" office:value="-0.160851">
            <text:p>-0.160851</text:p>
          </table:table-cell>
          <table:table-cell office:value-type="float" office:value="-0.015851">
            <text:p>-0.015851</text:p>
          </table:table-cell>
          <table:table-cell office:value-type="float" office:value="-0.006224">
            <text:p>-0.006224</text:p>
          </table:table-cell>
          <table:table-cell office:value-type="float" office:value="-0.000642">
            <text:p>-0.000642</text:p>
          </table:table-cell>
          <table:table-cell office:value-type="float" office:value="-0.025617">
            <text:p>-0.025617</text:p>
          </table:table-cell>
          <table:table-cell office:value-type="float" office:value="-0.322066">
            <text:p>-0.322066</text:p>
          </table:table-cell>
          <table:table-cell office:value-type="float" office:value="6.055665">
            <text:p>6.055665</text:p>
          </table:table-cell>
          <table:table-cell office:value-type="float" office:value="1.312749">
            <text:p>1.312749</text:p>
          </table:table-cell>
          <table:table-cell office:value-type="float" office:value="-0.437707">
            <text:p>-0.437707</text:p>
          </table:table-cell>
          <table:table-cell office:value-type="float" office:value="0.393864">
            <text:p>0.393864</text:p>
          </table:table-cell>
          <table:table-cell office:value-type="float" office:value="-3.100385">
            <text:p>-3.100385</text:p>
          </table:table-cell>
          <table:table-cell office:value-type="float" office:value="-0.023028">
            <text:p>-0.023028</text:p>
          </table:table-cell>
          <table:table-cell office:value-type="float" office:value="-0.172391">
            <text:p>-0.172391</text:p>
          </table:table-cell>
          <table:table-cell office:value-type="float" office:value="-0.014079">
            <text:p>-0.014079</text:p>
          </table:table-cell>
          <table:table-cell office:value-type="float" office:value="-0.010936">
            <text:p>-0.010936</text:p>
          </table:table-cell>
          <table:table-cell office:value-type="float" office:value="0.001553">
            <text:p>0.001553</text:p>
          </table:table-cell>
          <table:table-cell office:value-type="float" office:value="-0.02568">
            <text:p>-0.02568</text:p>
          </table:table-cell>
          <table:table-cell office:value-type="float" office:value="1336387077.13746">
            <text:p>1336387077.13746</text:p>
          </table:table-cell>
          <table:table-cell table:number-columns-repeated="84"/>
        </table:table-row>
        <table:table-row table:style-name="ro2">
          <table:table-cell office:value-type="float" office:value="234.099688053">
            <text:p>234.099688053</text:p>
          </table:table-cell>
          <table:table-cell office:value-type="float" office:value="-0.330284">
            <text:p>-0.330284</text:p>
          </table:table-cell>
          <table:table-cell office:value-type="float" office:value="5.552178">
            <text:p>5.552178</text:p>
          </table:table-cell>
          <table:table-cell office:value-type="float" office:value="0.190669">
            <text:p>0.190669</text:p>
          </table:table-cell>
          <table:table-cell office:value-type="float" office:value="-0.044803">
            <text:p>-0.044803</text:p>
          </table:table-cell>
          <table:table-cell office:value-type="float" office:value="0.252965">
            <text:p>0.252965</text:p>
          </table:table-cell>
          <table:table-cell office:value-type="float" office:value="-3.077607">
            <text:p>-3.077607</text:p>
          </table:table-cell>
          <table:table-cell office:value-type="float" office:value="0.005101">
            <text:p>0.005101</text:p>
          </table:table-cell>
          <table:table-cell office:value-type="float" office:value="-0.131592">
            <text:p>-0.131592</text:p>
          </table:table-cell>
          <table:table-cell office:value-type="float" office:value="-0.003713">
            <text:p>-0.003713</text:p>
          </table:table-cell>
          <table:table-cell office:value-type="float" office:value="-0.006291">
            <text:p>-0.006291</text:p>
          </table:table-cell>
          <table:table-cell office:value-type="float" office:value="-0.00905">
            <text:p>-0.00905</text:p>
          </table:table-cell>
          <table:table-cell office:value-type="float" office:value="-0.00895">
            <text:p>-0.00895</text:p>
          </table:table-cell>
          <table:table-cell office:value-type="float" office:value="-0.333109">
            <text:p>-0.333109</text:p>
          </table:table-cell>
          <table:table-cell office:value-type="float" office:value="6.264518">
            <text:p>6.264518</text:p>
          </table:table-cell>
          <table:table-cell office:value-type="float" office:value="1.396007">
            <text:p>1.396007</text:p>
          </table:table-cell>
          <table:table-cell office:value-type="float" office:value="-0.464349">
            <text:p>-0.464349</text:p>
          </table:table-cell>
          <table:table-cell office:value-type="float" office:value="0.381442">
            <text:p>0.381442</text:p>
          </table:table-cell>
          <table:table-cell office:value-type="float" office:value="-3.133629">
            <text:p>-3.133629</text:p>
          </table:table-cell>
          <table:table-cell office:value-type="float" office:value="-0.003029">
            <text:p>-0.003029</text:p>
          </table:table-cell>
          <table:table-cell office:value-type="float" office:value="-0.139811">
            <text:p>-0.139811</text:p>
          </table:table-cell>
          <table:table-cell office:value-type="float" office:value="-0.002503">
            <text:p>-0.002503</text:p>
          </table:table-cell>
          <table:table-cell office:value-type="float" office:value="-0.009596">
            <text:p>-0.009596</text:p>
          </table:table-cell>
          <table:table-cell office:value-type="float" office:value="-0.00496">
            <text:p>-0.00496</text:p>
          </table:table-cell>
          <table:table-cell office:value-type="float" office:value="-0.008592">
            <text:p>-0.008592</text:p>
          </table:table-cell>
          <table:table-cell office:value-type="float" office:value="1336387078.42754">
            <text:p>1336387078.42754</text:p>
          </table:table-cell>
          <table:table-cell table:number-columns-repeated="84"/>
        </table:table-row>
        <table:table-row table:style-name="ro2">
          <table:table-cell office:value-type="float" office:value="235.687479019">
            <text:p>235.687479019</text:p>
          </table:table-cell>
          <table:table-cell office:value-type="float" office:value="-0.352339">
            <text:p>-0.352339</text:p>
          </table:table-cell>
          <table:table-cell office:value-type="float" office:value="5.760188">
            <text:p>5.760188</text:p>
          </table:table-cell>
          <table:table-cell office:value-type="float" office:value="0.192001">
            <text:p>0.192001</text:p>
          </table:table-cell>
          <table:table-cell office:value-type="float" office:value="-0.058282">
            <text:p>-0.058282</text:p>
          </table:table-cell>
          <table:table-cell office:value-type="float" office:value="0.23795">
            <text:p>0.23795</text:p>
          </table:table-cell>
          <table:table-cell office:value-type="float" office:value="-3.091551">
            <text:p>-3.091551</text:p>
          </table:table-cell>
          <table:table-cell office:value-type="float" office:value="0.016921">
            <text:p>0.016921</text:p>
          </table:table-cell>
          <table:table-cell office:value-type="float" office:value="-0.066557">
            <text:p>-0.066557</text:p>
          </table:table-cell>
          <table:table-cell office:value-type="float" office:value="-0.006593">
            <text:p>-0.006593</text:p>
          </table:table-cell>
          <table:table-cell office:value-type="float" office:value="0.000036">
            <text:p>0.000036</text:p>
          </table:table-cell>
          <table:table-cell office:value-type="float" office:value="0.000408">
            <text:p>0.000408</text:p>
          </table:table-cell>
          <table:table-cell office:value-type="float" office:value="0.016559">
            <text:p>0.016559</text:p>
          </table:table-cell>
          <table:table-cell office:value-type="float" office:value="-0.365924">
            <text:p>-0.365924</text:p>
          </table:table-cell>
          <table:table-cell office:value-type="float" office:value="6.464527">
            <text:p>6.464527</text:p>
          </table:table-cell>
          <table:table-cell office:value-type="float" office:value="1.486771">
            <text:p>1.486771</text:p>
          </table:table-cell>
          <table:table-cell office:value-type="float" office:value="-0.483042">
            <text:p>-0.483042</text:p>
          </table:table-cell>
          <table:table-cell office:value-type="float" office:value="0.368276">
            <text:p>0.368276</text:p>
          </table:table-cell>
          <table:table-cell office:value-type="float" office:value="3.140264">
            <text:p>3.140264</text:p>
          </table:table-cell>
          <table:table-cell office:value-type="float" office:value="0.012782">
            <text:p>0.012782</text:p>
          </table:table-cell>
          <table:table-cell office:value-type="float" office:value="-0.077532">
            <text:p>-0.077532</text:p>
          </table:table-cell>
          <table:table-cell office:value-type="float" office:value="-0.00456">
            <text:p>-0.00456</text:p>
          </table:table-cell>
          <table:table-cell office:value-type="float" office:value="-0.004465">
            <text:p>-0.004465</text:p>
          </table:table-cell>
          <table:table-cell office:value-type="float" office:value="0.002784">
            <text:p>0.002784</text:p>
          </table:table-cell>
          <table:table-cell office:value-type="float" office:value="0.01678">
            <text:p>0.01678</text:p>
          </table:table-cell>
          <table:table-cell office:value-type="float" office:value="1336387080.01533">
            <text:p>1336387080.01533</text:p>
          </table:table-cell>
          <table:table-cell table:number-columns-repeated="84"/>
        </table:table-row>
        <table:table-row table:style-name="ro2">
          <table:table-cell office:value-type="float" office:value="238.664587021">
            <text:p>238.664587021</text:p>
          </table:table-cell>
          <table:table-cell office:value-type="float" office:value="-0.409291">
            <text:p>-0.409291</text:p>
          </table:table-cell>
          <table:table-cell office:value-type="float" office:value="5.95654">
            <text:p>5.95654</text:p>
          </table:table-cell>
          <table:table-cell office:value-type="float" office:value="0.172302">
            <text:p>0.172302</text:p>
          </table:table-cell>
          <table:table-cell office:value-type="float" office:value="-0.046179">
            <text:p>-0.046179</text:p>
          </table:table-cell>
          <table:table-cell office:value-type="float" office:value="0.241739">
            <text:p>0.241739</text:p>
          </table:table-cell>
          <table:table-cell office:value-type="float" office:value="-3.040935">
            <text:p>-3.040935</text:p>
          </table:table-cell>
          <table:table-cell office:value-type="float" office:value="0.124178">
            <text:p>0.124178</text:p>
          </table:table-cell>
          <table:table-cell office:value-type="float" office:value="0.018157">
            <text:p>0.018157</text:p>
          </table:table-cell>
          <table:table-cell office:value-type="float" office:value="0.02537">
            <text:p>0.02537</text:p>
          </table:table-cell>
          <table:table-cell office:value-type="float" office:value="-0.026402">
            <text:p>-0.026402</text:p>
          </table:table-cell>
          <table:table-cell office:value-type="float" office:value="0.005514">
            <text:p>0.005514</text:p>
          </table:table-cell>
          <table:table-cell office:value-type="float" office:value="0.175165">
            <text:p>0.175165</text:p>
          </table:table-cell>
          <table:table-cell office:value-type="float" office:value="-0.435413">
            <text:p>-0.435413</text:p>
          </table:table-cell>
          <table:table-cell office:value-type="float" office:value="6.675336">
            <text:p>6.675336</text:p>
          </table:table-cell>
          <table:table-cell office:value-type="float" office:value="1.561878">
            <text:p>1.561878</text:p>
          </table:table-cell>
          <table:table-cell office:value-type="float" office:value="-0.480147">
            <text:p>-0.480147</text:p>
          </table:table-cell>
          <table:table-cell office:value-type="float" office:value="0.398495">
            <text:p>0.398495</text:p>
          </table:table-cell>
          <table:table-cell office:value-type="float" office:value="-3.099107">
            <text:p>-3.099107</text:p>
          </table:table-cell>
          <table:table-cell office:value-type="float" office:value="0.12851">
            <text:p>0.12851</text:p>
          </table:table-cell>
          <table:table-cell office:value-type="float" office:value="0.008375">
            <text:p>0.008375</text:p>
          </table:table-cell>
          <table:table-cell office:value-type="float" office:value="0.027562">
            <text:p>0.027562</text:p>
          </table:table-cell>
          <table:table-cell office:value-type="float" office:value="-0.031048">
            <text:p>-0.031048</text:p>
          </table:table-cell>
          <table:table-cell office:value-type="float" office:value="0.005021">
            <text:p>0.005021</text:p>
          </table:table-cell>
          <table:table-cell office:value-type="float" office:value="0.174488">
            <text:p>0.174488</text:p>
          </table:table-cell>
          <table:table-cell office:value-type="float" office:value="1336387082.99244">
            <text:p>1336387082.99244</text:p>
          </table:table-cell>
          <table:table-cell table:number-columns-repeated="84"/>
        </table:table-row>
        <table:table-row table:style-name="ro2">
          <table:table-cell office:value-type="float" office:value="240.252377987">
            <text:p>240.252377987</text:p>
          </table:table-cell>
          <table:table-cell office:value-type="float" office:value="-0.605944">
            <text:p>-0.605944</text:p>
          </table:table-cell>
          <table:table-cell office:value-type="float" office:value="5.905864">
            <text:p>5.905864</text:p>
          </table:table-cell>
          <table:table-cell office:value-type="float" office:value="0.162879">
            <text:p>0.162879</text:p>
          </table:table-cell>
          <table:table-cell office:value-type="float" office:value="-0.018542">
            <text:p>-0.018542</text:p>
          </table:table-cell>
          <table:table-cell office:value-type="float" office:value="0.253692">
            <text:p>0.253692</text:p>
          </table:table-cell>
          <table:table-cell office:value-type="float" office:value="-2.754117">
            <text:p>-2.754117</text:p>
          </table:table-cell>
          <table:table-cell office:value-type="float" office:value="0.145895">
            <text:p>0.145895</text:p>
          </table:table-cell>
          <table:table-cell office:value-type="float" office:value="0.014059">
            <text:p>0.014059</text:p>
          </table:table-cell>
          <table:table-cell office:value-type="float" office:value="0.072135">
            <text:p>0.072135</text:p>
          </table:table-cell>
          <table:table-cell office:value-type="float" office:value="-0.045698">
            <text:p>-0.045698</text:p>
          </table:table-cell>
          <table:table-cell office:value-type="float" office:value="0.01516">
            <text:p>0.01516</text:p>
          </table:table-cell>
          <table:table-cell office:value-type="float" office:value="0.205696">
            <text:p>0.205696</text:p>
          </table:table-cell>
          <table:table-cell office:value-type="float" office:value="-0.634609">
            <text:p>-0.634609</text:p>
          </table:table-cell>
          <table:table-cell office:value-type="float" office:value="6.63483">
            <text:p>6.63483</text:p>
          </table:table-cell>
          <table:table-cell office:value-type="float" office:value="1.512813">
            <text:p>1.512813</text:p>
          </table:table-cell>
          <table:table-cell office:value-type="float" office:value="-0.406219">
            <text:p>-0.406219</text:p>
          </table:table-cell>
          <table:table-cell office:value-type="float" office:value="0.519191">
            <text:p>0.519191</text:p>
          </table:table-cell>
          <table:table-cell office:value-type="float" office:value="-2.820348">
            <text:p>-2.820348</text:p>
          </table:table-cell>
          <table:table-cell office:value-type="float" office:value="0.144822">
            <text:p>0.144822</text:p>
          </table:table-cell>
          <table:table-cell office:value-type="float" office:value="-0.003323">
            <text:p>-0.003323</text:p>
          </table:table-cell>
          <table:table-cell office:value-type="float" office:value="0.074713">
            <text:p>0.074713</text:p>
          </table:table-cell>
          <table:table-cell office:value-type="float" office:value="-0.05359">
            <text:p>-0.05359</text:p>
          </table:table-cell>
          <table:table-cell office:value-type="float" office:value="0.018296">
            <text:p>0.018296</text:p>
          </table:table-cell>
          <table:table-cell office:value-type="float" office:value="0.204856">
            <text:p>0.204856</text:p>
          </table:table-cell>
          <table:table-cell office:value-type="float" office:value="1336387084.58023">
            <text:p>1336387084.58023</text:p>
          </table:table-cell>
          <table:table-cell table:number-columns-repeated="84"/>
        </table:table-row>
        <table:table-row table:style-name="ro2">
          <table:table-cell office:value-type="float" office:value="241.542458057">
            <text:p>241.542458057</text:p>
          </table:table-cell>
          <table:table-cell office:value-type="float" office:value="-0.788667">
            <text:p>-0.788667</text:p>
          </table:table-cell>
          <table:table-cell office:value-type="float" office:value="5.809844">
            <text:p>5.809844</text:p>
          </table:table-cell>
          <table:table-cell office:value-type="float" office:value="0.205381">
            <text:p>0.205381</text:p>
          </table:table-cell>
          <table:table-cell office:value-type="float" office:value="-0.00862">
            <text:p>-0.00862</text:p>
          </table:table-cell>
          <table:table-cell office:value-type="float" office:value="0.269015">
            <text:p>0.269015</text:p>
          </table:table-cell>
          <table:table-cell office:value-type="float" office:value="-2.479093">
            <text:p>-2.479093</text:p>
          </table:table-cell>
          <table:table-cell office:value-type="float" office:value="0.113428">
            <text:p>0.113428</text:p>
          </table:table-cell>
          <table:table-cell office:value-type="float" office:value="-0.004502">
            <text:p>-0.004502</text:p>
          </table:table-cell>
          <table:table-cell office:value-type="float" office:value="0.03539">
            <text:p>0.03539</text:p>
          </table:table-cell>
          <table:table-cell office:value-type="float" office:value="-0.006677">
            <text:p>-0.006677</text:p>
          </table:table-cell>
          <table:table-cell office:value-type="float" office:value="-0.023677">
            <text:p>-0.023677</text:p>
          </table:table-cell>
          <table:table-cell office:value-type="float" office:value="0.210559">
            <text:p>0.210559</text:p>
          </table:table-cell>
          <table:table-cell office:value-type="float" office:value="-0.820223">
            <text:p>-0.820223</text:p>
          </table:table-cell>
          <table:table-cell office:value-type="float" office:value="6.537075">
            <text:p>6.537075</text:p>
          </table:table-cell>
          <table:table-cell office:value-type="float" office:value="1.498456">
            <text:p>1.498456</text:p>
          </table:table-cell>
          <table:table-cell office:value-type="float" office:value="-0.320786">
            <text:p>-0.320786</text:p>
          </table:table-cell>
          <table:table-cell office:value-type="float" office:value="0.627634">
            <text:p>0.627634</text:p>
          </table:table-cell>
          <table:table-cell office:value-type="float" office:value="-2.531495">
            <text:p>-2.531495</text:p>
          </table:table-cell>
          <table:table-cell office:value-type="float" office:value="0.113524">
            <text:p>0.113524</text:p>
          </table:table-cell>
          <table:table-cell office:value-type="float" office:value="-0.027678">
            <text:p>-0.027678</text:p>
          </table:table-cell>
          <table:table-cell office:value-type="float" office:value="0.036779">
            <text:p>0.036779</text:p>
          </table:table-cell>
          <table:table-cell office:value-type="float" office:value="-0.017508">
            <text:p>-0.017508</text:p>
          </table:table-cell>
          <table:table-cell office:value-type="float" office:value="-0.019039">
            <text:p>-0.019039</text:p>
          </table:table-cell>
          <table:table-cell office:value-type="float" office:value="0.209769">
            <text:p>0.209769</text:p>
          </table:table-cell>
          <table:table-cell office:value-type="float" office:value="1336387085.87031">
            <text:p>1336387085.87031</text:p>
          </table:table-cell>
          <table:table-cell table:number-columns-repeated="84"/>
        </table:table-row>
        <table:table-row table:style-name="ro2">
          <table:table-cell office:value-type="float" office:value="243.229488134">
            <text:p>243.229488134</text:p>
          </table:table-cell>
          <table:table-cell office:value-type="float" office:value="-0.950997">
            <text:p>-0.950997</text:p>
          </table:table-cell>
          <table:table-cell office:value-type="float" office:value="5.692188">
            <text:p>5.692188</text:p>
          </table:table-cell>
          <table:table-cell office:value-type="float" office:value="0.212139">
            <text:p>0.212139</text:p>
          </table:table-cell>
          <table:table-cell office:value-type="float" office:value="0.075487">
            <text:p>0.075487</text:p>
          </table:table-cell>
          <table:table-cell office:value-type="float" office:value="0.215036">
            <text:p>0.215036</text:p>
          </table:table-cell>
          <table:table-cell office:value-type="float" office:value="-2.115056">
            <text:p>-2.115056</text:p>
          </table:table-cell>
          <table:table-cell office:value-type="float" office:value="0.175635">
            <text:p>0.175635</text:p>
          </table:table-cell>
          <table:table-cell office:value-type="float" office:value="0.056821">
            <text:p>0.056821</text:p>
          </table:table-cell>
          <table:table-cell office:value-type="float" office:value="0.038178">
            <text:p>0.038178</text:p>
          </table:table-cell>
          <table:table-cell office:value-type="float" office:value="-0.040635">
            <text:p>-0.040635</text:p>
          </table:table-cell>
          <table:table-cell office:value-type="float" office:value="0.031685">
            <text:p>0.031685</text:p>
          </table:table-cell>
          <table:table-cell office:value-type="float" office:value="0.235657">
            <text:p>0.235657</text:p>
          </table:table-cell>
          <table:table-cell office:value-type="float" office:value="-0.996879">
            <text:p>-0.996879</text:p>
          </table:table-cell>
          <table:table-cell office:value-type="float" office:value="6.443776">
            <text:p>6.443776</text:p>
          </table:table-cell>
          <table:table-cell office:value-type="float" office:value="1.445568">
            <text:p>1.445568</text:p>
          </table:table-cell>
          <table:table-cell office:value-type="float" office:value="-0.075051">
            <text:p>-0.075051</text:p>
          </table:table-cell>
          <table:table-cell office:value-type="float" office:value="0.661486">
            <text:p>0.661486</text:p>
          </table:table-cell>
          <table:table-cell office:value-type="float" office:value="-2.087676">
            <text:p>-2.087676</text:p>
          </table:table-cell>
          <table:table-cell office:value-type="float" office:value="0.171635">
            <text:p>0.171635</text:p>
          </table:table-cell>
          <table:table-cell office:value-type="float" office:value="0.025318">
            <text:p>0.025318</text:p>
          </table:table-cell>
          <table:table-cell office:value-type="float" office:value="0.040156">
            <text:p>0.040156</text:p>
          </table:table-cell>
          <table:table-cell office:value-type="float" office:value="-0.055748">
            <text:p>-0.055748</text:p>
          </table:table-cell>
          <table:table-cell office:value-type="float" office:value="0.037276">
            <text:p>0.037276</text:p>
          </table:table-cell>
          <table:table-cell office:value-type="float" office:value="0.232931">
            <text:p>0.232931</text:p>
          </table:table-cell>
          <table:table-cell office:value-type="float" office:value="1336387087.55734">
            <text:p>1336387087.55734</text:p>
          </table:table-cell>
          <table:table-cell table:number-columns-repeated="84"/>
        </table:table-row>
        <table:table-row table:style-name="ro2">
          <table:table-cell office:value-type="float" office:value="244.321093082">
            <text:p>244.321093082</text:p>
          </table:table-cell>
          <table:table-cell office:value-type="float" office:value="-1.002866">
            <text:p>-1.002866</text:p>
          </table:table-cell>
          <table:table-cell office:value-type="float" office:value="5.493106">
            <text:p>5.493106</text:p>
          </table:table-cell>
          <table:table-cell office:value-type="float" office:value="0.216399">
            <text:p>0.216399</text:p>
          </table:table-cell>
          <table:table-cell office:value-type="float" office:value="0.084732">
            <text:p>0.084732</text:p>
          </table:table-cell>
          <table:table-cell office:value-type="float" office:value="0.223037">
            <text:p>0.223037</text:p>
          </table:table-cell>
          <table:table-cell office:value-type="float" office:value="-1.849284">
            <text:p>-1.849284</text:p>
          </table:table-cell>
          <table:table-cell office:value-type="float" office:value="0.114867">
            <text:p>0.114867</text:p>
          </table:table-cell>
          <table:table-cell office:value-type="float" office:value="0.002038">
            <text:p>0.002038</text:p>
          </table:table-cell>
          <table:table-cell office:value-type="float" office:value="0.043863">
            <text:p>0.043863</text:p>
          </table:table-cell>
          <table:table-cell office:value-type="float" office:value="-0.012765">
            <text:p>-0.012765</text:p>
          </table:table-cell>
          <table:table-cell office:value-type="float" office:value="-0.006206">
            <text:p>-0.006206</text:p>
          </table:table-cell>
          <table:table-cell office:value-type="float" office:value="0.190073">
            <text:p>0.190073</text:p>
          </table:table-cell>
          <table:table-cell office:value-type="float" office:value="-1.055761">
            <text:p>-1.055761</text:p>
          </table:table-cell>
          <table:table-cell office:value-type="float" office:value="6.277769">
            <text:p>6.277769</text:p>
          </table:table-cell>
          <table:table-cell office:value-type="float" office:value="1.363332">
            <text:p>1.363332</text:p>
          </table:table-cell>
          <table:table-cell office:value-type="float" office:value="0.066186">
            <text:p>0.066186</text:p>
          </table:table-cell>
          <table:table-cell office:value-type="float" office:value="0.695704">
            <text:p>0.695704</text:p>
          </table:table-cell>
          <table:table-cell office:value-type="float" office:value="-1.759278">
            <text:p>-1.759278</text:p>
          </table:table-cell>
          <table:table-cell office:value-type="float" office:value="0.114242">
            <text:p>0.114242</text:p>
          </table:table-cell>
          <table:table-cell office:value-type="float" office:value="-0.012751">
            <text:p>-0.012751</text:p>
          </table:table-cell>
          <table:table-cell office:value-type="float" office:value="0.04455">
            <text:p>0.04455</text:p>
          </table:table-cell>
          <table:table-cell office:value-type="float" office:value="-0.019911">
            <text:p>-0.019911</text:p>
          </table:table-cell>
          <table:table-cell office:value-type="float" office:value="-0.003089">
            <text:p>-0.003089</text:p>
          </table:table-cell>
          <table:table-cell office:value-type="float" office:value="0.188513">
            <text:p>0.188513</text:p>
          </table:table-cell>
          <table:table-cell office:value-type="float" office:value="1336387088.64894">
            <text:p>1336387088.64894</text:p>
          </table:table-cell>
          <table:table-cell table:number-columns-repeated="84"/>
        </table:table-row>
        <table:table-row table:style-name="ro2">
          <table:table-cell office:value-type="float" office:value="246.007995129">
            <text:p>246.007995129</text:p>
          </table:table-cell>
          <table:table-cell office:value-type="float" office:value="-1.062041">
            <text:p>-1.062041</text:p>
          </table:table-cell>
          <table:table-cell office:value-type="float" office:value="5.296456">
            <text:p>5.296456</text:p>
          </table:table-cell>
          <table:table-cell office:value-type="float" office:value="0.245723">
            <text:p>0.245723</text:p>
          </table:table-cell>
          <table:table-cell office:value-type="float" office:value="0.129365">
            <text:p>0.129365</text:p>
          </table:table-cell>
          <table:table-cell office:value-type="float" office:value="0.17461">
            <text:p>0.17461</text:p>
          </table:table-cell>
          <table:table-cell office:value-type="float" office:value="-1.525696">
            <text:p>-1.525696</text:p>
          </table:table-cell>
          <table:table-cell office:value-type="float" office:value="0.00616">
            <text:p>0.00616</text:p>
          </table:table-cell>
          <table:table-cell office:value-type="float" office:value="-0.082198">
            <text:p>-0.082198</text:p>
          </table:table-cell>
          <table:table-cell office:value-type="float" office:value="0.013307">
            <text:p>0.013307</text:p>
          </table:table-cell>
          <table:table-cell office:value-type="float" office:value="0.001171">
            <text:p>0.001171</text:p>
          </table:table-cell>
          <table:table-cell office:value-type="float" office:value="0.00463">
            <text:p>0.00463</text:p>
          </table:table-cell>
          <table:table-cell office:value-type="float" office:value="0.017209">
            <text:p>0.017209</text:p>
          </table:table-cell>
          <table:table-cell office:value-type="float" office:value="-1.118276">
            <text:p>-1.118276</text:p>
          </table:table-cell>
          <table:table-cell office:value-type="float" office:value="6.091099">
            <text:p>6.091099</text:p>
          </table:table-cell>
          <table:table-cell office:value-type="float" office:value="1.296284">
            <text:p>1.296284</text:p>
          </table:table-cell>
          <table:table-cell office:value-type="float" office:value="0.279108">
            <text:p>0.279108</text:p>
          </table:table-cell>
          <table:table-cell office:value-type="float" office:value="0.62972">
            <text:p>0.62972</text:p>
          </table:table-cell>
          <table:table-cell office:value-type="float" office:value="-1.363422">
            <text:p>-1.363422</text:p>
          </table:table-cell>
          <table:table-cell office:value-type="float" office:value="0.005979">
            <text:p>0.005979</text:p>
          </table:table-cell>
          <table:table-cell office:value-type="float" office:value="-0.091844">
            <text:p>-0.091844</text:p>
          </table:table-cell>
          <table:table-cell office:value-type="float" office:value="0.014247">
            <text:p>0.014247</text:p>
          </table:table-cell>
          <table:table-cell office:value-type="float" office:value="-0.003281">
            <text:p>-0.003281</text:p>
          </table:table-cell>
          <table:table-cell office:value-type="float" office:value="0.004967">
            <text:p>0.004967</text:p>
          </table:table-cell>
          <table:table-cell office:value-type="float" office:value="0.017727">
            <text:p>0.017727</text:p>
          </table:table-cell>
          <table:table-cell office:value-type="float" office:value="1336387090.33585">
            <text:p>1336387090.33585</text:p>
          </table:table-cell>
          <table:table-cell table:number-columns-repeated="84"/>
        </table:table-row>
        <table:table-row table:style-name="ro2">
          <table:table-cell office:value-type="float" office:value="248.48891902">
            <text:p>248.48891902</text:p>
          </table:table-cell>
          <table:table-cell office:value-type="float" office:value="-1.267586">
            <text:p>-1.267586</text:p>
          </table:table-cell>
          <table:table-cell office:value-type="float" office:value="5.270995">
            <text:p>5.270995</text:p>
          </table:table-cell>
          <table:table-cell office:value-type="float" office:value="0.2494">
            <text:p>0.2494</text:p>
          </table:table-cell>
          <table:table-cell office:value-type="float" office:value="0.13989">
            <text:p>0.13989</text:p>
          </table:table-cell>
          <table:table-cell office:value-type="float" office:value="0.180324">
            <text:p>0.180324</text:p>
          </table:table-cell>
          <table:table-cell office:value-type="float" office:value="-1.481156">
            <text:p>-1.481156</text:p>
          </table:table-cell>
          <table:table-cell office:value-type="float" office:value="-0.020222">
            <text:p>-0.020222</text:p>
          </table:table-cell>
          <table:table-cell office:value-type="float" office:value="-0.163856">
            <text:p>-0.163856</text:p>
          </table:table-cell>
          <table:table-cell office:value-type="float" office:value="-0.014686">
            <text:p>-0.014686</text:p>
          </table:table-cell>
          <table:table-cell office:value-type="float" office:value="-0.027953">
            <text:p>-0.027953</text:p>
          </table:table-cell>
          <table:table-cell office:value-type="float" office:value="-0.010186">
            <text:p>-0.010186</text:p>
          </table:table-cell>
          <table:table-cell office:value-type="float" office:value="-0.022067">
            <text:p>-0.022067</text:p>
          </table:table-cell>
          <table:table-cell office:value-type="float" office:value="-1.343177">
            <text:p>-1.343177</text:p>
          </table:table-cell>
          <table:table-cell office:value-type="float" office:value="6.048859">
            <text:p>6.048859</text:p>
          </table:table-cell>
          <table:table-cell office:value-type="float" office:value="1.264276">
            <text:p>1.264276</text:p>
          </table:table-cell>
          <table:table-cell office:value-type="float" office:value="0.303941">
            <text:p>0.303941</text:p>
          </table:table-cell>
          <table:table-cell office:value-type="float" office:value="0.628695">
            <text:p>0.628695</text:p>
          </table:table-cell>
          <table:table-cell office:value-type="float" office:value="-1.306944">
            <text:p>-1.306944</text:p>
          </table:table-cell>
          <table:table-cell office:value-type="float" office:value="-0.021949">
            <text:p>-0.021949</text:p>
          </table:table-cell>
          <table:table-cell office:value-type="float" office:value="-0.16719">
            <text:p>-0.16719</text:p>
          </table:table-cell>
          <table:table-cell office:value-type="float" office:value="-0.014203">
            <text:p>-0.014203</text:p>
          </table:table-cell>
          <table:table-cell office:value-type="float" office:value="-0.02841">
            <text:p>-0.02841</text:p>
          </table:table-cell>
          <table:table-cell office:value-type="float" office:value="-0.009415">
            <text:p>-0.009415</text:p>
          </table:table-cell>
          <table:table-cell office:value-type="float" office:value="-0.021983">
            <text:p>-0.021983</text:p>
          </table:table-cell>
          <table:table-cell office:value-type="float" office:value="1336387092.81677">
            <text:p>1336387092.81677</text:p>
          </table:table-cell>
          <table:table-cell table:number-columns-repeated="84"/>
        </table:table-row>
        <table:table-row table:style-name="ro2">
          <table:table-cell office:value-type="float" office:value="249.779000044">
            <text:p>249.779000044</text:p>
          </table:table-cell>
          <table:table-cell office:value-type="float" office:value="-1.476508">
            <text:p>-1.476508</text:p>
          </table:table-cell>
          <table:table-cell office:value-type="float" office:value="5.286671">
            <text:p>5.286671</text:p>
          </table:table-cell>
          <table:table-cell office:value-type="float" office:value="0.206625">
            <text:p>0.206625</text:p>
          </table:table-cell>
          <table:table-cell office:value-type="float" office:value="0.098313">
            <text:p>0.098313</text:p>
          </table:table-cell>
          <table:table-cell office:value-type="float" office:value="0.171199">
            <text:p>0.171199</text:p>
          </table:table-cell>
          <table:table-cell office:value-type="float" office:value="-1.511622">
            <text:p>-1.511622</text:p>
          </table:table-cell>
          <table:table-cell office:value-type="float" office:value="-0.016104">
            <text:p>-0.016104</text:p>
          </table:table-cell>
          <table:table-cell office:value-type="float" office:value="-0.175296">
            <text:p>-0.175296</text:p>
          </table:table-cell>
          <table:table-cell office:value-type="float" office:value="-0.005877">
            <text:p>-0.005877</text:p>
          </table:table-cell>
          <table:table-cell office:value-type="float" office:value="-0.001583">
            <text:p>-0.001583</text:p>
          </table:table-cell>
          <table:table-cell office:value-type="float" office:value="-0.006887">
            <text:p>-0.006887</text:p>
          </table:table-cell>
          <table:table-cell office:value-type="float" office:value="-0.024942">
            <text:p>-0.024942</text:p>
          </table:table-cell>
          <table:table-cell office:value-type="float" office:value="-1.555119">
            <text:p>-1.555119</text:p>
          </table:table-cell>
          <table:table-cell office:value-type="float" office:value="6.0653">
            <text:p>6.0653</text:p>
          </table:table-cell>
          <table:table-cell office:value-type="float" office:value="1.214577">
            <text:p>1.214577</text:p>
          </table:table-cell>
          <table:table-cell office:value-type="float" office:value="0.244905">
            <text:p>0.244905</text:p>
          </table:table-cell>
          <table:table-cell office:value-type="float" office:value="0.625251">
            <text:p>0.625251</text:p>
          </table:table-cell>
          <table:table-cell office:value-type="float" office:value="-1.344802">
            <text:p>-1.344802</text:p>
          </table:table-cell>
          <table:table-cell office:value-type="float" office:value="-0.01875">
            <text:p>-0.01875</text:p>
          </table:table-cell>
          <table:table-cell office:value-type="float" office:value="-0.17764">
            <text:p>-0.17764</text:p>
          </table:table-cell>
          <table:table-cell office:value-type="float" office:value="-0.006801">
            <text:p>-0.006801</text:p>
          </table:table-cell>
          <table:table-cell office:value-type="float" office:value="-0.001466">
            <text:p>-0.001466</text:p>
          </table:table-cell>
          <table:table-cell office:value-type="float" office:value="-0.005314">
            <text:p>-0.005314</text:p>
          </table:table-cell>
          <table:table-cell office:value-type="float" office:value="-0.024752">
            <text:p>-0.024752</text:p>
          </table:table-cell>
          <table:table-cell office:value-type="float" office:value="1336387094.10685">
            <text:p>1336387094.10685</text:p>
          </table:table-cell>
          <table:table-cell table:number-columns-repeated="84"/>
        </table:table-row>
        <table:table-row table:style-name="ro2">
          <table:table-cell office:value-type="float" office:value="250.969841957">
            <text:p>250.969841957</text:p>
          </table:table-cell>
          <table:table-cell office:value-type="float" office:value="-1.684595">
            <text:p>-1.684595</text:p>
          </table:table-cell>
          <table:table-cell office:value-type="float" office:value="5.297959">
            <text:p>5.297959</text:p>
          </table:table-cell>
          <table:table-cell office:value-type="float" office:value="0.182839">
            <text:p>0.182839</text:p>
          </table:table-cell>
          <table:table-cell office:value-type="float" office:value="0.091142">
            <text:p>0.091142</text:p>
          </table:table-cell>
          <table:table-cell office:value-type="float" office:value="0.165873">
            <text:p>0.165873</text:p>
          </table:table-cell>
          <table:table-cell office:value-type="float" office:value="-1.542407">
            <text:p>-1.542407</text:p>
          </table:table-cell>
          <table:table-cell office:value-type="float" office:value="0.015943">
            <text:p>0.015943</text:p>
          </table:table-cell>
          <table:table-cell office:value-type="float" office:value="-0.166425">
            <text:p>-0.166425</text:p>
          </table:table-cell>
          <table:table-cell office:value-type="float" office:value="-0.021976">
            <text:p>-0.021976</text:p>
          </table:table-cell>
          <table:table-cell office:value-type="float" office:value="0.022337">
            <text:p>0.022337</text:p>
          </table:table-cell>
          <table:table-cell office:value-type="float" office:value="0.011688">
            <text:p>0.011688</text:p>
          </table:table-cell>
          <table:table-cell office:value-type="float" office:value="-0.003998">
            <text:p>-0.003998</text:p>
          </table:table-cell>
          <table:table-cell office:value-type="float" office:value="-1.76503">
            <text:p>-1.76503</text:p>
          </table:table-cell>
          <table:table-cell office:value-type="float" office:value="6.071136">
            <text:p>6.071136</text:p>
          </table:table-cell>
          <table:table-cell office:value-type="float" office:value="1.179688">
            <text:p>1.179688</text:p>
          </table:table-cell>
          <table:table-cell office:value-type="float" office:value="0.221291">
            <text:p>0.221291</text:p>
          </table:table-cell>
          <table:table-cell office:value-type="float" office:value="0.625929">
            <text:p>0.625929</text:p>
          </table:table-cell>
          <table:table-cell office:value-type="float" office:value="-1.381984">
            <text:p>-1.381984</text:p>
          </table:table-cell>
          <table:table-cell office:value-type="float" office:value="0.012556">
            <text:p>0.012556</text:p>
          </table:table-cell>
          <table:table-cell office:value-type="float" office:value="-0.170035">
            <text:p>-0.170035</text:p>
          </table:table-cell>
          <table:table-cell office:value-type="float" office:value="-0.022129">
            <text:p>-0.022129</text:p>
          </table:table-cell>
          <table:table-cell office:value-type="float" office:value="0.02134">
            <text:p>0.02134</text:p>
          </table:table-cell>
          <table:table-cell office:value-type="float" office:value="0.013325">
            <text:p>0.013325</text:p>
          </table:table-cell>
          <table:table-cell office:value-type="float" office:value="-0.003208">
            <text:p>-0.003208</text:p>
          </table:table-cell>
          <table:table-cell office:value-type="float" office:value="1336387095.29769">
            <text:p>1336387095.29769</text:p>
          </table:table-cell>
          <table:table-cell table:number-columns-repeated="84"/>
        </table:table-row>
        <table:table-row table:style-name="ro2">
          <table:table-cell office:value-type="float" office:value="252.160686016">
            <text:p>252.160686016</text:p>
          </table:table-cell>
          <table:table-cell office:value-type="float" office:value="-1.879173">
            <text:p>-1.879173</text:p>
          </table:table-cell>
          <table:table-cell office:value-type="float" office:value="5.280985">
            <text:p>5.280985</text:p>
          </table:table-cell>
          <table:table-cell office:value-type="float" office:value="0.13621">
            <text:p>0.13621</text:p>
          </table:table-cell>
          <table:table-cell office:value-type="float" office:value="0.117166">
            <text:p>0.117166</text:p>
          </table:table-cell>
          <table:table-cell office:value-type="float" office:value="0.180166">
            <text:p>0.180166</text:p>
          </table:table-cell>
          <table:table-cell office:value-type="float" office:value="-1.545938">
            <text:p>-1.545938</text:p>
          </table:table-cell>
          <table:table-cell office:value-type="float" office:value="0.01366">
            <text:p>0.01366</text:p>
          </table:table-cell>
          <table:table-cell office:value-type="float" office:value="-0.090216">
            <text:p>-0.090216</text:p>
          </table:table-cell>
          <table:table-cell office:value-type="float" office:value="0.002165">
            <text:p>0.002165</text:p>
          </table:table-cell>
          <table:table-cell office:value-type="float" office:value="-0.018248">
            <text:p>-0.018248</text:p>
          </table:table-cell>
          <table:table-cell office:value-type="float" office:value="-0.001248">
            <text:p>-0.001248</text:p>
          </table:table-cell>
          <table:table-cell office:value-type="float" office:value="0.015631">
            <text:p>0.015631</text:p>
          </table:table-cell>
          <table:table-cell office:value-type="float" office:value="-1.958825">
            <text:p>-1.958825</text:p>
          </table:table-cell>
          <table:table-cell office:value-type="float" office:value="6.063611">
            <text:p>6.063611</text:p>
          </table:table-cell>
          <table:table-cell office:value-type="float" office:value="1.114076">
            <text:p>1.114076</text:p>
          </table:table-cell>
          <table:table-cell office:value-type="float" office:value="0.246554">
            <text:p>0.246554</text:p>
          </table:table-cell>
          <table:table-cell office:value-type="float" office:value="0.642249">
            <text:p>0.642249</text:p>
          </table:table-cell>
          <table:table-cell office:value-type="float" office:value="-1.382288">
            <text:p>-1.382288</text:p>
          </table:table-cell>
          <table:table-cell office:value-type="float" office:value="0.012223">
            <text:p>0.012223</text:p>
          </table:table-cell>
          <table:table-cell office:value-type="float" office:value="-0.09751">
            <text:p>-0.09751</text:p>
          </table:table-cell>
          <table:table-cell office:value-type="float" office:value="0.003142">
            <text:p>0.003142</text:p>
          </table:table-cell>
          <table:table-cell office:value-type="float" office:value="-0.021077">
            <text:p>-0.021077</text:p>
          </table:table-cell>
          <table:table-cell office:value-type="float" office:value="-0.000332">
            <text:p>-0.000332</text:p>
          </table:table-cell>
          <table:table-cell office:value-type="float" office:value="0.014945">
            <text:p>0.014945</text:p>
          </table:table-cell>
          <table:table-cell office:value-type="float" office:value="1336387096.48854">
            <text:p>1336387096.48854</text:p>
          </table:table-cell>
          <table:table-cell table:number-columns-repeated="84"/>
        </table:table-row>
        <table:table-row table:style-name="ro2">
          <table:table-cell office:value-type="float" office:value="254.443135023">
            <text:p>254.443135023</text:p>
          </table:table-cell>
          <table:table-cell office:value-type="float" office:value="-2.083511">
            <text:p>-2.083511</text:p>
          </table:table-cell>
          <table:table-cell office:value-type="float" office:value="5.248657">
            <text:p>5.248657</text:p>
          </table:table-cell>
          <table:table-cell office:value-type="float" office:value="0.11177">
            <text:p>0.11177</text:p>
          </table:table-cell>
          <table:table-cell office:value-type="float" office:value="0.081828">
            <text:p>0.081828</text:p>
          </table:table-cell>
          <table:table-cell office:value-type="float" office:value="0.173055">
            <text:p>0.173055</text:p>
          </table:table-cell>
          <table:table-cell office:value-type="float" office:value="-1.510306">
            <text:p>-1.510306</text:p>
          </table:table-cell>
          <table:table-cell office:value-type="float" office:value="-0.029383">
            <text:p>-0.029383</text:p>
          </table:table-cell>
          <table:table-cell office:value-type="float" office:value="-0.169039">
            <text:p>-0.169039</text:p>
          </table:table-cell>
          <table:table-cell office:value-type="float" office:value="-0.008112">
            <text:p>-0.008112</text:p>
          </table:table-cell>
          <table:table-cell office:value-type="float" office:value="0.016229">
            <text:p>0.016229</text:p>
          </table:table-cell>
          <table:table-cell office:value-type="float" office:value="0.001348">
            <text:p>0.001348</text:p>
          </table:table-cell>
          <table:table-cell office:value-type="float" office:value="-0.025593">
            <text:p>-0.025593</text:p>
          </table:table-cell>
          <table:table-cell office:value-type="float" office:value="-2.173683">
            <text:p>-2.173683</text:p>
          </table:table-cell>
          <table:table-cell office:value-type="float" office:value="6.028762">
            <text:p>6.028762</text:p>
          </table:table-cell>
          <table:table-cell office:value-type="float" office:value="1.059438">
            <text:p>1.059438</text:p>
          </table:table-cell>
          <table:table-cell office:value-type="float" office:value="0.222745">
            <text:p>0.222745</text:p>
          </table:table-cell>
          <table:table-cell office:value-type="float" office:value="0.632787">
            <text:p>0.632787</text:p>
          </table:table-cell>
          <table:table-cell office:value-type="float" office:value="-1.341492">
            <text:p>-1.341492</text:p>
          </table:table-cell>
          <table:table-cell office:value-type="float" office:value="-0.024722">
            <text:p>-0.024722</text:p>
          </table:table-cell>
          <table:table-cell office:value-type="float" office:value="-0.170092">
            <text:p>-0.170092</text:p>
          </table:table-cell>
          <table:table-cell office:value-type="float" office:value="-0.007488">
            <text:p>-0.007488</text:p>
          </table:table-cell>
          <table:table-cell office:value-type="float" office:value="0.017268">
            <text:p>0.017268</text:p>
          </table:table-cell>
          <table:table-cell office:value-type="float" office:value="-0.000877">
            <text:p>-0.000877</text:p>
          </table:table-cell>
          <table:table-cell office:value-type="float" office:value="-0.024957">
            <text:p>-0.024957</text:p>
          </table:table-cell>
          <table:table-cell office:value-type="float" office:value="1336387098.77099">
            <text:p>1336387098.77099</text:p>
          </table:table-cell>
          <table:table-cell table:number-columns-repeated="84"/>
        </table:table-row>
        <table:table-row table:style-name="ro2">
          <table:table-cell office:value-type="float" office:value="255.633978128">
            <text:p>255.633978128</text:p>
          </table:table-cell>
          <table:table-cell office:value-type="float" office:value="-2.285336">
            <text:p>-2.285336</text:p>
          </table:table-cell>
          <table:table-cell office:value-type="float" office:value="5.275464">
            <text:p>5.275464</text:p>
          </table:table-cell>
          <table:table-cell office:value-type="float" office:value="0.092103">
            <text:p>0.092103</text:p>
          </table:table-cell>
          <table:table-cell office:value-type="float" office:value="0.095827">
            <text:p>0.095827</text:p>
          </table:table-cell>
          <table:table-cell office:value-type="float" office:value="0.177065">
            <text:p>0.177065</text:p>
          </table:table-cell>
          <table:table-cell office:value-type="float" office:value="-1.541031">
            <text:p>-1.541031</text:p>
          </table:table-cell>
          <table:table-cell office:value-type="float" office:value="-0.022363">
            <text:p>-0.022363</text:p>
          </table:table-cell>
          <table:table-cell office:value-type="float" office:value="-0.197131">
            <text:p>-0.197131</text:p>
          </table:table-cell>
          <table:table-cell office:value-type="float" office:value="-0.011305">
            <text:p>-0.011305</text:p>
          </table:table-cell>
          <table:table-cell office:value-type="float" office:value="-0.018402">
            <text:p>-0.018402</text:p>
          </table:table-cell>
          <table:table-cell office:value-type="float" office:value="0.005977">
            <text:p>0.005977</text:p>
          </table:table-cell>
          <table:table-cell office:value-type="float" office:value="-0.048268">
            <text:p>-0.048268</text:p>
          </table:table-cell>
          <table:table-cell office:value-type="float" office:value="-2.376723">
            <text:p>-2.376723</text:p>
          </table:table-cell>
          <table:table-cell office:value-type="float" office:value="6.038204">
            <text:p>6.038204</text:p>
          </table:table-cell>
          <table:table-cell office:value-type="float" office:value="1.033754">
            <text:p>1.033754</text:p>
          </table:table-cell>
          <table:table-cell office:value-type="float" office:value="0.221703">
            <text:p>0.221703</text:p>
          </table:table-cell>
          <table:table-cell office:value-type="float" office:value="0.638019">
            <text:p>0.638019</text:p>
          </table:table-cell>
          <table:table-cell office:value-type="float" office:value="-1.377866">
            <text:p>-1.377866</text:p>
          </table:table-cell>
          <table:table-cell office:value-type="float" office:value="-0.023939">
            <text:p>-0.023939</text:p>
          </table:table-cell>
          <table:table-cell office:value-type="float" office:value="-0.210701">
            <text:p>-0.210701</text:p>
          </table:table-cell>
          <table:table-cell office:value-type="float" office:value="-0.008234">
            <text:p>-0.008234</text:p>
          </table:table-cell>
          <table:table-cell office:value-type="float" office:value="-0.024072">
            <text:p>-0.024072</text:p>
          </table:table-cell>
          <table:table-cell office:value-type="float" office:value="0.006446">
            <text:p>0.006446</text:p>
          </table:table-cell>
          <table:table-cell office:value-type="float" office:value="-0.047284">
            <text:p>-0.047284</text:p>
          </table:table-cell>
          <table:table-cell office:value-type="float" office:value="1336387099.96183">
            <text:p>1336387099.96183</text:p>
          </table:table-cell>
          <table:table-cell table:number-columns-repeated="84"/>
        </table:table-row>
        <table:table-row table:style-name="ro2">
          <table:table-cell office:value-type="float" office:value="256.725584984">
            <text:p>256.725584984</text:p>
          </table:table-cell>
          <table:table-cell office:value-type="float" office:value="-2.499151">
            <text:p>-2.499151</text:p>
          </table:table-cell>
          <table:table-cell office:value-type="float" office:value="5.298932">
            <text:p>5.298932</text:p>
          </table:table-cell>
          <table:table-cell office:value-type="float" office:value="0.064043">
            <text:p>0.064043</text:p>
          </table:table-cell>
          <table:table-cell office:value-type="float" office:value="0.066323">
            <text:p>0.066323</text:p>
          </table:table-cell>
          <table:table-cell office:value-type="float" office:value="0.188358">
            <text:p>0.188358</text:p>
          </table:table-cell>
          <table:table-cell office:value-type="float" office:value="-1.593787">
            <text:p>-1.593787</text:p>
          </table:table-cell>
          <table:table-cell office:value-type="float" office:value="0.013918">
            <text:p>0.013918</text:p>
          </table:table-cell>
          <table:table-cell office:value-type="float" office:value="-0.116017">
            <text:p>-0.116017</text:p>
          </table:table-cell>
          <table:table-cell office:value-type="float" office:value="0.004091">
            <text:p>0.004091</text:p>
          </table:table-cell>
          <table:table-cell office:value-type="float" office:value="0.00571">
            <text:p>0.00571</text:p>
          </table:table-cell>
          <table:table-cell office:value-type="float" office:value="-0.009847">
            <text:p>-0.009847</text:p>
          </table:table-cell>
          <table:table-cell office:value-type="float" office:value="0.005309">
            <text:p>0.005309</text:p>
          </table:table-cell>
          <table:table-cell office:value-type="float" office:value="-2.605795">
            <text:p>-2.605795</text:p>
          </table:table-cell>
          <table:table-cell office:value-type="float" office:value="6.050854">
            <text:p>6.050854</text:p>
          </table:table-cell>
          <table:table-cell office:value-type="float" office:value="1.001648">
            <text:p>1.001648</text:p>
          </table:table-cell>
          <table:table-cell office:value-type="float" office:value="0.158504">
            <text:p>0.158504</text:p>
          </table:table-cell>
          <table:table-cell office:value-type="float" office:value="0.655333">
            <text:p>0.655333</text:p>
          </table:table-cell>
          <table:table-cell office:value-type="float" office:value="-1.439432">
            <text:p>-1.439432</text:p>
          </table:table-cell>
          <table:table-cell office:value-type="float" office:value="0.011775">
            <text:p>0.011775</text:p>
          </table:table-cell>
          <table:table-cell office:value-type="float" office:value="-0.130799">
            <text:p>-0.130799</text:p>
          </table:table-cell>
          <table:table-cell office:value-type="float" office:value="0.005675">
            <text:p>0.005675</text:p>
          </table:table-cell>
          <table:table-cell office:value-type="float" office:value="-0.000971">
            <text:p>-0.000971</text:p>
          </table:table-cell>
          <table:table-cell office:value-type="float" office:value="-0.008334">
            <text:p>-0.008334</text:p>
          </table:table-cell>
          <table:table-cell office:value-type="float" office:value="0.004452">
            <text:p>0.004452</text:p>
          </table:table-cell>
          <table:table-cell office:value-type="float" office:value="1336387101.05344">
            <text:p>1336387101.05344</text:p>
          </table:table-cell>
          <table:table-cell table:number-columns-repeated="84"/>
        </table:table-row>
        <table:table-row table:style-name="ro2">
          <table:table-cell office:value-type="float" office:value="258.511850119">
            <text:p>258.511850119</text:p>
          </table:table-cell>
          <table:table-cell office:value-type="float" office:value="-2.706895">
            <text:p>-2.706895</text:p>
          </table:table-cell>
          <table:table-cell office:value-type="float" office:value="5.280488">
            <text:p>5.280488</text:p>
          </table:table-cell>
          <table:table-cell office:value-type="float" office:value="0.053059">
            <text:p>0.053059</text:p>
          </table:table-cell>
          <table:table-cell office:value-type="float" office:value="0.078106">
            <text:p>0.078106</text:p>
          </table:table-cell>
          <table:table-cell office:value-type="float" office:value="0.170173">
            <text:p>0.170173</text:p>
          </table:table-cell>
          <table:table-cell office:value-type="float" office:value="-1.585371">
            <text:p>-1.585371</text:p>
          </table:table-cell>
          <table:table-cell office:value-type="float" office:value="-0.001856">
            <text:p>-0.001856</text:p>
          </table:table-cell>
          <table:table-cell office:value-type="float" office:value="-0.193095">
            <text:p>-0.193095</text:p>
          </table:table-cell>
          <table:table-cell office:value-type="float" office:value="0.003912">
            <text:p>0.003912</text:p>
          </table:table-cell>
          <table:table-cell office:value-type="float" office:value="-0.003166">
            <text:p>-0.003166</text:p>
          </table:table-cell>
          <table:table-cell office:value-type="float" office:value="0.027786">
            <text:p>0.027786</text:p>
          </table:table-cell>
          <table:table-cell office:value-type="float" office:value="-0.039461">
            <text:p>-0.039461</text:p>
          </table:table-cell>
          <table:table-cell office:value-type="float" office:value="-2.836066">
            <text:p>-2.836066</text:p>
          </table:table-cell>
          <table:table-cell office:value-type="float" office:value="6.020124">
            <text:p>6.020124</text:p>
          </table:table-cell>
          <table:table-cell office:value-type="float" office:value="0.967527">
            <text:p>0.967527</text:p>
          </table:table-cell>
          <table:table-cell office:value-type="float" office:value="0.160963">
            <text:p>0.160963</text:p>
          </table:table-cell>
          <table:table-cell office:value-type="float" office:value="0.639367">
            <text:p>0.639367</text:p>
          </table:table-cell>
          <table:table-cell office:value-type="float" office:value="-1.432576">
            <text:p>-1.432576</text:p>
          </table:table-cell>
          <table:table-cell office:value-type="float" office:value="-0.00802">
            <text:p>-0.00802</text:p>
          </table:table-cell>
          <table:table-cell office:value-type="float" office:value="-0.198924">
            <text:p>-0.198924</text:p>
          </table:table-cell>
          <table:table-cell office:value-type="float" office:value="0.006145">
            <text:p>0.006145</text:p>
          </table:table-cell>
          <table:table-cell office:value-type="float" office:value="-0.005625">
            <text:p>-0.005625</text:p>
          </table:table-cell>
          <table:table-cell office:value-type="float" office:value="0.030842">
            <text:p>0.030842</text:p>
          </table:table-cell>
          <table:table-cell office:value-type="float" office:value="-0.039126">
            <text:p>-0.039126</text:p>
          </table:table-cell>
          <table:table-cell office:value-type="float" office:value="1336387102.8397">
            <text:p>1336387102.8397</text:p>
          </table:table-cell>
          <table:table-cell table:number-columns-repeated="84"/>
        </table:table-row>
        <table:table-row table:style-name="ro2">
          <table:table-cell office:value-type="float" office:value="259.603456974">
            <text:p>259.603456974</text:p>
          </table:table-cell>
          <table:table-cell office:value-type="float" office:value="-2.917288">
            <text:p>-2.917288</text:p>
          </table:table-cell>
          <table:table-cell office:value-type="float" office:value="5.287616">
            <text:p>5.287616</text:p>
          </table:table-cell>
          <table:table-cell office:value-type="float" office:value="0.041388">
            <text:p>0.041388</text:p>
          </table:table-cell>
          <table:table-cell office:value-type="float" office:value="0.067606">
            <text:p>0.067606</text:p>
          </table:table-cell>
          <table:table-cell office:value-type="float" office:value="0.20363">
            <text:p>0.20363</text:p>
          </table:table-cell>
          <table:table-cell office:value-type="float" office:value="-1.626784">
            <text:p>-1.626784</text:p>
          </table:table-cell>
          <table:table-cell office:value-type="float" office:value="-0.02703">
            <text:p>-0.02703</text:p>
          </table:table-cell>
          <table:table-cell office:value-type="float" office:value="-0.205882">
            <text:p>-0.205882</text:p>
          </table:table-cell>
          <table:table-cell office:value-type="float" office:value="-0.013617">
            <text:p>-0.013617</text:p>
          </table:table-cell>
          <table:table-cell office:value-type="float" office:value="0.016927">
            <text:p>0.016927</text:p>
          </table:table-cell>
          <table:table-cell office:value-type="float" office:value="-0.024989">
            <text:p>-0.024989</text:p>
          </table:table-cell>
          <table:table-cell office:value-type="float" office:value="-0.030381">
            <text:p>-0.030381</text:p>
          </table:table-cell>
          <table:table-cell office:value-type="float" office:value="-3.052711">
            <text:p>-3.052711</text:p>
          </table:table-cell>
          <table:table-cell office:value-type="float" office:value="6.014057">
            <text:p>6.014057</text:p>
          </table:table-cell>
          <table:table-cell office:value-type="float" office:value="0.950136">
            <text:p>0.950136</text:p>
          </table:table-cell>
          <table:table-cell office:value-type="float" office:value="0.12662">
            <text:p>0.12662</text:p>
          </table:table-cell>
          <table:table-cell office:value-type="float" office:value="0.678924">
            <text:p>0.678924</text:p>
          </table:table-cell>
          <table:table-cell office:value-type="float" office:value="-1.479784">
            <text:p>-1.479784</text:p>
          </table:table-cell>
          <table:table-cell office:value-type="float" office:value="-0.02906">
            <text:p>-0.02906</text:p>
          </table:table-cell>
          <table:table-cell office:value-type="float" office:value="-0.217507">
            <text:p>-0.217507</text:p>
          </table:table-cell>
          <table:table-cell office:value-type="float" office:value="-0.012262">
            <text:p>-0.012262</text:p>
          </table:table-cell>
          <table:table-cell office:value-type="float" office:value="0.011969">
            <text:p>0.011969</text:p>
          </table:table-cell>
          <table:table-cell office:value-type="float" office:value="-0.023789">
            <text:p>-0.023789</text:p>
          </table:table-cell>
          <table:table-cell office:value-type="float" office:value="-0.029203">
            <text:p>-0.029203</text:p>
          </table:table-cell>
          <table:table-cell office:value-type="float" office:value="1336387103.93131">
            <text:p>1336387103.93131</text:p>
          </table:table-cell>
          <table:table-cell table:number-columns-repeated="84"/>
        </table:table-row>
        <table:table-row table:style-name="ro2">
          <table:table-cell office:value-type="float" office:value="260.595826149">
            <text:p>260.595826149</text:p>
          </table:table-cell>
          <table:table-cell office:value-type="float" office:value="-3.118123">
            <text:p>-3.118123</text:p>
          </table:table-cell>
          <table:table-cell office:value-type="float" office:value="5.330709">
            <text:p>5.330709</text:p>
          </table:table-cell>
          <table:table-cell office:value-type="float" office:value="0.020092">
            <text:p>0.020092</text:p>
          </table:table-cell>
          <table:table-cell office:value-type="float" office:value="0.077863">
            <text:p>0.077863</text:p>
          </table:table-cell>
          <table:table-cell office:value-type="float" office:value="0.180821">
            <text:p>0.180821</text:p>
          </table:table-cell>
          <table:table-cell office:value-type="float" office:value="-1.659057">
            <text:p>-1.659057</text:p>
          </table:table-cell>
          <table:table-cell office:value-type="float" office:value="0.093966">
            <text:p>0.093966</text:p>
          </table:table-cell>
          <table:table-cell office:value-type="float" office:value="-0.001555">
            <text:p>-0.001555</text:p>
          </table:table-cell>
          <table:table-cell office:value-type="float" office:value="0.01078">
            <text:p>0.01078</text:p>
          </table:table-cell>
          <table:table-cell office:value-type="float" office:value="-0.021631">
            <text:p>-0.021631</text:p>
          </table:table-cell>
          <table:table-cell office:value-type="float" office:value="0.004483">
            <text:p>0.004483</text:p>
          </table:table-cell>
          <table:table-cell office:value-type="float" office:value="0.098768">
            <text:p>0.098768</text:p>
          </table:table-cell>
          <table:table-cell office:value-type="float" office:value="-3.268698">
            <text:p>-3.268698</text:p>
          </table:table-cell>
          <table:table-cell office:value-type="float" office:value="6.041681">
            <text:p>6.041681</text:p>
          </table:table-cell>
          <table:table-cell office:value-type="float" office:value="0.937637">
            <text:p>0.937637</text:p>
          </table:table-cell>
          <table:table-cell office:value-type="float" office:value="0.113274">
            <text:p>0.113274</text:p>
          </table:table-cell>
          <table:table-cell office:value-type="float" office:value="0.658765">
            <text:p>0.658765</text:p>
          </table:table-cell>
          <table:table-cell office:value-type="float" office:value="-1.519905">
            <text:p>-1.519905</text:p>
          </table:table-cell>
          <table:table-cell office:value-type="float" office:value="0.092835">
            <text:p>0.092835</text:p>
          </table:table-cell>
          <table:table-cell office:value-type="float" office:value="-0.012098">
            <text:p>-0.012098</text:p>
          </table:table-cell>
          <table:table-cell office:value-type="float" office:value="0.011868">
            <text:p>0.011868</text:p>
          </table:table-cell>
          <table:table-cell office:value-type="float" office:value="-0.026382">
            <text:p>-0.026382</text:p>
          </table:table-cell>
          <table:table-cell office:value-type="float" office:value="0.006078">
            <text:p>0.006078</text:p>
          </table:table-cell>
          <table:table-cell office:value-type="float" office:value="0.098033">
            <text:p>0.098033</text:p>
          </table:table-cell>
          <table:table-cell office:value-type="float" office:value="1336387104.92368">
            <text:p>1336387104.92368</text:p>
          </table:table-cell>
          <table:table-cell table:number-columns-repeated="84"/>
        </table:table-row>
        <table:table-row table:style-name="ro2">
          <table:table-cell office:value-type="float" office:value="262.779038191">
            <text:p>262.779038191</text:p>
          </table:table-cell>
          <table:table-cell office:value-type="float" office:value="-3.141473">
            <text:p>-3.141473</text:p>
          </table:table-cell>
          <table:table-cell office:value-type="float" office:value="5.125994">
            <text:p>5.125994</text:p>
          </table:table-cell>
          <table:table-cell office:value-type="float" office:value="0.006021">
            <text:p>0.006021</text:p>
          </table:table-cell>
          <table:table-cell office:value-type="float" office:value="0.067903">
            <text:p>0.067903</text:p>
          </table:table-cell>
          <table:table-cell office:value-type="float" office:value="0.169704">
            <text:p>0.169704</text:p>
          </table:table-cell>
          <table:table-cell office:value-type="float" office:value="-1.440125">
            <text:p>-1.440125</text:p>
          </table:table-cell>
          <table:table-cell office:value-type="float" office:value="0.054232">
            <text:p>0.054232</text:p>
          </table:table-cell>
          <table:table-cell office:value-type="float" office:value="-0.07995">
            <text:p>-0.07995</text:p>
          </table:table-cell>
          <table:table-cell office:value-type="float" office:value="0.046785">
            <text:p>0.046785</text:p>
          </table:table-cell>
          <table:table-cell office:value-type="float" office:value="-0.004086">
            <text:p>-0.004086</text:p>
          </table:table-cell>
          <table:table-cell office:value-type="float" office:value="-0.016581">
            <text:p>-0.016581</text:p>
          </table:table-cell>
          <table:table-cell office:value-type="float" office:value="0.06093">
            <text:p>0.06093</text:p>
          </table:table-cell>
          <table:table-cell office:value-type="float" office:value="-3.28897">
            <text:p>-3.28897</text:p>
          </table:table-cell>
          <table:table-cell office:value-type="float" office:value="5.866224">
            <text:p>5.866224</text:p>
          </table:table-cell>
          <table:table-cell office:value-type="float" office:value="0.831565">
            <text:p>0.831565</text:p>
          </table:table-cell>
          <table:table-cell office:value-type="float" office:value="0.214859">
            <text:p>0.214859</text:p>
          </table:table-cell>
          <table:table-cell office:value-type="float" office:value="0.63052">
            <text:p>0.63052</text:p>
          </table:table-cell>
          <table:table-cell office:value-type="float" office:value="-1.253665">
            <text:p>-1.253665</text:p>
          </table:table-cell>
          <table:table-cell office:value-type="float" office:value="0.052234">
            <text:p>0.052234</text:p>
          </table:table-cell>
          <table:table-cell office:value-type="float" office:value="-0.087697">
            <text:p>-0.087697</text:p>
          </table:table-cell>
          <table:table-cell office:value-type="float" office:value="0.04969">
            <text:p>0.04969</text:p>
          </table:table-cell>
          <table:table-cell office:value-type="float" office:value="-0.007403">
            <text:p>-0.007403</text:p>
          </table:table-cell>
          <table:table-cell office:value-type="float" office:value="-0.014981">
            <text:p>-0.014981</text:p>
          </table:table-cell>
          <table:table-cell office:value-type="float" office:value="0.060871">
            <text:p>0.060871</text:p>
          </table:table-cell>
          <table:table-cell office:value-type="float" office:value="1336387107.10689">
            <text:p>1336387107.10689</text:p>
          </table:table-cell>
          <table:table-cell table:number-columns-repeated="84"/>
        </table:table-row>
        <table:table-row table:style-name="ro2">
          <table:table-cell office:value-type="float" office:value="264.664539099">
            <text:p>264.664539099</text:p>
          </table:table-cell>
          <table:table-cell office:value-type="float" office:value="-3.28168">
            <text:p>-3.28168</text:p>
          </table:table-cell>
          <table:table-cell office:value-type="float" office:value="4.992666">
            <text:p>4.992666</text:p>
          </table:table-cell>
          <table:table-cell office:value-type="float" office:value="0.065415">
            <text:p>0.065415</text:p>
          </table:table-cell>
          <table:table-cell office:value-type="float" office:value="0.078926">
            <text:p>0.078926</text:p>
          </table:table-cell>
          <table:table-cell office:value-type="float" office:value="0.129658">
            <text:p>0.129658</text:p>
          </table:table-cell>
          <table:table-cell office:value-type="float" office:value="-1.326741">
            <text:p>-1.326741</text:p>
          </table:table-cell>
          <table:table-cell office:value-type="float" office:value="0.089605">
            <text:p>0.089605</text:p>
          </table:table-cell>
          <table:table-cell office:value-type="float" office:value="0.010739">
            <text:p>0.010739</text:p>
          </table:table-cell>
          <table:table-cell office:value-type="float" office:value="-0.00285">
            <text:p>-0.00285</text:p>
          </table:table-cell>
          <table:table-cell office:value-type="float" office:value="-0.010386">
            <text:p>-0.010386</text:p>
          </table:table-cell>
          <table:table-cell office:value-type="float" office:value="0.027449">
            <text:p>0.027449</text:p>
          </table:table-cell>
          <table:table-cell office:value-type="float" office:value="0.090696">
            <text:p>0.090696</text:p>
          </table:table-cell>
          <table:table-cell office:value-type="float" office:value="-3.42629">
            <text:p>-3.42629</text:p>
          </table:table-cell>
          <table:table-cell office:value-type="float" office:value="5.702506">
            <text:p>5.702506</text:p>
          </table:table-cell>
          <table:table-cell office:value-type="float" office:value="0.81896">
            <text:p>0.81896</text:p>
          </table:table-cell>
          <table:table-cell office:value-type="float" office:value="0.27425">
            <text:p>0.27425</text:p>
          </table:table-cell>
          <table:table-cell office:value-type="float" office:value="0.574542">
            <text:p>0.574542</text:p>
          </table:table-cell>
          <table:table-cell office:value-type="float" office:value="-1.127268">
            <text:p>-1.127268</text:p>
          </table:table-cell>
          <table:table-cell office:value-type="float" office:value="0.086142">
            <text:p>0.086142</text:p>
          </table:table-cell>
          <table:table-cell office:value-type="float" office:value="-0.003932">
            <text:p>-0.003932</text:p>
          </table:table-cell>
          <table:table-cell office:value-type="float" office:value="-0.000813">
            <text:p>-0.000813</text:p>
          </table:table-cell>
          <table:table-cell office:value-type="float" office:value="-0.01724">
            <text:p>-0.01724</text:p>
          </table:table-cell>
          <table:table-cell office:value-type="float" office:value="0.030787">
            <text:p>0.030787</text:p>
          </table:table-cell>
          <table:table-cell office:value-type="float" office:value="0.089543">
            <text:p>0.089543</text:p>
          </table:table-cell>
          <table:table-cell office:value-type="float" office:value="1336387108.99239">
            <text:p>1336387108.99239</text:p>
          </table:table-cell>
          <table:table-cell table:number-columns-repeated="84"/>
        </table:table-row>
        <table:table-row table:style-name="ro2">
          <table:table-cell office:value-type="float" office:value="266.946990013">
            <text:p>266.946990013</text:p>
          </table:table-cell>
          <table:table-cell office:value-type="float" office:value="-3.20861">
            <text:p>-3.20861</text:p>
          </table:table-cell>
          <table:table-cell office:value-type="float" office:value="4.802472">
            <text:p>4.802472</text:p>
          </table:table-cell>
          <table:table-cell office:value-type="float" office:value="0.034459">
            <text:p>0.034459</text:p>
          </table:table-cell>
          <table:table-cell office:value-type="float" office:value="0.081136">
            <text:p>0.081136</text:p>
          </table:table-cell>
          <table:table-cell office:value-type="float" office:value="0.173003">
            <text:p>0.173003</text:p>
          </table:table-cell>
          <table:table-cell office:value-type="float" office:value="-1.112505">
            <text:p>-1.112505</text:p>
          </table:table-cell>
          <table:table-cell office:value-type="float" office:value="0.077487">
            <text:p>0.077487</text:p>
          </table:table-cell>
          <table:table-cell office:value-type="float" office:value="0.007553">
            <text:p>0.007553</text:p>
          </table:table-cell>
          <table:table-cell office:value-type="float" office:value="0.050877">
            <text:p>0.050877</text:p>
          </table:table-cell>
          <table:table-cell office:value-type="float" office:value="-0.031772">
            <text:p>-0.031772</text:p>
          </table:table-cell>
          <table:table-cell office:value-type="float" office:value="-0.018538">
            <text:p>-0.018538</text:p>
          </table:table-cell>
          <table:table-cell office:value-type="float" office:value="0.146388">
            <text:p>0.146388</text:p>
          </table:table-cell>
          <table:table-cell office:value-type="float" office:value="-3.363797">
            <text:p>-3.363797</text:p>
          </table:table-cell>
          <table:table-cell office:value-type="float" office:value="5.552005">
            <text:p>5.552005</text:p>
          </table:table-cell>
          <table:table-cell office:value-type="float" office:value="0.70857">
            <text:p>0.70857</text:p>
          </table:table-cell>
          <table:table-cell office:value-type="float" office:value="0.367806">
            <text:p>0.367806</text:p>
          </table:table-cell>
          <table:table-cell office:value-type="float" office:value="0.572262">
            <text:p>0.572262</text:p>
          </table:table-cell>
          <table:table-cell office:value-type="float" office:value="-0.869995">
            <text:p>-0.869995</text:p>
          </table:table-cell>
          <table:table-cell office:value-type="float" office:value="0.079231">
            <text:p>0.079231</text:p>
          </table:table-cell>
          <table:table-cell office:value-type="float" office:value="0.002252">
            <text:p>0.002252</text:p>
          </table:table-cell>
          <table:table-cell office:value-type="float" office:value="0.050963">
            <text:p>0.050963</text:p>
          </table:table-cell>
          <table:table-cell office:value-type="float" office:value="-0.034394">
            <text:p>-0.034394</text:p>
          </table:table-cell>
          <table:table-cell office:value-type="float" office:value="-0.018513">
            <text:p>-0.018513</text:p>
          </table:table-cell>
          <table:table-cell office:value-type="float" office:value="0.146051">
            <text:p>0.146051</text:p>
          </table:table-cell>
          <table:table-cell office:value-type="float" office:value="1336387111.27484">
            <text:p>1336387111.27484</text:p>
          </table:table-cell>
          <table:table-cell table:number-columns-repeated="84"/>
        </table:table-row>
        <table:table-row table:style-name="ro2">
          <table:table-cell office:value-type="float" office:value="269.22943902">
            <text:p>269.22943902</text:p>
          </table:table-cell>
          <table:table-cell office:value-type="float" office:value="-3.115642">
            <text:p>-3.115642</text:p>
          </table:table-cell>
          <table:table-cell office:value-type="float" office:value="4.631584">
            <text:p>4.631584</text:p>
          </table:table-cell>
          <table:table-cell office:value-type="float" office:value="0.119404">
            <text:p>0.119404</text:p>
          </table:table-cell>
          <table:table-cell office:value-type="float" office:value="0.060344">
            <text:p>0.060344</text:p>
          </table:table-cell>
          <table:table-cell office:value-type="float" office:value="0.094929">
            <text:p>0.094929</text:p>
          </table:table-cell>
          <table:table-cell office:value-type="float" office:value="-0.781913">
            <text:p>-0.781913</text:p>
          </table:table-cell>
          <table:table-cell office:value-type="float" office:value="0.140327">
            <text:p>0.140327</text:p>
          </table:table-cell>
          <table:table-cell office:value-type="float" office:value="-0.002242">
            <text:p>-0.002242</text:p>
          </table:table-cell>
          <table:table-cell office:value-type="float" office:value="0.035822">
            <text:p>0.035822</text:p>
          </table:table-cell>
          <table:table-cell office:value-type="float" office:value="-0.015869">
            <text:p>-0.015869</text:p>
          </table:table-cell>
          <table:table-cell office:value-type="float" office:value="0.022868">
            <text:p>0.022868</text:p>
          </table:table-cell>
          <table:table-cell office:value-type="float" office:value="0.173816">
            <text:p>0.173816</text:p>
          </table:table-cell>
          <table:table-cell office:value-type="float" office:value="-3.255519">
            <text:p>-3.255519</text:p>
          </table:table-cell>
          <table:table-cell office:value-type="float" office:value="5.366236">
            <text:p>5.366236</text:p>
          </table:table-cell>
          <table:table-cell office:value-type="float" office:value="0.70344">
            <text:p>0.70344</text:p>
          </table:table-cell>
          <table:table-cell office:value-type="float" office:value="0.445351">
            <text:p>0.445351</text:p>
          </table:table-cell>
          <table:table-cell office:value-type="float" office:value="0.389047">
            <text:p>0.389047</text:p>
          </table:table-cell>
          <table:table-cell office:value-type="float" office:value="-0.551351">
            <text:p>-0.551351</text:p>
          </table:table-cell>
          <table:table-cell office:value-type="float" office:value="0.130768">
            <text:p>0.130768</text:p>
          </table:table-cell>
          <table:table-cell office:value-type="float" office:value="-0.013286">
            <text:p>-0.013286</text:p>
          </table:table-cell>
          <table:table-cell office:value-type="float" office:value="0.037697">
            <text:p>0.037697</text:p>
          </table:table-cell>
          <table:table-cell office:value-type="float" office:value="-0.020373">
            <text:p>-0.020373</text:p>
          </table:table-cell>
          <table:table-cell office:value-type="float" office:value="0.029771">
            <text:p>0.029771</text:p>
          </table:table-cell>
          <table:table-cell office:value-type="float" office:value="0.173653">
            <text:p>0.173653</text:p>
          </table:table-cell>
          <table:table-cell office:value-type="float" office:value="1336387113.55729">
            <text:p>1336387113.55729</text:p>
          </table:table-cell>
          <table:table-cell table:number-columns-repeated="84"/>
        </table:table-row>
        <table:table-row table:style-name="ro2">
          <table:table-cell office:value-type="float" office:value="270.618756056">
            <text:p>270.618756056</text:p>
          </table:table-cell>
          <table:table-cell office:value-type="float" office:value="-2.978905">
            <text:p>-2.978905</text:p>
          </table:table-cell>
          <table:table-cell office:value-type="float" office:value="4.487185">
            <text:p>4.487185</text:p>
          </table:table-cell>
          <table:table-cell office:value-type="float" office:value="0.150192">
            <text:p>0.150192</text:p>
          </table:table-cell>
          <table:table-cell office:value-type="float" office:value="0.059491">
            <text:p>0.059491</text:p>
          </table:table-cell>
          <table:table-cell office:value-type="float" office:value="0.109422">
            <text:p>0.109422</text:p>
          </table:table-cell>
          <table:table-cell office:value-type="float" office:value="-0.537536">
            <text:p>-0.537536</text:p>
          </table:table-cell>
          <table:table-cell office:value-type="float" office:value="0.092053">
            <text:p>0.092053</text:p>
          </table:table-cell>
          <table:table-cell office:value-type="float" office:value="0.01553">
            <text:p>0.01553</text:p>
          </table:table-cell>
          <table:table-cell office:value-type="float" office:value="0.039897">
            <text:p>0.039897</text:p>
          </table:table-cell>
          <table:table-cell office:value-type="float" office:value="-0.028111">
            <text:p>-0.028111</text:p>
          </table:table-cell>
          <table:table-cell office:value-type="float" office:value="-0.014062">
            <text:p>-0.014062</text:p>
          </table:table-cell>
          <table:table-cell office:value-type="float" office:value="0.18142">
            <text:p>0.18142</text:p>
          </table:table-cell>
          <table:table-cell office:value-type="float" office:value="-3.120168">
            <text:p>-3.120168</text:p>
          </table:table-cell>
          <table:table-cell office:value-type="float" office:value="5.236959">
            <text:p>5.236959</text:p>
          </table:table-cell>
          <table:table-cell office:value-type="float" office:value="0.670904">
            <text:p>0.670904</text:p>
          </table:table-cell>
          <table:table-cell office:value-type="float" office:value="0.497568">
            <text:p>0.497568</text:p>
          </table:table-cell>
          <table:table-cell office:value-type="float" office:value="0.312442">
            <text:p>0.312442</text:p>
          </table:table-cell>
          <table:table-cell office:value-type="float" office:value="-0.303712">
            <text:p>-0.303712</text:p>
          </table:table-cell>
          <table:table-cell office:value-type="float" office:value="0.093132">
            <text:p>0.093132</text:p>
          </table:table-cell>
          <table:table-cell office:value-type="float" office:value="0.003701">
            <text:p>0.003701</text:p>
          </table:table-cell>
          <table:table-cell office:value-type="float" office:value="0.041143">
            <text:p>0.041143</text:p>
          </table:table-cell>
          <table:table-cell office:value-type="float" office:value="-0.034313">
            <text:p>-0.034313</text:p>
          </table:table-cell>
          <table:table-cell office:value-type="float" office:value="-0.011922">
            <text:p>-0.011922</text:p>
          </table:table-cell>
          <table:table-cell office:value-type="float" office:value="0.180914">
            <text:p>0.180914</text:p>
          </table:table-cell>
          <table:table-cell office:value-type="float" office:value="1336387114.94661">
            <text:p>1336387114.94661</text:p>
          </table:table-cell>
          <table:table-cell table:number-columns-repeated="84"/>
        </table:table-row>
        <table:table-row table:style-name="ro2">
          <table:table-cell office:value-type="float" office:value="272.702732086">
            <text:p>272.702732086</text:p>
          </table:table-cell>
          <table:table-cell office:value-type="float" office:value="-2.793131">
            <text:p>-2.793131</text:p>
          </table:table-cell>
          <table:table-cell office:value-type="float" office:value="4.408304">
            <text:p>4.408304</text:p>
          </table:table-cell>
          <table:table-cell office:value-type="float" office:value="0.213657">
            <text:p>0.213657</text:p>
          </table:table-cell>
          <table:table-cell office:value-type="float" office:value="0.036922">
            <text:p>0.036922</text:p>
          </table:table-cell>
          <table:table-cell office:value-type="float" office:value="0.050589">
            <text:p>0.050589</text:p>
          </table:table-cell>
          <table:table-cell office:value-type="float" office:value="-0.161703">
            <text:p>-0.161703</text:p>
          </table:table-cell>
          <table:table-cell office:value-type="float" office:value="0.036786">
            <text:p>0.036786</text:p>
          </table:table-cell>
          <table:table-cell office:value-type="float" office:value="-0.020451">
            <text:p>-0.020451</text:p>
          </table:table-cell>
          <table:table-cell office:value-type="float" office:value="0.01852">
            <text:p>0.01852</text:p>
          </table:table-cell>
          <table:table-cell office:value-type="float" office:value="-0.005467">
            <text:p>-0.005467</text:p>
          </table:table-cell>
          <table:table-cell office:value-type="float" office:value="0.007292">
            <text:p>0.007292</text:p>
          </table:table-cell>
          <table:table-cell office:value-type="float" office:value="0.055267">
            <text:p>0.055267</text:p>
          </table:table-cell>
          <table:table-cell office:value-type="float" office:value="-2.930964">
            <text:p>-2.930964</text:p>
          </table:table-cell>
          <table:table-cell office:value-type="float" office:value="5.141878">
            <text:p>5.141878</text:p>
          </table:table-cell>
          <table:table-cell office:value-type="float" office:value="0.686446">
            <text:p>0.686446</text:p>
          </table:table-cell>
          <table:table-cell office:value-type="float" office:value="0.496584">
            <text:p>0.496584</text:p>
          </table:table-cell>
          <table:table-cell office:value-type="float" office:value="0.097933">
            <text:p>0.097933</text:p>
          </table:table-cell>
          <table:table-cell office:value-type="float" office:value="0.014697">
            <text:p>0.014697</text:p>
          </table:table-cell>
          <table:table-cell office:value-type="float" office:value="0.036314">
            <text:p>0.036314</text:p>
          </table:table-cell>
          <table:table-cell office:value-type="float" office:value="-0.030607">
            <text:p>-0.030607</text:p>
          </table:table-cell>
          <table:table-cell office:value-type="float" office:value="0.019929">
            <text:p>0.019929</text:p>
          </table:table-cell>
          <table:table-cell office:value-type="float" office:value="-0.011023">
            <text:p>-0.011023</text:p>
          </table:table-cell>
          <table:table-cell office:value-type="float" office:value="0.009073">
            <text:p>0.009073</text:p>
          </table:table-cell>
          <table:table-cell office:value-type="float" office:value="0.054683">
            <text:p>0.054683</text:p>
          </table:table-cell>
          <table:table-cell office:value-type="float" office:value="1336387117.03058">
            <text:p>1336387117.03058</text:p>
          </table:table-cell>
          <table:table-cell table:number-columns-repeated="84"/>
        </table:table-row>
        <table:table-row table:style-name="ro2">
          <table:table-cell office:value-type="float" office:value="277.069157124">
            <text:p>277.069157124</text:p>
          </table:table-cell>
          <table:table-cell office:value-type="float" office:value="-2.645784">
            <text:p>-2.645784</text:p>
          </table:table-cell>
          <table:table-cell office:value-type="float" office:value="4.290826">
            <text:p>4.290826</text:p>
          </table:table-cell>
          <table:table-cell office:value-type="float" office:value="0.282948">
            <text:p>0.282948</text:p>
          </table:table-cell>
          <table:table-cell office:value-type="float" office:value="0.024154">
            <text:p>0.024154</text:p>
          </table:table-cell>
          <table:table-cell office:value-type="float" office:value="0.072104">
            <text:p>0.072104</text:p>
          </table:table-cell>
          <table:table-cell office:value-type="float" office:value="0.081178">
            <text:p>0.081178</text:p>
          </table:table-cell>
          <table:table-cell office:value-type="float" office:value="0.007902">
            <text:p>0.007902</text:p>
          </table:table-cell>
          <table:table-cell office:value-type="float" office:value="-0.114306">
            <text:p>-0.114306</text:p>
          </table:table-cell>
          <table:table-cell office:value-type="float" office:value="-0.01438">
            <text:p>-0.01438</text:p>
          </table:table-cell>
          <table:table-cell office:value-type="float" office:value="-0.001481">
            <text:p>-0.001481</text:p>
          </table:table-cell>
          <table:table-cell office:value-type="float" office:value="-0.018362">
            <text:p>-0.018362</text:p>
          </table:table-cell>
          <table:table-cell office:value-type="float" office:value="0.02524">
            <text:p>0.02524</text:p>
          </table:table-cell>
          <table:table-cell office:value-type="float" office:value="-2.769587">
            <text:p>-2.769587</text:p>
          </table:table-cell>
          <table:table-cell office:value-type="float" office:value="4.985274">
            <text:p>4.985274</text:p>
          </table:table-cell>
          <table:table-cell office:value-type="float" office:value="0.683718">
            <text:p>0.683718</text:p>
          </table:table-cell>
          <table:table-cell office:value-type="float" office:value="0.456965">
            <text:p>0.456965</text:p>
          </table:table-cell>
          <table:table-cell office:value-type="float" office:value="0.017534">
            <text:p>0.017534</text:p>
          </table:table-cell>
          <table:table-cell office:value-type="float" office:value="0.243367">
            <text:p>0.243367</text:p>
          </table:table-cell>
          <table:table-cell office:value-type="float" office:value="0.002329">
            <text:p>0.002329</text:p>
          </table:table-cell>
          <table:table-cell office:value-type="float" office:value="-0.11445">
            <text:p>-0.11445</text:p>
          </table:table-cell>
          <table:table-cell office:value-type="float" office:value="-0.014806">
            <text:p>-0.014806</text:p>
          </table:table-cell>
          <table:table-cell office:value-type="float" office:value="-0.000329">
            <text:p>-0.000329</text:p>
          </table:table-cell>
          <table:table-cell office:value-type="float" office:value="-0.014651">
            <text:p>-0.014651</text:p>
          </table:table-cell>
          <table:table-cell office:value-type="float" office:value="0.025944">
            <text:p>0.025944</text:p>
          </table:table-cell>
          <table:table-cell office:value-type="float" office:value="1336387121.39701">
            <text:p>1336387121.39701</text:p>
          </table:table-cell>
          <table:table-cell table:number-columns-repeated="84"/>
        </table:table-row>
        <table:table-row table:style-name="ro2">
          <table:table-cell office:value-type="float" office:value="278.85542202">
            <text:p>278.85542202</text:p>
          </table:table-cell>
          <table:table-cell office:value-type="float" office:value="-2.617448">
            <text:p>-2.617448</text:p>
          </table:table-cell>
          <table:table-cell office:value-type="float" office:value="4.088958">
            <text:p>4.088958</text:p>
          </table:table-cell>
          <table:table-cell office:value-type="float" office:value="0.2514">
            <text:p>0.2514</text:p>
          </table:table-cell>
          <table:table-cell office:value-type="float" office:value="0.024689">
            <text:p>0.024689</text:p>
          </table:table-cell>
          <table:table-cell office:value-type="float" office:value="0.038155">
            <text:p>0.038155</text:p>
          </table:table-cell>
          <table:table-cell office:value-type="float" office:value="0.125466">
            <text:p>0.125466</text:p>
          </table:table-cell>
          <table:table-cell office:value-type="float" office:value="0.004814">
            <text:p>0.004814</text:p>
          </table:table-cell>
          <table:table-cell office:value-type="float" office:value="-0.173614">
            <text:p>-0.173614</text:p>
          </table:table-cell>
          <table:table-cell office:value-type="float" office:value="0.003124">
            <text:p>0.003124</text:p>
          </table:table-cell>
          <table:table-cell office:value-type="float" office:value="-0.013648">
            <text:p>-0.013648</text:p>
          </table:table-cell>
          <table:table-cell office:value-type="float" office:value="0.010156">
            <text:p>0.010156</text:p>
          </table:table-cell>
          <table:table-cell office:value-type="float" office:value="-0.020858">
            <text:p>-0.020858</text:p>
          </table:table-cell>
          <table:table-cell office:value-type="float" office:value="-2.726092">
            <text:p>-2.726092</text:p>
          </table:table-cell>
          <table:table-cell office:value-type="float" office:value="4.819064">
            <text:p>4.819064</text:p>
          </table:table-cell>
          <table:table-cell office:value-type="float" office:value="0.569724">
            <text:p>0.569724</text:p>
          </table:table-cell>
          <table:table-cell office:value-type="float" office:value="0.45685">
            <text:p>0.45685</text:p>
          </table:table-cell>
          <table:table-cell office:value-type="float" office:value="-0.026404">
            <text:p>-0.026404</text:p>
          </table:table-cell>
          <table:table-cell office:value-type="float" office:value="0.273395">
            <text:p>0.273395</text:p>
          </table:table-cell>
          <table:table-cell office:value-type="float" office:value="-0.001382">
            <text:p>-0.001382</text:p>
          </table:table-cell>
          <table:table-cell office:value-type="float" office:value="-0.174641">
            <text:p>-0.174641</text:p>
          </table:table-cell>
          <table:table-cell office:value-type="float" office:value="0.003884">
            <text:p>0.003884</text:p>
          </table:table-cell>
          <table:table-cell office:value-type="float" office:value="-0.013373">
            <text:p>-0.013373</text:p>
          </table:table-cell>
          <table:table-cell office:value-type="float" office:value="0.013378">
            <text:p>0.013378</text:p>
          </table:table-cell>
          <table:table-cell office:value-type="float" office:value="-0.020242">
            <text:p>-0.020242</text:p>
          </table:table-cell>
          <table:table-cell office:value-type="float" office:value="1336387123.18327">
            <text:p>1336387123.18327</text:p>
          </table:table-cell>
          <table:table-cell table:number-columns-repeated="84"/>
        </table:table-row>
        <table:table-row table:style-name="ro2">
          <table:table-cell office:value-type="float" office:value="280.046265125">
            <text:p>280.046265125</text:p>
          </table:table-cell>
          <table:table-cell office:value-type="float" office:value="-2.585942">
            <text:p>-2.585942</text:p>
          </table:table-cell>
          <table:table-cell office:value-type="float" office:value="3.884518">
            <text:p>3.884518</text:p>
          </table:table-cell>
          <table:table-cell office:value-type="float" office:value="0.249797">
            <text:p>0.249797</text:p>
          </table:table-cell>
          <table:table-cell office:value-type="float" office:value="0.007493">
            <text:p>0.007493</text:p>
          </table:table-cell>
          <table:table-cell office:value-type="float" office:value="0.050847">
            <text:p>0.050847</text:p>
          </table:table-cell>
          <table:table-cell office:value-type="float" office:value="0.100904">
            <text:p>0.100904</text:p>
          </table:table-cell>
          <table:table-cell office:value-type="float" office:value="0.026486">
            <text:p>0.026486</text:p>
          </table:table-cell>
          <table:table-cell office:value-type="float" office:value="-0.205437">
            <text:p>-0.205437</text:p>
          </table:table-cell>
          <table:table-cell office:value-type="float" office:value="-0.007724">
            <text:p>-0.007724</text:p>
          </table:table-cell>
          <table:table-cell office:value-type="float" office:value="0.02637">
            <text:p>0.02637</text:p>
          </table:table-cell>
          <table:table-cell office:value-type="float" office:value="0.00462">
            <text:p>0.00462</text:p>
          </table:table-cell>
          <table:table-cell office:value-type="float" office:value="-0.003284">
            <text:p>-0.003284</text:p>
          </table:table-cell>
          <table:table-cell office:value-type="float" office:value="-2.674505">
            <text:p>-2.674505</text:p>
          </table:table-cell>
          <table:table-cell office:value-type="float" office:value="4.63757">
            <text:p>4.63757</text:p>
          </table:table-cell>
          <table:table-cell office:value-type="float" office:value="0.482122">
            <text:p>0.482122</text:p>
          </table:table-cell>
          <table:table-cell office:value-type="float" office:value="0.44132">
            <text:p>0.44132</text:p>
          </table:table-cell>
          <table:table-cell office:value-type="float" office:value="-0.001471">
            <text:p>-0.001471</text:p>
          </table:table-cell>
          <table:table-cell office:value-type="float" office:value="0.258793">
            <text:p>0.258793</text:p>
          </table:table-cell>
          <table:table-cell office:value-type="float" office:value="0.010972">
            <text:p>0.010972</text:p>
          </table:table-cell>
          <table:table-cell office:value-type="float" office:value="-0.205709">
            <text:p>-0.205709</text:p>
          </table:table-cell>
          <table:table-cell office:value-type="float" office:value="-0.006145">
            <text:p>-0.006145</text:p>
          </table:table-cell>
          <table:table-cell office:value-type="float" office:value="0.027449">
            <text:p>0.027449</text:p>
          </table:table-cell>
          <table:table-cell office:value-type="float" office:value="0.014175">
            <text:p>0.014175</text:p>
          </table:table-cell>
          <table:table-cell office:value-type="float" office:value="-0.001342">
            <text:p>-0.001342</text:p>
          </table:table-cell>
          <table:table-cell office:value-type="float" office:value="1336387124.37412">
            <text:p>1336387124.37412</text:p>
          </table:table-cell>
          <table:table-cell table:number-columns-repeated="84"/>
        </table:table-row>
        <table:table-row table:style-name="ro2">
          <table:table-cell office:value-type="float" office:value="281.038635969">
            <text:p>281.038635969</text:p>
          </table:table-cell>
          <table:table-cell office:value-type="float" office:value="-2.53976">
            <text:p>-2.53976</text:p>
          </table:table-cell>
          <table:table-cell office:value-type="float" office:value="3.684346">
            <text:p>3.684346</text:p>
          </table:table-cell>
          <table:table-cell office:value-type="float" office:value="0.239281">
            <text:p>0.239281</text:p>
          </table:table-cell>
          <table:table-cell office:value-type="float" office:value="0.033498">
            <text:p>0.033498</text:p>
          </table:table-cell>
          <table:table-cell office:value-type="float" office:value="0.055456">
            <text:p>0.055456</text:p>
          </table:table-cell>
          <table:table-cell office:value-type="float" office:value="0.097675">
            <text:p>0.097675</text:p>
          </table:table-cell>
          <table:table-cell office:value-type="float" office:value="0.018038">
            <text:p>0.018038</text:p>
          </table:table-cell>
          <table:table-cell office:value-type="float" office:value="-0.14493">
            <text:p>-0.14493</text:p>
          </table:table-cell>
          <table:table-cell office:value-type="float" office:value="-0.002303">
            <text:p>-0.002303</text:p>
          </table:table-cell>
          <table:table-cell office:value-type="float" office:value="-0.04878">
            <text:p>-0.04878</text:p>
          </table:table-cell>
          <table:table-cell office:value-type="float" office:value="-0.019234">
            <text:p>-0.019234</text:p>
          </table:table-cell>
          <table:table-cell office:value-type="float" office:value="0.033073">
            <text:p>0.033073</text:p>
          </table:table-cell>
          <table:table-cell office:value-type="float" office:value="-2.617277">
            <text:p>-2.617277</text:p>
          </table:table-cell>
          <table:table-cell office:value-type="float" office:value="4.464475">
            <text:p>4.464475</text:p>
          </table:table-cell>
          <table:table-cell office:value-type="float" office:value="0.389429">
            <text:p>0.389429</text:p>
          </table:table-cell>
          <table:table-cell office:value-type="float" office:value="0.468594">
            <text:p>0.468594</text:p>
          </table:table-cell>
          <table:table-cell office:value-type="float" office:value="0.011817">
            <text:p>0.011817</text:p>
          </table:table-cell>
          <table:table-cell office:value-type="float" office:value="0.263597">
            <text:p>0.263597</text:p>
          </table:table-cell>
          <table:table-cell office:value-type="float" office:value="0.017794">
            <text:p>0.017794</text:p>
          </table:table-cell>
          <table:table-cell office:value-type="float" office:value="-0.154433">
            <text:p>-0.154433</text:p>
          </table:table-cell>
          <table:table-cell office:value-type="float" office:value="-0.000826">
            <text:p>-0.000826</text:p>
          </table:table-cell>
          <table:table-cell office:value-type="float" office:value="-0.053772">
            <text:p>-0.053772</text:p>
          </table:table-cell>
          <table:table-cell office:value-type="float" office:value="-0.018714">
            <text:p>-0.018714</text:p>
          </table:table-cell>
          <table:table-cell office:value-type="float" office:value="0.032808">
            <text:p>0.032808</text:p>
          </table:table-cell>
          <table:table-cell office:value-type="float" office:value="1336387125.36649">
            <text:p>1336387125.36649</text:p>
          </table:table-cell>
          <table:table-cell table:number-columns-repeated="84"/>
        </table:table-row>
        <table:table-row table:style-name="ro2">
          <table:table-cell office:value-type="float" office:value="282.427952051">
            <text:p>282.427952051</text:p>
          </table:table-cell>
          <table:table-cell office:value-type="float" office:value="-2.495791">
            <text:p>-2.495791</text:p>
          </table:table-cell>
          <table:table-cell office:value-type="float" office:value="3.486557">
            <text:p>3.486557</text:p>
          </table:table-cell>
          <table:table-cell office:value-type="float" office:value="0.227966">
            <text:p>0.227966</text:p>
          </table:table-cell>
          <table:table-cell office:value-type="float" office:value="-0.031799">
            <text:p>-0.031799</text:p>
          </table:table-cell>
          <table:table-cell office:value-type="float" office:value="0.027153">
            <text:p>0.027153</text:p>
          </table:table-cell>
          <table:table-cell office:value-type="float" office:value="0.142702">
            <text:p>0.142702</text:p>
          </table:table-cell>
          <table:table-cell office:value-type="float" office:value="-0.00663">
            <text:p>-0.00663</text:p>
          </table:table-cell>
          <table:table-cell office:value-type="float" office:value="-0.278924">
            <text:p>-0.278924</text:p>
          </table:table-cell>
          <table:table-cell office:value-type="float" office:value="-0.031595">
            <text:p>-0.031595</text:p>
          </table:table-cell>
          <table:table-cell office:value-type="float" office:value="0.051361">
            <text:p>0.051361</text:p>
          </table:table-cell>
          <table:table-cell office:value-type="float" office:value="0.008076">
            <text:p>0.008076</text:p>
          </table:table-cell>
          <table:table-cell office:value-type="float" office:value="-0.045862">
            <text:p>-0.045862</text:p>
          </table:table-cell>
          <table:table-cell office:value-type="float" office:value="-2.544786">
            <text:p>-2.544786</text:p>
          </table:table-cell>
          <table:table-cell office:value-type="float" office:value="4.286298">
            <text:p>4.286298</text:p>
          </table:table-cell>
          <table:table-cell office:value-type="float" office:value="0.291219">
            <text:p>0.291219</text:p>
          </table:table-cell>
          <table:table-cell office:value-type="float" office:value="0.39419">
            <text:p>0.39419</text:p>
          </table:table-cell>
          <table:table-cell office:value-type="float" office:value="-0.031968">
            <text:p>-0.031968</text:p>
          </table:table-cell>
          <table:table-cell office:value-type="float" office:value="0.292514">
            <text:p>0.292514</text:p>
          </table:table-cell>
          <table:table-cell office:value-type="float" office:value="-0.029422">
            <text:p>-0.029422</text:p>
          </table:table-cell>
          <table:table-cell office:value-type="float" office:value="-0.316693">
            <text:p>-0.316693</text:p>
          </table:table-cell>
          <table:table-cell office:value-type="float" office:value="-0.022033">
            <text:p>-0.022033</text:p>
          </table:table-cell>
          <table:table-cell office:value-type="float" office:value="0.028528">
            <text:p>0.028528</text:p>
          </table:table-cell>
          <table:table-cell office:value-type="float" office:value="0.020612">
            <text:p>0.020612</text:p>
          </table:table-cell>
          <table:table-cell office:value-type="float" office:value="-0.046986">
            <text:p>-0.046986</text:p>
          </table:table-cell>
          <table:table-cell office:value-type="float" office:value="1336387126.7558">
            <text:p>1336387126.7558</text:p>
          </table:table-cell>
          <table:table-cell table:number-columns-repeated="84"/>
        </table:table-row>
        <table:table-row table:style-name="ro2">
          <table:table-cell office:value-type="float" office:value="283.221848011">
            <text:p>283.221848011</text:p>
          </table:table-cell>
          <table:table-cell office:value-type="float" office:value="-2.469894">
            <text:p>-2.469894</text:p>
          </table:table-cell>
          <table:table-cell office:value-type="float" office:value="3.265875">
            <text:p>3.265875</text:p>
          </table:table-cell>
          <table:table-cell office:value-type="float" office:value="0.210086">
            <text:p>0.210086</text:p>
          </table:table-cell>
          <table:table-cell office:value-type="float" office:value="0.008003">
            <text:p>0.008003</text:p>
          </table:table-cell>
          <table:table-cell office:value-type="float" office:value="0.032386">
            <text:p>0.032386</text:p>
          </table:table-cell>
          <table:table-cell office:value-type="float" office:value="0.106088">
            <text:p>0.106088</text:p>
          </table:table-cell>
          <table:table-cell office:value-type="float" office:value="0.006123">
            <text:p>0.006123</text:p>
          </table:table-cell>
          <table:table-cell office:value-type="float" office:value="-0.215823">
            <text:p>-0.215823</text:p>
          </table:table-cell>
          <table:table-cell office:value-type="float" office:value="-0.031997">
            <text:p>-0.031997</text:p>
          </table:table-cell>
          <table:table-cell office:value-type="float" office:value="0.038777">
            <text:p>0.038777</text:p>
          </table:table-cell>
          <table:table-cell office:value-type="float" office:value="-0.001165">
            <text:p>-0.001165</text:p>
          </table:table-cell>
          <table:table-cell office:value-type="float" office:value="0.008691">
            <text:p>0.008691</text:p>
          </table:table-cell>
          <table:table-cell office:value-type="float" office:value="-2.498688">
            <text:p>-2.498688</text:p>
          </table:table-cell>
          <table:table-cell office:value-type="float" office:value="4.064759">
            <text:p>4.064759</text:p>
          </table:table-cell>
          <table:table-cell office:value-type="float" office:value="0.177818">
            <text:p>0.177818</text:p>
          </table:table-cell>
          <table:table-cell office:value-type="float" office:value="0.417628">
            <text:p>0.417628</text:p>
          </table:table-cell>
          <table:table-cell office:value-type="float" office:value="-0.002522">
            <text:p>-0.002522</text:p>
          </table:table-cell>
          <table:table-cell office:value-type="float" office:value="0.264366">
            <text:p>0.264366</text:p>
          </table:table-cell>
          <table:table-cell office:value-type="float" office:value="0.002244">
            <text:p>0.002244</text:p>
          </table:table-cell>
          <table:table-cell office:value-type="float" office:value="-0.243156">
            <text:p>-0.243156</text:p>
          </table:table-cell>
          <table:table-cell office:value-type="float" office:value="-0.029994">
            <text:p>-0.029994</text:p>
          </table:table-cell>
          <table:table-cell office:value-type="float" office:value="0.022249">
            <text:p>0.022249</text:p>
          </table:table-cell>
          <table:table-cell office:value-type="float" office:value="0.000767">
            <text:p>0.000767</text:p>
          </table:table-cell>
          <table:table-cell office:value-type="float" office:value="0.006763">
            <text:p>0.006763</text:p>
          </table:table-cell>
          <table:table-cell office:value-type="float" office:value="1336387127.5497">
            <text:p>1336387127.5497</text:p>
          </table:table-cell>
          <table:table-cell table:number-columns-repeated="84"/>
        </table:table-row>
        <table:table-row table:style-name="ro2">
          <table:table-cell office:value-type="float" office:value="284.21421814">
            <text:p>284.21421814</text:p>
          </table:table-cell>
          <table:table-cell office:value-type="float" office:value="-2.442281">
            <text:p>-2.442281</text:p>
          </table:table-cell>
          <table:table-cell office:value-type="float" office:value="3.053691">
            <text:p>3.053691</text:p>
          </table:table-cell>
          <table:table-cell office:value-type="float" office:value="0.176441">
            <text:p>0.176441</text:p>
          </table:table-cell>
          <table:table-cell office:value-type="float" office:value="0.046763">
            <text:p>0.046763</text:p>
          </table:table-cell>
          <table:table-cell office:value-type="float" office:value="0.03116">
            <text:p>0.03116</text:p>
          </table:table-cell>
          <table:table-cell office:value-type="float" office:value="0.114708">
            <text:p>0.114708</text:p>
          </table:table-cell>
          <table:table-cell office:value-type="float" office:value="-0.007869">
            <text:p>-0.007869</text:p>
          </table:table-cell>
          <table:table-cell office:value-type="float" office:value="-0.174854">
            <text:p>-0.174854</text:p>
          </table:table-cell>
          <table:table-cell office:value-type="float" office:value="-0.016391">
            <text:p>-0.016391</text:p>
          </table:table-cell>
          <table:table-cell office:value-type="float" office:value="-0.038776">
            <text:p>-0.038776</text:p>
          </table:table-cell>
          <table:table-cell office:value-type="float" office:value="-0.005935">
            <text:p>-0.005935</text:p>
          </table:table-cell>
          <table:table-cell office:value-type="float" office:value="-0.011432">
            <text:p>-0.011432</text:p>
          </table:table-cell>
          <table:table-cell office:value-type="float" office:value="-2.441756">
            <text:p>-2.441756</text:p>
          </table:table-cell>
          <table:table-cell office:value-type="float" office:value="3.864178">
            <text:p>3.864178</text:p>
          </table:table-cell>
          <table:table-cell office:value-type="float" office:value="0.052747">
            <text:p>0.052747</text:p>
          </table:table-cell>
          <table:table-cell office:value-type="float" office:value="0.439682">
            <text:p>0.439682</text:p>
          </table:table-cell>
          <table:table-cell office:value-type="float" office:value="-0.004548">
            <text:p>-0.004548</text:p>
          </table:table-cell>
          <table:table-cell office:value-type="float" office:value="0.270809">
            <text:p>0.270809</text:p>
          </table:table-cell>
          <table:table-cell office:value-type="float" office:value="-0.013153">
            <text:p>-0.013153</text:p>
          </table:table-cell>
          <table:table-cell office:value-type="float" office:value="-0.189953">
            <text:p>-0.189953</text:p>
          </table:table-cell>
          <table:table-cell office:value-type="float" office:value="-0.015495">
            <text:p>-0.015495</text:p>
          </table:table-cell>
          <table:table-cell office:value-type="float" office:value="-0.045824">
            <text:p>-0.045824</text:p>
          </table:table-cell>
          <table:table-cell office:value-type="float" office:value="-0.00309">
            <text:p>-0.00309</text:p>
          </table:table-cell>
          <table:table-cell office:value-type="float" office:value="-0.012546">
            <text:p>-0.012546</text:p>
          </table:table-cell>
          <table:table-cell office:value-type="float" office:value="1336387128.54207">
            <text:p>1336387128.54207</text:p>
          </table:table-cell>
          <table:table-cell table:number-columns-repeated="84"/>
        </table:table-row>
        <table:table-row table:style-name="ro2">
          <table:table-cell office:value-type="float" office:value="285.405060053">
            <text:p>285.405060053</text:p>
          </table:table-cell>
          <table:table-cell office:value-type="float" office:value="-2.428788">
            <text:p>-2.428788</text:p>
          </table:table-cell>
          <table:table-cell office:value-type="float" office:value="2.846792">
            <text:p>2.846792</text:p>
          </table:table-cell>
          <table:table-cell office:value-type="float" office:value="0.147515">
            <text:p>0.147515</text:p>
          </table:table-cell>
          <table:table-cell office:value-type="float" office:value="0.00015">
            <text:p>0.00015</text:p>
          </table:table-cell>
          <table:table-cell office:value-type="float" office:value="0.024733">
            <text:p>0.024733</text:p>
          </table:table-cell>
          <table:table-cell office:value-type="float" office:value="0.100774">
            <text:p>0.100774</text:p>
          </table:table-cell>
          <table:table-cell office:value-type="float" office:value="-0.006078">
            <text:p>-0.006078</text:p>
          </table:table-cell>
          <table:table-cell office:value-type="float" office:value="-0.207033">
            <text:p>-0.207033</text:p>
          </table:table-cell>
          <table:table-cell office:value-type="float" office:value="0.001595">
            <text:p>0.001595</text:p>
          </table:table-cell>
          <table:table-cell office:value-type="float" office:value="0.048194">
            <text:p>0.048194</text:p>
          </table:table-cell>
          <table:table-cell office:value-type="float" office:value="0.000083">
            <text:p>0.000083</text:p>
          </table:table-cell>
          <table:table-cell office:value-type="float" office:value="-0.008421">
            <text:p>-0.008421</text:p>
          </table:table-cell>
          <table:table-cell office:value-type="float" office:value="-2.403698">
            <text:p>-2.403698</text:p>
          </table:table-cell>
          <table:table-cell office:value-type="float" office:value="3.670464">
            <text:p>3.670464</text:p>
          </table:table-cell>
          <table:table-cell office:value-type="float" office:value="-0.060305">
            <text:p>-0.060305</text:p>
          </table:table-cell>
          <table:table-cell office:value-type="float" office:value="0.385131">
            <text:p>0.385131</text:p>
          </table:table-cell>
          <table:table-cell office:value-type="float" office:value="-0.001519">
            <text:p>-0.001519</text:p>
          </table:table-cell>
          <table:table-cell office:value-type="float" office:value="0.255723">
            <text:p>0.255723</text:p>
          </table:table-cell>
          <table:table-cell office:value-type="float" office:value="-0.01285">
            <text:p>-0.01285</text:p>
          </table:table-cell>
          <table:table-cell office:value-type="float" office:value="-0.234844">
            <text:p>-0.234844</text:p>
          </table:table-cell>
          <table:table-cell office:value-type="float" office:value="-0.000135">
            <text:p>-0.000135</text:p>
          </table:table-cell>
          <table:table-cell office:value-type="float" office:value="0.031048">
            <text:p>0.031048</text:p>
          </table:table-cell>
          <table:table-cell office:value-type="float" office:value="0.003896">
            <text:p>0.003896</text:p>
          </table:table-cell>
          <table:table-cell office:value-type="float" office:value="-0.009832">
            <text:p>-0.009832</text:p>
          </table:table-cell>
          <table:table-cell office:value-type="float" office:value="1336387129.73291">
            <text:p>1336387129.73291</text:p>
          </table:table-cell>
          <table:table-cell table:number-columns-repeated="84"/>
        </table:table-row>
        <table:table-row table:style-name="ro2">
          <table:table-cell office:value-type="float" office:value="286.397428989">
            <text:p>286.397428989</text:p>
          </table:table-cell>
          <table:table-cell office:value-type="float" office:value="-2.414079">
            <text:p>-2.414079</text:p>
          </table:table-cell>
          <table:table-cell office:value-type="float" office:value="2.641779">
            <text:p>2.641779</text:p>
          </table:table-cell>
          <table:table-cell office:value-type="float" office:value="0.149216">
            <text:p>0.149216</text:p>
          </table:table-cell>
          <table:table-cell office:value-type="float" office:value="0.04777">
            <text:p>0.04777</text:p>
          </table:table-cell>
          <table:table-cell office:value-type="float" office:value="0.024815">
            <text:p>0.024815</text:p>
          </table:table-cell>
          <table:table-cell office:value-type="float" office:value="0.092415">
            <text:p>0.092415</text:p>
          </table:table-cell>
          <table:table-cell office:value-type="float" office:value="-0.009786">
            <text:p>-0.009786</text:p>
          </table:table-cell>
          <table:table-cell office:value-type="float" office:value="-0.168716">
            <text:p>-0.168716</text:p>
          </table:table-cell>
          <table:table-cell office:value-type="float" office:value="-0.012354">
            <text:p>-0.012354</text:p>
          </table:table-cell>
          <table:table-cell office:value-type="float" office:value="-0.004983">
            <text:p>-0.004983</text:p>
          </table:table-cell>
          <table:table-cell office:value-type="float" office:value="0.009844">
            <text:p>0.009844</text:p>
          </table:table-cell>
          <table:table-cell office:value-type="float" office:value="-0.013454">
            <text:p>-0.013454</text:p>
          </table:table-cell>
          <table:table-cell office:value-type="float" office:value="-2.361288">
            <text:p>-2.361288</text:p>
          </table:table-cell>
          <table:table-cell office:value-type="float" office:value="3.458364">
            <text:p>3.458364</text:p>
          </table:table-cell>
          <table:table-cell office:value-type="float" office:value="-0.148001">
            <text:p>-0.148001</text:p>
          </table:table-cell>
          <table:table-cell office:value-type="float" office:value="0.415945">
            <text:p>0.415945</text:p>
          </table:table-cell>
          <table:table-cell office:value-type="float" office:value="0.00573">
            <text:p>0.00573</text:p>
          </table:table-cell>
          <table:table-cell office:value-type="float" office:value="0.248133">
            <text:p>0.248133</text:p>
          </table:table-cell>
          <table:table-cell office:value-type="float" office:value="-0.010103">
            <text:p>-0.010103</text:p>
          </table:table-cell>
          <table:table-cell office:value-type="float" office:value="-0.187502">
            <text:p>-0.187502</text:p>
          </table:table-cell>
          <table:table-cell office:value-type="float" office:value="-0.016277">
            <text:p>-0.016277</text:p>
          </table:table-cell>
          <table:table-cell office:value-type="float" office:value="-0.014887">
            <text:p>-0.014887</text:p>
          </table:table-cell>
          <table:table-cell office:value-type="float" office:value="0.009345">
            <text:p>0.009345</text:p>
          </table:table-cell>
          <table:table-cell office:value-type="float" office:value="-0.014121">
            <text:p>-0.014121</text:p>
          </table:table-cell>
          <table:table-cell office:value-type="float" office:value="1336387130.72528">
            <text:p>1336387130.72528</text:p>
          </table:table-cell>
          <table:table-cell table:number-columns-repeated="84"/>
        </table:table-row>
        <table:table-row table:style-name="ro2">
          <table:table-cell office:value-type="float" office:value="287.588273048">
            <text:p>287.588273048</text:p>
          </table:table-cell>
          <table:table-cell office:value-type="float" office:value="-2.407824">
            <text:p>-2.407824</text:p>
          </table:table-cell>
          <table:table-cell office:value-type="float" office:value="2.441518">
            <text:p>2.441518</text:p>
          </table:table-cell>
          <table:table-cell office:value-type="float" office:value="0.125224">
            <text:p>0.125224</text:p>
          </table:table-cell>
          <table:table-cell office:value-type="float" office:value="0.041449">
            <text:p>0.041449</text:p>
          </table:table-cell>
          <table:table-cell office:value-type="float" office:value="0.037286">
            <text:p>0.037286</text:p>
          </table:table-cell>
          <table:table-cell office:value-type="float" office:value="0.076962">
            <text:p>0.076962</text:p>
          </table:table-cell>
          <table:table-cell office:value-type="float" office:value="0.009026">
            <text:p>0.009026</text:p>
          </table:table-cell>
          <table:table-cell office:value-type="float" office:value="-0.184731">
            <text:p>-0.184731</text:p>
          </table:table-cell>
          <table:table-cell office:value-type="float" office:value="-0.00965">
            <text:p>-0.00965</text:p>
          </table:table-cell>
          <table:table-cell office:value-type="float" office:value="-0.003967">
            <text:p>-0.003967</text:p>
          </table:table-cell>
          <table:table-cell office:value-type="float" office:value="-0.010023">
            <text:p>-0.010023</text:p>
          </table:table-cell>
          <table:table-cell office:value-type="float" office:value="0.030657">
            <text:p>0.030657</text:p>
          </table:table-cell>
          <table:table-cell office:value-type="float" office:value="-2.325311">
            <text:p>-2.325311</text:p>
          </table:table-cell>
          <table:table-cell office:value-type="float" office:value="3.264857">
            <text:p>3.264857</text:p>
          </table:table-cell>
          <table:table-cell office:value-type="float" office:value="-0.255881">
            <text:p>-0.255881</text:p>
          </table:table-cell>
          <table:table-cell office:value-type="float" office:value="0.398155">
            <text:p>0.398155</text:p>
          </table:table-cell>
          <table:table-cell office:value-type="float" office:value="0.022704">
            <text:p>0.022704</text:p>
          </table:table-cell>
          <table:table-cell office:value-type="float" office:value="0.237246">
            <text:p>0.237246</text:p>
          </table:table-cell>
          <table:table-cell office:value-type="float" office:value="0.005623">
            <text:p>0.005623</text:p>
          </table:table-cell>
          <table:table-cell office:value-type="float" office:value="-0.19871">
            <text:p>-0.19871</text:p>
          </table:table-cell>
          <table:table-cell office:value-type="float" office:value="-0.011231">
            <text:p>-0.011231</text:p>
          </table:table-cell>
          <table:table-cell office:value-type="float" office:value="-0.011314">
            <text:p>-0.011314</text:p>
          </table:table-cell>
          <table:table-cell office:value-type="float" office:value="-0.007825">
            <text:p>-0.007825</text:p>
          </table:table-cell>
          <table:table-cell office:value-type="float" office:value="0.03023">
            <text:p>0.03023</text:p>
          </table:table-cell>
          <table:table-cell office:value-type="float" office:value="1336387131.91612">
            <text:p>1336387131.91612</text:p>
          </table:table-cell>
          <table:table-cell table:number-columns-repeated="84"/>
        </table:table-row>
        <table:table-row table:style-name="ro2">
          <table:table-cell office:value-type="float" office:value="288.679879189">
            <text:p>288.679879189</text:p>
          </table:table-cell>
          <table:table-cell office:value-type="float" office:value="-2.383251">
            <text:p>-2.383251</text:p>
          </table:table-cell>
          <table:table-cell office:value-type="float" office:value="2.241773">
            <text:p>2.241773</text:p>
          </table:table-cell>
          <table:table-cell office:value-type="float" office:value="0.105989">
            <text:p>0.105989</text:p>
          </table:table-cell>
          <table:table-cell office:value-type="float" office:value="0.038329">
            <text:p>0.038329</text:p>
          </table:table-cell>
          <table:table-cell office:value-type="float" office:value="0.024948">
            <text:p>0.024948</text:p>
          </table:table-cell>
          <table:table-cell office:value-type="float" office:value="0.109953">
            <text:p>0.109953</text:p>
          </table:table-cell>
          <table:table-cell office:value-type="float" office:value="-0.000792">
            <text:p>-0.000792</text:p>
          </table:table-cell>
          <table:table-cell office:value-type="float" office:value="-0.214938">
            <text:p>-0.214938</text:p>
          </table:table-cell>
          <table:table-cell office:value-type="float" office:value="0.007366">
            <text:p>0.007366</text:p>
          </table:table-cell>
          <table:table-cell office:value-type="float" office:value="0.026026">
            <text:p>0.026026</text:p>
          </table:table-cell>
          <table:table-cell office:value-type="float" office:value="-0.002273">
            <text:p>-0.002273</text:p>
          </table:table-cell>
          <table:table-cell office:value-type="float" office:value="0.008836">
            <text:p>0.008836</text:p>
          </table:table-cell>
          <table:table-cell office:value-type="float" office:value="-2.275576">
            <text:p>-2.275576</text:p>
          </table:table-cell>
          <table:table-cell office:value-type="float" office:value="3.076065">
            <text:p>3.076065</text:p>
          </table:table-cell>
          <table:table-cell office:value-type="float" office:value="-0.351398">
            <text:p>-0.351398</text:p>
          </table:table-cell>
          <table:table-cell office:value-type="float" office:value="0.386281">
            <text:p>0.386281</text:p>
          </table:table-cell>
          <table:table-cell office:value-type="float" office:value="0.002028">
            <text:p>0.002028</text:p>
          </table:table-cell>
          <table:table-cell office:value-type="float" office:value="0.264349">
            <text:p>0.264349</text:p>
          </table:table-cell>
          <table:table-cell office:value-type="float" office:value="-0.003927">
            <text:p>-0.003927</text:p>
          </table:table-cell>
          <table:table-cell office:value-type="float" office:value="-0.224931">
            <text:p>-0.224931</text:p>
          </table:table-cell>
          <table:table-cell office:value-type="float" office:value="0.006482">
            <text:p>0.006482</text:p>
          </table:table-cell>
          <table:table-cell office:value-type="float" office:value="0.021511">
            <text:p>0.021511</text:p>
          </table:table-cell>
          <table:table-cell office:value-type="float" office:value="-0.00075">
            <text:p>-0.00075</text:p>
          </table:table-cell>
          <table:table-cell office:value-type="float" office:value="0.009017">
            <text:p>0.009017</text:p>
          </table:table-cell>
          <table:table-cell office:value-type="float" office:value="1336387133.00773">
            <text:p>1336387133.00773</text:p>
          </table:table-cell>
          <table:table-cell table:number-columns-repeated="84"/>
        </table:table-row>
        <table:table-row table:style-name="ro2">
          <table:table-cell office:value-type="float" office:value="289.672249079">
            <text:p>289.672249079</text:p>
          </table:table-cell>
          <table:table-cell office:value-type="float" office:value="-2.360635">
            <text:p>-2.360635</text:p>
          </table:table-cell>
          <table:table-cell office:value-type="float" office:value="2.029552">
            <text:p>2.029552</text:p>
          </table:table-cell>
          <table:table-cell office:value-type="float" office:value="0.10514">
            <text:p>0.10514</text:p>
          </table:table-cell>
          <table:table-cell office:value-type="float" office:value="0.064371">
            <text:p>0.064371</text:p>
          </table:table-cell>
          <table:table-cell office:value-type="float" office:value="0.022357">
            <text:p>0.022357</text:p>
          </table:table-cell>
          <table:table-cell office:value-type="float" office:value="0.118631">
            <text:p>0.118631</text:p>
          </table:table-cell>
          <table:table-cell office:value-type="float" office:value="-0.030142">
            <text:p>-0.030142</text:p>
          </table:table-cell>
          <table:table-cell office:value-type="float" office:value="-0.224646">
            <text:p>-0.224646</text:p>
          </table:table-cell>
          <table:table-cell office:value-type="float" office:value="-0.003565">
            <text:p>-0.003565</text:p>
          </table:table-cell>
          <table:table-cell office:value-type="float" office:value="-0.043107">
            <text:p>-0.043107</text:p>
          </table:table-cell>
          <table:table-cell office:value-type="float" office:value="0.020107">
            <text:p>0.020107</text:p>
          </table:table-cell>
          <table:table-cell office:value-type="float" office:value="-0.048737">
            <text:p>-0.048737</text:p>
          </table:table-cell>
          <table:table-cell office:value-type="float" office:value="-2.224834">
            <text:p>-2.224834</text:p>
          </table:table-cell>
          <table:table-cell office:value-type="float" office:value="2.873082">
            <text:p>2.873082</text:p>
          </table:table-cell>
          <table:table-cell office:value-type="float" office:value="-0.429527">
            <text:p>-0.429527</text:p>
          </table:table-cell>
          <table:table-cell office:value-type="float" office:value="0.407631">
            <text:p>0.407631</text:p>
          </table:table-cell>
          <table:table-cell office:value-type="float" office:value="-0.002032">
            <text:p>-0.002032</text:p>
          </table:table-cell>
          <table:table-cell office:value-type="float" office:value="0.272358">
            <text:p>0.272358</text:p>
          </table:table-cell>
          <table:table-cell office:value-type="float" office:value="-0.037175">
            <text:p>-0.037175</text:p>
          </table:table-cell>
          <table:table-cell office:value-type="float" office:value="-0.234609">
            <text:p>-0.234609</text:p>
          </table:table-cell>
          <table:table-cell office:value-type="float" office:value="-0.003138">
            <text:p>-0.003138</text:p>
          </table:table-cell>
          <table:table-cell office:value-type="float" office:value="-0.047624">
            <text:p>-0.047624</text:p>
          </table:table-cell>
          <table:table-cell office:value-type="float" office:value="0.023416">
            <text:p>0.023416</text:p>
          </table:table-cell>
          <table:table-cell office:value-type="float" office:value="-0.047763">
            <text:p>-0.047763</text:p>
          </table:table-cell>
          <table:table-cell office:value-type="float" office:value="1336387134.0001">
            <text:p>1336387134.0001</text:p>
          </table:table-cell>
          <table:table-cell table:number-columns-repeated="84"/>
        </table:table-row>
        <table:table-row table:style-name="ro2">
          <table:table-cell office:value-type="float" office:value="290.56538105">
            <text:p>290.56538105</text:p>
          </table:table-cell>
          <table:table-cell office:value-type="float" office:value="-2.364044">
            <text:p>-2.364044</text:p>
          </table:table-cell>
          <table:table-cell office:value-type="float" office:value="1.827712">
            <text:p>1.827712</text:p>
          </table:table-cell>
          <table:table-cell office:value-type="float" office:value="0.089661">
            <text:p>0.089661</text:p>
          </table:table-cell>
          <table:table-cell office:value-type="float" office:value="0.024877">
            <text:p>0.024877</text:p>
          </table:table-cell>
          <table:table-cell office:value-type="float" office:value="0.043057">
            <text:p>0.043057</text:p>
          </table:table-cell>
          <table:table-cell office:value-type="float" office:value="0.076316">
            <text:p>0.076316</text:p>
          </table:table-cell>
          <table:table-cell office:value-type="float" office:value="-0.00527">
            <text:p>-0.00527</text:p>
          </table:table-cell>
          <table:table-cell office:value-type="float" office:value="-0.223188">
            <text:p>-0.223188</text:p>
          </table:table-cell>
          <table:table-cell office:value-type="float" office:value="-0.001716">
            <text:p>-0.001716</text:p>
          </table:table-cell>
          <table:table-cell office:value-type="float" office:value="-0.006978">
            <text:p>-0.006978</text:p>
          </table:table-cell>
          <table:table-cell office:value-type="float" office:value="-0.010976">
            <text:p>-0.010976</text:p>
          </table:table-cell>
          <table:table-cell office:value-type="float" office:value="0.024425">
            <text:p>0.024425</text:p>
          </table:table-cell>
          <table:table-cell office:value-type="float" office:value="-2.205195">
            <text:p>-2.205195</text:p>
          </table:table-cell>
          <table:table-cell office:value-type="float" office:value="2.67999">
            <text:p>2.67999</text:p>
          </table:table-cell>
          <table:table-cell office:value-type="float" office:value="-0.515235">
            <text:p>-0.515235</text:p>
          </table:table-cell>
          <table:table-cell office:value-type="float" office:value="0.365047">
            <text:p>0.365047</text:p>
          </table:table-cell>
          <table:table-cell office:value-type="float" office:value="0.034077">
            <text:p>0.034077</text:p>
          </table:table-cell>
          <table:table-cell office:value-type="float" office:value="0.241482">
            <text:p>0.241482</text:p>
          </table:table-cell>
          <table:table-cell office:value-type="float" office:value="-0.003896">
            <text:p>-0.003896</text:p>
          </table:table-cell>
          <table:table-cell office:value-type="float" office:value="-0.225064">
            <text:p>-0.225064</text:p>
          </table:table-cell>
          <table:table-cell office:value-type="float" office:value="-0.005837">
            <text:p>-0.005837</text:p>
          </table:table-cell>
          <table:table-cell office:value-type="float" office:value="-0.006358">
            <text:p>-0.006358</text:p>
          </table:table-cell>
          <table:table-cell office:value-type="float" office:value="-0.011972">
            <text:p>-0.011972</text:p>
          </table:table-cell>
          <table:table-cell office:value-type="float" office:value="0.023181">
            <text:p>0.023181</text:p>
          </table:table-cell>
          <table:table-cell office:value-type="float" office:value="1336387134.89323">
            <text:p>1336387134.89323</text:p>
          </table:table-cell>
          <table:table-cell table:number-columns-repeated="84"/>
        </table:table-row>
        <table:table-row table:style-name="ro2">
          <table:table-cell office:value-type="float" office:value="291.557749987">
            <text:p>291.557749987</text:p>
          </table:table-cell>
          <table:table-cell office:value-type="float" office:value="-2.352685">
            <text:p>-2.352685</text:p>
          </table:table-cell>
          <table:table-cell office:value-type="float" office:value="1.60656">
            <text:p>1.60656</text:p>
          </table:table-cell>
          <table:table-cell office:value-type="float" office:value="0.082681">
            <text:p>0.082681</text:p>
          </table:table-cell>
          <table:table-cell office:value-type="float" office:value="0.018979">
            <text:p>0.018979</text:p>
          </table:table-cell>
          <table:table-cell office:value-type="float" office:value="0.031553">
            <text:p>0.031553</text:p>
          </table:table-cell>
          <table:table-cell office:value-type="float" office:value="0.100287">
            <text:p>0.100287</text:p>
          </table:table-cell>
          <table:table-cell office:value-type="float" office:value="-0.050144">
            <text:p>-0.050144</text:p>
          </table:table-cell>
          <table:table-cell office:value-type="float" office:value="-0.265675">
            <text:p>-0.265675</text:p>
          </table:table-cell>
          <table:table-cell office:value-type="float" office:value="-0.004801">
            <text:p>-0.004801</text:p>
          </table:table-cell>
          <table:table-cell office:value-type="float" office:value="0.02617">
            <text:p>0.02617</text:p>
          </table:table-cell>
          <table:table-cell office:value-type="float" office:value="-0.00525">
            <text:p>-0.00525</text:p>
          </table:table-cell>
          <table:table-cell office:value-type="float" office:value="-0.044348">
            <text:p>-0.044348</text:p>
          </table:table-cell>
          <table:table-cell office:value-type="float" office:value="-2.162366">
            <text:p>-2.162366</text:p>
          </table:table-cell>
          <table:table-cell office:value-type="float" office:value="2.477804">
            <text:p>2.477804</text:p>
          </table:table-cell>
          <table:table-cell office:value-type="float" office:value="-0.600197">
            <text:p>-0.600197</text:p>
          </table:table-cell>
          <table:table-cell office:value-type="float" office:value="0.359295">
            <text:p>0.359295</text:p>
          </table:table-cell>
          <table:table-cell office:value-type="float" office:value="0.014763">
            <text:p>0.014763</text:p>
          </table:table-cell>
          <table:table-cell office:value-type="float" office:value="0.258728">
            <text:p>0.258728</text:p>
          </table:table-cell>
          <table:table-cell office:value-type="float" office:value="-0.051529">
            <text:p>-0.051529</text:p>
          </table:table-cell>
          <table:table-cell office:value-type="float" office:value="-0.269317">
            <text:p>-0.269317</text:p>
          </table:table-cell>
          <table:table-cell office:value-type="float" office:value="-0.004298">
            <text:p>-0.004298</text:p>
          </table:table-cell>
          <table:table-cell office:value-type="float" office:value="0.024832">
            <text:p>0.024832</text:p>
          </table:table-cell>
          <table:table-cell office:value-type="float" office:value="-0.00477">
            <text:p>-0.00477</text:p>
          </table:table-cell>
          <table:table-cell office:value-type="float" office:value="-0.044001">
            <text:p>-0.044001</text:p>
          </table:table-cell>
          <table:table-cell office:value-type="float" office:value="1336387135.8856">
            <text:p>1336387135.8856</text:p>
          </table:table-cell>
          <table:table-cell table:number-columns-repeated="84"/>
        </table:table-row>
        <table:table-row table:style-name="ro2">
          <table:table-cell office:value-type="float" office:value="292.351646185">
            <text:p>292.351646185</text:p>
          </table:table-cell>
          <table:table-cell office:value-type="float" office:value="-2.371413">
            <text:p>-2.371413</text:p>
          </table:table-cell>
          <table:table-cell office:value-type="float" office:value="1.392803">
            <text:p>1.392803</text:p>
          </table:table-cell>
          <table:table-cell office:value-type="float" office:value="0.076128">
            <text:p>0.076128</text:p>
          </table:table-cell>
          <table:table-cell office:value-type="float" office:value="0.03863">
            <text:p>0.03863</text:p>
          </table:table-cell>
          <table:table-cell office:value-type="float" office:value="0.028034">
            <text:p>0.028034</text:p>
          </table:table-cell>
          <table:table-cell office:value-type="float" office:value="0.064993">
            <text:p>0.064993</text:p>
          </table:table-cell>
          <table:table-cell office:value-type="float" office:value="-0.053878">
            <text:p>-0.053878</text:p>
          </table:table-cell>
          <table:table-cell office:value-type="float" office:value="-0.274196">
            <text:p>-0.274196</text:p>
          </table:table-cell>
          <table:table-cell office:value-type="float" office:value="-0.017927">
            <text:p>-0.017927</text:p>
          </table:table-cell>
          <table:table-cell office:value-type="float" office:value="-0.006895">
            <text:p>-0.006895</text:p>
          </table:table-cell>
          <table:table-cell office:value-type="float" office:value="0.01143">
            <text:p>0.01143</text:p>
          </table:table-cell>
          <table:table-cell office:value-type="float" office:value="-0.064093">
            <text:p>-0.064093</text:p>
          </table:table-cell>
          <table:table-cell office:value-type="float" office:value="-2.152125">
            <text:p>-2.152125</text:p>
          </table:table-cell>
          <table:table-cell office:value-type="float" office:value="2.274708">
            <text:p>2.274708</text:p>
          </table:table-cell>
          <table:table-cell office:value-type="float" office:value="-0.677958">
            <text:p>-0.677958</text:p>
          </table:table-cell>
          <table:table-cell office:value-type="float" office:value="0.378292">
            <text:p>0.378292</text:p>
          </table:table-cell>
          <table:table-cell office:value-type="float" office:value="0.02349">
            <text:p>0.02349</text:p>
          </table:table-cell>
          <table:table-cell office:value-type="float" office:value="0.224686">
            <text:p>0.224686</text:p>
          </table:table-cell>
          <table:table-cell office:value-type="float" office:value="-0.05626">
            <text:p>-0.05626</text:p>
          </table:table-cell>
          <table:table-cell office:value-type="float" office:value="-0.27281">
            <text:p>-0.27281</text:p>
          </table:table-cell>
          <table:table-cell office:value-type="float" office:value="-0.019619">
            <text:p>-0.019619</text:p>
          </table:table-cell>
          <table:table-cell office:value-type="float" office:value="-0.005408">
            <text:p>-0.005408</text:p>
          </table:table-cell>
          <table:table-cell office:value-type="float" office:value="0.012773">
            <text:p>0.012773</text:p>
          </table:table-cell>
          <table:table-cell office:value-type="float" office:value="-0.061643">
            <text:p>-0.061643</text:p>
          </table:table-cell>
          <table:table-cell office:value-type="float" office:value="1336387136.6795">
            <text:p>1336387136.6795</text:p>
          </table:table-cell>
          <table:table-cell table:number-columns-repeated="84"/>
        </table:table-row>
        <table:table-row table:style-name="ro2">
          <table:table-cell office:value-type="float" office:value="293.145541191">
            <text:p>293.145541191</text:p>
          </table:table-cell>
          <table:table-cell office:value-type="float" office:value="-2.400622">
            <text:p>-2.400622</text:p>
          </table:table-cell>
          <table:table-cell office:value-type="float" office:value="1.173472">
            <text:p>1.173472</text:p>
          </table:table-cell>
          <table:table-cell office:value-type="float" office:value="0.054707">
            <text:p>0.054707</text:p>
          </table:table-cell>
          <table:table-cell office:value-type="float" office:value="0.031692">
            <text:p>0.031692</text:p>
          </table:table-cell>
          <table:table-cell office:value-type="float" office:value="0.03903">
            <text:p>0.03903</text:p>
          </table:table-cell>
          <table:table-cell office:value-type="float" office:value="0.014462">
            <text:p>0.014462</text:p>
          </table:table-cell>
          <table:table-cell office:value-type="float" office:value="0.008475">
            <text:p>0.008475</text:p>
          </table:table-cell>
          <table:table-cell office:value-type="float" office:value="-0.189263">
            <text:p>-0.189263</text:p>
          </table:table-cell>
          <table:table-cell office:value-type="float" office:value="-0.024667">
            <text:p>-0.024667</text:p>
          </table:table-cell>
          <table:table-cell office:value-type="float" office:value="-0.019614">
            <text:p>-0.019614</text:p>
          </table:table-cell>
          <table:table-cell office:value-type="float" office:value="-0.000817">
            <text:p>-0.000817</text:p>
          </table:table-cell>
          <table:table-cell office:value-type="float" office:value="0.037445">
            <text:p>0.037445</text:p>
          </table:table-cell>
          <table:table-cell office:value-type="float" office:value="-2.154256">
            <text:p>-2.154256</text:p>
          </table:table-cell>
          <table:table-cell office:value-type="float" office:value="2.073662">
            <text:p>2.073662</text:p>
          </table:table-cell>
          <table:table-cell office:value-type="float" office:value="-0.771348">
            <text:p>-0.771348</text:p>
          </table:table-cell>
          <table:table-cell office:value-type="float" office:value="0.372692">
            <text:p>0.372692</text:p>
          </table:table-cell>
          <table:table-cell office:value-type="float" office:value="0.050962">
            <text:p>0.050962</text:p>
          </table:table-cell>
          <table:table-cell office:value-type="float" office:value="0.182907">
            <text:p>0.182907</text:p>
          </table:table-cell>
          <table:table-cell office:value-type="float" office:value="0.00665">
            <text:p>0.00665</text:p>
          </table:table-cell>
          <table:table-cell office:value-type="float" office:value="-0.196282">
            <text:p>-0.196282</text:p>
          </table:table-cell>
          <table:table-cell office:value-type="float" office:value="-0.024691">
            <text:p>-0.024691</text:p>
          </table:table-cell>
          <table:table-cell office:value-type="float" office:value="-0.022013">
            <text:p>-0.022013</text:p>
          </table:table-cell>
          <table:table-cell office:value-type="float" office:value="0.000128">
            <text:p>0.000128</text:p>
          </table:table-cell>
          <table:table-cell office:value-type="float" office:value="0.036457">
            <text:p>0.036457</text:p>
          </table:table-cell>
          <table:table-cell office:value-type="float" office:value="1336387137.47339">
            <text:p>1336387137.47339</text:p>
          </table:table-cell>
          <table:table-cell table:number-columns-repeated="84"/>
        </table:table-row>
        <table:table-row table:style-name="ro2">
          <table:table-cell office:value-type="float" office:value="294.237148046">
            <text:p>294.237148046</text:p>
          </table:table-cell>
          <table:table-cell office:value-type="float" office:value="-2.38971">
            <text:p>-2.38971</text:p>
          </table:table-cell>
          <table:table-cell office:value-type="float" office:value="0.967964">
            <text:p>0.967964</text:p>
          </table:table-cell>
          <table:table-cell office:value-type="float" office:value="0.020912">
            <text:p>0.020912</text:p>
          </table:table-cell>
          <table:table-cell office:value-type="float" office:value="0.011849">
            <text:p>0.011849</text:p>
          </table:table-cell>
          <table:table-cell office:value-type="float" office:value="0.036811">
            <text:p>0.036811</text:p>
          </table:table-cell>
          <table:table-cell office:value-type="float" office:value="0.055316">
            <text:p>0.055316</text:p>
          </table:table-cell>
          <table:table-cell office:value-type="float" office:value="-0.02846">
            <text:p>-0.02846</text:p>
          </table:table-cell>
          <table:table-cell office:value-type="float" office:value="-0.224158">
            <text:p>-0.224158</text:p>
          </table:table-cell>
          <table:table-cell office:value-type="float" office:value="-0.000672">
            <text:p>-0.000672</text:p>
          </table:table-cell>
          <table:table-cell office:value-type="float" office:value="0.005247">
            <text:p>0.005247</text:p>
          </table:table-cell>
          <table:table-cell office:value-type="float" office:value="0.002261">
            <text:p>0.002261</text:p>
          </table:table-cell>
          <table:table-cell office:value-type="float" office:value="-0.012443">
            <text:p>-0.012443</text:p>
          </table:table-cell>
          <table:table-cell office:value-type="float" office:value="-2.117781">
            <text:p>-2.117781</text:p>
          </table:table-cell>
          <table:table-cell office:value-type="float" office:value="1.887451">
            <text:p>1.887451</text:p>
          </table:table-cell>
          <table:table-cell office:value-type="float" office:value="-0.874705">
            <text:p>-0.874705</text:p>
          </table:table-cell>
          <table:table-cell office:value-type="float" office:value="0.350284">
            <text:p>0.350284</text:p>
          </table:table-cell>
          <table:table-cell office:value-type="float" office:value="0.036569">
            <text:p>0.036569</text:p>
          </table:table-cell>
          <table:table-cell office:value-type="float" office:value="0.220046">
            <text:p>0.220046</text:p>
          </table:table-cell>
          <table:table-cell office:value-type="float" office:value="-0.031733">
            <text:p>-0.031733</text:p>
          </table:table-cell>
          <table:table-cell office:value-type="float" office:value="-0.218708">
            <text:p>-0.218708</text:p>
          </table:table-cell>
          <table:table-cell office:value-type="float" office:value="-0.001074">
            <text:p>-0.001074</text:p>
          </table:table-cell>
          <table:table-cell office:value-type="float" office:value="0.009432">
            <text:p>0.009432</text:p>
          </table:table-cell>
          <table:table-cell office:value-type="float" office:value="0.004383">
            <text:p>0.004383</text:p>
          </table:table-cell>
          <table:table-cell office:value-type="float" office:value="-0.01078">
            <text:p>-0.01078</text:p>
          </table:table-cell>
          <table:table-cell office:value-type="float" office:value="1336387138.565">
            <text:p>1336387138.565</text:p>
          </table:table-cell>
          <table:table-cell table:number-columns-repeated="84"/>
        </table:table-row>
        <table:table-row table:style-name="ro2">
          <table:table-cell office:value-type="float" office:value="295.229516029">
            <text:p>295.229516029</text:p>
          </table:table-cell>
          <table:table-cell office:value-type="float" office:value="-2.405714">
            <text:p>-2.405714</text:p>
          </table:table-cell>
          <table:table-cell office:value-type="float" office:value="0.744314">
            <text:p>0.744314</text:p>
          </table:table-cell>
          <table:table-cell office:value-type="float" office:value="0.018652">
            <text:p>0.018652</text:p>
          </table:table-cell>
          <table:table-cell office:value-type="float" office:value="0.016601">
            <text:p>0.016601</text:p>
          </table:table-cell>
          <table:table-cell office:value-type="float" office:value="0.039198">
            <text:p>0.039198</text:p>
          </table:table-cell>
          <table:table-cell office:value-type="float" office:value="0.042986">
            <text:p>0.042986</text:p>
          </table:table-cell>
          <table:table-cell office:value-type="float" office:value="-0.027837">
            <text:p>-0.027837</text:p>
          </table:table-cell>
          <table:table-cell office:value-type="float" office:value="-0.154359">
            <text:p>-0.154359</text:p>
          </table:table-cell>
          <table:table-cell office:value-type="float" office:value="-0.012413">
            <text:p>-0.012413</text:p>
          </table:table-cell>
          <table:table-cell office:value-type="float" office:value="-0.009152">
            <text:p>-0.009152</text:p>
          </table:table-cell>
          <table:table-cell office:value-type="float" office:value="-0.007341">
            <text:p>-0.007341</text:p>
          </table:table-cell>
          <table:table-cell office:value-type="float" office:value="0.000711">
            <text:p>0.000711</text:p>
          </table:table-cell>
          <table:table-cell office:value-type="float" office:value="-2.106768">
            <text:p>-2.106768</text:p>
          </table:table-cell>
          <table:table-cell office:value-type="float" office:value="1.681393">
            <text:p>1.681393</text:p>
          </table:table-cell>
          <table:table-cell office:value-type="float" office:value="-0.948984">
            <text:p>-0.948984</text:p>
          </table:table-cell>
          <table:table-cell office:value-type="float" office:value="0.359322">
            <text:p>0.359322</text:p>
          </table:table-cell>
          <table:table-cell office:value-type="float" office:value="0.044324">
            <text:p>0.044324</text:p>
          </table:table-cell>
          <table:table-cell office:value-type="float" office:value="0.211482">
            <text:p>0.211482</text:p>
          </table:table-cell>
          <table:table-cell office:value-type="float" office:value="-0.025552">
            <text:p>-0.025552</text:p>
          </table:table-cell>
          <table:table-cell office:value-type="float" office:value="-0.165062">
            <text:p>-0.165062</text:p>
          </table:table-cell>
          <table:table-cell office:value-type="float" office:value="-0.013606">
            <text:p>-0.013606</text:p>
          </table:table-cell>
          <table:table-cell office:value-type="float" office:value="-0.014106">
            <text:p>-0.014106</text:p>
          </table:table-cell>
          <table:table-cell office:value-type="float" office:value="-0.008609">
            <text:p>-0.008609</text:p>
          </table:table-cell>
          <table:table-cell office:value-type="float" office:value="0.000713">
            <text:p>0.000713</text:p>
          </table:table-cell>
          <table:table-cell office:value-type="float" office:value="1336387139.55737">
            <text:p>1336387139.55737</text:p>
          </table:table-cell>
          <table:table-cell table:number-columns-repeated="84"/>
        </table:table-row>
        <table:table-row table:style-name="ro2">
          <table:table-cell office:value-type="float" office:value="296.519597054">
            <text:p>296.519597054</text:p>
          </table:table-cell>
          <table:table-cell office:value-type="float" office:value="-2.433778">
            <text:p>-2.433778</text:p>
          </table:table-cell>
          <table:table-cell office:value-type="float" office:value="0.54408">
            <text:p>0.54408</text:p>
          </table:table-cell>
          <table:table-cell office:value-type="float" office:value="0.000758">
            <text:p>0.000758</text:p>
          </table:table-cell>
          <table:table-cell office:value-type="float" office:value="0.004825">
            <text:p>0.004825</text:p>
          </table:table-cell>
          <table:table-cell office:value-type="float" office:value="0.029713">
            <text:p>0.029713</text:p>
          </table:table-cell>
          <table:table-cell office:value-type="float" office:value="0.043747">
            <text:p>0.043747</text:p>
          </table:table-cell>
          <table:table-cell office:value-type="float" office:value="0.053775">
            <text:p>0.053775</text:p>
          </table:table-cell>
          <table:table-cell office:value-type="float" office:value="0.003231">
            <text:p>0.003231</text:p>
          </table:table-cell>
          <table:table-cell office:value-type="float" office:value="0.015655">
            <text:p>0.015655</text:p>
          </table:table-cell>
          <table:table-cell office:value-type="float" office:value="-0.014824">
            <text:p>-0.014824</text:p>
          </table:table-cell>
          <table:table-cell office:value-type="float" office:value="0.003532">
            <text:p>0.003532</text:p>
          </table:table-cell>
          <table:table-cell office:value-type="float" office:value="0.089541">
            <text:p>0.089541</text:p>
          </table:table-cell>
          <table:table-cell office:value-type="float" office:value="-2.102374">
            <text:p>-2.102374</text:p>
          </table:table-cell>
          <table:table-cell office:value-type="float" office:value="1.484763">
            <text:p>1.484763</text:p>
          </table:table-cell>
          <table:table-cell office:value-type="float" office:value="-1.038744">
            <text:p>-1.038744</text:p>
          </table:table-cell>
          <table:table-cell office:value-type="float" office:value="0.34101">
            <text:p>0.34101</text:p>
          </table:table-cell>
          <table:table-cell office:value-type="float" office:value="0.033603">
            <text:p>0.033603</text:p>
          </table:table-cell>
          <table:table-cell office:value-type="float" office:value="0.208436">
            <text:p>0.208436</text:p>
          </table:table-cell>
          <table:table-cell office:value-type="float" office:value="0.053124">
            <text:p>0.053124</text:p>
          </table:table-cell>
          <table:table-cell office:value-type="float" office:value="-0.004383">
            <text:p>-0.004383</text:p>
          </table:table-cell>
          <table:table-cell office:value-type="float" office:value="0.016775">
            <text:p>0.016775</text:p>
          </table:table-cell>
          <table:table-cell office:value-type="float" office:value="-0.018398">
            <text:p>-0.018398</text:p>
          </table:table-cell>
          <table:table-cell office:value-type="float" office:value="0.005283">
            <text:p>0.005283</text:p>
          </table:table-cell>
          <table:table-cell office:value-type="float" office:value="0.088909">
            <text:p>0.088909</text:p>
          </table:table-cell>
          <table:table-cell office:value-type="float" office:value="1336387140.84745">
            <text:p>1336387140.84745</text:p>
          </table:table-cell>
          <table:table-cell table:number-columns-repeated="84"/>
        </table:table-row>
        <table:table-row table:style-name="ro2">
          <table:table-cell office:value-type="float" office:value="300.191363096">
            <text:p>300.191363096</text:p>
          </table:table-cell>
          <table:table-cell office:value-type="float" office:value="-2.235404">
            <text:p>-2.235404</text:p>
          </table:table-cell>
          <table:table-cell office:value-type="float" office:value="0.564361">
            <text:p>0.564361</text:p>
          </table:table-cell>
          <table:table-cell office:value-type="float" office:value="0.052404">
            <text:p>0.052404</text:p>
          </table:table-cell>
          <table:table-cell office:value-type="float" office:value="-0.040261">
            <text:p>-0.040261</text:p>
          </table:table-cell>
          <table:table-cell office:value-type="float" office:value="0.039531">
            <text:p>0.039531</text:p>
          </table:table-cell>
          <table:table-cell office:value-type="float" office:value="0.37282">
            <text:p>0.37282</text:p>
          </table:table-cell>
          <table:table-cell office:value-type="float" office:value="0.103918">
            <text:p>0.103918</text:p>
          </table:table-cell>
          <table:table-cell office:value-type="float" office:value="-0.06752">
            <text:p>-0.06752</text:p>
          </table:table-cell>
          <table:table-cell office:value-type="float" office:value="0.024419">
            <text:p>0.024419</text:p>
          </table:table-cell>
          <table:table-cell office:value-type="float" office:value="-0.010945">
            <text:p>-0.010945</text:p>
          </table:table-cell>
          <table:table-cell office:value-type="float" office:value="-0.005322">
            <text:p>-0.005322</text:p>
          </table:table-cell>
          <table:table-cell office:value-type="float" office:value="0.195744">
            <text:p>0.195744</text:p>
          </table:table-cell>
          <table:table-cell office:value-type="float" office:value="-1.902513">
            <text:p>-1.902513</text:p>
          </table:table-cell>
          <table:table-cell office:value-type="float" office:value="1.490477">
            <text:p>1.490477</text:p>
          </table:table-cell>
          <table:table-cell office:value-type="float" office:value="-0.992665">
            <text:p>-0.992665</text:p>
          </table:table-cell>
          <table:table-cell office:value-type="float" office:value="0.266532">
            <text:p>0.266532</text:p>
          </table:table-cell>
          <table:table-cell office:value-type="float" office:value="-0.057114">
            <text:p>-0.057114</text:p>
          </table:table-cell>
          <table:table-cell office:value-type="float" office:value="0.522739">
            <text:p>0.522739</text:p>
          </table:table-cell>
          <table:table-cell office:value-type="float" office:value="0.100672">
            <text:p>0.100672</text:p>
          </table:table-cell>
          <table:table-cell office:value-type="float" office:value="-0.077022">
            <text:p>-0.077022</text:p>
          </table:table-cell>
          <table:table-cell office:value-type="float" office:value="0.02616">
            <text:p>0.02616</text:p>
          </table:table-cell>
          <table:table-cell office:value-type="float" office:value="-0.014832">
            <text:p>-0.014832</text:p>
          </table:table-cell>
          <table:table-cell office:value-type="float" office:value="-0.00152">
            <text:p>-0.00152</text:p>
          </table:table-cell>
          <table:table-cell office:value-type="float" office:value="0.1954">
            <text:p>0.1954</text:p>
          </table:table-cell>
          <table:table-cell office:value-type="float" office:value="1336387144.51921">
            <text:p>1336387144.51921</text:p>
          </table:table-cell>
          <table:table-cell table:number-columns-repeated="84"/>
        </table:table-row>
        <table:table-row table:style-name="ro2">
          <table:table-cell office:value-type="float" office:value="301.878391027">
            <text:p>301.878391027</text:p>
          </table:table-cell>
          <table:table-cell office:value-type="float" office:value="-2.029726">
            <text:p>-2.029726</text:p>
          </table:table-cell>
          <table:table-cell office:value-type="float" office:value="0.524372">
            <text:p>0.524372</text:p>
          </table:table-cell>
          <table:table-cell office:value-type="float" office:value="0.091186">
            <text:p>0.091186</text:p>
          </table:table-cell>
          <table:table-cell office:value-type="float" office:value="-0.04372">
            <text:p>-0.04372</text:p>
          </table:table-cell>
          <table:table-cell office:value-type="float" office:value="0.041472">
            <text:p>0.041472</text:p>
          </table:table-cell>
          <table:table-cell office:value-type="float" office:value="0.703432">
            <text:p>0.703432</text:p>
          </table:table-cell>
          <table:table-cell office:value-type="float" office:value="0.119506">
            <text:p>0.119506</text:p>
          </table:table-cell>
          <table:table-cell office:value-type="float" office:value="-0.031832">
            <text:p>-0.031832</text:p>
          </table:table-cell>
          <table:table-cell office:value-type="float" office:value="0.037308">
            <text:p>0.037308</text:p>
          </table:table-cell>
          <table:table-cell office:value-type="float" office:value="-0.03237">
            <text:p>-0.03237</text:p>
          </table:table-cell>
          <table:table-cell office:value-type="float" office:value="0.010364">
            <text:p>0.010364</text:p>
          </table:table-cell>
          <table:table-cell office:value-type="float" office:value="0.178066">
            <text:p>0.178066</text:p>
          </table:table-cell>
          <table:table-cell office:value-type="float" office:value="-1.687625">
            <text:p>-1.687625</text:p>
          </table:table-cell>
          <table:table-cell office:value-type="float" office:value="1.45621">
            <text:p>1.45621</text:p>
          </table:table-cell>
          <table:table-cell office:value-type="float" office:value="-0.974633">
            <text:p>-0.974633</text:p>
          </table:table-cell>
          <table:table-cell office:value-type="float" office:value="0.209796">
            <text:p>0.209796</text:p>
          </table:table-cell>
          <table:table-cell office:value-type="float" office:value="-0.142078">
            <text:p>-0.142078</text:p>
          </table:table-cell>
          <table:table-cell office:value-type="float" office:value="0.842955">
            <text:p>0.842955</text:p>
          </table:table-cell>
          <table:table-cell office:value-type="float" office:value="0.109845">
            <text:p>0.109845</text:p>
          </table:table-cell>
          <table:table-cell office:value-type="float" office:value="-0.039735">
            <text:p>-0.039735</text:p>
          </table:table-cell>
          <table:table-cell office:value-type="float" office:value="0.039323">
            <text:p>0.039323</text:p>
          </table:table-cell>
          <table:table-cell office:value-type="float" office:value="-0.034484">
            <text:p>-0.034484</text:p>
          </table:table-cell>
          <table:table-cell office:value-type="float" office:value="0.016727">
            <text:p>0.016727</text:p>
          </table:table-cell>
          <table:table-cell office:value-type="float" office:value="0.176805">
            <text:p>0.176805</text:p>
          </table:table-cell>
          <table:table-cell office:value-type="float" office:value="1336387146.20624">
            <text:p>1336387146.20624</text:p>
          </table:table-cell>
          <table:table-cell table:number-columns-repeated="84"/>
        </table:table-row>
        <table:table-row table:style-name="ro2">
          <table:table-cell office:value-type="float" office:value="303.466183186">
            <text:p>303.466183186</text:p>
          </table:table-cell>
          <table:table-cell office:value-type="float" office:value="-1.852214">
            <text:p>-1.852214</text:p>
          </table:table-cell>
          <table:table-cell office:value-type="float" office:value="0.612118">
            <text:p>0.612118</text:p>
          </table:table-cell>
          <table:table-cell office:value-type="float" office:value="0.144656">
            <text:p>0.144656</text:p>
          </table:table-cell>
          <table:table-cell office:value-type="float" office:value="-0.081841">
            <text:p>-0.081841</text:p>
          </table:table-cell>
          <table:table-cell office:value-type="float" office:value="0.068469">
            <text:p>0.068469</text:p>
          </table:table-cell>
          <table:table-cell office:value-type="float" office:value="0.985778">
            <text:p>0.985778</text:p>
          </table:table-cell>
          <table:table-cell office:value-type="float" office:value="0.028547">
            <text:p>0.028547</text:p>
          </table:table-cell>
          <table:table-cell office:value-type="float" office:value="-0.020502">
            <text:p>-0.020502</text:p>
          </table:table-cell>
          <table:table-cell office:value-type="float" office:value="0.03048">
            <text:p>0.03048</text:p>
          </table:table-cell>
          <table:table-cell office:value-type="float" office:value="-0.013389">
            <text:p>-0.013389</text:p>
          </table:table-cell>
          <table:table-cell office:value-type="float" office:value="0.003144">
            <text:p>0.003144</text:p>
          </table:table-cell>
          <table:table-cell office:value-type="float" office:value="0.104058">
            <text:p>0.104058</text:p>
          </table:table-cell>
          <table:table-cell office:value-type="float" office:value="-1.5215">
            <text:p>-1.5215</text:p>
          </table:table-cell>
          <table:table-cell office:value-type="float" office:value="1.530348">
            <text:p>1.530348</text:p>
          </table:table-cell>
          <table:table-cell office:value-type="float" office:value="-0.902491">
            <text:p>-0.902491</text:p>
          </table:table-cell>
          <table:table-cell office:value-type="float" office:value="0.107085">
            <text:p>0.107085</text:p>
          </table:table-cell>
          <table:table-cell office:value-type="float" office:value="-0.168188">
            <text:p>-0.168188</text:p>
          </table:table-cell>
          <table:table-cell office:value-type="float" office:value="1.127138">
            <text:p>1.127138</text:p>
          </table:table-cell>
          <table:table-cell office:value-type="float" office:value="0.029123">
            <text:p>0.029123</text:p>
          </table:table-cell>
          <table:table-cell office:value-type="float" office:value="-0.02998">
            <text:p>-0.02998</text:p>
          </table:table-cell>
          <table:table-cell office:value-type="float" office:value="0.032871">
            <text:p>0.032871</text:p>
          </table:table-cell>
          <table:table-cell office:value-type="float" office:value="-0.018361">
            <text:p>-0.018361</text:p>
          </table:table-cell>
          <table:table-cell office:value-type="float" office:value="0.005304">
            <text:p>0.005304</text:p>
          </table:table-cell>
          <table:table-cell office:value-type="float" office:value="0.103327">
            <text:p>0.103327</text:p>
          </table:table-cell>
          <table:table-cell office:value-type="float" office:value="1336387147.79403">
            <text:p>1336387147.79403</text:p>
          </table:table-cell>
          <table:table-cell table:number-columns-repeated="84"/>
        </table:table-row>
        <table:table-row table:style-name="ro2">
          <table:table-cell office:value-type="float" office:value="307.832607985">
            <text:p>307.832607985</text:p>
          </table:table-cell>
          <table:table-cell office:value-type="float" office:value="-1.712943">
            <text:p>-1.712943</text:p>
          </table:table-cell>
          <table:table-cell office:value-type="float" office:value="0.680516">
            <text:p>0.680516</text:p>
          </table:table-cell>
          <table:table-cell office:value-type="float" office:value="0.275761">
            <text:p>0.275761</text:p>
          </table:table-cell>
          <table:table-cell office:value-type="float" office:value="-0.102001">
            <text:p>-0.102001</text:p>
          </table:table-cell>
          <table:table-cell office:value-type="float" office:value="0.11114">
            <text:p>0.11114</text:p>
          </table:table-cell>
          <table:table-cell office:value-type="float" office:value="1.440224">
            <text:p>1.440224</text:p>
          </table:table-cell>
          <table:table-cell office:value-type="float" office:value="0.009537">
            <text:p>0.009537</text:p>
          </table:table-cell>
          <table:table-cell office:value-type="float" office:value="-0.048964">
            <text:p>-0.048964</text:p>
          </table:table-cell>
          <table:table-cell office:value-type="float" office:value="-0.002888">
            <text:p>-0.002888</text:p>
          </table:table-cell>
          <table:table-cell office:value-type="float" office:value="-0.006488">
            <text:p>-0.006488</text:p>
          </table:table-cell>
          <table:table-cell office:value-type="float" office:value="0.002808">
            <text:p>0.002808</text:p>
          </table:table-cell>
          <table:table-cell office:value-type="float" office:value="0.021703">
            <text:p>0.021703</text:p>
          </table:table-cell>
          <table:table-cell office:value-type="float" office:value="-1.345525">
            <text:p>-1.345525</text:p>
          </table:table-cell>
          <table:table-cell office:value-type="float" office:value="1.561667">
            <text:p>1.561667</text:p>
          </table:table-cell>
          <table:table-cell office:value-type="float" office:value="-0.754304">
            <text:p>-0.754304</text:p>
          </table:table-cell>
          <table:table-cell office:value-type="float" office:value="-0.057992">
            <text:p>-0.057992</text:p>
          </table:table-cell>
          <table:table-cell office:value-type="float" office:value="-0.174725">
            <text:p>-0.174725</text:p>
          </table:table-cell>
          <table:table-cell office:value-type="float" office:value="1.585655">
            <text:p>1.585655</text:p>
          </table:table-cell>
          <table:table-cell office:value-type="float" office:value="0.007638">
            <text:p>0.007638</text:p>
          </table:table-cell>
          <table:table-cell office:value-type="float" office:value="-0.057008">
            <text:p>-0.057008</text:p>
          </table:table-cell>
          <table:table-cell office:value-type="float" office:value="-0.001861">
            <text:p>-0.001861</text:p>
          </table:table-cell>
          <table:table-cell office:value-type="float" office:value="-0.010626">
            <text:p>-0.010626</text:p>
          </table:table-cell>
          <table:table-cell office:value-type="float" office:value="0.004254">
            <text:p>0.004254</text:p>
          </table:table-cell>
          <table:table-cell office:value-type="float" office:value="0.021163">
            <text:p>0.021163</text:p>
          </table:table-cell>
          <table:table-cell office:value-type="float" office:value="1336387152.16046">
            <text:p>1336387152.16046</text:p>
          </table:table-cell>
          <table:table-cell table:number-columns-repeated="84"/>
        </table:table-row>
        <table:table-row table:style-name="ro2">
          <table:table-cell office:value-type="float" office:value="311.901322126">
            <text:p>311.901322126</text:p>
          </table:table-cell>
          <table:table-cell office:value-type="float" office:value="-1.510113">
            <text:p>-1.510113</text:p>
          </table:table-cell>
          <table:table-cell office:value-type="float" office:value="0.693737">
            <text:p>0.693737</text:p>
          </table:table-cell>
          <table:table-cell office:value-type="float" office:value="0.280001">
            <text:p>0.280001</text:p>
          </table:table-cell>
          <table:table-cell office:value-type="float" office:value="-0.118337">
            <text:p>-0.118337</text:p>
          </table:table-cell>
          <table:table-cell office:value-type="float" office:value="0.131065">
            <text:p>0.131065</text:p>
          </table:table-cell>
          <table:table-cell office:value-type="float" office:value="1.527644">
            <text:p>1.527644</text:p>
          </table:table-cell>
          <table:table-cell office:value-type="float" office:value="-0.004392">
            <text:p>-0.004392</text:p>
          </table:table-cell>
          <table:table-cell office:value-type="float" office:value="-0.144905">
            <text:p>-0.144905</text:p>
          </table:table-cell>
          <table:table-cell office:value-type="float" office:value="-0.01075">
            <text:p>-0.01075</text:p>
          </table:table-cell>
          <table:table-cell office:value-type="float" office:value="0.01025">
            <text:p>0.01025</text:p>
          </table:table-cell>
          <table:table-cell office:value-type="float" office:value="-0.010143">
            <text:p>-0.010143</text:p>
          </table:table-cell>
          <table:table-cell office:value-type="float" office:value="0.010974">
            <text:p>0.010974</text:p>
          </table:table-cell>
          <table:table-cell office:value-type="float" office:value="-1.113992">
            <text:p>-1.113992</text:p>
          </table:table-cell>
          <table:table-cell office:value-type="float" office:value="1.594691">
            <text:p>1.594691</text:p>
          </table:table-cell>
          <table:table-cell office:value-type="float" office:value="-0.743109">
            <text:p>-0.743109</text:p>
          </table:table-cell>
          <table:table-cell office:value-type="float" office:value="-0.115951">
            <text:p>-0.115951</text:p>
          </table:table-cell>
          <table:table-cell office:value-type="float" office:value="-0.151828">
            <text:p>-0.151828</text:p>
          </table:table-cell>
          <table:table-cell office:value-type="float" office:value="1.671587">
            <text:p>1.671587</text:p>
          </table:table-cell>
          <table:table-cell office:value-type="float" office:value="-0.006162">
            <text:p>-0.006162</text:p>
          </table:table-cell>
          <table:table-cell office:value-type="float" office:value="-0.148656">
            <text:p>-0.148656</text:p>
          </table:table-cell>
          <table:table-cell office:value-type="float" office:value="-0.009652">
            <text:p>-0.009652</text:p>
          </table:table-cell>
          <table:table-cell office:value-type="float" office:value="0.009385">
            <text:p>0.009385</text:p>
          </table:table-cell>
          <table:table-cell office:value-type="float" office:value="-0.008926">
            <text:p>-0.008926</text:p>
          </table:table-cell>
          <table:table-cell office:value-type="float" office:value="0.011416">
            <text:p>0.011416</text:p>
          </table:table-cell>
          <table:table-cell office:value-type="float" office:value="1336387156.22917">
            <text:p>1336387156.22917</text:p>
          </table:table-cell>
          <table:table-cell table:number-columns-repeated="84"/>
        </table:table-row>
        <table:table-row table:style-name="ro2">
          <table:table-cell office:value-type="float" office:value="313.290639162">
            <text:p>313.290639162</text:p>
          </table:table-cell>
          <table:table-cell office:value-type="float" office:value="-1.308837">
            <text:p>-1.308837</text:p>
          </table:table-cell>
          <table:table-cell office:value-type="float" office:value="0.680161">
            <text:p>0.680161</text:p>
          </table:table-cell>
          <table:table-cell office:value-type="float" office:value="0.289659">
            <text:p>0.289659</text:p>
          </table:table-cell>
          <table:table-cell office:value-type="float" office:value="-0.10188">
            <text:p>-0.10188</text:p>
          </table:table-cell>
          <table:table-cell office:value-type="float" office:value="0.118853">
            <text:p>0.118853</text:p>
          </table:table-cell>
          <table:table-cell office:value-type="float" office:value="1.544566">
            <text:p>1.544566</text:p>
          </table:table-cell>
          <table:table-cell office:value-type="float" office:value="0.004425">
            <text:p>0.004425</text:p>
          </table:table-cell>
          <table:table-cell office:value-type="float" office:value="-0.085647">
            <text:p>-0.085647</text:p>
          </table:table-cell>
          <table:table-cell office:value-type="float" office:value="-0.007368">
            <text:p>-0.007368</text:p>
          </table:table-cell>
          <table:table-cell office:value-type="float" office:value="-0.005548">
            <text:p>-0.005548</text:p>
          </table:table-cell>
          <table:table-cell office:value-type="float" office:value="-0.003493">
            <text:p>-0.003493</text:p>
          </table:table-cell>
          <table:table-cell office:value-type="float" office:value="0.003792">
            <text:p>0.003792</text:p>
          </table:table-cell>
          <table:table-cell office:value-type="float" office:value="-0.907333">
            <text:p>-0.907333</text:p>
          </table:table-cell>
          <table:table-cell office:value-type="float" office:value="1.605477">
            <text:p>1.605477</text:p>
          </table:table-cell>
          <table:table-cell office:value-type="float" office:value="-0.733951">
            <text:p>-0.733951</text:p>
          </table:table-cell>
          <table:table-cell office:value-type="float" office:value="-0.105537">
            <text:p>-0.105537</text:p>
          </table:table-cell>
          <table:table-cell office:value-type="float" office:value="-0.162287">
            <text:p>-0.162287</text:p>
          </table:table-cell>
          <table:table-cell office:value-type="float" office:value="1.689003">
            <text:p>1.689003</text:p>
          </table:table-cell>
          <table:table-cell office:value-type="float" office:value="0.003461">
            <text:p>0.003461</text:p>
          </table:table-cell>
          <table:table-cell office:value-type="float" office:value="-0.09368">
            <text:p>-0.09368</text:p>
          </table:table-cell>
          <table:table-cell office:value-type="float" office:value="-0.006277">
            <text:p>-0.006277</text:p>
          </table:table-cell>
          <table:table-cell office:value-type="float" office:value="-0.009404">
            <text:p>-0.009404</text:p>
          </table:table-cell>
          <table:table-cell office:value-type="float" office:value="-0.002609">
            <text:p>-0.002609</text:p>
          </table:table-cell>
          <table:table-cell office:value-type="float" office:value="0.003914">
            <text:p>0.003914</text:p>
          </table:table-cell>
          <table:table-cell office:value-type="float" office:value="1336387157.61849">
            <text:p>1336387157.61849</text:p>
          </table:table-cell>
          <table:table-cell table:number-columns-repeated="84"/>
        </table:table-row>
        <table:table-row table:style-name="ro2">
          <table:table-cell office:value-type="float" office:value="315.672326088">
            <text:p>315.672326088</text:p>
          </table:table-cell>
          <table:table-cell office:value-type="float" office:value="-1.103911">
            <text:p>-1.103911</text:p>
          </table:table-cell>
          <table:table-cell office:value-type="float" office:value="0.685644">
            <text:p>0.685644</text:p>
          </table:table-cell>
          <table:table-cell office:value-type="float" office:value="0.291676">
            <text:p>0.291676</text:p>
          </table:table-cell>
          <table:table-cell office:value-type="float" office:value="-0.113918">
            <text:p>-0.113918</text:p>
          </table:table-cell>
          <table:table-cell office:value-type="float" office:value="0.111489">
            <text:p>0.111489</text:p>
          </table:table-cell>
          <table:table-cell office:value-type="float" office:value="1.554458">
            <text:p>1.554458</text:p>
          </table:table-cell>
          <table:table-cell office:value-type="float" office:value="0.023754">
            <text:p>0.023754</text:p>
          </table:table-cell>
          <table:table-cell office:value-type="float" office:value="-0.135461">
            <text:p>-0.135461</text:p>
          </table:table-cell>
          <table:table-cell office:value-type="float" office:value="-0.007249">
            <text:p>-0.007249</text:p>
          </table:table-cell>
          <table:table-cell office:value-type="float" office:value="-0.007015">
            <text:p>-0.007015</text:p>
          </table:table-cell>
          <table:table-cell office:value-type="float" office:value="0.018711">
            <text:p>0.018711</text:p>
          </table:table-cell>
          <table:table-cell office:value-type="float" office:value="-0.008067">
            <text:p>-0.008067</text:p>
          </table:table-cell>
          <table:table-cell office:value-type="float" office:value="-0.686237">
            <text:p>-0.686237</text:p>
          </table:table-cell>
          <table:table-cell office:value-type="float" office:value="1.638523">
            <text:p>1.638523</text:p>
          </table:table-cell>
          <table:table-cell office:value-type="float" office:value="-0.724095">
            <text:p>-0.724095</text:p>
          </table:table-cell>
          <table:table-cell office:value-type="float" office:value="-0.129558">
            <text:p>-0.129558</text:p>
          </table:table-cell>
          <table:table-cell office:value-type="float" office:value="-0.167476">
            <text:p>-0.167476</text:p>
          </table:table-cell>
          <table:table-cell office:value-type="float" office:value="1.699068">
            <text:p>1.699068</text:p>
          </table:table-cell>
          <table:table-cell office:value-type="float" office:value="0.020018">
            <text:p>0.020018</text:p>
          </table:table-cell>
          <table:table-cell office:value-type="float" office:value="-0.144861">
            <text:p>-0.144861</text:p>
          </table:table-cell>
          <table:table-cell office:value-type="float" office:value="-0.005217">
            <text:p>-0.005217</text:p>
          </table:table-cell>
          <table:table-cell office:value-type="float" office:value="-0.011282">
            <text:p>-0.011282</text:p>
          </table:table-cell>
          <table:table-cell office:value-type="float" office:value="0.020637">
            <text:p>0.020637</text:p>
          </table:table-cell>
          <table:table-cell office:value-type="float" office:value="-0.007979">
            <text:p>-0.007979</text:p>
          </table:table-cell>
          <table:table-cell office:value-type="float" office:value="1336387160.00018">
            <text:p>1336387160.00018</text:p>
          </table:table-cell>
          <table:table-cell table:number-columns-repeated="84"/>
        </table:table-row>
        <table:table-row table:style-name="ro2">
          <table:table-cell office:value-type="float" office:value="317.160880089">
            <text:p>317.160880089</text:p>
          </table:table-cell>
          <table:table-cell office:value-type="float" office:value="-0.901781">
            <text:p>-0.901781</text:p>
          </table:table-cell>
          <table:table-cell office:value-type="float" office:value="0.718843">
            <text:p>0.718843</text:p>
          </table:table-cell>
          <table:table-cell office:value-type="float" office:value="0.299866">
            <text:p>0.299866</text:p>
          </table:table-cell>
          <table:table-cell office:value-type="float" office:value="-0.126087">
            <text:p>-0.126087</text:p>
          </table:table-cell>
          <table:table-cell office:value-type="float" office:value="0.137783">
            <text:p>0.137783</text:p>
          </table:table-cell>
          <table:table-cell office:value-type="float" office:value="1.539221">
            <text:p>1.539221</text:p>
          </table:table-cell>
          <table:table-cell office:value-type="float" office:value="0.04435">
            <text:p>0.04435</text:p>
          </table:table-cell>
          <table:table-cell office:value-type="float" office:value="-0.075865">
            <text:p>-0.075865</text:p>
          </table:table-cell>
          <table:table-cell office:value-type="float" office:value="-0.000801">
            <text:p>-0.000801</text:p>
          </table:table-cell>
          <table:table-cell office:value-type="float" office:value="-0.004717">
            <text:p>-0.004717</text:p>
          </table:table-cell>
          <table:table-cell office:value-type="float" office:value="-0.02082">
            <text:p>-0.02082</text:p>
          </table:table-cell>
          <table:table-cell office:value-type="float" office:value="0.052369">
            <text:p>0.052369</text:p>
          </table:table-cell>
          <table:table-cell office:value-type="float" office:value="-0.476501">
            <text:p>-0.476501</text:p>
          </table:table-cell>
          <table:table-cell office:value-type="float" office:value="1.69181">
            <text:p>1.69181</text:p>
          </table:table-cell>
          <table:table-cell office:value-type="float" office:value="-0.699252">
            <text:p>-0.699252</text:p>
          </table:table-cell>
          <table:table-cell office:value-type="float" office:value="-0.143746">
            <text:p>-0.143746</text:p>
          </table:table-cell>
          <table:table-cell office:value-type="float" office:value="-0.138528">
            <text:p>-0.138528</text:p>
          </table:table-cell>
          <table:table-cell office:value-type="float" office:value="1.683174">
            <text:p>1.683174</text:p>
          </table:table-cell>
          <table:table-cell office:value-type="float" office:value="0.042837">
            <text:p>0.042837</text:p>
          </table:table-cell>
          <table:table-cell office:value-type="float" office:value="-0.087018">
            <text:p>-0.087018</text:p>
          </table:table-cell>
          <table:table-cell office:value-type="float" office:value="0.001058">
            <text:p>0.001058</text:p>
          </table:table-cell>
          <table:table-cell office:value-type="float" office:value="-0.010489">
            <text:p>-0.010489</text:p>
          </table:table-cell>
          <table:table-cell office:value-type="float" office:value="-0.018592">
            <text:p>-0.018592</text:p>
          </table:table-cell>
          <table:table-cell office:value-type="float" office:value="0.052713">
            <text:p>0.052713</text:p>
          </table:table-cell>
          <table:table-cell office:value-type="float" office:value="1336387161.48873">
            <text:p>1336387161.48873</text:p>
          </table:table-cell>
          <table:table-cell table:number-columns-repeated="84"/>
        </table:table-row>
        <table:table-row table:style-name="ro2">
          <table:table-cell office:value-type="float" office:value="319.44333005">
            <text:p>319.44333005</text:p>
          </table:table-cell>
          <table:table-cell office:value-type="float" office:value="-0.7266">
            <text:p>-0.7266</text:p>
          </table:table-cell>
          <table:table-cell office:value-type="float" office:value="0.816369">
            <text:p>0.816369</text:p>
          </table:table-cell>
          <table:table-cell office:value-type="float" office:value="0.305737">
            <text:p>0.305737</text:p>
          </table:table-cell>
          <table:table-cell office:value-type="float" office:value="-0.11886">
            <text:p>-0.11886</text:p>
          </table:table-cell>
          <table:table-cell office:value-type="float" office:value="0.104561">
            <text:p>0.104561</text:p>
          </table:table-cell>
          <table:table-cell office:value-type="float" office:value="1.664369">
            <text:p>1.664369</text:p>
          </table:table-cell>
          <table:table-cell office:value-type="float" office:value="0.168663">
            <text:p>0.168663</text:p>
          </table:table-cell>
          <table:table-cell office:value-type="float" office:value="0.04576">
            <text:p>0.04576</text:p>
          </table:table-cell>
          <table:table-cell office:value-type="float" office:value="0.046639">
            <text:p>0.046639</text:p>
          </table:table-cell>
          <table:table-cell office:value-type="float" office:value="-0.036788">
            <text:p>-0.036788</text:p>
          </table:table-cell>
          <table:table-cell office:value-type="float" office:value="0.030562">
            <text:p>0.030562</text:p>
          </table:table-cell>
          <table:table-cell office:value-type="float" office:value="0.180861">
            <text:p>0.180861</text:p>
          </table:table-cell>
          <table:table-cell office:value-type="float" office:value="-0.291901">
            <text:p>-0.291901</text:p>
          </table:table-cell>
          <table:table-cell office:value-type="float" office:value="1.805808">
            <text:p>1.805808</text:p>
          </table:table-cell>
          <table:table-cell office:value-type="float" office:value="-0.655204">
            <text:p>-0.655204</text:p>
          </table:table-cell>
          <table:table-cell office:value-type="float" office:value="-0.184147">
            <text:p>-0.184147</text:p>
          </table:table-cell>
          <table:table-cell office:value-type="float" office:value="-0.162244">
            <text:p>-0.162244</text:p>
          </table:table-cell>
          <table:table-cell office:value-type="float" office:value="1.80993">
            <text:p>1.80993</text:p>
          </table:table-cell>
          <table:table-cell office:value-type="float" office:value="0.162048">
            <text:p>0.162048</text:p>
          </table:table-cell>
          <table:table-cell office:value-type="float" office:value="0.03055">
            <text:p>0.03055</text:p>
          </table:table-cell>
          <table:table-cell office:value-type="float" office:value="0.048621">
            <text:p>0.048621</text:p>
          </table:table-cell>
          <table:table-cell office:value-type="float" office:value="-0.044279">
            <text:p>-0.044279</text:p>
          </table:table-cell>
          <table:table-cell office:value-type="float" office:value="0.036134">
            <text:p>0.036134</text:p>
          </table:table-cell>
          <table:table-cell office:value-type="float" office:value="0.180309">
            <text:p>0.180309</text:p>
          </table:table-cell>
          <table:table-cell office:value-type="float" office:value="1336387163.77118">
            <text:p>1336387163.77118</text:p>
          </table:table-cell>
          <table:table-cell table:number-columns-repeated="84"/>
        </table:table-row>
        <table:table-row table:style-name="ro2">
          <table:table-cell office:value-type="float" office:value="320.634173155">
            <text:p>320.634173155</text:p>
          </table:table-cell>
          <table:table-cell office:value-type="float" office:value="-0.806167">
            <text:p>-0.806167</text:p>
          </table:table-cell>
          <table:table-cell office:value-type="float" office:value="1.014637">
            <text:p>1.014637</text:p>
          </table:table-cell>
          <table:table-cell office:value-type="float" office:value="0.333194">
            <text:p>0.333194</text:p>
          </table:table-cell>
          <table:table-cell office:value-type="float" office:value="-0.138109">
            <text:p>-0.138109</text:p>
          </table:table-cell>
          <table:table-cell office:value-type="float" office:value="0.163742">
            <text:p>0.163742</text:p>
          </table:table-cell>
          <table:table-cell office:value-type="float" office:value="1.876526">
            <text:p>1.876526</text:p>
          </table:table-cell>
          <table:table-cell office:value-type="float" office:value="0.149709">
            <text:p>0.149709</text:p>
          </table:table-cell>
          <table:table-cell office:value-type="float" office:value="-0.010695">
            <text:p>-0.010695</text:p>
          </table:table-cell>
          <table:table-cell office:value-type="float" office:value="0.057751">
            <text:p>0.057751</text:p>
          </table:table-cell>
          <table:table-cell office:value-type="float" office:value="-0.014876">
            <text:p>-0.014876</text:p>
          </table:table-cell>
          <table:table-cell office:value-type="float" office:value="-0.007219">
            <text:p>-0.007219</text:p>
          </table:table-cell>
          <table:table-cell office:value-type="float" office:value="0.218683">
            <text:p>0.218683</text:p>
          </table:table-cell>
          <table:table-cell office:value-type="float" office:value="-0.380134">
            <text:p>-0.380134</text:p>
          </table:table-cell>
          <table:table-cell office:value-type="float" office:value="1.971957">
            <text:p>1.971957</text:p>
          </table:table-cell>
          <table:table-cell office:value-type="float" office:value="-0.574433">
            <text:p>-0.574433</text:p>
          </table:table-cell>
          <table:table-cell office:value-type="float" office:value="-0.265949">
            <text:p>-0.265949</text:p>
          </table:table-cell>
          <table:table-cell office:value-type="float" office:value="-0.077554">
            <text:p>-0.077554</text:p>
          </table:table-cell>
          <table:table-cell office:value-type="float" office:value="2.013338">
            <text:p>2.013338</text:p>
          </table:table-cell>
          <table:table-cell office:value-type="float" office:value="0.143667">
            <text:p>0.143667</text:p>
          </table:table-cell>
          <table:table-cell office:value-type="float" office:value="-0.022623">
            <text:p>-0.022623</text:p>
          </table:table-cell>
          <table:table-cell office:value-type="float" office:value="0.06098">
            <text:p>0.06098</text:p>
          </table:table-cell>
          <table:table-cell office:value-type="float" office:value="-0.020133">
            <text:p>-0.020133</text:p>
          </table:table-cell>
          <table:table-cell office:value-type="float" office:value="-0.001512">
            <text:p>-0.001512</text:p>
          </table:table-cell>
          <table:table-cell office:value-type="float" office:value="0.218156">
            <text:p>0.218156</text:p>
          </table:table-cell>
          <table:table-cell office:value-type="float" office:value="1336387164.96202">
            <text:p>1336387164.96202</text:p>
          </table:table-cell>
          <table:table-cell table:number-columns-repeated="84"/>
        </table:table-row>
        <table:table-row table:style-name="ro2">
          <table:table-cell office:value-type="float" office:value="321.924252987">
            <text:p>321.924252987</text:p>
          </table:table-cell>
          <table:table-cell office:value-type="float" office:value="-0.863984">
            <text:p>-0.863984</text:p>
          </table:table-cell>
          <table:table-cell office:value-type="float" office:value="1.209146">
            <text:p>1.209146</text:p>
          </table:table-cell>
          <table:table-cell office:value-type="float" office:value="0.376391">
            <text:p>0.376391</text:p>
          </table:table-cell>
          <table:table-cell office:value-type="float" office:value="-0.105878">
            <text:p>-0.105878</text:p>
          </table:table-cell>
          <table:table-cell office:value-type="float" office:value="0.186348">
            <text:p>0.186348</text:p>
          </table:table-cell>
          <table:table-cell office:value-type="float" office:value="2.16229">
            <text:p>2.16229</text:p>
          </table:table-cell>
          <table:table-cell office:value-type="float" office:value="0.154488">
            <text:p>0.154488</text:p>
          </table:table-cell>
          <table:table-cell office:value-type="float" office:value="0.026329">
            <text:p>0.026329</text:p>
          </table:table-cell>
          <table:table-cell office:value-type="float" office:value="0.033513">
            <text:p>0.033513</text:p>
          </table:table-cell>
          <table:table-cell office:value-type="float" office:value="-0.033783">
            <text:p>-0.033783</text:p>
          </table:table-cell>
          <table:table-cell office:value-type="float" office:value="-0.013552">
            <text:p>-0.013552</text:p>
          </table:table-cell>
          <table:table-cell office:value-type="float" office:value="0.251487">
            <text:p>0.251487</text:p>
          </table:table-cell>
          <table:table-cell office:value-type="float" office:value="-0.44973">
            <text:p>-0.44973</text:p>
          </table:table-cell>
          <table:table-cell office:value-type="float" office:value="2.136295">
            <text:p>2.136295</text:p>
          </table:table-cell>
          <table:table-cell office:value-type="float" office:value="-0.47675">
            <text:p>-0.47675</text:p>
          </table:table-cell>
          <table:table-cell office:value-type="float" office:value="-0.302739">
            <text:p>-0.302739</text:p>
          </table:table-cell>
          <table:table-cell office:value-type="float" office:value="-0.003527">
            <text:p>-0.003527</text:p>
          </table:table-cell>
          <table:table-cell office:value-type="float" office:value="2.28516">
            <text:p>2.28516</text:p>
          </table:table-cell>
          <table:table-cell office:value-type="float" office:value="0.150829">
            <text:p>0.150829</text:p>
          </table:table-cell>
          <table:table-cell office:value-type="float" office:value="0.011361">
            <text:p>0.011361</text:p>
          </table:table-cell>
          <table:table-cell office:value-type="float" office:value="0.034233">
            <text:p>0.034233</text:p>
          </table:table-cell>
          <table:table-cell office:value-type="float" office:value="-0.042019">
            <text:p>-0.042019</text:p>
          </table:table-cell>
          <table:table-cell office:value-type="float" office:value="-0.007766">
            <text:p>-0.007766</text:p>
          </table:table-cell>
          <table:table-cell office:value-type="float" office:value="0.250685">
            <text:p>0.250685</text:p>
          </table:table-cell>
          <table:table-cell office:value-type="float" office:value="1336387166.2521">
            <text:p>1336387166.2521</text:p>
          </table:table-cell>
          <table:table-cell table:number-columns-repeated="84"/>
        </table:table-row>
        <table:table-row table:style-name="ro2">
          <table:table-cell office:value-type="float" office:value="323.214334011">
            <text:p>323.214334011</text:p>
          </table:table-cell>
          <table:table-cell office:value-type="float" office:value="-1.009092">
            <text:p>-1.009092</text:p>
          </table:table-cell>
          <table:table-cell office:value-type="float" office:value="1.356403">
            <text:p>1.356403</text:p>
          </table:table-cell>
          <table:table-cell office:value-type="float" office:value="0.378187">
            <text:p>0.378187</text:p>
          </table:table-cell>
          <table:table-cell office:value-type="float" office:value="-0.083709">
            <text:p>-0.083709</text:p>
          </table:table-cell>
          <table:table-cell office:value-type="float" office:value="0.192787">
            <text:p>0.192787</text:p>
          </table:table-cell>
          <table:table-cell office:value-type="float" office:value="2.493099">
            <text:p>2.493099</text:p>
          </table:table-cell>
          <table:table-cell office:value-type="float" office:value="0.181121">
            <text:p>0.181121</text:p>
          </table:table-cell>
          <table:table-cell office:value-type="float" office:value="0.044151">
            <text:p>0.044151</text:p>
          </table:table-cell>
          <table:table-cell office:value-type="float" office:value="0.047841">
            <text:p>0.047841</text:p>
          </table:table-cell>
          <table:table-cell office:value-type="float" office:value="-0.047073">
            <text:p>-0.047073</text:p>
          </table:table-cell>
          <table:table-cell office:value-type="float" office:value="0.027247">
            <text:p>0.027247</text:p>
          </table:table-cell>
          <table:table-cell office:value-type="float" office:value="0.273463">
            <text:p>0.273463</text:p>
          </table:table-cell>
          <table:table-cell office:value-type="float" office:value="-0.597637">
            <text:p>-0.597637</text:p>
          </table:table-cell>
          <table:table-cell office:value-type="float" office:value="2.26541">
            <text:p>2.26541</text:p>
          </table:table-cell>
          <table:table-cell office:value-type="float" office:value="-0.438278">
            <text:p>-0.438278</text:p>
          </table:table-cell>
          <table:table-cell office:value-type="float" office:value="-0.342958">
            <text:p>-0.342958</text:p>
          </table:table-cell>
          <table:table-cell office:value-type="float" office:value="0.081926">
            <text:p>0.081926</text:p>
          </table:table-cell>
          <table:table-cell office:value-type="float" office:value="2.597563">
            <text:p>2.597563</text:p>
          </table:table-cell>
          <table:table-cell office:value-type="float" office:value="0.180912">
            <text:p>0.180912</text:p>
          </table:table-cell>
          <table:table-cell office:value-type="float" office:value="0.02956">
            <text:p>0.02956</text:p>
          </table:table-cell>
          <table:table-cell office:value-type="float" office:value="0.04908">
            <text:p>0.04908</text:p>
          </table:table-cell>
          <table:table-cell office:value-type="float" office:value="-0.055202">
            <text:p>-0.055202</text:p>
          </table:table-cell>
          <table:table-cell office:value-type="float" office:value="0.030256">
            <text:p>0.030256</text:p>
          </table:table-cell>
          <table:table-cell office:value-type="float" office:value="0.271511">
            <text:p>0.271511</text:p>
          </table:table-cell>
          <table:table-cell office:value-type="float" office:value="1336387167.54218">
            <text:p>1336387167.54218</text:p>
          </table:table-cell>
          <table:table-cell table:number-columns-repeated="84"/>
        </table:table-row>
        <table:table-row table:style-name="ro2">
          <table:table-cell office:value-type="float" office:value="324.305940151">
            <text:p>324.305940151</text:p>
          </table:table-cell>
          <table:table-cell office:value-type="float" office:value="-1.202725">
            <text:p>-1.202725</text:p>
          </table:table-cell>
          <table:table-cell office:value-type="float" office:value="1.437405">
            <text:p>1.437405</text:p>
          </table:table-cell>
          <table:table-cell office:value-type="float" office:value="0.387429">
            <text:p>0.387429</text:p>
          </table:table-cell>
          <table:table-cell office:value-type="float" office:value="-0.074116">
            <text:p>-0.074116</text:p>
          </table:table-cell>
          <table:table-cell office:value-type="float" office:value="0.238505">
            <text:p>0.238505</text:p>
          </table:table-cell>
          <table:table-cell office:value-type="float" office:value="2.796655">
            <text:p>2.796655</text:p>
          </table:table-cell>
          <table:table-cell office:value-type="float" office:value="0.052905">
            <text:p>0.052905</text:p>
          </table:table-cell>
          <table:table-cell office:value-type="float" office:value="-0.015089">
            <text:p>-0.015089</text:p>
          </table:table-cell>
          <table:table-cell office:value-type="float" office:value="0.027017">
            <text:p>0.027017</text:p>
          </table:table-cell>
          <table:table-cell office:value-type="float" office:value="-0.011994">
            <text:p>-0.011994</text:p>
          </table:table-cell>
          <table:table-cell office:value-type="float" office:value="-0.003983">
            <text:p>-0.003983</text:p>
          </table:table-cell>
          <table:table-cell office:value-type="float" office:value="0.108472">
            <text:p>0.108472</text:p>
          </table:table-cell>
          <table:table-cell office:value-type="float" office:value="-0.79387">
            <text:p>-0.79387</text:p>
          </table:table-cell>
          <table:table-cell office:value-type="float" office:value="2.327544">
            <text:p>2.327544</text:p>
          </table:table-cell>
          <table:table-cell office:value-type="float" office:value="-0.414967">
            <text:p>-0.414967</text:p>
          </table:table-cell>
          <table:table-cell office:value-type="float" office:value="-0.368311">
            <text:p>-0.368311</text:p>
          </table:table-cell>
          <table:table-cell office:value-type="float" office:value="0.208557">
            <text:p>0.208557</text:p>
          </table:table-cell>
          <table:table-cell office:value-type="float" office:value="2.870585">
            <text:p>2.870585</text:p>
          </table:table-cell>
          <table:table-cell office:value-type="float" office:value="0.053603">
            <text:p>0.053603</text:p>
          </table:table-cell>
          <table:table-cell office:value-type="float" office:value="-0.02338">
            <text:p>-0.02338</text:p>
          </table:table-cell>
          <table:table-cell office:value-type="float" office:value="0.027991">
            <text:p>0.027991</text:p>
          </table:table-cell>
          <table:table-cell office:value-type="float" office:value="-0.016941">
            <text:p>-0.016941</text:p>
          </table:table-cell>
          <table:table-cell office:value-type="float" office:value="-0.002277">
            <text:p>-0.002277</text:p>
          </table:table-cell>
          <table:table-cell office:value-type="float" office:value="0.108039">
            <text:p>0.108039</text:p>
          </table:table-cell>
          <table:table-cell office:value-type="float" office:value="1336387168.63379">
            <text:p>1336387168.63379</text:p>
          </table:table-cell>
          <table:table-cell table:number-columns-repeated="84"/>
        </table:table-row>
        <table:table-row table:style-name="ro2">
          <table:table-cell office:value-type="float" office:value="327.580634117">
            <text:p>327.580634117</text:p>
          </table:table-cell>
          <table:table-cell office:value-type="float" office:value="-1.367135">
            <text:p>-1.367135</text:p>
          </table:table-cell>
          <table:table-cell office:value-type="float" office:value="1.541876">
            <text:p>1.541876</text:p>
          </table:table-cell>
          <table:table-cell office:value-type="float" office:value="0.435787">
            <text:p>0.435787</text:p>
          </table:table-cell>
          <table:table-cell office:value-type="float" office:value="-0.024153">
            <text:p>-0.024153</text:p>
          </table:table-cell>
          <table:table-cell office:value-type="float" office:value="0.236053">
            <text:p>0.236053</text:p>
          </table:table-cell>
          <table:table-cell office:value-type="float" office:value="-3.120736">
            <text:p>-3.120736</text:p>
          </table:table-cell>
          <table:table-cell office:value-type="float" office:value="0.002791">
            <text:p>0.002791</text:p>
          </table:table-cell>
          <table:table-cell office:value-type="float" office:value="-0.065968">
            <text:p>-0.065968</text:p>
          </table:table-cell>
          <table:table-cell office:value-type="float" office:value="0.006801">
            <text:p>0.006801</text:p>
          </table:table-cell>
          <table:table-cell office:value-type="float" office:value="-0.000088">
            <text:p>-0.000088</text:p>
          </table:table-cell>
          <table:table-cell office:value-type="float" office:value="0.001373">
            <text:p>0.001373</text:p>
          </table:table-cell>
          <table:table-cell office:value-type="float" office:value="0.016293">
            <text:p>0.016293</text:p>
          </table:table-cell>
          <table:table-cell office:value-type="float" office:value="-0.971605">
            <text:p>-0.971605</text:p>
          </table:table-cell>
          <table:table-cell office:value-type="float" office:value="2.416807">
            <text:p>2.416807</text:p>
          </table:table-cell>
          <table:table-cell office:value-type="float" office:value="-0.34068">
            <text:p>-0.34068</text:p>
          </table:table-cell>
          <table:table-cell office:value-type="float" office:value="-0.330989">
            <text:p>-0.330989</text:p>
          </table:table-cell>
          <table:table-cell office:value-type="float" office:value="0.314612">
            <text:p>0.314612</text:p>
          </table:table-cell>
          <table:table-cell office:value-type="float" office:value="-3.062786">
            <text:p>-3.062786</text:p>
          </table:table-cell>
          <table:table-cell office:value-type="float" office:value="0.001912">
            <text:p>0.001912</text:p>
          </table:table-cell>
          <table:table-cell office:value-type="float" office:value="-0.073497">
            <text:p>-0.073497</text:p>
          </table:table-cell>
          <table:table-cell office:value-type="float" office:value="0.007773">
            <text:p>0.007773</text:p>
          </table:table-cell>
          <table:table-cell office:value-type="float" office:value="-0.004403">
            <text:p>-0.004403</text:p>
          </table:table-cell>
          <table:table-cell office:value-type="float" office:value="0.002068">
            <text:p>0.002068</text:p>
          </table:table-cell>
          <table:table-cell office:value-type="float" office:value="0.016188">
            <text:p>0.016188</text:p>
          </table:table-cell>
          <table:table-cell office:value-type="float" office:value="1336387171.90848">
            <text:p>1336387171.90848</text:p>
          </table:table-cell>
          <table:table-cell table:number-columns-repeated="84"/>
        </table:table-row>
        <table:table-row table:style-name="ro2">
          <table:table-cell office:value-type="float" office:value="330.656979084">
            <text:p>330.656979084</text:p>
          </table:table-cell>
          <table:table-cell office:value-type="float" office:value="-1.385739">
            <text:p>-1.385739</text:p>
          </table:table-cell>
          <table:table-cell office:value-type="float" office:value="1.743908">
            <text:p>1.743908</text:p>
          </table:table-cell>
          <table:table-cell office:value-type="float" office:value="0.45888">
            <text:p>0.45888</text:p>
          </table:table-cell>
          <table:table-cell office:value-type="float" office:value="-0.012354">
            <text:p>-0.012354</text:p>
          </table:table-cell>
          <table:table-cell office:value-type="float" office:value="0.241186">
            <text:p>0.241186</text:p>
          </table:table-cell>
          <table:table-cell office:value-type="float" office:value="-3.069239">
            <text:p>-3.069239</text:p>
          </table:table-cell>
          <table:table-cell office:value-type="float" office:value="-0.006082">
            <text:p>-0.006082</text:p>
          </table:table-cell>
          <table:table-cell office:value-type="float" office:value="-0.158218">
            <text:p>-0.158218</text:p>
          </table:table-cell>
          <table:table-cell office:value-type="float" office:value="-0.009663">
            <text:p>-0.009663</text:p>
          </table:table-cell>
          <table:table-cell office:value-type="float" office:value="-0.014323">
            <text:p>-0.014323</text:p>
          </table:table-cell>
          <table:table-cell office:value-type="float" office:value="0.007767">
            <text:p>0.007767</text:p>
          </table:table-cell>
          <table:table-cell office:value-type="float" office:value="-0.013562">
            <text:p>-0.013562</text:p>
          </table:table-cell>
          <table:table-cell office:value-type="float" office:value="-1.023046">
            <text:p>-1.023046</text:p>
          </table:table-cell>
          <table:table-cell office:value-type="float" office:value="2.619445">
            <text:p>2.619445</text:p>
          </table:table-cell>
          <table:table-cell office:value-type="float" office:value="-0.251124">
            <text:p>-0.251124</text:p>
          </table:table-cell>
          <table:table-cell office:value-type="float" office:value="-0.329433">
            <text:p>-0.329433</text:p>
          </table:table-cell>
          <table:table-cell office:value-type="float" office:value="0.336474">
            <text:p>0.336474</text:p>
          </table:table-cell>
          <table:table-cell office:value-type="float" office:value="-3.015086">
            <text:p>-3.015086</text:p>
          </table:table-cell>
          <table:table-cell office:value-type="float" office:value="-0.008389">
            <text:p>-0.008389</text:p>
          </table:table-cell>
          <table:table-cell office:value-type="float" office:value="-0.1651">
            <text:p>-0.1651</text:p>
          </table:table-cell>
          <table:table-cell office:value-type="float" office:value="-0.009049">
            <text:p>-0.009049</text:p>
          </table:table-cell>
          <table:table-cell office:value-type="float" office:value="-0.017651">
            <text:p>-0.017651</text:p>
          </table:table-cell>
          <table:table-cell office:value-type="float" office:value="0.008929">
            <text:p>0.008929</text:p>
          </table:table-cell>
          <table:table-cell office:value-type="float" office:value="-0.013373">
            <text:p>-0.013373</text:p>
          </table:table-cell>
          <table:table-cell office:value-type="float" office:value="1336387174.98483">
            <text:p>1336387174.98483</text:p>
          </table:table-cell>
          <table:table-cell table:number-columns-repeated="84"/>
        </table:table-row>
        <table:table-row table:style-name="ro2">
          <table:table-cell office:value-type="float" office:value="331.947059155">
            <text:p>331.947059155</text:p>
          </table:table-cell>
          <table:table-cell office:value-type="float" office:value="-1.390536">
            <text:p>-1.390536</text:p>
          </table:table-cell>
          <table:table-cell office:value-type="float" office:value="1.948348">
            <text:p>1.948348</text:p>
          </table:table-cell>
          <table:table-cell office:value-type="float" office:value="0.451099">
            <text:p>0.451099</text:p>
          </table:table-cell>
          <table:table-cell office:value-type="float" office:value="-0.035175">
            <text:p>-0.035175</text:p>
          </table:table-cell>
          <table:table-cell office:value-type="float" office:value="0.25095">
            <text:p>0.25095</text:p>
          </table:table-cell>
          <table:table-cell office:value-type="float" office:value="-3.087427">
            <text:p>-3.087427</text:p>
          </table:table-cell>
          <table:table-cell office:value-type="float" office:value="-0.021442">
            <text:p>-0.021442</text:p>
          </table:table-cell>
          <table:table-cell office:value-type="float" office:value="-0.198349">
            <text:p>-0.198349</text:p>
          </table:table-cell>
          <table:table-cell office:value-type="float" office:value="-0.014647">
            <text:p>-0.014647</text:p>
          </table:table-cell>
          <table:table-cell office:value-type="float" office:value="-0.007386">
            <text:p>-0.007386</text:p>
          </table:table-cell>
          <table:table-cell office:value-type="float" office:value="-0.014985">
            <text:p>-0.014985</text:p>
          </table:table-cell>
          <table:table-cell office:value-type="float" office:value="-0.011997">
            <text:p>-0.011997</text:p>
          </table:table-cell>
          <table:table-cell office:value-type="float" office:value="-1.057767">
            <text:p>-1.057767</text:p>
          </table:table-cell>
          <table:table-cell office:value-type="float" office:value="2.821998">
            <text:p>2.821998</text:p>
          </table:table-cell>
          <table:table-cell office:value-type="float" office:value="-0.192937">
            <text:p>-0.192937</text:p>
          </table:table-cell>
          <table:table-cell office:value-type="float" office:value="-0.359184">
            <text:p>-0.359184</text:p>
          </table:table-cell>
          <table:table-cell office:value-type="float" office:value="0.341722">
            <text:p>0.341722</text:p>
          </table:table-cell>
          <table:table-cell office:value-type="float" office:value="-3.036367">
            <text:p>-3.036367</text:p>
          </table:table-cell>
          <table:table-cell office:value-type="float" office:value="-0.021939">
            <text:p>-0.021939</text:p>
          </table:table-cell>
          <table:table-cell office:value-type="float" office:value="-0.202097">
            <text:p>-0.202097</text:p>
          </table:table-cell>
          <table:table-cell office:value-type="float" office:value="-0.014427">
            <text:p>-0.014427</text:p>
          </table:table-cell>
          <table:table-cell office:value-type="float" office:value="-0.00859">
            <text:p>-0.00859</text:p>
          </table:table-cell>
          <table:table-cell office:value-type="float" office:value="-0.014393">
            <text:p>-0.014393</text:p>
          </table:table-cell>
          <table:table-cell office:value-type="float" office:value="-0.011539">
            <text:p>-0.011539</text:p>
          </table:table-cell>
          <table:table-cell office:value-type="float" office:value="1336387176.27491">
            <text:p>1336387176.27491</text:p>
          </table:table-cell>
          <table:table-cell table:number-columns-repeated="84"/>
        </table:table-row>
        <table:table-row table:style-name="ro2">
          <table:table-cell office:value-type="float" office:value="333.038665056">
            <text:p>333.038665056</text:p>
          </table:table-cell>
          <table:table-cell office:value-type="float" office:value="-1.377568">
            <text:p>-1.377568</text:p>
          </table:table-cell>
          <table:table-cell office:value-type="float" office:value="2.166318">
            <text:p>2.166318</text:p>
          </table:table-cell>
          <table:table-cell office:value-type="float" office:value="0.448809">
            <text:p>0.448809</text:p>
          </table:table-cell>
          <table:table-cell office:value-type="float" office:value="-0.046434">
            <text:p>-0.046434</text:p>
          </table:table-cell>
          <table:table-cell office:value-type="float" office:value="0.234122">
            <text:p>0.234122</text:p>
          </table:table-cell>
          <table:table-cell office:value-type="float" office:value="-3.100289">
            <text:p>-3.100289</text:p>
          </table:table-cell>
          <table:table-cell office:value-type="float" office:value="0.008204">
            <text:p>0.008204</text:p>
          </table:table-cell>
          <table:table-cell office:value-type="float" office:value="-0.206619">
            <text:p>-0.206619</text:p>
          </table:table-cell>
          <table:table-cell office:value-type="float" office:value="-0.022051">
            <text:p>-0.022051</text:p>
          </table:table-cell>
          <table:table-cell office:value-type="float" office:value="0.021926">
            <text:p>0.021926</text:p>
          </table:table-cell>
          <table:table-cell office:value-type="float" office:value="0.008828">
            <text:p>0.008828</text:p>
          </table:table-cell>
          <table:table-cell office:value-type="float" office:value="0.005148">
            <text:p>0.005148</text:p>
          </table:table-cell>
          <table:table-cell office:value-type="float" office:value="-1.078532">
            <text:p>-1.078532</text:p>
          </table:table-cell>
          <table:table-cell office:value-type="float" office:value="3.033053">
            <text:p>3.033053</text:p>
          </table:table-cell>
          <table:table-cell office:value-type="float" office:value="-0.12574">
            <text:p>-0.12574</text:p>
          </table:table-cell>
          <table:table-cell office:value-type="float" office:value="-0.370816">
            <text:p>-0.370816</text:p>
          </table:table-cell>
          <table:table-cell office:value-type="float" office:value="0.322578">
            <text:p>0.322578</text:p>
          </table:table-cell>
          <table:table-cell office:value-type="float" office:value="-3.042975">
            <text:p>-3.042975</text:p>
          </table:table-cell>
          <table:table-cell office:value-type="float" office:value="0.007494">
            <text:p>0.007494</text:p>
          </table:table-cell>
          <table:table-cell office:value-type="float" office:value="-0.212765">
            <text:p>-0.212765</text:p>
          </table:table-cell>
          <table:table-cell office:value-type="float" office:value="-0.021286">
            <text:p>-0.021286</text:p>
          </table:table-cell>
          <table:table-cell office:value-type="float" office:value="0.018515">
            <text:p>0.018515</text:p>
          </table:table-cell>
          <table:table-cell office:value-type="float" office:value="0.008706">
            <text:p>0.008706</text:p>
          </table:table-cell>
          <table:table-cell office:value-type="float" office:value="0.005492">
            <text:p>0.005492</text:p>
          </table:table-cell>
          <table:table-cell office:value-type="float" office:value="1336387177.36652">
            <text:p>1336387177.36652</text:p>
          </table:table-cell>
          <table:table-cell table:number-columns-repeated="84"/>
        </table:table-row>
        <table:table-row table:style-name="ro2">
          <table:table-cell office:value-type="float" office:value="334.031035185">
            <text:p>334.031035185</text:p>
          </table:table-cell>
          <table:table-cell office:value-type="float" office:value="-1.391119">
            <text:p>-1.391119</text:p>
          </table:table-cell>
          <table:table-cell office:value-type="float" office:value="2.37177">
            <text:p>2.37177</text:p>
          </table:table-cell>
          <table:table-cell office:value-type="float" office:value="0.434915">
            <text:p>0.434915</text:p>
          </table:table-cell>
          <table:table-cell office:value-type="float" office:value="-0.023554">
            <text:p>-0.023554</text:p>
          </table:table-cell>
          <table:table-cell office:value-type="float" office:value="0.243107">
            <text:p>0.243107</text:p>
          </table:table-cell>
          <table:table-cell office:value-type="float" office:value="-3.09545">
            <text:p>-3.09545</text:p>
          </table:table-cell>
          <table:table-cell office:value-type="float" office:value="0.004322">
            <text:p>0.004322</text:p>
          </table:table-cell>
          <table:table-cell office:value-type="float" office:value="-0.159693">
            <text:p>-0.159693</text:p>
          </table:table-cell>
          <table:table-cell office:value-type="float" office:value="-0.00988">
            <text:p>-0.00988</text:p>
          </table:table-cell>
          <table:table-cell office:value-type="float" office:value="-0.018567">
            <text:p>-0.018567</text:p>
          </table:table-cell>
          <table:table-cell office:value-type="float" office:value="0.000817">
            <text:p>0.000817</text:p>
          </table:table-cell>
          <table:table-cell office:value-type="float" office:value="-0.011788">
            <text:p>-0.011788</text:p>
          </table:table-cell>
          <table:table-cell office:value-type="float" office:value="-1.123607">
            <text:p>-1.123607</text:p>
          </table:table-cell>
          <table:table-cell office:value-type="float" office:value="3.234037">
            <text:p>3.234037</text:p>
          </table:table-cell>
          <table:table-cell office:value-type="float" office:value="-0.074203">
            <text:p>-0.074203</text:p>
          </table:table-cell>
          <table:table-cell office:value-type="float" office:value="-0.351802">
            <text:p>-0.351802</text:p>
          </table:table-cell>
          <table:table-cell office:value-type="float" office:value="0.332605">
            <text:p>0.332605</text:p>
          </table:table-cell>
          <table:table-cell office:value-type="float" office:value="-3.040914">
            <text:p>-3.040914</text:p>
          </table:table-cell>
          <table:table-cell office:value-type="float" office:value="0.001182">
            <text:p>0.001182</text:p>
          </table:table-cell>
          <table:table-cell office:value-type="float" office:value="-0.172854">
            <text:p>-0.172854</text:p>
          </table:table-cell>
          <table:table-cell office:value-type="float" office:value="-0.006934">
            <text:p>-0.006934</text:p>
          </table:table-cell>
          <table:table-cell office:value-type="float" office:value="-0.026394">
            <text:p>-0.026394</text:p>
          </table:table-cell>
          <table:table-cell office:value-type="float" office:value="0.002576">
            <text:p>0.002576</text:p>
          </table:table-cell>
          <table:table-cell office:value-type="float" office:value="-0.011957">
            <text:p>-0.011957</text:p>
          </table:table-cell>
          <table:table-cell office:value-type="float" office:value="1336387178.35889">
            <text:p>1336387178.35889</text:p>
          </table:table-cell>
          <table:table-cell table:number-columns-repeated="84"/>
        </table:table-row>
        <table:table-row table:style-name="ro2">
          <table:table-cell office:value-type="float" office:value="335.321115017">
            <text:p>335.321115017</text:p>
          </table:table-cell>
          <table:table-cell office:value-type="float" office:value="-1.404142">
            <text:p>-1.404142</text:p>
          </table:table-cell>
          <table:table-cell office:value-type="float" office:value="2.577649">
            <text:p>2.577649</text:p>
          </table:table-cell>
          <table:table-cell office:value-type="float" office:value="0.425914">
            <text:p>0.425914</text:p>
          </table:table-cell>
          <table:table-cell office:value-type="float" office:value="-0.051282">
            <text:p>-0.051282</text:p>
          </table:table-cell>
          <table:table-cell office:value-type="float" office:value="0.243774">
            <text:p>0.243774</text:p>
          </table:table-cell>
          <table:table-cell office:value-type="float" office:value="-3.111142">
            <text:p>-3.111142</text:p>
          </table:table-cell>
          <table:table-cell office:value-type="float" office:value="0.01319">
            <text:p>0.01319</text:p>
          </table:table-cell>
          <table:table-cell office:value-type="float" office:value="-0.215892">
            <text:p>-0.215892</text:p>
          </table:table-cell>
          <table:table-cell office:value-type="float" office:value="-0.002789">
            <text:p>-0.002789</text:p>
          </table:table-cell>
          <table:table-cell office:value-type="float" office:value="0.020652">
            <text:p>0.020652</text:p>
          </table:table-cell>
          <table:table-cell office:value-type="float" office:value="-0.008903">
            <text:p>-0.008903</text:p>
          </table:table-cell>
          <table:table-cell office:value-type="float" office:value="0.002741">
            <text:p>0.002741</text:p>
          </table:table-cell>
          <table:table-cell office:value-type="float" office:value="-1.168626">
            <text:p>-1.168626</text:p>
          </table:table-cell>
          <table:table-cell office:value-type="float" office:value="3.442991">
            <text:p>3.442991</text:p>
          </table:table-cell>
          <table:table-cell office:value-type="float" office:value="-0.010008">
            <text:p>-0.010008</text:p>
          </table:table-cell>
          <table:table-cell office:value-type="float" office:value="-0.391203">
            <text:p>-0.391203</text:p>
          </table:table-cell>
          <table:table-cell office:value-type="float" office:value="0.330367">
            <text:p>0.330367</text:p>
          </table:table-cell>
          <table:table-cell office:value-type="float" office:value="-3.057434">
            <text:p>-3.057434</text:p>
          </table:table-cell>
          <table:table-cell office:value-type="float" office:value="0.005488">
            <text:p>0.005488</text:p>
          </table:table-cell>
          <table:table-cell office:value-type="float" office:value="-0.238685">
            <text:p>-0.238685</text:p>
          </table:table-cell>
          <table:table-cell office:value-type="float" office:value="0.001732">
            <text:p>0.001732</text:p>
          </table:table-cell>
          <table:table-cell office:value-type="float" office:value="0.005973">
            <text:p>0.005973</text:p>
          </table:table-cell>
          <table:table-cell office:value-type="float" office:value="-0.004503">
            <text:p>-0.004503</text:p>
          </table:table-cell>
          <table:table-cell office:value-type="float" office:value="0.00154">
            <text:p>0.00154</text:p>
          </table:table-cell>
          <table:table-cell office:value-type="float" office:value="1336387179.64896">
            <text:p>1336387179.64896</text:p>
          </table:table-cell>
          <table:table-cell table:number-columns-repeated="84"/>
        </table:table-row>
        <table:table-row table:style-name="ro2">
          <table:table-cell office:value-type="float" office:value="336.313486099">
            <text:p>336.313486099</text:p>
          </table:table-cell>
          <table:table-cell office:value-type="float" office:value="-1.425339">
            <text:p>-1.425339</text:p>
          </table:table-cell>
          <table:table-cell office:value-type="float" office:value="2.791208">
            <text:p>2.791208</text:p>
          </table:table-cell>
          <table:table-cell office:value-type="float" office:value="0.43073">
            <text:p>0.43073</text:p>
          </table:table-cell>
          <table:table-cell office:value-type="float" office:value="-0.030003">
            <text:p>-0.030003</text:p>
          </table:table-cell>
          <table:table-cell office:value-type="float" office:value="0.235089">
            <text:p>0.235089</text:p>
          </table:table-cell>
          <table:table-cell office:value-type="float" office:value="-3.107883">
            <text:p>-3.107883</text:p>
          </table:table-cell>
          <table:table-cell office:value-type="float" office:value="0.004997">
            <text:p>0.004997</text:p>
          </table:table-cell>
          <table:table-cell office:value-type="float" office:value="-0.186624">
            <text:p>-0.186624</text:p>
          </table:table-cell>
          <table:table-cell office:value-type="float" office:value="-0.014002">
            <text:p>-0.014002</text:p>
          </table:table-cell>
          <table:table-cell office:value-type="float" office:value="0.029566">
            <text:p>0.029566</text:p>
          </table:table-cell>
          <table:table-cell office:value-type="float" office:value="0.007132">
            <text:p>0.007132</text:p>
          </table:table-cell>
          <table:table-cell office:value-type="float" office:value="-0.000826">
            <text:p>-0.000826</text:p>
          </table:table-cell>
          <table:table-cell office:value-type="float" office:value="-1.221818">
            <text:p>-1.221818</text:p>
          </table:table-cell>
          <table:table-cell office:value-type="float" office:value="3.657594">
            <text:p>3.657594</text:p>
          </table:table-cell>
          <table:table-cell office:value-type="float" office:value="0.075161">
            <text:p>0.075161</text:p>
          </table:table-cell>
          <table:table-cell office:value-type="float" office:value="-0.38421">
            <text:p>-0.38421</text:p>
          </table:table-cell>
          <table:table-cell office:value-type="float" office:value="0.326817">
            <text:p>0.326817</text:p>
          </table:table-cell>
          <table:table-cell office:value-type="float" office:value="-3.054143">
            <text:p>-3.054143</text:p>
          </table:table-cell>
          <table:table-cell office:value-type="float" office:value="0.006285">
            <text:p>0.006285</text:p>
          </table:table-cell>
          <table:table-cell office:value-type="float" office:value="-0.215733">
            <text:p>-0.215733</text:p>
          </table:table-cell>
          <table:table-cell office:value-type="float" office:value="-0.012285">
            <text:p>-0.012285</text:p>
          </table:table-cell>
          <table:table-cell office:value-type="float" office:value="0.010137">
            <text:p>0.010137</text:p>
          </table:table-cell>
          <table:table-cell office:value-type="float" office:value="0.005936">
            <text:p>0.005936</text:p>
          </table:table-cell>
          <table:table-cell office:value-type="float" office:value="-0.00271">
            <text:p>-0.00271</text:p>
          </table:table-cell>
          <table:table-cell office:value-type="float" office:value="1336387180.64134">
            <text:p>1336387180.64134</text:p>
          </table:table-cell>
          <table:table-cell table:number-columns-repeated="84"/>
        </table:table-row>
        <table:table-row table:style-name="ro2">
          <table:table-cell office:value-type="float" office:value="337.405091047">
            <text:p>337.405091047</text:p>
          </table:table-cell>
          <table:table-cell office:value-type="float" office:value="-1.435385">
            <text:p>-1.435385</text:p>
          </table:table-cell>
          <table:table-cell office:value-type="float" office:value="2.995072">
            <text:p>2.995072</text:p>
          </table:table-cell>
          <table:table-cell office:value-type="float" office:value="0.420545">
            <text:p>0.420545</text:p>
          </table:table-cell>
          <table:table-cell office:value-type="float" office:value="0.001999">
            <text:p>0.001999</text:p>
          </table:table-cell>
          <table:table-cell office:value-type="float" office:value="0.242844">
            <text:p>0.242844</text:p>
          </table:table-cell>
          <table:table-cell office:value-type="float" office:value="-3.109052">
            <text:p>-3.109052</text:p>
          </table:table-cell>
          <table:table-cell office:value-type="float" office:value="-0.019733">
            <text:p>-0.019733</text:p>
          </table:table-cell>
          <table:table-cell office:value-type="float" office:value="-0.190006">
            <text:p>-0.190006</text:p>
          </table:table-cell>
          <table:table-cell office:value-type="float" office:value="0.009276">
            <text:p>0.009276</text:p>
          </table:table-cell>
          <table:table-cell office:value-type="float" office:value="-0.034034">
            <text:p>-0.034034</text:p>
          </table:table-cell>
          <table:table-cell office:value-type="float" office:value="0.000148">
            <text:p>0.000148</text:p>
          </table:table-cell>
          <table:table-cell office:value-type="float" office:value="-0.031798">
            <text:p>-0.031798</text:p>
          </table:table-cell>
          <table:table-cell office:value-type="float" office:value="-1.272052">
            <text:p>-1.272052</text:p>
          </table:table-cell>
          <table:table-cell office:value-type="float" office:value="3.877399">
            <text:p>3.877399</text:p>
          </table:table-cell>
          <table:table-cell office:value-type="float" office:value="0.144782">
            <text:p>0.144782</text:p>
          </table:table-cell>
          <table:table-cell office:value-type="float" office:value="-0.374903">
            <text:p>-0.374903</text:p>
          </table:table-cell>
          <table:table-cell office:value-type="float" office:value="0.33171">
            <text:p>0.33171</text:p>
          </table:table-cell>
          <table:table-cell office:value-type="float" office:value="-3.059612">
            <text:p>-3.059612</text:p>
          </table:table-cell>
          <table:table-cell office:value-type="float" office:value="-0.021996">
            <text:p>-0.021996</text:p>
          </table:table-cell>
          <table:table-cell office:value-type="float" office:value="-0.201821">
            <text:p>-0.201821</text:p>
          </table:table-cell>
          <table:table-cell office:value-type="float" office:value="0.008075">
            <text:p>0.008075</text:p>
          </table:table-cell>
          <table:table-cell office:value-type="float" office:value="-0.041225">
            <text:p>-0.041225</text:p>
          </table:table-cell>
          <table:table-cell office:value-type="float" office:value="0.001185">
            <text:p>0.001185</text:p>
          </table:table-cell>
          <table:table-cell office:value-type="float" office:value="-0.032238">
            <text:p>-0.032238</text:p>
          </table:table-cell>
          <table:table-cell office:value-type="float" office:value="1336387181.73294">
            <text:p>1336387181.73294</text:p>
          </table:table-cell>
          <table:table-cell table:number-columns-repeated="84"/>
        </table:table-row>
        <table:table-row table:style-name="ro2">
          <table:table-cell office:value-type="float" office:value="338.496697187">
            <text:p>338.496697187</text:p>
          </table:table-cell>
          <table:table-cell office:value-type="float" office:value="-1.42357">
            <text:p>-1.42357</text:p>
          </table:table-cell>
          <table:table-cell office:value-type="float" office:value="3.202998">
            <text:p>3.202998</text:p>
          </table:table-cell>
          <table:table-cell office:value-type="float" office:value="0.43515">
            <text:p>0.43515</text:p>
          </table:table-cell>
          <table:table-cell office:value-type="float" office:value="-0.043752">
            <text:p>-0.043752</text:p>
          </table:table-cell>
          <table:table-cell office:value-type="float" office:value="0.242925">
            <text:p>0.242925</text:p>
          </table:table-cell>
          <table:table-cell office:value-type="float" office:value="3.138373">
            <text:p>3.138373</text:p>
          </table:table-cell>
          <table:table-cell office:value-type="float" office:value="0.0165">
            <text:p>0.0165</text:p>
          </table:table-cell>
          <table:table-cell office:value-type="float" office:value="-0.160771">
            <text:p>-0.160771</text:p>
          </table:table-cell>
          <table:table-cell office:value-type="float" office:value="-0.003126">
            <text:p>-0.003126</text:p>
          </table:table-cell>
          <table:table-cell office:value-type="float" office:value="0.040802">
            <text:p>0.040802</text:p>
          </table:table-cell>
          <table:table-cell office:value-type="float" office:value="-0.004648">
            <text:p>-0.004648</text:p>
          </table:table-cell>
          <table:table-cell office:value-type="float" office:value="0.011578">
            <text:p>0.011578</text:p>
          </table:table-cell>
          <table:table-cell office:value-type="float" office:value="-1.294796">
            <text:p>-1.294796</text:p>
          </table:table-cell>
          <table:table-cell office:value-type="float" office:value="4.07799">
            <text:p>4.07799</text:p>
          </table:table-cell>
          <table:table-cell office:value-type="float" office:value="0.236633">
            <text:p>0.236633</text:p>
          </table:table-cell>
          <table:table-cell office:value-type="float" office:value="-0.431083">
            <text:p>-0.431083</text:p>
          </table:table-cell>
          <table:table-cell office:value-type="float" office:value="0.31984">
            <text:p>0.31984</text:p>
          </table:table-cell>
          <table:table-cell office:value-type="float" office:value="-3.094608">
            <text:p>-3.094608</text:p>
          </table:table-cell>
          <table:table-cell office:value-type="float" office:value="0.012676">
            <text:p>0.012676</text:p>
          </table:table-cell>
          <table:table-cell office:value-type="float" office:value="-0.188852">
            <text:p>-0.188852</text:p>
          </table:table-cell>
          <table:table-cell office:value-type="float" office:value="-0.004723">
            <text:p>-0.004723</text:p>
          </table:table-cell>
          <table:table-cell office:value-type="float" office:value="0.022558">
            <text:p>0.022558</text:p>
          </table:table-cell>
          <table:table-cell office:value-type="float" office:value="-0.002105">
            <text:p>-0.002105</text:p>
          </table:table-cell>
          <table:table-cell office:value-type="float" office:value="0.009937">
            <text:p>0.009937</text:p>
          </table:table-cell>
          <table:table-cell office:value-type="float" office:value="1336387182.82455">
            <text:p>1336387182.82455</text:p>
          </table:table-cell>
          <table:table-cell table:number-columns-repeated="84"/>
        </table:table-row>
        <table:table-row table:style-name="ro2">
          <table:table-cell office:value-type="float" office:value="339.786777973">
            <text:p>339.786777973</text:p>
          </table:table-cell>
          <table:table-cell office:value-type="float" office:value="-1.444777">
            <text:p>-1.444777</text:p>
          </table:table-cell>
          <table:table-cell office:value-type="float" office:value="3.410453">
            <text:p>3.410453</text:p>
          </table:table-cell>
          <table:table-cell office:value-type="float" office:value="0.434925">
            <text:p>0.434925</text:p>
          </table:table-cell>
          <table:table-cell office:value-type="float" office:value="0.012649">
            <text:p>0.012649</text:p>
          </table:table-cell>
          <table:table-cell office:value-type="float" office:value="0.23756">
            <text:p>0.23756</text:p>
          </table:table-cell>
          <table:table-cell office:value-type="float" office:value="-3.129189">
            <text:p>-3.129189</text:p>
          </table:table-cell>
          <table:table-cell office:value-type="float" office:value="0.003083">
            <text:p>0.003083</text:p>
          </table:table-cell>
          <table:table-cell office:value-type="float" office:value="-0.185207">
            <text:p>-0.185207</text:p>
          </table:table-cell>
          <table:table-cell office:value-type="float" office:value="-0.013711">
            <text:p>-0.013711</text:p>
          </table:table-cell>
          <table:table-cell office:value-type="float" office:value="-0.017343">
            <text:p>-0.017343</text:p>
          </table:table-cell>
          <table:table-cell office:value-type="float" office:value="0.008721">
            <text:p>0.008721</text:p>
          </table:table-cell>
          <table:table-cell office:value-type="float" office:value="-0.022414">
            <text:p>-0.022414</text:p>
          </table:table-cell>
          <table:table-cell office:value-type="float" office:value="-1.351053">
            <text:p>-1.351053</text:p>
          </table:table-cell>
          <table:table-cell office:value-type="float" office:value="4.299483">
            <text:p>4.299483</text:p>
          </table:table-cell>
          <table:table-cell office:value-type="float" office:value="0.322876">
            <text:p>0.322876</text:p>
          </table:table-cell>
          <table:table-cell office:value-type="float" office:value="-0.397708">
            <text:p>-0.397708</text:p>
          </table:table-cell>
          <table:table-cell office:value-type="float" office:value="0.322703">
            <text:p>0.322703</text:p>
          </table:table-cell>
          <table:table-cell office:value-type="float" office:value="-3.08113">
            <text:p>-3.08113</text:p>
          </table:table-cell>
          <table:table-cell office:value-type="float" office:value="-0.002499">
            <text:p>-0.002499</text:p>
          </table:table-cell>
          <table:table-cell office:value-type="float" office:value="-0.2021">
            <text:p>-0.2021</text:p>
          </table:table-cell>
          <table:table-cell office:value-type="float" office:value="-0.013964">
            <text:p>-0.013964</text:p>
          </table:table-cell>
          <table:table-cell office:value-type="float" office:value="-0.027283">
            <text:p>-0.027283</text:p>
          </table:table-cell>
          <table:table-cell office:value-type="float" office:value="0.011639">
            <text:p>0.011639</text:p>
          </table:table-cell>
          <table:table-cell office:value-type="float" office:value="-0.023575">
            <text:p>-0.023575</text:p>
          </table:table-cell>
          <table:table-cell office:value-type="float" office:value="1336387184.11463">
            <text:p>1336387184.11463</text:p>
          </table:table-cell>
          <table:table-cell table:number-columns-repeated="84"/>
        </table:table-row>
        <table:table-row table:style-name="ro2">
          <table:table-cell office:value-type="float" office:value="340.878384113">
            <text:p>340.878384113</text:p>
          </table:table-cell>
          <table:table-cell office:value-type="float" office:value="-1.44643">
            <text:p>-1.44643</text:p>
          </table:table-cell>
          <table:table-cell office:value-type="float" office:value="3.612415">
            <text:p>3.612415</text:p>
          </table:table-cell>
          <table:table-cell office:value-type="float" office:value="0.417103">
            <text:p>0.417103</text:p>
          </table:table-cell>
          <table:table-cell office:value-type="float" office:value="-0.012195">
            <text:p>-0.012195</text:p>
          </table:table-cell>
          <table:table-cell office:value-type="float" office:value="0.247317">
            <text:p>0.247317</text:p>
          </table:table-cell>
          <table:table-cell office:value-type="float" office:value="3.128888">
            <text:p>3.128888</text:p>
          </table:table-cell>
          <table:table-cell office:value-type="float" office:value="-0.00838">
            <text:p>-0.00838</text:p>
          </table:table-cell>
          <table:table-cell office:value-type="float" office:value="-0.251373">
            <text:p>-0.251373</text:p>
          </table:table-cell>
          <table:table-cell office:value-type="float" office:value="-0.018043">
            <text:p>-0.018043</text:p>
          </table:table-cell>
          <table:table-cell office:value-type="float" office:value="-0.000517">
            <text:p>-0.000517</text:p>
          </table:table-cell>
          <table:table-cell office:value-type="float" office:value="-0.006958">
            <text:p>-0.006958</text:p>
          </table:table-cell>
          <table:table-cell office:value-type="float" office:value="-0.029165">
            <text:p>-0.029165</text:p>
          </table:table-cell>
          <table:table-cell office:value-type="float" office:value="-1.383716">
            <text:p>-1.383716</text:p>
          </table:table-cell>
          <table:table-cell office:value-type="float" office:value="4.507188">
            <text:p>4.507188</text:p>
          </table:table-cell>
          <table:table-cell office:value-type="float" office:value="0.391448">
            <text:p>0.391448</text:p>
          </table:table-cell>
          <table:table-cell office:value-type="float" office:value="-0.436935">
            <text:p>-0.436935</text:p>
          </table:table-cell>
          <table:table-cell office:value-type="float" office:value="0.324313">
            <text:p>0.324313</text:p>
          </table:table-cell>
          <table:table-cell office:value-type="float" office:value="-3.111352">
            <text:p>-3.111352</text:p>
          </table:table-cell>
          <table:table-cell office:value-type="float" office:value="-0.01715">
            <text:p>-0.01715</text:p>
          </table:table-cell>
          <table:table-cell office:value-type="float" office:value="-0.248269">
            <text:p>-0.248269</text:p>
          </table:table-cell>
          <table:table-cell office:value-type="float" office:value="-0.019433">
            <text:p>-0.019433</text:p>
          </table:table-cell>
          <table:table-cell office:value-type="float" office:value="0.002196">
            <text:p>0.002196</text:p>
          </table:table-cell>
          <table:table-cell office:value-type="float" office:value="-0.001506">
            <text:p>-0.001506</text:p>
          </table:table-cell>
          <table:table-cell office:value-type="float" office:value="-0.02794">
            <text:p>-0.02794</text:p>
          </table:table-cell>
          <table:table-cell office:value-type="float" office:value="1336387185.20623">
            <text:p>1336387185.20623</text:p>
          </table:table-cell>
          <table:table-cell table:number-columns-repeated="84"/>
        </table:table-row>
        <table:table-row table:style-name="ro2">
          <table:table-cell office:value-type="float" office:value="341.771516085">
            <text:p>341.771516085</text:p>
          </table:table-cell>
          <table:table-cell office:value-type="float" office:value="-1.433045">
            <text:p>-1.433045</text:p>
          </table:table-cell>
          <table:table-cell office:value-type="float" office:value="3.836953">
            <text:p>3.836953</text:p>
          </table:table-cell>
          <table:table-cell office:value-type="float" office:value="0.405966">
            <text:p>0.405966</text:p>
          </table:table-cell>
          <table:table-cell office:value-type="float" office:value="-0.019198">
            <text:p>-0.019198</text:p>
          </table:table-cell>
          <table:table-cell office:value-type="float" office:value="0.2407">
            <text:p>0.2407</text:p>
          </table:table-cell>
          <table:table-cell office:value-type="float" office:value="3.102147">
            <text:p>3.102147</text:p>
          </table:table-cell>
          <table:table-cell office:value-type="float" office:value="0.03055">
            <text:p>0.03055</text:p>
          </table:table-cell>
          <table:table-cell office:value-type="float" office:value="-0.187085">
            <text:p>-0.187085</text:p>
          </table:table-cell>
          <table:table-cell office:value-type="float" office:value="-0.019302">
            <text:p>-0.019302</text:p>
          </table:table-cell>
          <table:table-cell office:value-type="float" office:value="0.013723">
            <text:p>0.013723</text:p>
          </table:table-cell>
          <table:table-cell office:value-type="float" office:value="-0.02292">
            <text:p>-0.02292</text:p>
          </table:table-cell>
          <table:table-cell office:value-type="float" office:value="0.030231">
            <text:p>0.030231</text:p>
          </table:table-cell>
          <table:table-cell office:value-type="float" office:value="-1.400378">
            <text:p>-1.400378</text:p>
          </table:table-cell>
          <table:table-cell office:value-type="float" office:value="4.715029">
            <text:p>4.715029</text:p>
          </table:table-cell>
          <table:table-cell office:value-type="float" office:value="0.470363">
            <text:p>0.470363</text:p>
          </table:table-cell>
          <table:table-cell office:value-type="float" office:value="-0.442241">
            <text:p>-0.442241</text:p>
          </table:table-cell>
          <table:table-cell office:value-type="float" office:value="0.312454">
            <text:p>0.312454</text:p>
          </table:table-cell>
          <table:table-cell office:value-type="float" office:value="-3.134515">
            <text:p>-3.134515</text:p>
          </table:table-cell>
          <table:table-cell office:value-type="float" office:value="0.025574">
            <text:p>0.025574</text:p>
          </table:table-cell>
          <table:table-cell office:value-type="float" office:value="-0.186569">
            <text:p>-0.186569</text:p>
          </table:table-cell>
          <table:table-cell office:value-type="float" office:value="-0.020682">
            <text:p>-0.020682</text:p>
          </table:table-cell>
          <table:table-cell office:value-type="float" office:value="0.015246">
            <text:p>0.015246</text:p>
          </table:table-cell>
          <table:table-cell office:value-type="float" office:value="-0.019843">
            <text:p>-0.019843</text:p>
          </table:table-cell>
          <table:table-cell office:value-type="float" office:value="0.030909">
            <text:p>0.030909</text:p>
          </table:table-cell>
          <table:table-cell office:value-type="float" office:value="1336387186.09937">
            <text:p>1336387186.09937</text:p>
          </table:table-cell>
          <table:table-cell table:number-columns-repeated="84"/>
        </table:table-row>
        <table:table-row table:style-name="ro2">
          <table:table-cell office:value-type="float" office:value="342.863121986">
            <text:p>342.863121986</text:p>
          </table:table-cell>
          <table:table-cell office:value-type="float" office:value="-1.453255">
            <text:p>-1.453255</text:p>
          </table:table-cell>
          <table:table-cell office:value-type="float" office:value="4.0425">
            <text:p>4.0425</text:p>
          </table:table-cell>
          <table:table-cell office:value-type="float" office:value="0.381365">
            <text:p>0.381365</text:p>
          </table:table-cell>
          <table:table-cell office:value-type="float" office:value="0.003955">
            <text:p>0.003955</text:p>
          </table:table-cell>
          <table:table-cell office:value-type="float" office:value="0.216182">
            <text:p>0.216182</text:p>
          </table:table-cell>
          <table:table-cell office:value-type="float" office:value="3.136409">
            <text:p>3.136409</text:p>
          </table:table-cell>
          <table:table-cell office:value-type="float" office:value="0.068037">
            <text:p>0.068037</text:p>
          </table:table-cell>
          <table:table-cell office:value-type="float" office:value="-0.161718">
            <text:p>-0.161718</text:p>
          </table:table-cell>
          <table:table-cell office:value-type="float" office:value="-0.01181">
            <text:p>-0.01181</text:p>
          </table:table-cell>
          <table:table-cell office:value-type="float" office:value="-0.038145">
            <text:p>-0.038145</text:p>
          </table:table-cell>
          <table:table-cell office:value-type="float" office:value="0.02024">
            <text:p>0.02024</text:p>
          </table:table-cell>
          <table:table-cell office:value-type="float" office:value="0.049566">
            <text:p>0.049566</text:p>
          </table:table-cell>
          <table:table-cell office:value-type="float" office:value="-1.448834">
            <text:p>-1.448834</text:p>
          </table:table-cell>
          <table:table-cell office:value-type="float" office:value="4.90842">
            <text:p>4.90842</text:p>
          </table:table-cell>
          <table:table-cell office:value-type="float" office:value="0.525304">
            <text:p>0.525304</text:p>
          </table:table-cell>
          <table:table-cell office:value-type="float" office:value="-0.412516">
            <text:p>-0.412516</text:p>
          </table:table-cell>
          <table:table-cell office:value-type="float" office:value="0.307057">
            <text:p>0.307057</text:p>
          </table:table-cell>
          <table:table-cell office:value-type="float" office:value="-3.092801">
            <text:p>-3.092801</text:p>
          </table:table-cell>
          <table:table-cell office:value-type="float" office:value="0.060646">
            <text:p>0.060646</text:p>
          </table:table-cell>
          <table:table-cell office:value-type="float" office:value="-0.165684">
            <text:p>-0.165684</text:p>
          </table:table-cell>
          <table:table-cell office:value-type="float" office:value="-0.011718">
            <text:p>-0.011718</text:p>
          </table:table-cell>
          <table:table-cell office:value-type="float" office:value="-0.038867">
            <text:p>-0.038867</text:p>
          </table:table-cell>
          <table:table-cell office:value-type="float" office:value="0.025138">
            <text:p>0.025138</text:p>
          </table:table-cell>
          <table:table-cell office:value-type="float" office:value="0.049406">
            <text:p>0.049406</text:p>
          </table:table-cell>
          <table:table-cell office:value-type="float" office:value="1336387187.19097">
            <text:p>1336387187.19097</text:p>
          </table:table-cell>
          <table:table-cell table:number-columns-repeated="84"/>
        </table:table-row>
        <table:table-row table:style-name="ro2">
          <table:table-cell office:value-type="float" office:value="344.053966045">
            <text:p>344.053966045</text:p>
          </table:table-cell>
          <table:table-cell office:value-type="float" office:value="-1.528212">
            <text:p>-1.528212</text:p>
          </table:table-cell>
          <table:table-cell office:value-type="float" office:value="4.235415">
            <text:p>4.235415</text:p>
          </table:table-cell>
          <table:table-cell office:value-type="float" office:value="0.349505">
            <text:p>0.349505</text:p>
          </table:table-cell>
          <table:table-cell office:value-type="float" office:value="-0.028428">
            <text:p>-0.028428</text:p>
          </table:table-cell>
          <table:table-cell office:value-type="float" office:value="0.239665">
            <text:p>0.239665</text:p>
          </table:table-cell>
          <table:table-cell office:value-type="float" office:value="-3.085932">
            <text:p>-3.085932</text:p>
          </table:table-cell>
          <table:table-cell office:value-type="float" office:value="0.012651">
            <text:p>0.012651</text:p>
          </table:table-cell>
          <table:table-cell office:value-type="float" office:value="-0.217464">
            <text:p>-0.217464</text:p>
          </table:table-cell>
          <table:table-cell office:value-type="float" office:value="0.003966">
            <text:p>0.003966</text:p>
          </table:table-cell>
          <table:table-cell office:value-type="float" office:value="0.010199">
            <text:p>0.010199</text:p>
          </table:table-cell>
          <table:table-cell office:value-type="float" office:value="-0.004886">
            <text:p>-0.004886</text:p>
          </table:table-cell>
          <table:table-cell office:value-type="float" office:value="0.001836">
            <text:p>0.001836</text:p>
          </table:table-cell>
          <table:table-cell office:value-type="float" office:value="-1.546703">
            <text:p>-1.546703</text:p>
          </table:table-cell>
          <table:table-cell office:value-type="float" office:value="5.090211">
            <text:p>5.090211</text:p>
          </table:table-cell>
          <table:table-cell office:value-type="float" office:value="0.566692">
            <text:p>0.566692</text:p>
          </table:table-cell>
          <table:table-cell office:value-type="float" office:value="-0.445092">
            <text:p>-0.445092</text:p>
          </table:table-cell>
          <table:table-cell office:value-type="float" office:value="0.357779">
            <text:p>0.357779</text:p>
          </table:table-cell>
          <table:table-cell office:value-type="float" office:value="-3.048113">
            <text:p>-3.048113</text:p>
          </table:table-cell>
          <table:table-cell office:value-type="float" office:value="0.00631">
            <text:p>0.00631</text:p>
          </table:table-cell>
          <table:table-cell office:value-type="float" office:value="-0.22559">
            <text:p>-0.22559</text:p>
          </table:table-cell>
          <table:table-cell office:value-type="float" office:value="0.005173">
            <text:p>0.005173</text:p>
          </table:table-cell>
          <table:table-cell office:value-type="float" office:value="0.00711">
            <text:p>0.00711</text:p>
          </table:table-cell>
          <table:table-cell office:value-type="float" office:value="-0.000821">
            <text:p>-0.000821</text:p>
          </table:table-cell>
          <table:table-cell office:value-type="float" office:value="0.002461">
            <text:p>0.002461</text:p>
          </table:table-cell>
          <table:table-cell office:value-type="float" office:value="1336387188.38182">
            <text:p>1336387188.38182</text:p>
          </table:table-cell>
          <table:table-cell table:number-columns-repeated="84"/>
        </table:table-row>
        <table:table-row table:style-name="ro2">
          <table:table-cell office:value-type="float" office:value="345.046334982">
            <text:p>345.046334982</text:p>
          </table:table-cell>
          <table:table-cell office:value-type="float" office:value="-1.55477">
            <text:p>-1.55477</text:p>
          </table:table-cell>
          <table:table-cell office:value-type="float" office:value="4.449874">
            <text:p>4.449874</text:p>
          </table:table-cell>
          <table:table-cell office:value-type="float" office:value="0.356305">
            <text:p>0.356305</text:p>
          </table:table-cell>
          <table:table-cell office:value-type="float" office:value="-0.017829">
            <text:p>-0.017829</text:p>
          </table:table-cell>
          <table:table-cell office:value-type="float" office:value="0.23487">
            <text:p>0.23487</text:p>
          </table:table-cell>
          <table:table-cell office:value-type="float" office:value="-3.083917">
            <text:p>-3.083917</text:p>
          </table:table-cell>
          <table:table-cell office:value-type="float" office:value="-0.024504">
            <text:p>-0.024504</text:p>
          </table:table-cell>
          <table:table-cell office:value-type="float" office:value="-0.261146">
            <text:p>-0.261146</text:p>
          </table:table-cell>
          <table:table-cell office:value-type="float" office:value="-0.001946">
            <text:p>-0.001946</text:p>
          </table:table-cell>
          <table:table-cell office:value-type="float" office:value="0.009438">
            <text:p>0.009438</text:p>
          </table:table-cell>
          <table:table-cell office:value-type="float" office:value="-0.021342">
            <text:p>-0.021342</text:p>
          </table:table-cell>
          <table:table-cell office:value-type="float" office:value="-0.016783">
            <text:p>-0.016783</text:p>
          </table:table-cell>
          <table:table-cell office:value-type="float" office:value="-1.606419">
            <text:p>-1.606419</text:p>
          </table:table-cell>
          <table:table-cell office:value-type="float" office:value="5.285336">
            <text:p>5.285336</text:p>
          </table:table-cell>
          <table:table-cell office:value-type="float" office:value="0.65912">
            <text:p>0.65912</text:p>
          </table:table-cell>
          <table:table-cell office:value-type="float" office:value="-0.437079">
            <text:p>-0.437079</text:p>
          </table:table-cell>
          <table:table-cell office:value-type="float" office:value="0.358094">
            <text:p>0.358094</text:p>
          </table:table-cell>
          <table:table-cell office:value-type="float" office:value="-3.045386">
            <text:p>-3.045386</text:p>
          </table:table-cell>
          <table:table-cell office:value-type="float" office:value="-0.02984">
            <text:p>-0.02984</text:p>
          </table:table-cell>
          <table:table-cell office:value-type="float" office:value="-0.263725">
            <text:p>-0.263725</text:p>
          </table:table-cell>
          <table:table-cell office:value-type="float" office:value="-0.001178">
            <text:p>-0.001178</text:p>
          </table:table-cell>
          <table:table-cell office:value-type="float" office:value="0.009889">
            <text:p>0.009889</text:p>
          </table:table-cell>
          <table:table-cell office:value-type="float" office:value="-0.018217">
            <text:p>-0.018217</text:p>
          </table:table-cell>
          <table:table-cell office:value-type="float" office:value="-0.015381">
            <text:p>-0.015381</text:p>
          </table:table-cell>
          <table:table-cell office:value-type="float" office:value="1336387189.37418">
            <text:p>1336387189.37418</text:p>
          </table:table-cell>
          <table:table-cell table:number-columns-repeated="84"/>
        </table:table-row>
        <table:table-row table:style-name="ro2">
          <table:table-cell office:value-type="float" office:value="345.84023118">
            <text:p>345.84023118</text:p>
          </table:table-cell>
          <table:table-cell office:value-type="float" office:value="-1.548332">
            <text:p>-1.548332</text:p>
          </table:table-cell>
          <table:table-cell office:value-type="float" office:value="4.657908">
            <text:p>4.657908</text:p>
          </table:table-cell>
          <table:table-cell office:value-type="float" office:value="0.362924">
            <text:p>0.362924</text:p>
          </table:table-cell>
          <table:table-cell office:value-type="float" office:value="-0.01344">
            <text:p>-0.01344</text:p>
          </table:table-cell>
          <table:table-cell office:value-type="float" office:value="0.217672">
            <text:p>0.217672</text:p>
          </table:table-cell>
          <table:table-cell office:value-type="float" office:value="-3.097249">
            <text:p>-3.097249</text:p>
          </table:table-cell>
          <table:table-cell office:value-type="float" office:value="0.050087">
            <text:p>0.050087</text:p>
          </table:table-cell>
          <table:table-cell office:value-type="float" office:value="-0.223801">
            <text:p>-0.223801</text:p>
          </table:table-cell>
          <table:table-cell office:value-type="float" office:value="-0.01253">
            <text:p>-0.01253</text:p>
          </table:table-cell>
          <table:table-cell office:value-type="float" office:value="-0.028891">
            <text:p>-0.028891</text:p>
          </table:table-cell>
          <table:table-cell office:value-type="float" office:value="-0.003376">
            <text:p>-0.003376</text:p>
          </table:table-cell>
          <table:table-cell office:value-type="float" office:value="0.059981">
            <text:p>0.059981</text:p>
          </table:table-cell>
          <table:table-cell office:value-type="float" office:value="-1.633217">
            <text:p>-1.633217</text:p>
          </table:table-cell>
          <table:table-cell office:value-type="float" office:value="5.473717">
            <text:p>5.473717</text:p>
          </table:table-cell>
          <table:table-cell office:value-type="float" office:value="0.749633">
            <text:p>0.749633</text:p>
          </table:table-cell>
          <table:table-cell office:value-type="float" office:value="-0.431108">
            <text:p>-0.431108</text:p>
          </table:table-cell>
          <table:table-cell office:value-type="float" office:value="0.339818">
            <text:p>0.339818</text:p>
          </table:table-cell>
          <table:table-cell office:value-type="float" office:value="-3.050625">
            <text:p>-3.050625</text:p>
          </table:table-cell>
          <table:table-cell office:value-type="float" office:value="0.044995">
            <text:p>0.044995</text:p>
          </table:table-cell>
          <table:table-cell office:value-type="float" office:value="-0.229603">
            <text:p>-0.229603</text:p>
          </table:table-cell>
          <table:table-cell office:value-type="float" office:value="-0.011">
            <text:p>-0.011</text:p>
          </table:table-cell>
          <table:table-cell office:value-type="float" office:value="-0.030633">
            <text:p>-0.030633</text:p>
          </table:table-cell>
          <table:table-cell office:value-type="float" office:value="0.000196">
            <text:p>0.000196</text:p>
          </table:table-cell>
          <table:table-cell office:value-type="float" office:value="0.060228">
            <text:p>0.060228</text:p>
          </table:table-cell>
          <table:table-cell office:value-type="float" office:value="1336387190.16808">
            <text:p>1336387190.16808</text:p>
          </table:table-cell>
          <table:table-cell table:number-columns-repeated="84"/>
        </table:table-row>
        <table:table-row table:style-name="ro2">
          <table:table-cell office:value-type="float" office:value="346.733363152">
            <text:p>346.733363152</text:p>
          </table:table-cell>
          <table:table-cell office:value-type="float" office:value="-1.598999">
            <text:p>-1.598999</text:p>
          </table:table-cell>
          <table:table-cell office:value-type="float" office:value="4.855874">
            <text:p>4.855874</text:p>
          </table:table-cell>
          <table:table-cell office:value-type="float" office:value="0.344961">
            <text:p>0.344961</text:p>
          </table:table-cell>
          <table:table-cell office:value-type="float" office:value="-0.02738">
            <text:p>-0.02738</text:p>
          </table:table-cell>
          <table:table-cell office:value-type="float" office:value="0.215059">
            <text:p>0.215059</text:p>
          </table:table-cell>
          <table:table-cell office:value-type="float" office:value="-3.042377">
            <text:p>-3.042377</text:p>
          </table:table-cell>
          <table:table-cell office:value-type="float" office:value="0.042361">
            <text:p>0.042361</text:p>
          </table:table-cell>
          <table:table-cell office:value-type="float" office:value="-0.259748">
            <text:p>-0.259748</text:p>
          </table:table-cell>
          <table:table-cell office:value-type="float" office:value="0.002201">
            <text:p>0.002201</text:p>
          </table:table-cell>
          <table:table-cell office:value-type="float" office:value="-0.036945">
            <text:p>-0.036945</text:p>
          </table:table-cell>
          <table:table-cell office:value-type="float" office:value="0.02422">
            <text:p>0.02422</text:p>
          </table:table-cell>
          <table:table-cell office:value-type="float" office:value="0.006409">
            <text:p>0.006409</text:p>
          </table:table-cell>
          <table:table-cell office:value-type="float" office:value="-1.713728">
            <text:p>-1.713728</text:p>
          </table:table-cell>
          <table:table-cell office:value-type="float" office:value="5.657572">
            <text:p>5.657572</text:p>
          </table:table-cell>
          <table:table-cell office:value-type="float" office:value="0.808615">
            <text:p>0.808615</text:p>
          </table:table-cell>
          <table:table-cell office:value-type="float" office:value="-0.440531">
            <text:p>-0.440531</text:p>
          </table:table-cell>
          <table:table-cell office:value-type="float" office:value="0.362021">
            <text:p>0.362021</text:p>
          </table:table-cell>
          <table:table-cell office:value-type="float" office:value="-2.998448">
            <text:p>-2.998448</text:p>
          </table:table-cell>
          <table:table-cell office:value-type="float" office:value="0.031429">
            <text:p>0.031429</text:p>
          </table:table-cell>
          <table:table-cell office:value-type="float" office:value="-0.260177">
            <text:p>-0.260177</text:p>
          </table:table-cell>
          <table:table-cell office:value-type="float" office:value="0.004655">
            <text:p>0.004655</text:p>
          </table:table-cell>
          <table:table-cell office:value-type="float" office:value="-0.035651">
            <text:p>-0.035651</text:p>
          </table:table-cell>
          <table:table-cell office:value-type="float" office:value="0.030882">
            <text:p>0.030882</text:p>
          </table:table-cell>
          <table:table-cell office:value-type="float" office:value="0.007207">
            <text:p>0.007207</text:p>
          </table:table-cell>
          <table:table-cell office:value-type="float" office:value="1336387191.06121">
            <text:p>1336387191.06121</text:p>
          </table:table-cell>
          <table:table-cell table:number-columns-repeated="84"/>
        </table:table-row>
        <table:table-row table:style-name="ro2">
          <table:table-cell office:value-type="float" office:value="347.527258158">
            <text:p>347.527258158</text:p>
          </table:table-cell>
          <table:table-cell office:value-type="float" office:value="-1.653676">
            <text:p>-1.653676</text:p>
          </table:table-cell>
          <table:table-cell office:value-type="float" office:value="5.057537">
            <text:p>5.057537</text:p>
          </table:table-cell>
          <table:table-cell office:value-type="float" office:value="0.345006">
            <text:p>0.345006</text:p>
          </table:table-cell>
          <table:table-cell office:value-type="float" office:value="-0.055715">
            <text:p>-0.055715</text:p>
          </table:table-cell>
          <table:table-cell office:value-type="float" office:value="0.234417">
            <text:p>0.234417</text:p>
          </table:table-cell>
          <table:table-cell office:value-type="float" office:value="-3.03769">
            <text:p>-3.03769</text:p>
          </table:table-cell>
          <table:table-cell office:value-type="float" office:value="-0.014243">
            <text:p>-0.014243</text:p>
          </table:table-cell>
          <table:table-cell office:value-type="float" office:value="-0.322809">
            <text:p>-0.322809</text:p>
          </table:table-cell>
          <table:table-cell office:value-type="float" office:value="-0.003608">
            <text:p>-0.003608</text:p>
          </table:table-cell>
          <table:table-cell office:value-type="float" office:value="0.023122">
            <text:p>0.023122</text:p>
          </table:table-cell>
          <table:table-cell office:value-type="float" office:value="0.004888">
            <text:p>0.004888</text:p>
          </table:table-cell>
          <table:table-cell office:value-type="float" office:value="-0.03759">
            <text:p>-0.03759</text:p>
          </table:table-cell>
          <table:table-cell office:value-type="float" office:value="-1.795299">
            <text:p>-1.795299</text:p>
          </table:table-cell>
          <table:table-cell office:value-type="float" office:value="5.832986">
            <text:p>5.832986</text:p>
          </table:table-cell>
          <table:table-cell office:value-type="float" office:value="0.885274">
            <text:p>0.885274</text:p>
          </table:table-cell>
          <table:table-cell office:value-type="float" office:value="-0.470988">
            <text:p>-0.470988</text:p>
          </table:table-cell>
          <table:table-cell office:value-type="float" office:value="0.386632">
            <text:p>0.386632</text:p>
          </table:table-cell>
          <table:table-cell office:value-type="float" office:value="-3.004148">
            <text:p>-3.004148</text:p>
          </table:table-cell>
          <table:table-cell office:value-type="float" office:value="-0.022082">
            <text:p>-0.022082</text:p>
          </table:table-cell>
          <table:table-cell office:value-type="float" office:value="-0.331477">
            <text:p>-0.331477</text:p>
          </table:table-cell>
          <table:table-cell office:value-type="float" office:value="-0.001886">
            <text:p>-0.001886</text:p>
          </table:table-cell>
          <table:table-cell office:value-type="float" office:value="0.019214">
            <text:p>0.019214</text:p>
          </table:table-cell>
          <table:table-cell office:value-type="float" office:value="0.008796">
            <text:p>0.008796</text:p>
          </table:table-cell>
          <table:table-cell office:value-type="float" office:value="-0.037069">
            <text:p>-0.037069</text:p>
          </table:table-cell>
          <table:table-cell office:value-type="float" office:value="1336387191.85511">
            <text:p>1336387191.85511</text:p>
          </table:table-cell>
          <table:table-cell table:number-columns-repeated="84"/>
        </table:table-row>
        <table:table-row table:style-name="ro2">
          <table:table-cell office:value-type="float" office:value="348.221918106">
            <text:p>348.221918106</text:p>
          </table:table-cell>
          <table:table-cell office:value-type="float" office:value="-1.669647">
            <text:p>-1.669647</text:p>
          </table:table-cell>
          <table:table-cell office:value-type="float" office:value="5.28112">
            <text:p>5.28112</text:p>
          </table:table-cell>
          <table:table-cell office:value-type="float" office:value="0.357016">
            <text:p>0.357016</text:p>
          </table:table-cell>
          <table:table-cell office:value-type="float" office:value="-0.045908">
            <text:p>-0.045908</text:p>
          </table:table-cell>
          <table:table-cell office:value-type="float" office:value="0.23627">
            <text:p>0.23627</text:p>
          </table:table-cell>
          <table:table-cell office:value-type="float" office:value="-3.064702">
            <text:p>-3.064702</text:p>
          </table:table-cell>
          <table:table-cell office:value-type="float" office:value="-0.034499">
            <text:p>-0.034499</text:p>
          </table:table-cell>
          <table:table-cell office:value-type="float" office:value="-0.302893">
            <text:p>-0.302893</text:p>
          </table:table-cell>
          <table:table-cell office:value-type="float" office:value="-0.021196">
            <text:p>-0.021196</text:p>
          </table:table-cell>
          <table:table-cell office:value-type="float" office:value="0.033566">
            <text:p>0.033566</text:p>
          </table:table-cell>
          <table:table-cell office:value-type="float" office:value="-0.023882">
            <text:p>-0.023882</text:p>
          </table:table-cell>
          <table:table-cell office:value-type="float" office:value="-0.030969">
            <text:p>-0.030969</text:p>
          </table:table-cell>
          <table:table-cell office:value-type="float" office:value="-1.848012">
            <text:p>-1.848012</text:p>
          </table:table-cell>
          <table:table-cell office:value-type="float" office:value="6.033441">
            <text:p>6.033441</text:p>
          </table:table-cell>
          <table:table-cell office:value-type="float" office:value="0.98675">
            <text:p>0.98675</text:p>
          </table:table-cell>
          <table:table-cell office:value-type="float" office:value="-0.467926">
            <text:p>-0.467926</text:p>
          </table:table-cell>
          <table:table-cell office:value-type="float" office:value="0.38026">
            <text:p>0.38026</text:p>
          </table:table-cell>
          <table:table-cell office:value-type="float" office:value="-3.031847">
            <text:p>-3.031847</text:p>
          </table:table-cell>
          <table:table-cell office:value-type="float" office:value="-0.037671">
            <text:p>-0.037671</text:p>
          </table:table-cell>
          <table:table-cell office:value-type="float" office:value="-0.313796">
            <text:p>-0.313796</text:p>
          </table:table-cell>
          <table:table-cell office:value-type="float" office:value="-0.020333">
            <text:p>-0.020333</text:p>
          </table:table-cell>
          <table:table-cell office:value-type="float" office:value="0.026701">
            <text:p>0.026701</text:p>
          </table:table-cell>
          <table:table-cell office:value-type="float" office:value="-0.021811">
            <text:p>-0.021811</text:p>
          </table:table-cell>
          <table:table-cell office:value-type="float" office:value="-0.031571">
            <text:p>-0.031571</text:p>
          </table:table-cell>
          <table:table-cell office:value-type="float" office:value="1336387192.54977">
            <text:p>1336387192.54977</text:p>
          </table:table-cell>
          <table:table-cell table:number-columns-repeated="84"/>
        </table:table-row>
        <table:table-row table:style-name="ro2">
          <table:table-cell office:value-type="float" office:value="348.916576147">
            <text:p>348.916576147</text:p>
          </table:table-cell>
          <table:table-cell office:value-type="float" office:value="-1.661435">
            <text:p>-1.661435</text:p>
          </table:table-cell>
          <table:table-cell office:value-type="float" office:value="5.493239">
            <text:p>5.493239</text:p>
          </table:table-cell>
          <table:table-cell office:value-type="float" office:value="0.357713">
            <text:p>0.357713</text:p>
          </table:table-cell>
          <table:table-cell office:value-type="float" office:value="-0.027557">
            <text:p>-0.027557</text:p>
          </table:table-cell>
          <table:table-cell office:value-type="float" office:value="0.218659">
            <text:p>0.218659</text:p>
          </table:table-cell>
          <table:table-cell office:value-type="float" office:value="-3.085933">
            <text:p>-3.085933</text:p>
          </table:table-cell>
          <table:table-cell office:value-type="float" office:value="-0.01914">
            <text:p>-0.01914</text:p>
          </table:table-cell>
          <table:table-cell office:value-type="float" office:value="-0.200311">
            <text:p>-0.200311</text:p>
          </table:table-cell>
          <table:table-cell office:value-type="float" office:value="-0.038282">
            <text:p>-0.038282</text:p>
          </table:table-cell>
          <table:table-cell office:value-type="float" office:value="-0.027338">
            <text:p>-0.027338</text:p>
          </table:table-cell>
          <table:table-cell office:value-type="float" office:value="-0.009342">
            <text:p>-0.009342</text:p>
          </table:table-cell>
          <table:table-cell office:value-type="float" office:value="-0.029953">
            <text:p>-0.029953</text:p>
          </table:table-cell>
          <table:table-cell office:value-type="float" office:value="-1.877486">
            <text:p>-1.877486</text:p>
          </table:table-cell>
          <table:table-cell office:value-type="float" office:value="6.232329">
            <text:p>6.232329</text:p>
          </table:table-cell>
          <table:table-cell office:value-type="float" office:value="1.076051">
            <text:p>1.076051</text:p>
          </table:table-cell>
          <table:table-cell office:value-type="float" office:value="-0.454441">
            <text:p>-0.454441</text:p>
          </table:table-cell>
          <table:table-cell office:value-type="float" office:value="0.356814">
            <text:p>0.356814</text:p>
          </table:table-cell>
          <table:table-cell office:value-type="float" office:value="-3.04544">
            <text:p>-3.04544</text:p>
          </table:table-cell>
          <table:table-cell office:value-type="float" office:value="-0.021118">
            <text:p>-0.021118</text:p>
          </table:table-cell>
          <table:table-cell office:value-type="float" office:value="-0.205836">
            <text:p>-0.205836</text:p>
          </table:table-cell>
          <table:table-cell office:value-type="float" office:value="-0.037889">
            <text:p>-0.037889</text:p>
          </table:table-cell>
          <table:table-cell office:value-type="float" office:value="-0.028881">
            <text:p>-0.028881</text:p>
          </table:table-cell>
          <table:table-cell office:value-type="float" office:value="-0.007829">
            <text:p>-0.007829</text:p>
          </table:table-cell>
          <table:table-cell office:value-type="float" office:value="-0.029456">
            <text:p>-0.029456</text:p>
          </table:table-cell>
          <table:table-cell office:value-type="float" office:value="1336387193.24443">
            <text:p>1336387193.24443</text:p>
          </table:table-cell>
          <table:table-cell table:number-columns-repeated="84"/>
        </table:table-row>
        <table:table-row table:style-name="ro2">
          <table:table-cell office:value-type="float" office:value="349.908946037">
            <text:p>349.908946037</text:p>
          </table:table-cell>
          <table:table-cell office:value-type="float" office:value="-1.646997">
            <text:p>-1.646997</text:p>
          </table:table-cell>
          <table:table-cell office:value-type="float" office:value="5.694108">
            <text:p>5.694108</text:p>
          </table:table-cell>
          <table:table-cell office:value-type="float" office:value="0.330109">
            <text:p>0.330109</text:p>
          </table:table-cell>
          <table:table-cell office:value-type="float" office:value="-0.061207">
            <text:p>-0.061207</text:p>
          </table:table-cell>
          <table:table-cell office:value-type="float" office:value="0.208477">
            <text:p>0.208477</text:p>
          </table:table-cell>
          <table:table-cell office:value-type="float" office:value="-3.116042">
            <text:p>-3.116042</text:p>
          </table:table-cell>
          <table:table-cell office:value-type="float" office:value="0.008956">
            <text:p>0.008956</text:p>
          </table:table-cell>
          <table:table-cell office:value-type="float" office:value="-0.078765">
            <text:p>-0.078765</text:p>
          </table:table-cell>
          <table:table-cell office:value-type="float" office:value="-0.008868">
            <text:p>-0.008868</text:p>
          </table:table-cell>
          <table:table-cell office:value-type="float" office:value="-0.000308">
            <text:p>-0.000308</text:p>
          </table:table-cell>
          <table:table-cell office:value-type="float" office:value="0.003096">
            <text:p>0.003096</text:p>
          </table:table-cell>
          <table:table-cell office:value-type="float" office:value="-0.013597">
            <text:p>-0.013597</text:p>
          </table:table-cell>
          <table:table-cell office:value-type="float" office:value="-1.896574">
            <text:p>-1.896574</text:p>
          </table:table-cell>
          <table:table-cell office:value-type="float" office:value="6.431456">
            <text:p>6.431456</text:p>
          </table:table-cell>
          <table:table-cell office:value-type="float" office:value="1.135731">
            <text:p>1.135731</text:p>
          </table:table-cell>
          <table:table-cell office:value-type="float" office:value="-0.491447">
            <text:p>-0.491447</text:p>
          </table:table-cell>
          <table:table-cell office:value-type="float" office:value="0.336906">
            <text:p>0.336906</text:p>
          </table:table-cell>
          <table:table-cell office:value-type="float" office:value="-3.069652">
            <text:p>-3.069652</text:p>
          </table:table-cell>
          <table:table-cell office:value-type="float" office:value="0.006616">
            <text:p>0.006616</text:p>
          </table:table-cell>
          <table:table-cell office:value-type="float" office:value="-0.08299">
            <text:p>-0.08299</text:p>
          </table:table-cell>
          <table:table-cell office:value-type="float" office:value="-0.00942">
            <text:p>-0.00942</text:p>
          </table:table-cell>
          <table:table-cell office:value-type="float" office:value="-0.002289">
            <text:p>-0.002289</text:p>
          </table:table-cell>
          <table:table-cell office:value-type="float" office:value="0.004296">
            <text:p>0.004296</text:p>
          </table:table-cell>
          <table:table-cell office:value-type="float" office:value="-0.013532">
            <text:p>-0.013532</text:p>
          </table:table-cell>
          <table:table-cell office:value-type="float" office:value="1336387194.2368">
            <text:p>1336387194.2368</text:p>
          </table:table-cell>
          <table:table-cell table:number-columns-repeated="84"/>
        </table:table-row>
        <table:table-row table:style-name="ro2">
          <table:table-cell office:value-type="float" office:value="352.489104986">
            <text:p>352.489104986</text:p>
          </table:table-cell>
          <table:table-cell office:value-type="float" office:value="-1.672662">
            <text:p>-1.672662</text:p>
          </table:table-cell>
          <table:table-cell office:value-type="float" office:value="5.897764">
            <text:p>5.897764</text:p>
          </table:table-cell>
          <table:table-cell office:value-type="float" office:value="0.315145">
            <text:p>0.315145</text:p>
          </table:table-cell>
          <table:table-cell office:value-type="float" office:value="-0.069483">
            <text:p>-0.069483</text:p>
          </table:table-cell>
          <table:table-cell office:value-type="float" office:value="0.214172">
            <text:p>0.214172</text:p>
          </table:table-cell>
          <table:table-cell office:value-type="float" office:value="3.130809">
            <text:p>3.130809</text:p>
          </table:table-cell>
          <table:table-cell office:value-type="float" office:value="-0.032851">
            <text:p>-0.032851</text:p>
          </table:table-cell>
          <table:table-cell office:value-type="float" office:value="-0.077447">
            <text:p>-0.077447</text:p>
          </table:table-cell>
          <table:table-cell office:value-type="float" office:value="-0.005611">
            <text:p>-0.005611</text:p>
          </table:table-cell>
          <table:table-cell office:value-type="float" office:value="0.010606">
            <text:p>0.010606</text:p>
          </table:table-cell>
          <table:table-cell office:value-type="float" office:value="0.009199">
            <text:p>0.009199</text:p>
          </table:table-cell>
          <table:table-cell office:value-type="float" office:value="-0.076239">
            <text:p>-0.076239</text:p>
          </table:table-cell>
          <table:table-cell office:value-type="float" office:value="-1.953288">
            <text:p>-1.953288</text:p>
          </table:table-cell>
          <table:table-cell office:value-type="float" office:value="6.628142">
            <text:p>6.628142</text:p>
          </table:table-cell>
          <table:table-cell office:value-type="float" office:value="1.205232">
            <text:p>1.205232</text:p>
          </table:table-cell>
          <table:table-cell office:value-type="float" office:value="-0.509621">
            <text:p>-0.509621</text:p>
          </table:table-cell>
          <table:table-cell office:value-type="float" office:value="0.32998">
            <text:p>0.32998</text:p>
          </table:table-cell>
          <table:table-cell office:value-type="float" office:value="-3.10772">
            <text:p>-3.10772</text:p>
          </table:table-cell>
          <table:table-cell office:value-type="float" office:value="-0.03265">
            <text:p>-0.03265</text:p>
          </table:table-cell>
          <table:table-cell office:value-type="float" office:value="-0.083867">
            <text:p>-0.083867</text:p>
          </table:table-cell>
          <table:table-cell office:value-type="float" office:value="-0.004715">
            <text:p>-0.004715</text:p>
          </table:table-cell>
          <table:table-cell office:value-type="float" office:value="0.007552">
            <text:p>0.007552</text:p>
          </table:table-cell>
          <table:table-cell office:value-type="float" office:value="0.008372">
            <text:p>0.008372</text:p>
          </table:table-cell>
          <table:table-cell office:value-type="float" office:value="-0.075979">
            <text:p>-0.075979</text:p>
          </table:table-cell>
          <table:table-cell office:value-type="float" office:value="1336387196.81696">
            <text:p>1336387196.81696</text:p>
          </table:table-cell>
          <table:table-cell table:number-columns-repeated="84"/>
        </table:table-row>
        <table:table-row table:style-name="ro2">
          <table:table-cell office:value-type="float" office:value="354.87079215">
            <text:p>354.87079215</text:p>
          </table:table-cell>
          <table:table-cell office:value-type="float" office:value="-1.594107">
            <text:p>-1.594107</text:p>
          </table:table-cell>
          <table:table-cell office:value-type="float" office:value="6.081865">
            <text:p>6.081865</text:p>
          </table:table-cell>
          <table:table-cell office:value-type="float" office:value="0.331263">
            <text:p>0.331263</text:p>
          </table:table-cell>
          <table:table-cell office:value-type="float" office:value="-0.082647">
            <text:p>-0.082647</text:p>
          </table:table-cell>
          <table:table-cell office:value-type="float" office:value="0.21987">
            <text:p>0.21987</text:p>
          </table:table-cell>
          <table:table-cell office:value-type="float" office:value="2.943615">
            <text:p>2.943615</text:p>
          </table:table-cell>
          <table:table-cell office:value-type="float" office:value="-0.119862">
            <text:p>-0.119862</text:p>
          </table:table-cell>
          <table:table-cell office:value-type="float" office:value="0.021158">
            <text:p>0.021158</text:p>
          </table:table-cell>
          <table:table-cell office:value-type="float" office:value="-0.031459">
            <text:p>-0.031459</text:p>
          </table:table-cell>
          <table:table-cell office:value-type="float" office:value="0.012864">
            <text:p>0.012864</text:p>
          </table:table-cell>
          <table:table-cell office:value-type="float" office:value="-0.010739">
            <text:p>-0.010739</text:p>
          </table:table-cell>
          <table:table-cell office:value-type="float" office:value="-0.20198">
            <text:p>-0.20198</text:p>
          </table:table-cell>
          <table:table-cell office:value-type="float" office:value="-1.914237">
            <text:p>-1.914237</text:p>
          </table:table-cell>
          <table:table-cell office:value-type="float" office:value="6.809409">
            <text:p>6.809409</text:p>
          </table:table-cell>
          <table:table-cell office:value-type="float" office:value="1.313343">
            <text:p>1.313343</text:p>
          </table:table-cell>
          <table:table-cell office:value-type="float" office:value="-0.53991">
            <text:p>-0.53991</text:p>
          </table:table-cell>
          <table:table-cell office:value-type="float" office:value="0.254839">
            <text:p>0.254839</text:p>
          </table:table-cell>
          <table:table-cell office:value-type="float" office:value="3.002234">
            <text:p>3.002234</text:p>
          </table:table-cell>
          <table:table-cell office:value-type="float" office:value="-0.123163">
            <text:p>-0.123163</text:p>
          </table:table-cell>
          <table:table-cell office:value-type="float" office:value="0.009633">
            <text:p>0.009633</text:p>
          </table:table-cell>
          <table:table-cell office:value-type="float" office:value="-0.030806">
            <text:p>-0.030806</text:p>
          </table:table-cell>
          <table:table-cell office:value-type="float" office:value="0.006722">
            <text:p>0.006722</text:p>
          </table:table-cell>
          <table:table-cell office:value-type="float" office:value="-0.011494">
            <text:p>-0.011494</text:p>
          </table:table-cell>
          <table:table-cell office:value-type="float" office:value="-0.201878">
            <text:p>-0.201878</text:p>
          </table:table-cell>
          <table:table-cell office:value-type="float" office:value="1336387199.19864">
            <text:p>1336387199.19864</text:p>
          </table:table-cell>
          <table:table-cell table:number-columns-repeated="84"/>
        </table:table-row>
        <table:table-row table:style-name="ro2">
          <table:table-cell office:value-type="float" office:value="356.557820082">
            <text:p>356.557820082</text:p>
          </table:table-cell>
          <table:table-cell office:value-type="float" office:value="-1.394813">
            <text:p>-1.394813</text:p>
          </table:table-cell>
          <table:table-cell office:value-type="float" office:value="6.010073">
            <text:p>6.010073</text:p>
          </table:table-cell>
          <table:table-cell office:value-type="float" office:value="0.320872">
            <text:p>0.320872</text:p>
          </table:table-cell>
          <table:table-cell office:value-type="float" office:value="-0.129664">
            <text:p>-0.129664</text:p>
          </table:table-cell>
          <table:table-cell office:value-type="float" office:value="0.161693">
            <text:p>0.161693</text:p>
          </table:table-cell>
          <table:table-cell office:value-type="float" office:value="2.601075">
            <text:p>2.601075</text:p>
          </table:table-cell>
          <table:table-cell office:value-type="float" office:value="-0.071193">
            <text:p>-0.071193</text:p>
          </table:table-cell>
          <table:table-cell office:value-type="float" office:value="0.026091">
            <text:p>0.026091</text:p>
          </table:table-cell>
          <table:table-cell office:value-type="float" office:value="-0.053652">
            <text:p>-0.053652</text:p>
          </table:table-cell>
          <table:table-cell office:value-type="float" office:value="0.030914">
            <text:p>0.030914</text:p>
          </table:table-cell>
          <table:table-cell office:value-type="float" office:value="0.01922">
            <text:p>0.01922</text:p>
          </table:table-cell>
          <table:table-cell office:value-type="float" office:value="-0.184278">
            <text:p>-0.184278</text:p>
          </table:table-cell>
          <table:table-cell office:value-type="float" office:value="-1.700127">
            <text:p>-1.700127</text:p>
          </table:table-cell>
          <table:table-cell office:value-type="float" office:value="6.792278">
            <text:p>6.792278</text:p>
          </table:table-cell>
          <table:table-cell office:value-type="float" office:value="1.314499">
            <text:p>1.314499</text:p>
          </table:table-cell>
          <table:table-cell office:value-type="float" office:value="-0.575747">
            <text:p>-0.575747</text:p>
          </table:table-cell>
          <table:table-cell office:value-type="float" office:value="0.055367">
            <text:p>0.055367</text:p>
          </table:table-cell>
          <table:table-cell office:value-type="float" office:value="2.72165">
            <text:p>2.72165</text:p>
          </table:table-cell>
          <table:table-cell office:value-type="float" office:value="-0.073593">
            <text:p>-0.073593</text:p>
          </table:table-cell>
          <table:table-cell office:value-type="float" office:value="0.013941">
            <text:p>0.013941</text:p>
          </table:table-cell>
          <table:table-cell office:value-type="float" office:value="-0.056099">
            <text:p>-0.056099</text:p>
          </table:table-cell>
          <table:table-cell office:value-type="float" office:value="0.025039">
            <text:p>0.025039</text:p>
          </table:table-cell>
          <table:table-cell office:value-type="float" office:value="0.017596">
            <text:p>0.017596</text:p>
          </table:table-cell>
          <table:table-cell office:value-type="float" office:value="-0.184315">
            <text:p>-0.184315</text:p>
          </table:table-cell>
          <table:table-cell office:value-type="float" office:value="1336387200.88567">
            <text:p>1336387200.88567</text:p>
          </table:table-cell>
          <table:table-cell table:number-columns-repeated="84"/>
        </table:table-row>
        <table:table-row table:style-name="ro2">
          <table:table-cell office:value-type="float" office:value="358.741032124">
            <text:p>358.741032124</text:p>
          </table:table-cell>
          <table:table-cell office:value-type="float" office:value="-1.267503">
            <text:p>-1.267503</text:p>
          </table:table-cell>
          <table:table-cell office:value-type="float" office:value="5.885458">
            <text:p>5.885458</text:p>
          </table:table-cell>
          <table:table-cell office:value-type="float" office:value="0.22399">
            <text:p>0.22399</text:p>
          </table:table-cell>
          <table:table-cell office:value-type="float" office:value="-0.115766">
            <text:p>-0.115766</text:p>
          </table:table-cell>
          <table:table-cell office:value-type="float" office:value="0.139589">
            <text:p>0.139589</text:p>
          </table:table-cell>
          <table:table-cell office:value-type="float" office:value="2.1926">
            <text:p>2.1926</text:p>
          </table:table-cell>
          <table:table-cell office:value-type="float" office:value="-0.01847">
            <text:p>-0.01847</text:p>
          </table:table-cell>
          <table:table-cell office:value-type="float" office:value="-0.075121">
            <text:p>-0.075121</text:p>
          </table:table-cell>
          <table:table-cell office:value-type="float" office:value="-0.018209">
            <text:p>-0.018209</text:p>
          </table:table-cell>
          <table:table-cell office:value-type="float" office:value="0.016815">
            <text:p>0.016815</text:p>
          </table:table-cell>
          <table:table-cell office:value-type="float" office:value="0.0056">
            <text:p>0.0056</text:p>
          </table:table-cell>
          <table:table-cell office:value-type="float" office:value="-0.063547">
            <text:p>-0.063547</text:p>
          </table:table-cell>
          <table:table-cell office:value-type="float" office:value="-1.530836">
            <text:p>-1.530836</text:p>
          </table:table-cell>
          <table:table-cell office:value-type="float" office:value="6.761759">
            <text:p>6.761759</text:p>
          </table:table-cell>
          <table:table-cell office:value-type="float" office:value="1.204269">
            <text:p>1.204269</text:p>
          </table:table-cell>
          <table:table-cell office:value-type="float" office:value="-0.499605">
            <text:p>-0.499605</text:p>
          </table:table-cell>
          <table:table-cell office:value-type="float" office:value="-0.130062">
            <text:p>-0.130062</text:p>
          </table:table-cell>
          <table:table-cell office:value-type="float" office:value="2.361802">
            <text:p>2.361802</text:p>
          </table:table-cell>
          <table:table-cell office:value-type="float" office:value="-0.023025">
            <text:p>-0.023025</text:p>
          </table:table-cell>
          <table:table-cell office:value-type="float" office:value="-0.088729">
            <text:p>-0.088729</text:p>
          </table:table-cell>
          <table:table-cell office:value-type="float" office:value="-0.017427">
            <text:p>-0.017427</text:p>
          </table:table-cell>
          <table:table-cell office:value-type="float" office:value="0.010217">
            <text:p>0.010217</text:p>
          </table:table-cell>
          <table:table-cell office:value-type="float" office:value="0.0066">
            <text:p>0.0066</text:p>
          </table:table-cell>
          <table:table-cell office:value-type="float" office:value="-0.063571">
            <text:p>-0.063571</text:p>
          </table:table-cell>
          <table:table-cell office:value-type="float" office:value="1336387203.06888">
            <text:p>1336387203.06888</text:p>
          </table:table-cell>
          <table:table-cell table:number-columns-repeated="84"/>
        </table:table-row>
        <table:table-row table:style-name="ro2">
          <table:table-cell office:value-type="float" office:value="361.519667149">
            <text:p>361.519667149</text:p>
          </table:table-cell>
          <table:table-cell office:value-type="float" office:value="-1.0625">
            <text:p>-1.0625</text:p>
          </table:table-cell>
          <table:table-cell office:value-type="float" office:value="5.965369">
            <text:p>5.965369</text:p>
          </table:table-cell>
          <table:table-cell office:value-type="float" office:value="0.205237">
            <text:p>0.205237</text:p>
          </table:table-cell>
          <table:table-cell office:value-type="float" office:value="-0.091979">
            <text:p>-0.091979</text:p>
          </table:table-cell>
          <table:table-cell office:value-type="float" office:value="0.132558">
            <text:p>0.132558</text:p>
          </table:table-cell>
          <table:table-cell office:value-type="float" office:value="2.013831">
            <text:p>2.013831</text:p>
          </table:table-cell>
          <table:table-cell office:value-type="float" office:value="-0.041642">
            <text:p>-0.041642</text:p>
          </table:table-cell>
          <table:table-cell office:value-type="float" office:value="-0.200298">
            <text:p>-0.200298</text:p>
          </table:table-cell>
          <table:table-cell office:value-type="float" office:value="-0.015539">
            <text:p>-0.015539</text:p>
          </table:table-cell>
          <table:table-cell office:value-type="float" office:value="-0.030604">
            <text:p>-0.030604</text:p>
          </table:table-cell>
          <table:table-cell office:value-type="float" office:value="-0.022889">
            <text:p>-0.022889</text:p>
          </table:table-cell>
          <table:table-cell office:value-type="float" office:value="-0.063027">
            <text:p>-0.063027</text:p>
          </table:table-cell>
          <table:table-cell office:value-type="float" office:value="-1.31028">
            <text:p>-1.31028</text:p>
          </table:table-cell>
          <table:table-cell office:value-type="float" office:value="6.880635">
            <text:p>6.880635</text:p>
          </table:table-cell>
          <table:table-cell office:value-type="float" office:value="1.270943">
            <text:p>1.270943</text:p>
          </table:table-cell>
          <table:table-cell office:value-type="float" office:value="-0.442381">
            <text:p>-0.442381</text:p>
          </table:table-cell>
          <table:table-cell office:value-type="float" office:value="-0.196416">
            <text:p>-0.196416</text:p>
          </table:table-cell>
          <table:table-cell office:value-type="float" office:value="2.194828">
            <text:p>2.194828</text:p>
          </table:table-cell>
          <table:table-cell office:value-type="float" office:value="-0.043887">
            <text:p>-0.043887</text:p>
          </table:table-cell>
          <table:table-cell office:value-type="float" office:value="-0.21594">
            <text:p>-0.21594</text:p>
          </table:table-cell>
          <table:table-cell office:value-type="float" office:value="-0.015211">
            <text:p>-0.015211</text:p>
          </table:table-cell>
          <table:table-cell office:value-type="float" office:value="-0.036991">
            <text:p>-0.036991</text:p>
          </table:table-cell>
          <table:table-cell office:value-type="float" office:value="-0.022403">
            <text:p>-0.022403</text:p>
          </table:table-cell>
          <table:table-cell office:value-type="float" office:value="-0.063348">
            <text:p>-0.063348</text:p>
          </table:table-cell>
          <table:table-cell office:value-type="float" office:value="1336387205.84752">
            <text:p>1336387205.84752</text:p>
          </table:table-cell>
          <table:table-cell table:number-columns-repeated="84"/>
        </table:table-row>
        <table:table-row table:style-name="ro2">
          <table:table-cell office:value-type="float" office:value="362.512037039">
            <text:p>362.512037039</text:p>
          </table:table-cell>
          <table:table-cell office:value-type="float" office:value="-0.865004">
            <text:p>-0.865004</text:p>
          </table:table-cell>
          <table:table-cell office:value-type="float" office:value="6.014165">
            <text:p>6.014165</text:p>
          </table:table-cell>
          <table:table-cell office:value-type="float" office:value="0.213574">
            <text:p>0.213574</text:p>
          </table:table-cell>
          <table:table-cell office:value-type="float" office:value="-0.130202">
            <text:p>-0.130202</text:p>
          </table:table-cell>
          <table:table-cell office:value-type="float" office:value="0.103957">
            <text:p>0.103957</text:p>
          </table:table-cell>
          <table:table-cell office:value-type="float" office:value="1.953328">
            <text:p>1.953328</text:p>
          </table:table-cell>
          <table:table-cell office:value-type="float" office:value="-0.038391">
            <text:p>-0.038391</text:p>
          </table:table-cell>
          <table:table-cell office:value-type="float" office:value="-0.236148">
            <text:p>-0.236148</text:p>
          </table:table-cell>
          <table:table-cell office:value-type="float" office:value="-0.011359">
            <text:p>-0.011359</text:p>
          </table:table-cell>
          <table:table-cell office:value-type="float" office:value="0.005503">
            <text:p>0.005503</text:p>
          </table:table-cell>
          <table:table-cell office:value-type="float" office:value="-0.014617">
            <text:p>-0.014617</text:p>
          </table:table-cell>
          <table:table-cell office:value-type="float" office:value="-0.059721">
            <text:p>-0.059721</text:p>
          </table:table-cell>
          <table:table-cell office:value-type="float" office:value="-1.114009">
            <text:p>-1.114009</text:p>
          </table:table-cell>
          <table:table-cell office:value-type="float" office:value="6.950538">
            <text:p>6.950538</text:p>
          </table:table-cell>
          <table:table-cell office:value-type="float" office:value="1.339037">
            <text:p>1.339037</text:p>
          </table:table-cell>
          <table:table-cell office:value-type="float" office:value="-0.469166">
            <text:p>-0.469166</text:p>
          </table:table-cell>
          <table:table-cell office:value-type="float" office:value="-0.243185">
            <text:p>-0.243185</text:p>
          </table:table-cell>
          <table:table-cell office:value-type="float" office:value="2.146132">
            <text:p>2.146132</text:p>
          </table:table-cell>
          <table:table-cell office:value-type="float" office:value="-0.034256">
            <text:p>-0.034256</text:p>
          </table:table-cell>
          <table:table-cell office:value-type="float" office:value="-0.243154">
            <text:p>-0.243154</text:p>
          </table:table-cell>
          <table:table-cell office:value-type="float" office:value="-0.009074">
            <text:p>-0.009074</text:p>
          </table:table-cell>
          <table:table-cell office:value-type="float" office:value="0.003408">
            <text:p>0.003408</text:p>
          </table:table-cell>
          <table:table-cell office:value-type="float" office:value="-0.017486">
            <text:p>-0.017486</text:p>
          </table:table-cell>
          <table:table-cell office:value-type="float" office:value="-0.059496">
            <text:p>-0.059496</text:p>
          </table:table-cell>
          <table:table-cell office:value-type="float" office:value="1336387206.83989">
            <text:p>1336387206.83989</text:p>
          </table:table-cell>
          <table:table-cell table:number-columns-repeated="84"/>
        </table:table-row>
        <table:table-row table:style-name="ro2">
          <table:table-cell office:value-type="float" office:value="363.40516901">
            <text:p>363.40516901</text:p>
          </table:table-cell>
          <table:table-cell office:value-type="float" office:value="-0.657712">
            <text:p>-0.657712</text:p>
          </table:table-cell>
          <table:table-cell office:value-type="float" office:value="6.062747">
            <text:p>6.062747</text:p>
          </table:table-cell>
          <table:table-cell office:value-type="float" office:value="0.234363">
            <text:p>0.234363</text:p>
          </table:table-cell>
          <table:table-cell office:value-type="float" office:value="-0.130456">
            <text:p>-0.130456</text:p>
          </table:table-cell>
          <table:table-cell office:value-type="float" office:value="0.083954">
            <text:p>0.083954</text:p>
          </table:table-cell>
          <table:table-cell office:value-type="float" office:value="1.901962">
            <text:p>1.901962</text:p>
          </table:table-cell>
          <table:table-cell office:value-type="float" office:value="-0.02077">
            <text:p>-0.02077</text:p>
          </table:table-cell>
          <table:table-cell office:value-type="float" office:value="-0.261607">
            <text:p>-0.261607</text:p>
          </table:table-cell>
          <table:table-cell office:value-type="float" office:value="-0.021972">
            <text:p>-0.021972</text:p>
          </table:table-cell>
          <table:table-cell office:value-type="float" office:value="0.026929">
            <text:p>0.026929</text:p>
          </table:table-cell>
          <table:table-cell office:value-type="float" office:value="0.027392">
            <text:p>0.027392</text:p>
          </table:table-cell>
          <table:table-cell office:value-type="float" office:value="-0.065417">
            <text:p>-0.065417</text:p>
          </table:table-cell>
          <table:table-cell office:value-type="float" office:value="-0.92034">
            <text:p>-0.92034</text:p>
          </table:table-cell>
          <table:table-cell office:value-type="float" office:value="7.014638">
            <text:p>7.014638</text:p>
          </table:table-cell>
          <table:table-cell office:value-type="float" office:value="1.419956">
            <text:p>1.419956</text:p>
          </table:table-cell>
          <table:table-cell office:value-type="float" office:value="-0.455662">
            <text:p>-0.455662</text:p>
          </table:table-cell>
          <table:table-cell office:value-type="float" office:value="-0.280931">
            <text:p>-0.280931</text:p>
          </table:table-cell>
          <table:table-cell office:value-type="float" office:value="2.104168">
            <text:p>2.104168</text:p>
          </table:table-cell>
          <table:table-cell office:value-type="float" office:value="-0.009964">
            <text:p>-0.009964</text:p>
          </table:table-cell>
          <table:table-cell office:value-type="float" office:value="-0.257716">
            <text:p>-0.257716</text:p>
          </table:table-cell>
          <table:table-cell office:value-type="float" office:value="-0.021716">
            <text:p>-0.021716</text:p>
          </table:table-cell>
          <table:table-cell office:value-type="float" office:value="0.031396">
            <text:p>0.031396</text:p>
          </table:table-cell>
          <table:table-cell office:value-type="float" office:value="0.02186">
            <text:p>0.02186</text:p>
          </table:table-cell>
          <table:table-cell office:value-type="float" office:value="-0.063719">
            <text:p>-0.063719</text:p>
          </table:table-cell>
          <table:table-cell office:value-type="float" office:value="1336387207.73302">
            <text:p>1336387207.73302</text:p>
          </table:table-cell>
          <table:table-cell table:number-columns-repeated="84"/>
        </table:table-row>
        <table:table-row table:style-name="ro2">
          <table:table-cell office:value-type="float" office:value="364.199064016">
            <text:p>364.199064016</text:p>
          </table:table-cell>
          <table:table-cell office:value-type="float" office:value="-0.455755">
            <text:p>-0.455755</text:p>
          </table:table-cell>
          <table:table-cell office:value-type="float" office:value="6.115673">
            <text:p>6.115673</text:p>
          </table:table-cell>
          <table:table-cell office:value-type="float" office:value="0.245434">
            <text:p>0.245434</text:p>
          </table:table-cell>
          <table:table-cell office:value-type="float" office:value="-0.11349">
            <text:p>-0.11349</text:p>
          </table:table-cell>
          <table:table-cell office:value-type="float" office:value="0.09864">
            <text:p>0.09864</text:p>
          </table:table-cell>
          <table:table-cell office:value-type="float" office:value="1.847384">
            <text:p>1.847384</text:p>
          </table:table-cell>
          <table:table-cell office:value-type="float" office:value="-0.027816">
            <text:p>-0.027816</text:p>
          </table:table-cell>
          <table:table-cell office:value-type="float" office:value="-0.113395">
            <text:p>-0.113395</text:p>
          </table:table-cell>
          <table:table-cell office:value-type="float" office:value="-0.030385">
            <text:p>-0.030385</text:p>
          </table:table-cell>
          <table:table-cell office:value-type="float" office:value="-0.014487">
            <text:p>-0.014487</text:p>
          </table:table-cell>
          <table:table-cell office:value-type="float" office:value="0.00974">
            <text:p>0.00974</text:p>
          </table:table-cell>
          <table:table-cell office:value-type="float" office:value="-0.059695">
            <text:p>-0.059695</text:p>
          </table:table-cell>
          <table:table-cell office:value-type="float" office:value="-0.741229">
            <text:p>-0.741229</text:p>
          </table:table-cell>
          <table:table-cell office:value-type="float" office:value="7.087565">
            <text:p>7.087565</text:p>
          </table:table-cell>
          <table:table-cell office:value-type="float" office:value="1.489395">
            <text:p>1.489395</text:p>
          </table:table-cell>
          <table:table-cell office:value-type="float" office:value="-0.414788">
            <text:p>-0.414788</text:p>
          </table:table-cell>
          <table:table-cell office:value-type="float" office:value="-0.28719">
            <text:p>-0.28719</text:p>
          </table:table-cell>
          <table:table-cell office:value-type="float" office:value="2.048839">
            <text:p>2.048839</text:p>
          </table:table-cell>
          <table:table-cell office:value-type="float" office:value="-0.029239">
            <text:p>-0.029239</text:p>
          </table:table-cell>
          <table:table-cell office:value-type="float" office:value="-0.117488">
            <text:p>-0.117488</text:p>
          </table:table-cell>
          <table:table-cell office:value-type="float" office:value="-0.030949">
            <text:p>-0.030949</text:p>
          </table:table-cell>
          <table:table-cell office:value-type="float" office:value="-0.015707">
            <text:p>-0.015707</text:p>
          </table:table-cell>
          <table:table-cell office:value-type="float" office:value="0.010245">
            <text:p>0.010245</text:p>
          </table:table-cell>
          <table:table-cell office:value-type="float" office:value="-0.05916">
            <text:p>-0.05916</text:p>
          </table:table-cell>
          <table:table-cell office:value-type="float" office:value="1336387208.52691">
            <text:p>1336387208.52691</text:p>
          </table:table-cell>
          <table:table-cell table:number-columns-repeated="84"/>
        </table:table-row>
        <table:table-row table:style-name="ro2">
          <table:table-cell office:value-type="float" office:value="365.886092186">
            <text:p>365.886092186</text:p>
          </table:table-cell>
          <table:table-cell office:value-type="float" office:value="-0.253786">
            <text:p>-0.253786</text:p>
          </table:table-cell>
          <table:table-cell office:value-type="float" office:value="6.121466">
            <text:p>6.121466</text:p>
          </table:table-cell>
          <table:table-cell office:value-type="float" office:value="0.220931">
            <text:p>0.220931</text:p>
          </table:table-cell>
          <table:table-cell office:value-type="float" office:value="-0.147426">
            <text:p>-0.147426</text:p>
          </table:table-cell>
          <table:table-cell office:value-type="float" office:value="0.103067">
            <text:p>0.103067</text:p>
          </table:table-cell>
          <table:table-cell office:value-type="float" office:value="1.744924">
            <text:p>1.744924</text:p>
          </table:table-cell>
          <table:table-cell office:value-type="float" office:value="-0.056393">
            <text:p>-0.056393</text:p>
          </table:table-cell>
          <table:table-cell office:value-type="float" office:value="-0.013536">
            <text:p>-0.013536</text:p>
          </table:table-cell>
          <table:table-cell office:value-type="float" office:value="-0.015618">
            <text:p>-0.015618</text:p>
          </table:table-cell>
          <table:table-cell office:value-type="float" office:value="0.015248">
            <text:p>0.015248</text:p>
          </table:table-cell>
          <table:table-cell office:value-type="float" office:value="0.002563">
            <text:p>0.002563</text:p>
          </table:table-cell>
          <table:table-cell office:value-type="float" office:value="-0.088918">
            <text:p>-0.088918</text:p>
          </table:table-cell>
          <table:table-cell office:value-type="float" office:value="-0.53554">
            <text:p>-0.53554</text:p>
          </table:table-cell>
          <table:table-cell office:value-type="float" office:value="7.130621">
            <text:p>7.130621</text:p>
          </table:table-cell>
          <table:table-cell office:value-type="float" office:value="1.5062">
            <text:p>1.5062</text:p>
          </table:table-cell>
          <table:table-cell office:value-type="float" office:value="-0.410021">
            <text:p>-0.410021</text:p>
          </table:table-cell>
          <table:table-cell office:value-type="float" office:value="-0.310086">
            <text:p>-0.310086</text:p>
          </table:table-cell>
          <table:table-cell office:value-type="float" office:value="1.9456">
            <text:p>1.9456</text:p>
          </table:table-cell>
          <table:table-cell office:value-type="float" office:value="-0.058964">
            <text:p>-0.058964</text:p>
          </table:table-cell>
          <table:table-cell office:value-type="float" office:value="-0.023105">
            <text:p>-0.023105</text:p>
          </table:table-cell>
          <table:table-cell office:value-type="float" office:value="-0.016204">
            <text:p>-0.016204</text:p>
          </table:table-cell>
          <table:table-cell office:value-type="float" office:value="0.011139">
            <text:p>0.011139</text:p>
          </table:table-cell>
          <table:table-cell office:value-type="float" office:value="0.002178">
            <text:p>0.002178</text:p>
          </table:table-cell>
          <table:table-cell office:value-type="float" office:value="-0.0891">
            <text:p>-0.0891</text:p>
          </table:table-cell>
          <table:table-cell office:value-type="float" office:value="1336387210.21394">
            <text:p>1336387210.21394</text:p>
          </table:table-cell>
          <table:table-cell table:number-columns-repeated="84"/>
        </table:table-row>
        <table:table-row table:style-name="ro2">
          <table:table-cell office:value-type="float" office:value="369.359385014">
            <text:p>369.359385014</text:p>
          </table:table-cell>
          <table:table-cell office:value-type="float" office:value="-0.165548">
            <text:p>-0.165548</text:p>
          </table:table-cell>
          <table:table-cell office:value-type="float" office:value="5.934283">
            <text:p>5.934283</text:p>
          </table:table-cell>
          <table:table-cell office:value-type="float" office:value="0.194579">
            <text:p>0.194579</text:p>
          </table:table-cell>
          <table:table-cell office:value-type="float" office:value="-0.118685">
            <text:p>-0.118685</text:p>
          </table:table-cell>
          <table:table-cell office:value-type="float" office:value="0.062403">
            <text:p>0.062403</text:p>
          </table:table-cell>
          <table:table-cell office:value-type="float" office:value="1.437568">
            <text:p>1.437568</text:p>
          </table:table-cell>
          <table:table-cell office:value-type="float" office:value="-0.125323">
            <text:p>-0.125323</text:p>
          </table:table-cell>
          <table:table-cell office:value-type="float" office:value="-0.25934">
            <text:p>-0.25934</text:p>
          </table:table-cell>
          <table:table-cell office:value-type="float" office:value="-0.041552">
            <text:p>-0.041552</text:p>
          </table:table-cell>
          <table:table-cell office:value-type="float" office:value="0.053238">
            <text:p>0.053238</text:p>
          </table:table-cell>
          <table:table-cell office:value-type="float" office:value="-0.013067">
            <text:p>-0.013067</text:p>
          </table:table-cell>
          <table:table-cell office:value-type="float" office:value="-0.195488">
            <text:p>-0.195488</text:p>
          </table:table-cell>
          <table:table-cell office:value-type="float" office:value="-0.376964">
            <text:p>-0.376964</text:p>
          </table:table-cell>
          <table:table-cell office:value-type="float" office:value="6.989858">
            <text:p>6.989858</text:p>
          </table:table-cell>
          <table:table-cell office:value-type="float" office:value="1.425019">
            <text:p>1.425019</text:p>
          </table:table-cell>
          <table:table-cell office:value-type="float" office:value="-0.258748">
            <text:p>-0.258748</text:p>
          </table:table-cell>
          <table:table-cell office:value-type="float" office:value="-0.411124">
            <text:p>-0.411124</text:p>
          </table:table-cell>
          <table:table-cell office:value-type="float" office:value="1.632529">
            <text:p>1.632529</text:p>
          </table:table-cell>
          <table:table-cell office:value-type="float" office:value="-0.124836">
            <text:p>-0.124836</text:p>
          </table:table-cell>
          <table:table-cell office:value-type="float" office:value="-0.248057">
            <text:p>-0.248057</text:p>
          </table:table-cell>
          <table:table-cell office:value-type="float" office:value="-0.04937">
            <text:p>-0.04937</text:p>
          </table:table-cell>
          <table:table-cell office:value-type="float" office:value="0.060988">
            <text:p>0.060988</text:p>
          </table:table-cell>
          <table:table-cell office:value-type="float" office:value="-0.012245">
            <text:p>-0.012245</text:p>
          </table:table-cell>
          <table:table-cell office:value-type="float" office:value="-0.192845">
            <text:p>-0.192845</text:p>
          </table:table-cell>
          <table:table-cell office:value-type="float" office:value="1336387213.68723">
            <text:p>1336387213.68723</text:p>
          </table:table-cell>
          <table:table-cell table:number-columns-repeated="84"/>
        </table:table-row>
        <table:table-row table:style-name="ro2">
          <table:table-cell office:value-type="float" office:value="370.054044008">
            <text:p>370.054044008</text:p>
          </table:table-cell>
          <table:table-cell office:value-type="float" office:value="0.003538">
            <text:p>0.003538</text:p>
          </table:table-cell>
          <table:table-cell office:value-type="float" office:value="5.823496">
            <text:p>5.823496</text:p>
          </table:table-cell>
          <table:table-cell office:value-type="float" office:value="0.192692">
            <text:p>0.192692</text:p>
          </table:table-cell>
          <table:table-cell office:value-type="float" office:value="-0.088966">
            <text:p>-0.088966</text:p>
          </table:table-cell>
          <table:table-cell office:value-type="float" office:value="0.036801">
            <text:p>0.036801</text:p>
          </table:table-cell>
          <table:table-cell office:value-type="float" office:value="1.303731">
            <text:p>1.303731</text:p>
          </table:table-cell>
          <table:table-cell office:value-type="float" office:value="-0.172623">
            <text:p>-0.172623</text:p>
          </table:table-cell>
          <table:table-cell office:value-type="float" office:value="-0.142024">
            <text:p>-0.142024</text:p>
          </table:table-cell>
          <table:table-cell office:value-type="float" office:value="-0.048744">
            <text:p>-0.048744</text:p>
          </table:table-cell>
          <table:table-cell office:value-type="float" office:value="0.010841">
            <text:p>0.010841</text:p>
          </table:table-cell>
          <table:table-cell office:value-type="float" office:value="0.013148">
            <text:p>0.013148</text:p>
          </table:table-cell>
          <table:table-cell office:value-type="float" office:value="-0.284571">
            <text:p>-0.284571</text:p>
          </table:table-cell>
          <table:table-cell office:value-type="float" office:value="-0.19677">
            <text:p>-0.19677</text:p>
          </table:table-cell>
          <table:table-cell office:value-type="float" office:value="6.916972">
            <text:p>6.916972</text:p>
          </table:table-cell>
          <table:table-cell office:value-type="float" office:value="1.400388">
            <text:p>1.400388</text:p>
          </table:table-cell>
          <table:table-cell office:value-type="float" office:value="-0.157832">
            <text:p>-0.157832</text:p>
          </table:table-cell>
          <table:table-cell office:value-type="float" office:value="-0.449936">
            <text:p>-0.449936</text:p>
          </table:table-cell>
          <table:table-cell office:value-type="float" office:value="1.491095">
            <text:p>1.491095</text:p>
          </table:table-cell>
          <table:table-cell office:value-type="float" office:value="-0.166725">
            <text:p>-0.166725</text:p>
          </table:table-cell>
          <table:table-cell office:value-type="float" office:value="-0.156389">
            <text:p>-0.156389</text:p>
          </table:table-cell>
          <table:table-cell office:value-type="float" office:value="-0.050313">
            <text:p>-0.050313</text:p>
          </table:table-cell>
          <table:table-cell office:value-type="float" office:value="0.006518">
            <text:p>0.006518</text:p>
          </table:table-cell>
          <table:table-cell office:value-type="float" office:value="0.008737">
            <text:p>0.008737</text:p>
          </table:table-cell>
          <table:table-cell office:value-type="float" office:value="-0.28414">
            <text:p>-0.28414</text:p>
          </table:table-cell>
          <table:table-cell office:value-type="float" office:value="1336387214.38189">
            <text:p>1336387214.38189</text:p>
          </table:table-cell>
          <table:table-cell table:number-columns-repeated="84"/>
        </table:table-row>
        <table:table-row table:style-name="ro2">
          <table:table-cell office:value-type="float" office:value="370.94717598">
            <text:p>370.94717598</text:p>
          </table:table-cell>
          <table:table-cell office:value-type="float" office:value="0.088163">
            <text:p>0.088163</text:p>
          </table:table-cell>
          <table:table-cell office:value-type="float" office:value="5.639385">
            <text:p>5.639385</text:p>
          </table:table-cell>
          <table:table-cell office:value-type="float" office:value="0.166294">
            <text:p>0.166294</text:p>
          </table:table-cell>
          <table:table-cell office:value-type="float" office:value="-0.085678">
            <text:p>-0.085678</text:p>
          </table:table-cell>
          <table:table-cell office:value-type="float" office:value="0.024976">
            <text:p>0.024976</text:p>
          </table:table-cell>
          <table:table-cell office:value-type="float" office:value="1.049458">
            <text:p>1.049458</text:p>
          </table:table-cell>
          <table:table-cell office:value-type="float" office:value="-0.03826">
            <text:p>-0.03826</text:p>
          </table:table-cell>
          <table:table-cell office:value-type="float" office:value="0.016276">
            <text:p>0.016276</text:p>
          </table:table-cell>
          <table:table-cell office:value-type="float" office:value="-0.018775">
            <text:p>-0.018775</text:p>
          </table:table-cell>
          <table:table-cell office:value-type="float" office:value="0.007879">
            <text:p>0.007879</text:p>
          </table:table-cell>
          <table:table-cell office:value-type="float" office:value="0.001869">
            <text:p>0.001869</text:p>
          </table:table-cell>
          <table:table-cell office:value-type="float" office:value="-0.07803">
            <text:p>-0.07803</text:p>
          </table:table-cell>
          <table:table-cell office:value-type="float" office:value="-0.062127">
            <text:p>-0.062127</text:p>
          </table:table-cell>
          <table:table-cell office:value-type="float" office:value="6.781488">
            <text:p>6.781488</text:p>
          </table:table-cell>
          <table:table-cell office:value-type="float" office:value="1.315435">
            <text:p>1.315435</text:p>
          </table:table-cell>
          <table:table-cell office:value-type="float" office:value="-0.025321">
            <text:p>-0.025321</text:p>
          </table:table-cell>
          <table:table-cell office:value-type="float" office:value="-0.466272">
            <text:p>-0.466272</text:p>
          </table:table-cell>
          <table:table-cell office:value-type="float" office:value="1.208412">
            <text:p>1.208412</text:p>
          </table:table-cell>
          <table:table-cell office:value-type="float" office:value="-0.036097">
            <text:p>-0.036097</text:p>
          </table:table-cell>
          <table:table-cell office:value-type="float" office:value="0.004343">
            <text:p>0.004343</text:p>
          </table:table-cell>
          <table:table-cell office:value-type="float" office:value="-0.017439">
            <text:p>-0.017439</text:p>
          </table:table-cell>
          <table:table-cell office:value-type="float" office:value="0.0033">
            <text:p>0.0033</text:p>
          </table:table-cell>
          <table:table-cell office:value-type="float" office:value="-0.001385">
            <text:p>-0.001385</text:p>
          </table:table-cell>
          <table:table-cell office:value-type="float" office:value="-0.078357">
            <text:p>-0.078357</text:p>
          </table:table-cell>
          <table:table-cell office:value-type="float" office:value="1336387215.27503">
            <text:p>1336387215.27503</text:p>
          </table:table-cell>
          <table:table-cell table:number-columns-repeated="84"/>
        </table:table-row>
        <table:table-row table:style-name="ro2">
          <table:table-cell office:value-type="float" office:value="375.412837982">
            <text:p>375.412837982</text:p>
          </table:table-cell>
          <table:table-cell office:value-type="float" office:value="-0.054595">
            <text:p>-0.054595</text:p>
          </table:table-cell>
          <table:table-cell office:value-type="float" office:value="5.521822">
            <text:p>5.521822</text:p>
          </table:table-cell>
          <table:table-cell office:value-type="float" office:value="0.080831">
            <text:p>0.080831</text:p>
          </table:table-cell>
          <table:table-cell office:value-type="float" office:value="-0.053867">
            <text:p>-0.053867</text:p>
          </table:table-cell>
          <table:table-cell office:value-type="float" office:value="0.002574">
            <text:p>0.002574</text:p>
          </table:table-cell>
          <table:table-cell office:value-type="float" office:value="0.701584">
            <text:p>0.701584</text:p>
          </table:table-cell>
          <table:table-cell office:value-type="float" office:value="-0.080775">
            <text:p>-0.080775</text:p>
          </table:table-cell>
          <table:table-cell office:value-type="float" office:value="0.032738">
            <text:p>0.032738</text:p>
          </table:table-cell>
          <table:table-cell office:value-type="float" office:value="-0.056533">
            <text:p>-0.056533</text:p>
          </table:table-cell>
          <table:table-cell office:value-type="float" office:value="0.021929">
            <text:p>0.021929</text:p>
          </table:table-cell>
          <table:table-cell office:value-type="float" office:value="0.011092">
            <text:p>0.011092</text:p>
          </table:table-cell>
          <table:table-cell office:value-type="float" office:value="-0.136437">
            <text:p>-0.136437</text:p>
          </table:table-cell>
          <table:table-cell office:value-type="float" office:value="-0.116973">
            <text:p>-0.116973</text:p>
          </table:table-cell>
          <table:table-cell office:value-type="float" office:value="6.685956">
            <text:p>6.685956</text:p>
          </table:table-cell>
          <table:table-cell office:value-type="float" office:value="1.172988">
            <text:p>1.172988</text:p>
          </table:table-cell>
          <table:table-cell office:value-type="float" office:value="0.16289">
            <text:p>0.16289</text:p>
          </table:table-cell>
          <table:table-cell office:value-type="float" office:value="-0.450686">
            <text:p>-0.450686</text:p>
          </table:table-cell>
          <table:table-cell office:value-type="float" office:value="0.818026">
            <text:p>0.818026</text:p>
          </table:table-cell>
          <table:table-cell office:value-type="float" office:value="-0.083802">
            <text:p>-0.083802</text:p>
          </table:table-cell>
          <table:table-cell office:value-type="float" office:value="0.002781">
            <text:p>0.002781</text:p>
          </table:table-cell>
          <table:table-cell office:value-type="float" office:value="-0.057015">
            <text:p>-0.057015</text:p>
          </table:table-cell>
          <table:table-cell office:value-type="float" office:value="0.009267">
            <text:p>0.009267</text:p>
          </table:table-cell>
          <table:table-cell office:value-type="float" office:value="0.008211">
            <text:p>0.008211</text:p>
          </table:table-cell>
          <table:table-cell office:value-type="float" office:value="-0.138228">
            <text:p>-0.138228</text:p>
          </table:table-cell>
          <table:table-cell office:value-type="float" office:value="1336387219.74069">
            <text:p>1336387219.74069</text:p>
          </table:table-cell>
          <table:table-cell table:number-columns-repeated="84"/>
        </table:table-row>
        <table:table-row table:style-name="ro2">
          <table:table-cell office:value-type="float" office:value="377.397577047">
            <text:p>377.397577047</text:p>
          </table:table-cell>
          <table:table-cell office:value-type="float" office:value="-0.215254">
            <text:p>-0.215254</text:p>
          </table:table-cell>
          <table:table-cell office:value-type="float" office:value="5.463101">
            <text:p>5.463101</text:p>
          </table:table-cell>
          <table:table-cell office:value-type="float" office:value="-0.034295">
            <text:p>-0.034295</text:p>
          </table:table-cell>
          <table:table-cell office:value-type="float" office:value="-0.009072">
            <text:p>-0.009072</text:p>
          </table:table-cell>
          <table:table-cell office:value-type="float" office:value="0.010062">
            <text:p>0.010062</text:p>
          </table:table-cell>
          <table:table-cell office:value-type="float" office:value="0.430017">
            <text:p>0.430017</text:p>
          </table:table-cell>
          <table:table-cell office:value-type="float" office:value="-0.083612">
            <text:p>-0.083612</text:p>
          </table:table-cell>
          <table:table-cell office:value-type="float" office:value="0.031154">
            <text:p>0.031154</text:p>
          </table:table-cell>
          <table:table-cell office:value-type="float" office:value="-0.037799">
            <text:p>-0.037799</text:p>
          </table:table-cell>
          <table:table-cell office:value-type="float" office:value="0.024617">
            <text:p>0.024617</text:p>
          </table:table-cell>
          <table:table-cell office:value-type="float" office:value="-0.011939">
            <text:p>-0.011939</text:p>
          </table:table-cell>
          <table:table-cell office:value-type="float" office:value="-0.118195">
            <text:p>-0.118195</text:p>
          </table:table-cell>
          <table:table-cell office:value-type="float" office:value="-0.203711">
            <text:p>-0.203711</text:p>
          </table:table-cell>
          <table:table-cell office:value-type="float" office:value="6.628173">
            <text:p>6.628173</text:p>
          </table:table-cell>
          <table:table-cell office:value-type="float" office:value="1.000833">
            <text:p>1.000833</text:p>
          </table:table-cell>
          <table:table-cell office:value-type="float" office:value="0.299802">
            <text:p>0.299802</text:p>
          </table:table-cell>
          <table:table-cell office:value-type="float" office:value="-0.373868">
            <text:p>-0.373868</text:p>
          </table:table-cell>
          <table:table-cell office:value-type="float" office:value="0.529758">
            <text:p>0.529758</text:p>
          </table:table-cell>
          <table:table-cell office:value-type="float" office:value="-0.084746">
            <text:p>-0.084746</text:p>
          </table:table-cell>
          <table:table-cell office:value-type="float" office:value="0.003887">
            <text:p>0.003887</text:p>
          </table:table-cell>
          <table:table-cell office:value-type="float" office:value="-0.037877">
            <text:p>-0.037877</text:p>
          </table:table-cell>
          <table:table-cell office:value-type="float" office:value="0.01371">
            <text:p>0.01371</text:p>
          </table:table-cell>
          <table:table-cell office:value-type="float" office:value="-0.0148">
            <text:p>-0.0148</text:p>
          </table:table-cell>
          <table:table-cell office:value-type="float" office:value="-0.118718">
            <text:p>-0.118718</text:p>
          </table:table-cell>
          <table:table-cell office:value-type="float" office:value="1336387221.72543">
            <text:p>1336387221.72543</text:p>
          </table:table-cell>
          <table:table-cell table:number-columns-repeated="84"/>
        </table:table-row>
        <table:table-row table:style-name="ro2">
          <table:table-cell office:value-type="float" office:value="379.481554031">
            <text:p>379.481554031</text:p>
          </table:table-cell>
          <table:table-cell office:value-type="float" office:value="-0.401121">
            <text:p>-0.401121</text:p>
          </table:table-cell>
          <table:table-cell office:value-type="float" office:value="5.448494">
            <text:p>5.448494</text:p>
          </table:table-cell>
          <table:table-cell office:value-type="float" office:value="-0.111895">
            <text:p>-0.111895</text:p>
          </table:table-cell>
          <table:table-cell office:value-type="float" office:value="0.040049">
            <text:p>0.040049</text:p>
          </table:table-cell>
          <table:table-cell office:value-type="float" office:value="-0.017332">
            <text:p>-0.017332</text:p>
          </table:table-cell>
          <table:table-cell office:value-type="float" office:value="0.183985">
            <text:p>0.183985</text:p>
          </table:table-cell>
          <table:table-cell office:value-type="float" office:value="0.007588">
            <text:p>0.007588</text:p>
          </table:table-cell>
          <table:table-cell office:value-type="float" office:value="-0.002073">
            <text:p>-0.002073</text:p>
          </table:table-cell>
          <table:table-cell office:value-type="float" office:value="-0.054158">
            <text:p>-0.054158</text:p>
          </table:table-cell>
          <table:table-cell office:value-type="float" office:value="0.01131">
            <text:p>0.01131</text:p>
          </table:table-cell>
          <table:table-cell office:value-type="float" office:value="-0.001309">
            <text:p>-0.001309</text:p>
          </table:table-cell>
          <table:table-cell office:value-type="float" office:value="-0.04433">
            <text:p>-0.04433</text:p>
          </table:table-cell>
          <table:table-cell office:value-type="float" office:value="-0.338262">
            <text:p>-0.338262</text:p>
          </table:table-cell>
          <table:table-cell office:value-type="float" office:value="6.585364">
            <text:p>6.585364</text:p>
          </table:table-cell>
          <table:table-cell office:value-type="float" office:value="0.868355">
            <text:p>0.868355</text:p>
          </table:table-cell>
          <table:table-cell office:value-type="float" office:value="0.412934">
            <text:p>0.412934</text:p>
          </table:table-cell>
          <table:table-cell office:value-type="float" office:value="-0.31947">
            <text:p>-0.31947</text:p>
          </table:table-cell>
          <table:table-cell office:value-type="float" office:value="0.270968">
            <text:p>0.270968</text:p>
          </table:table-cell>
          <table:table-cell office:value-type="float" office:value="0.000273">
            <text:p>0.000273</text:p>
          </table:table-cell>
          <table:table-cell office:value-type="float" office:value="-0.017281">
            <text:p>-0.017281</text:p>
          </table:table-cell>
          <table:table-cell office:value-type="float" office:value="-0.055101">
            <text:p>-0.055101</text:p>
          </table:table-cell>
          <table:table-cell office:value-type="float" office:value="0.005367">
            <text:p>0.005367</text:p>
          </table:table-cell>
          <table:table-cell office:value-type="float" office:value="0.000642">
            <text:p>0.000642</text:p>
          </table:table-cell>
          <table:table-cell office:value-type="float" office:value="-0.044419">
            <text:p>-0.044419</text:p>
          </table:table-cell>
          <table:table-cell office:value-type="float" office:value="1336387223.8094">
            <text:p>1336387223.8094</text:p>
          </table:table-cell>
          <table:table-cell table:number-columns-repeated="84"/>
        </table:table-row>
        <table:table-row table:style-name="ro2">
          <table:table-cell office:value-type="float" office:value="383.153320074">
            <text:p>383.153320074</text:p>
          </table:table-cell>
          <table:table-cell office:value-type="float" office:value="-0.370409">
            <text:p>-0.370409</text:p>
          </table:table-cell>
          <table:table-cell office:value-type="float" office:value="5.454571">
            <text:p>5.454571</text:p>
          </table:table-cell>
          <table:table-cell office:value-type="float" office:value="-0.310384">
            <text:p>-0.310384</text:p>
          </table:table-cell>
          <table:table-cell office:value-type="float" office:value="0.083855">
            <text:p>0.083855</text:p>
          </table:table-cell>
          <table:table-cell office:value-type="float" office:value="-0.015417">
            <text:p>-0.015417</text:p>
          </table:table-cell>
          <table:table-cell office:value-type="float" office:value="0.021135">
            <text:p>0.021135</text:p>
          </table:table-cell>
          <table:table-cell office:value-type="float" office:value="-0.004265">
            <text:p>-0.004265</text:p>
          </table:table-cell>
          <table:table-cell office:value-type="float" office:value="-0.142498">
            <text:p>-0.142498</text:p>
          </table:table-cell>
          <table:table-cell office:value-type="float" office:value="-0.025997">
            <text:p>-0.025997</text:p>
          </table:table-cell>
          <table:table-cell office:value-type="float" office:value="-0.021159">
            <text:p>-0.021159</text:p>
          </table:table-cell>
          <table:table-cell office:value-type="float" office:value="0.028461">
            <text:p>0.028461</text:p>
          </table:table-cell>
          <table:table-cell office:value-type="float" office:value="-0.052137">
            <text:p>-0.052137</text:p>
          </table:table-cell>
          <table:table-cell office:value-type="float" office:value="-0.27974">
            <text:p>-0.27974</text:p>
          </table:table-cell>
          <table:table-cell office:value-type="float" office:value="6.625566">
            <text:p>6.625566</text:p>
          </table:table-cell>
          <table:table-cell office:value-type="float" office:value="0.668559">
            <text:p>0.668559</text:p>
          </table:table-cell>
          <table:table-cell office:value-type="float" office:value="0.475826">
            <text:p>0.475826</text:p>
          </table:table-cell>
          <table:table-cell office:value-type="float" office:value="-0.248531">
            <text:p>-0.248531</text:p>
          </table:table-cell>
          <table:table-cell office:value-type="float" office:value="0.117909">
            <text:p>0.117909</text:p>
          </table:table-cell>
          <table:table-cell office:value-type="float" office:value="-0.018309">
            <text:p>-0.018309</text:p>
          </table:table-cell>
          <table:table-cell office:value-type="float" office:value="-0.1554">
            <text:p>-0.1554</text:p>
          </table:table-cell>
          <table:table-cell office:value-type="float" office:value="-0.029043">
            <text:p>-0.029043</text:p>
          </table:table-cell>
          <table:table-cell office:value-type="float" office:value="-0.025677">
            <text:p>-0.025677</text:p>
          </table:table-cell>
          <table:table-cell office:value-type="float" office:value="0.033825">
            <text:p>0.033825</text:p>
          </table:table-cell>
          <table:table-cell office:value-type="float" office:value="-0.052297">
            <text:p>-0.052297</text:p>
          </table:table-cell>
          <table:table-cell office:value-type="float" office:value="1336387227.48117">
            <text:p>1336387227.48117</text:p>
          </table:table-cell>
          <table:table-cell table:number-columns-repeated="84"/>
        </table:table-row>
        <table:table-row table:style-name="ro2">
          <table:table-cell office:value-type="float" office:value="384.542636156">
            <text:p>384.542636156</text:p>
          </table:table-cell>
          <table:table-cell office:value-type="float" office:value="-0.371417">
            <text:p>-0.371417</text:p>
          </table:table-cell>
          <table:table-cell office:value-type="float" office:value="5.260253">
            <text:p>5.260253</text:p>
          </table:table-cell>
          <table:table-cell office:value-type="float" office:value="-0.363042">
            <text:p>-0.363042</text:p>
          </table:table-cell>
          <table:table-cell office:value-type="float" office:value="0.055387">
            <text:p>0.055387</text:p>
          </table:table-cell>
          <table:table-cell office:value-type="float" office:value="0.030084">
            <text:p>0.030084</text:p>
          </table:table-cell>
          <table:table-cell office:value-type="float" office:value="-0.0477">
            <text:p>-0.0477</text:p>
          </table:table-cell>
          <table:table-cell office:value-type="float" office:value="-0.016655">
            <text:p>-0.016655</text:p>
          </table:table-cell>
          <table:table-cell office:value-type="float" office:value="-0.086927">
            <text:p>-0.086927</text:p>
          </table:table-cell>
          <table:table-cell office:value-type="float" office:value="0.024711">
            <text:p>0.024711</text:p>
          </table:table-cell>
          <table:table-cell office:value-type="float" office:value="0.002875">
            <text:p>0.002875</text:p>
          </table:table-cell>
          <table:table-cell office:value-type="float" office:value="-0.020824">
            <text:p>-0.020824</text:p>
          </table:table-cell>
          <table:table-cell office:value-type="float" office:value="-0.001068">
            <text:p>-0.001068</text:p>
          </table:table-cell>
          <table:table-cell office:value-type="float" office:value="-0.250903">
            <text:p>-0.250903</text:p>
          </table:table-cell>
          <table:table-cell office:value-type="float" office:value="6.454336">
            <text:p>6.454336</text:p>
          </table:table-cell>
          <table:table-cell office:value-type="float" office:value="0.531678">
            <text:p>0.531678</text:p>
          </table:table-cell>
          <table:table-cell office:value-type="float" office:value="0.450997">
            <text:p>0.450997</text:p>
          </table:table-cell>
          <table:table-cell office:value-type="float" office:value="-0.173255">
            <text:p>-0.173255</text:p>
          </table:table-cell>
          <table:table-cell office:value-type="float" office:value="0.074302">
            <text:p>0.074302</text:p>
          </table:table-cell>
          <table:table-cell office:value-type="float" office:value="-0.019735">
            <text:p>-0.019735</text:p>
          </table:table-cell>
          <table:table-cell office:value-type="float" office:value="-0.106427">
            <text:p>-0.106427</text:p>
          </table:table-cell>
          <table:table-cell office:value-type="float" office:value="0.026074">
            <text:p>0.026074</text:p>
          </table:table-cell>
          <table:table-cell office:value-type="float" office:value="-0.004192">
            <text:p>-0.004192</text:p>
          </table:table-cell>
          <table:table-cell office:value-type="float" office:value="-0.0195">
            <text:p>-0.0195</text:p>
          </table:table-cell>
          <table:table-cell office:value-type="float" office:value="-0.001048">
            <text:p>-0.001048</text:p>
          </table:table-cell>
          <table:table-cell office:value-type="float" office:value="1336387228.87049">
            <text:p>1336387228.87049</text:p>
          </table:table-cell>
          <table:table-cell table:number-columns-repeated="84"/>
        </table:table-row>
        <table:table-row table:style-name="ro2">
          <table:table-cell office:value-type="float" office:value="386.725849152">
            <text:p>386.725849152</text:p>
          </table:table-cell>
          <table:table-cell office:value-type="float" office:value="-0.415594">
            <text:p>-0.415594</text:p>
          </table:table-cell>
          <table:table-cell office:value-type="float" office:value="5.069666">
            <text:p>5.069666</text:p>
          </table:table-cell>
          <table:table-cell office:value-type="float" office:value="-0.318608">
            <text:p>-0.318608</text:p>
          </table:table-cell>
          <table:table-cell office:value-type="float" office:value="0.061574">
            <text:p>0.061574</text:p>
          </table:table-cell>
          <table:table-cell office:value-type="float" office:value="-0.01518">
            <text:p>-0.01518</text:p>
          </table:table-cell>
          <table:table-cell office:value-type="float" office:value="-0.052541">
            <text:p>-0.052541</text:p>
          </table:table-cell>
          <table:table-cell office:value-type="float" office:value="0.010754">
            <text:p>0.010754</text:p>
          </table:table-cell>
          <table:table-cell office:value-type="float" office:value="-0.059924">
            <text:p>-0.059924</text:p>
          </table:table-cell>
          <table:table-cell office:value-type="float" office:value="0.008125">
            <text:p>0.008125</text:p>
          </table:table-cell>
          <table:table-cell office:value-type="float" office:value="-0.001617">
            <text:p>-0.001617</text:p>
          </table:table-cell>
          <table:table-cell office:value-type="float" office:value="-0.001041">
            <text:p>-0.001041</text:p>
          </table:table-cell>
          <table:table-cell office:value-type="float" office:value="0.011498">
            <text:p>0.011498</text:p>
          </table:table-cell>
          <table:table-cell office:value-type="float" office:value="-0.267259">
            <text:p>-0.267259</text:p>
          </table:table-cell>
          <table:table-cell office:value-type="float" office:value="6.218539">
            <text:p>6.218539</text:p>
          </table:table-cell>
          <table:table-cell office:value-type="float" office:value="0.474958">
            <text:p>0.474958</text:p>
          </table:table-cell>
          <table:table-cell office:value-type="float" office:value="0.445816">
            <text:p>0.445816</text:p>
          </table:table-cell>
          <table:table-cell office:value-type="float" office:value="-0.210533">
            <text:p>-0.210533</text:p>
          </table:table-cell>
          <table:table-cell office:value-type="float" office:value="0.053227">
            <text:p>0.053227</text:p>
          </table:table-cell>
          <table:table-cell office:value-type="float" office:value="0.00334">
            <text:p>0.00334</text:p>
          </table:table-cell>
          <table:table-cell office:value-type="float" office:value="-0.079011">
            <text:p>-0.079011</text:p>
          </table:table-cell>
          <table:table-cell office:value-type="float" office:value="0.010242">
            <text:p>0.010242</text:p>
          </table:table-cell>
          <table:table-cell office:value-type="float" office:value="-0.008241">
            <text:p>-0.008241</text:p>
          </table:table-cell>
          <table:table-cell office:value-type="float" office:value="0.002325">
            <text:p>0.002325</text:p>
          </table:table-cell>
          <table:table-cell office:value-type="float" office:value="0.011351">
            <text:p>0.011351</text:p>
          </table:table-cell>
          <table:table-cell office:value-type="float" office:value="1336387231.0537">
            <text:p>1336387231.0537</text:p>
          </table:table-cell>
          <table:table-cell table:number-columns-repeated="84"/>
        </table:table-row>
        <table:table-row table:style-name="ro2">
          <table:table-cell office:value-type="float" office:value="390.000668049">
            <text:p>390.000668049</text:p>
          </table:table-cell>
          <table:table-cell office:value-type="float" office:value="-0.391023">
            <text:p>-0.391023</text:p>
          </table:table-cell>
          <table:table-cell office:value-type="float" office:value="4.870597">
            <text:p>4.870597</text:p>
          </table:table-cell>
          <table:table-cell office:value-type="float" office:value="-0.303592">
            <text:p>-0.303592</text:p>
          </table:table-cell>
          <table:table-cell office:value-type="float" office:value="0.055667">
            <text:p>0.055667</text:p>
          </table:table-cell>
          <table:table-cell office:value-type="float" office:value="-0.020889">
            <text:p>-0.020889</text:p>
          </table:table-cell>
          <table:table-cell office:value-type="float" office:value="-0.01516">
            <text:p>-0.01516</text:p>
          </table:table-cell>
          <table:table-cell office:value-type="float" office:value="0.008095">
            <text:p>0.008095</text:p>
          </table:table-cell>
          <table:table-cell office:value-type="float" office:value="-0.077054">
            <text:p>-0.077054</text:p>
          </table:table-cell>
          <table:table-cell office:value-type="float" office:value="-0.010448">
            <text:p>-0.010448</text:p>
          </table:table-cell>
          <table:table-cell office:value-type="float" office:value="-0.010792">
            <text:p>-0.010792</text:p>
          </table:table-cell>
          <table:table-cell office:value-type="float" office:value="0.019586">
            <text:p>0.019586</text:p>
          </table:table-cell>
          <table:table-cell office:value-type="float" office:value="-0.006892">
            <text:p>-0.006892</text:p>
          </table:table-cell>
          <table:table-cell office:value-type="float" office:value="-0.226418">
            <text:p>-0.226418</text:p>
          </table:table-cell>
          <table:table-cell office:value-type="float" office:value="5.972446">
            <text:p>5.972446</text:p>
          </table:table-cell>
          <table:table-cell office:value-type="float" office:value="0.397731">
            <text:p>0.397731</text:p>
          </table:table-cell>
          <table:table-cell office:value-type="float" office:value="0.410636">
            <text:p>0.410636</text:p>
          </table:table-cell>
          <table:table-cell office:value-type="float" office:value="-0.219545">
            <text:p>-0.219545</text:p>
          </table:table-cell>
          <table:table-cell office:value-type="float" office:value="0.090956">
            <text:p>0.090956</text:p>
          </table:table-cell>
          <table:table-cell office:value-type="float" office:value="0.001076">
            <text:p>0.001076</text:p>
          </table:table-cell>
          <table:table-cell office:value-type="float" office:value="-0.08982">
            <text:p>-0.08982</text:p>
          </table:table-cell>
          <table:table-cell office:value-type="float" office:value="-0.008911">
            <text:p>-0.008911</text:p>
          </table:table-cell>
          <table:table-cell office:value-type="float" office:value="-0.014855">
            <text:p>-0.014855</text:p>
          </table:table-cell>
          <table:table-cell office:value-type="float" office:value="0.021998">
            <text:p>0.021998</text:p>
          </table:table-cell>
          <table:table-cell office:value-type="float" office:value="-0.007425">
            <text:p>-0.007425</text:p>
          </table:table-cell>
          <table:table-cell office:value-type="float" office:value="1336387234.32852">
            <text:p>1336387234.32852</text:p>
          </table:table-cell>
          <table:table-cell table:number-columns-repeated="84"/>
        </table:table-row>
        <table:table-row table:style-name="ro2">
          <table:table-cell office:value-type="float" office:value="392.58082819">
            <text:p>392.58082819</text:p>
          </table:table-cell>
          <table:table-cell office:value-type="float" office:value="-0.372336">
            <text:p>-0.372336</text:p>
          </table:table-cell>
          <table:table-cell office:value-type="float" office:value="4.673286">
            <text:p>4.673286</text:p>
          </table:table-cell>
          <table:table-cell office:value-type="float" office:value="-0.341125">
            <text:p>-0.341125</text:p>
          </table:table-cell>
          <table:table-cell office:value-type="float" office:value="0.028198">
            <text:p>0.028198</text:p>
          </table:table-cell>
          <table:table-cell office:value-type="float" office:value="0.03056">
            <text:p>0.03056</text:p>
          </table:table-cell>
          <table:table-cell office:value-type="float" office:value="-0.030089">
            <text:p>-0.030089</text:p>
          </table:table-cell>
          <table:table-cell office:value-type="float" office:value="-0.055525">
            <text:p>-0.055525</text:p>
          </table:table-cell>
          <table:table-cell office:value-type="float" office:value="-0.1771">
            <text:p>-0.1771</text:p>
          </table:table-cell>
          <table:table-cell office:value-type="float" office:value="-0.004297">
            <text:p>-0.004297</text:p>
          </table:table-cell>
          <table:table-cell office:value-type="float" office:value="0.019166">
            <text:p>0.019166</text:p>
          </table:table-cell>
          <table:table-cell office:value-type="float" office:value="-0.036801">
            <text:p>-0.036801</text:p>
          </table:table-cell>
          <table:table-cell office:value-type="float" office:value="-0.035149">
            <text:p>-0.035149</text:p>
          </table:table-cell>
          <table:table-cell office:value-type="float" office:value="-0.180617">
            <text:p>-0.180617</text:p>
          </table:table-cell>
          <table:table-cell office:value-type="float" office:value="5.772475">
            <text:p>5.772475</text:p>
          </table:table-cell>
          <table:table-cell office:value-type="float" office:value="0.287469">
            <text:p>0.287469</text:p>
          </table:table-cell>
          <table:table-cell office:value-type="float" office:value="0.371876">
            <text:p>0.371876</text:p>
          </table:table-cell>
          <table:table-cell office:value-type="float" office:value="-0.15986">
            <text:p>-0.15986</text:p>
          </table:table-cell>
          <table:table-cell office:value-type="float" office:value="0.096133">
            <text:p>0.096133</text:p>
          </table:table-cell>
          <table:table-cell office:value-type="float" office:value="-0.065567">
            <text:p>-0.065567</text:p>
          </table:table-cell>
          <table:table-cell office:value-type="float" office:value="-0.186136">
            <text:p>-0.186136</text:p>
          </table:table-cell>
          <table:table-cell office:value-type="float" office:value="-0.000951">
            <text:p>-0.000951</text:p>
          </table:table-cell>
          <table:table-cell office:value-type="float" office:value="0.017193">
            <text:p>0.017193</text:p>
          </table:table-cell>
          <table:table-cell office:value-type="float" office:value="-0.033234">
            <text:p>-0.033234</text:p>
          </table:table-cell>
          <table:table-cell office:value-type="float" office:value="-0.034589">
            <text:p>-0.034589</text:p>
          </table:table-cell>
          <table:table-cell office:value-type="float" office:value="1336387236.90868">
            <text:p>1336387236.90868</text:p>
          </table:table-cell>
          <table:table-cell table:number-columns-repeated="84"/>
        </table:table-row>
        <table:table-row table:style-name="ro2">
          <table:table-cell office:value-type="float" office:value="393.672434092">
            <text:p>393.672434092</text:p>
          </table:table-cell>
          <table:table-cell office:value-type="float" office:value="-0.439011">
            <text:p>-0.439011</text:p>
          </table:table-cell>
          <table:table-cell office:value-type="float" office:value="4.482091">
            <text:p>4.482091</text:p>
          </table:table-cell>
          <table:table-cell office:value-type="float" office:value="-0.349407">
            <text:p>-0.349407</text:p>
          </table:table-cell>
          <table:table-cell office:value-type="float" office:value="0.047915">
            <text:p>0.047915</text:p>
          </table:table-cell>
          <table:table-cell office:value-type="float" office:value="-0.008538">
            <text:p>-0.008538</text:p>
          </table:table-cell>
          <table:table-cell office:value-type="float" office:value="-0.069546">
            <text:p>-0.069546</text:p>
          </table:table-cell>
          <table:table-cell office:value-type="float" office:value="0.030708">
            <text:p>0.030708</text:p>
          </table:table-cell>
          <table:table-cell office:value-type="float" office:value="-0.112749">
            <text:p>-0.112749</text:p>
          </table:table-cell>
          <table:table-cell office:value-type="float" office:value="-0.015636">
            <text:p>-0.015636</text:p>
          </table:table-cell>
          <table:table-cell office:value-type="float" office:value="-0.021181">
            <text:p>-0.021181</text:p>
          </table:table-cell>
          <table:table-cell office:value-type="float" office:value="0.019253">
            <text:p>0.019253</text:p>
          </table:table-cell>
          <table:table-cell office:value-type="float" office:value="0.012956">
            <text:p>0.012956</text:p>
          </table:table-cell>
          <table:table-cell office:value-type="float" office:value="-0.220967">
            <text:p>-0.220967</text:p>
          </table:table-cell>
          <table:table-cell office:value-type="float" office:value="5.578786">
            <text:p>5.578786</text:p>
          </table:table-cell>
          <table:table-cell office:value-type="float" office:value="0.202232">
            <text:p>0.202232</text:p>
          </table:table-cell>
          <table:table-cell office:value-type="float" office:value="0.398264">
            <text:p>0.398264</text:p>
          </table:table-cell>
          <table:table-cell office:value-type="float" office:value="-0.179756">
            <text:p>-0.179756</text:p>
          </table:table-cell>
          <table:table-cell office:value-type="float" office:value="0.046997">
            <text:p>0.046997</text:p>
          </table:table-cell>
          <table:table-cell office:value-type="float" office:value="0.0215">
            <text:p>0.0215</text:p>
          </table:table-cell>
          <table:table-cell office:value-type="float" office:value="-0.119826">
            <text:p>-0.119826</text:p>
          </table:table-cell>
          <table:table-cell office:value-type="float" office:value="-0.014456">
            <text:p>-0.014456</text:p>
          </table:table-cell>
          <table:table-cell office:value-type="float" office:value="-0.023033">
            <text:p>-0.023033</text:p>
          </table:table-cell>
          <table:table-cell office:value-type="float" office:value="0.022958">
            <text:p>0.022958</text:p>
          </table:table-cell>
          <table:table-cell office:value-type="float" office:value="0.013198">
            <text:p>0.013198</text:p>
          </table:table-cell>
          <table:table-cell office:value-type="float" office:value="1336387238.00028">
            <text:p>1336387238.00028</text:p>
          </table:table-cell>
          <table:table-cell table:number-columns-repeated="84"/>
        </table:table-row>
        <table:table-row table:style-name="ro2">
          <table:table-cell office:value-type="float" office:value="395.45870018">
            <text:p>395.45870018</text:p>
          </table:table-cell>
          <table:table-cell office:value-type="float" office:value="-0.397859">
            <text:p>-0.397859</text:p>
          </table:table-cell>
          <table:table-cell office:value-type="float" office:value="4.27891">
            <text:p>4.27891</text:p>
          </table:table-cell>
          <table:table-cell office:value-type="float" office:value="-0.386482">
            <text:p>-0.386482</text:p>
          </table:table-cell>
          <table:table-cell office:value-type="float" office:value="0.009882">
            <text:p>0.009882</text:p>
          </table:table-cell>
          <table:table-cell office:value-type="float" office:value="0.024707">
            <text:p>0.024707</text:p>
          </table:table-cell>
          <table:table-cell office:value-type="float" office:value="-0.044789">
            <text:p>-0.044789</text:p>
          </table:table-cell>
          <table:table-cell office:value-type="float" office:value="0.024565">
            <text:p>0.024565</text:p>
          </table:table-cell>
          <table:table-cell office:value-type="float" office:value="-0.115494">
            <text:p>-0.115494</text:p>
          </table:table-cell>
          <table:table-cell office:value-type="float" office:value="0.005986">
            <text:p>0.005986</text:p>
          </table:table-cell>
          <table:table-cell office:value-type="float" office:value="0.00113">
            <text:p>0.00113</text:p>
          </table:table-cell>
          <table:table-cell office:value-type="float" office:value="-0.014485">
            <text:p>-0.014485</text:p>
          </table:table-cell>
          <table:table-cell office:value-type="float" office:value="0.060786">
            <text:p>0.060786</text:p>
          </table:table-cell>
          <table:table-cell office:value-type="float" office:value="-0.155348">
            <text:p>-0.155348</text:p>
          </table:table-cell>
          <table:table-cell office:value-type="float" office:value="5.39439">
            <text:p>5.39439</text:p>
          </table:table-cell>
          <table:table-cell office:value-type="float" office:value="0.104008">
            <text:p>0.104008</text:p>
          </table:table-cell>
          <table:table-cell office:value-type="float" office:value="0.350372">
            <text:p>0.350372</text:p>
          </table:table-cell>
          <table:table-cell office:value-type="float" office:value="-0.150969">
            <text:p>-0.150969</text:p>
          </table:table-cell>
          <table:table-cell office:value-type="float" office:value="0.085048">
            <text:p>0.085048</text:p>
          </table:table-cell>
          <table:table-cell office:value-type="float" office:value="0.019839">
            <text:p>0.019839</text:p>
          </table:table-cell>
          <table:table-cell office:value-type="float" office:value="-0.132183">
            <text:p>-0.132183</text:p>
          </table:table-cell>
          <table:table-cell office:value-type="float" office:value="0.010183">
            <text:p>0.010183</text:p>
          </table:table-cell>
          <table:table-cell office:value-type="float" office:value="-0.004026">
            <text:p>-0.004026</text:p>
          </table:table-cell>
          <table:table-cell office:value-type="float" office:value="-0.012273">
            <text:p>-0.012273</text:p>
          </table:table-cell>
          <table:table-cell office:value-type="float" office:value="0.060764">
            <text:p>0.060764</text:p>
          </table:table-cell>
          <table:table-cell office:value-type="float" office:value="1336387239.78655">
            <text:p>1336387239.78655</text:p>
          </table:table-cell>
          <table:table-cell table:number-columns-repeated="84"/>
        </table:table-row>
        <table:table-row table:style-name="ro2">
          <table:table-cell office:value-type="float" office:value="397.244965076">
            <text:p>397.244965076</text:p>
          </table:table-cell>
          <table:table-cell office:value-type="float" office:value="-0.363065">
            <text:p>-0.363065</text:p>
          </table:table-cell>
          <table:table-cell office:value-type="float" office:value="4.070746">
            <text:p>4.070746</text:p>
          </table:table-cell>
          <table:table-cell office:value-type="float" office:value="-0.378915">
            <text:p>-0.378915</text:p>
          </table:table-cell>
          <table:table-cell office:value-type="float" office:value="0.014516">
            <text:p>0.014516</text:p>
          </table:table-cell>
          <table:table-cell office:value-type="float" office:value="-0.00238">
            <text:p>-0.00238</text:p>
          </table:table-cell>
          <table:table-cell office:value-type="float" office:value="0.063492">
            <text:p>0.063492</text:p>
          </table:table-cell>
          <table:table-cell office:value-type="float" office:value="-0.02168">
            <text:p>-0.02168</text:p>
          </table:table-cell>
          <table:table-cell office:value-type="float" office:value="-0.209004">
            <text:p>-0.209004</text:p>
          </table:table-cell>
          <table:table-cell office:value-type="float" office:value="0.003886">
            <text:p>0.003886</text:p>
          </table:table-cell>
          <table:table-cell office:value-type="float" office:value="-0.016672">
            <text:p>-0.016672</text:p>
          </table:table-cell>
          <table:table-cell office:value-type="float" office:value="0.010383">
            <text:p>0.010383</text:p>
          </table:table-cell>
          <table:table-cell office:value-type="float" office:value="-0.028715">
            <text:p>-0.028715</text:p>
          </table:table-cell>
          <table:table-cell office:value-type="float" office:value="-0.091487">
            <text:p>-0.091487</text:p>
          </table:table-cell>
          <table:table-cell office:value-type="float" office:value="5.170995">
            <text:p>5.170995</text:p>
          </table:table-cell>
          <table:table-cell office:value-type="float" office:value="0.046104">
            <text:p>0.046104</text:p>
          </table:table-cell>
          <table:table-cell office:value-type="float" office:value="0.327134">
            <text:p>0.327134</text:p>
          </table:table-cell>
          <table:table-cell office:value-type="float" office:value="-0.20808">
            <text:p>-0.20808</text:p>
          </table:table-cell>
          <table:table-cell office:value-type="float" office:value="0.18147">
            <text:p>0.18147</text:p>
          </table:table-cell>
          <table:table-cell office:value-type="float" office:value="-0.033378">
            <text:p>-0.033378</text:p>
          </table:table-cell>
          <table:table-cell office:value-type="float" office:value="-0.235057">
            <text:p>-0.235057</text:p>
          </table:table-cell>
          <table:table-cell office:value-type="float" office:value="0.007295">
            <text:p>0.007295</text:p>
          </table:table-cell>
          <table:table-cell office:value-type="float" office:value="-0.025783">
            <text:p>-0.025783</text:p>
          </table:table-cell>
          <table:table-cell office:value-type="float" office:value="0.014377">
            <text:p>0.014377</text:p>
          </table:table-cell>
          <table:table-cell office:value-type="float" office:value="-0.029301">
            <text:p>-0.029301</text:p>
          </table:table-cell>
          <table:table-cell office:value-type="float" office:value="1336387241.57281">
            <text:p>1336387241.57281</text:p>
          </table:table-cell>
          <table:table-cell table:number-columns-repeated="84"/>
        </table:table-row>
        <table:table-row table:style-name="ro2">
          <table:table-cell office:value-type="float" office:value="398.237334013">
            <text:p>398.237334013</text:p>
          </table:table-cell>
          <table:table-cell office:value-type="float" office:value="-0.371376">
            <text:p>-0.371376</text:p>
          </table:table-cell>
          <table:table-cell office:value-type="float" office:value="3.862355">
            <text:p>3.862355</text:p>
          </table:table-cell>
          <table:table-cell office:value-type="float" office:value="-0.378121">
            <text:p>-0.378121</text:p>
          </table:table-cell>
          <table:table-cell office:value-type="float" office:value="-0.001966">
            <text:p>-0.001966</text:p>
          </table:table-cell>
          <table:table-cell office:value-type="float" office:value="0.008337">
            <text:p>0.008337</text:p>
          </table:table-cell>
          <table:table-cell office:value-type="float" office:value="0.03515">
            <text:p>0.03515</text:p>
          </table:table-cell>
          <table:table-cell office:value-type="float" office:value="-0.050767">
            <text:p>-0.050767</text:p>
          </table:table-cell>
          <table:table-cell office:value-type="float" office:value="-0.230915">
            <text:p>-0.230915</text:p>
          </table:table-cell>
          <table:table-cell office:value-type="float" office:value="-0.014597">
            <text:p>-0.014597</text:p>
          </table:table-cell>
          <table:table-cell office:value-type="float" office:value="0.022207">
            <text:p>0.022207</text:p>
          </table:table-cell>
          <table:table-cell office:value-type="float" office:value="0.016338">
            <text:p>0.016338</text:p>
          </table:table-cell>
          <table:table-cell office:value-type="float" office:value="-0.049637">
            <text:p>-0.049637</text:p>
          </table:table-cell>
          <table:table-cell office:value-type="float" office:value="-0.069241">
            <text:p>-0.069241</text:p>
          </table:table-cell>
          <table:table-cell office:value-type="float" office:value="4.948131">
            <text:p>4.948131</text:p>
          </table:table-cell>
          <table:table-cell office:value-type="float" office:value="-0.027369">
            <text:p>-0.027369</text:p>
          </table:table-cell>
          <table:table-cell office:value-type="float" office:value="0.306317">
            <text:p>0.306317</text:p>
          </table:table-cell>
          <table:table-cell office:value-type="float" office:value="-0.185171">
            <text:p>-0.185171</text:p>
          </table:table-cell>
          <table:table-cell office:value-type="float" office:value="0.158125">
            <text:p>0.158125</text:p>
          </table:table-cell>
          <table:table-cell office:value-type="float" office:value="-0.064664">
            <text:p>-0.064664</text:p>
          </table:table-cell>
          <table:table-cell office:value-type="float" office:value="-0.266909">
            <text:p>-0.266909</text:p>
          </table:table-cell>
          <table:table-cell office:value-type="float" office:value="-0.008664">
            <text:p>-0.008664</text:p>
          </table:table-cell>
          <table:table-cell office:value-type="float" office:value="0.008906">
            <text:p>0.008906</text:p>
          </table:table-cell>
          <table:table-cell office:value-type="float" office:value="0.020202">
            <text:p>0.020202</text:p>
          </table:table-cell>
          <table:table-cell office:value-type="float" office:value="-0.051071">
            <text:p>-0.051071</text:p>
          </table:table-cell>
          <table:table-cell office:value-type="float" office:value="1336387242.56518">
            <text:p>1336387242.56518</text:p>
          </table:table-cell>
          <table:table-cell table:number-columns-repeated="84"/>
        </table:table-row>
        <table:table-row table:style-name="ro2">
          <table:table-cell office:value-type="float" office:value="399.130467176">
            <text:p>399.130467176</text:p>
          </table:table-cell>
          <table:table-cell office:value-type="float" office:value="-0.409545">
            <text:p>-0.409545</text:p>
          </table:table-cell>
          <table:table-cell office:value-type="float" office:value="3.654623">
            <text:p>3.654623</text:p>
          </table:table-cell>
          <table:table-cell office:value-type="float" office:value="-0.390374">
            <text:p>-0.390374</text:p>
          </table:table-cell>
          <table:table-cell office:value-type="float" office:value="0.0175">
            <text:p>0.0175</text:p>
          </table:table-cell>
          <table:table-cell office:value-type="float" office:value="0.022834">
            <text:p>0.022834</text:p>
          </table:table-cell>
          <table:table-cell office:value-type="float" office:value="-0.009218">
            <text:p>-0.009218</text:p>
          </table:table-cell>
          <table:table-cell office:value-type="float" office:value="-0.02007">
            <text:p>-0.02007</text:p>
          </table:table-cell>
          <table:table-cell office:value-type="float" office:value="-0.146172">
            <text:p>-0.146172</text:p>
          </table:table-cell>
          <table:table-cell office:value-type="float" office:value="-0.026718">
            <text:p>-0.026718</text:p>
          </table:table-cell>
          <table:table-cell office:value-type="float" office:value="0.014637">
            <text:p>0.014637</text:p>
          </table:table-cell>
          <table:table-cell office:value-type="float" office:value="-0.024064">
            <text:p>-0.024064</text:p>
          </table:table-cell>
          <table:table-cell office:value-type="float" office:value="0.009696">
            <text:p>0.009696</text:p>
          </table:table-cell>
          <table:table-cell office:value-type="float" office:value="-0.075464">
            <text:p>-0.075464</text:p>
          </table:table-cell>
          <table:table-cell office:value-type="float" office:value="4.719342">
            <text:p>4.719342</text:p>
          </table:table-cell>
          <table:table-cell office:value-type="float" office:value="-0.11591">
            <text:p>-0.11591</text:p>
          </table:table-cell>
          <table:table-cell office:value-type="float" office:value="0.321182">
            <text:p>0.321182</text:p>
          </table:table-cell>
          <table:table-cell office:value-type="float" office:value="-0.154082">
            <text:p>-0.154082</text:p>
          </table:table-cell>
          <table:table-cell office:value-type="float" office:value="0.119633">
            <text:p>0.119633</text:p>
          </table:table-cell>
          <table:table-cell office:value-type="float" office:value="-0.032572">
            <text:p>-0.032572</text:p>
          </table:table-cell>
          <table:table-cell office:value-type="float" office:value="-0.181876">
            <text:p>-0.181876</text:p>
          </table:table-cell>
          <table:table-cell office:value-type="float" office:value="-0.024108">
            <text:p>-0.024108</text:p>
          </table:table-cell>
          <table:table-cell office:value-type="float" office:value="0.002017">
            <text:p>0.002017</text:p>
          </table:table-cell>
          <table:table-cell office:value-type="float" office:value="-0.019448">
            <text:p>-0.019448</text:p>
          </table:table-cell>
          <table:table-cell office:value-type="float" office:value="0.008769">
            <text:p>0.008769</text:p>
          </table:table-cell>
          <table:table-cell office:value-type="float" office:value="1336387243.45832">
            <text:p>1336387243.45832</text:p>
          </table:table-cell>
          <table:table-cell table:number-columns-repeated="84"/>
        </table:table-row>
        <table:table-row table:style-name="ro2">
          <table:table-cell office:value-type="float" office:value="400.519783974">
            <text:p>400.519783974</text:p>
          </table:table-cell>
          <table:table-cell office:value-type="float" office:value="-0.440214">
            <text:p>-0.440214</text:p>
          </table:table-cell>
          <table:table-cell office:value-type="float" office:value="3.452499">
            <text:p>3.452499</text:p>
          </table:table-cell>
          <table:table-cell office:value-type="float" office:value="-0.430394">
            <text:p>-0.430394</text:p>
          </table:table-cell>
          <table:table-cell office:value-type="float" office:value="0.038138">
            <text:p>0.038138</text:p>
          </table:table-cell>
          <table:table-cell office:value-type="float" office:value="-0.010831">
            <text:p>-0.010831</text:p>
          </table:table-cell>
          <table:table-cell office:value-type="float" office:value="0.003658">
            <text:p>0.003658</text:p>
          </table:table-cell>
          <table:table-cell office:value-type="float" office:value="0.015158">
            <text:p>0.015158</text:p>
          </table:table-cell>
          <table:table-cell office:value-type="float" office:value="-0.124981">
            <text:p>-0.124981</text:p>
          </table:table-cell>
          <table:table-cell office:value-type="float" office:value="-0.005993">
            <text:p>-0.005993</text:p>
          </table:table-cell>
          <table:table-cell office:value-type="float" office:value="-0.007164">
            <text:p>-0.007164</text:p>
          </table:table-cell>
          <table:table-cell office:value-type="float" office:value="0.019029">
            <text:p>0.019029</text:p>
          </table:table-cell>
          <table:table-cell office:value-type="float" office:value="0.026921">
            <text:p>0.026921</text:p>
          </table:table-cell>
          <table:table-cell office:value-type="float" office:value="-0.07551">
            <text:p>-0.07551</text:p>
          </table:table-cell>
          <table:table-cell office:value-type="float" office:value="4.488498">
            <text:p>4.488498</text:p>
          </table:table-cell>
          <table:table-cell office:value-type="float" office:value="-0.233083">
            <text:p>-0.233083</text:p>
          </table:table-cell>
          <table:table-cell office:value-type="float" office:value="0.323632">
            <text:p>0.323632</text:p>
          </table:table-cell>
          <table:table-cell office:value-type="float" office:value="-0.183565">
            <text:p>-0.183565</text:p>
          </table:table-cell>
          <table:table-cell office:value-type="float" office:value="0.122711">
            <text:p>0.122711</text:p>
          </table:table-cell>
          <table:table-cell office:value-type="float" office:value="0.01446">
            <text:p>0.01446</text:p>
          </table:table-cell>
          <table:table-cell office:value-type="float" office:value="-0.141227">
            <text:p>-0.141227</text:p>
          </table:table-cell>
          <table:table-cell office:value-type="float" office:value="-0.004318">
            <text:p>-0.004318</text:p>
          </table:table-cell>
          <table:table-cell office:value-type="float" office:value="-0.012918">
            <text:p>-0.012918</text:p>
          </table:table-cell>
          <table:table-cell office:value-type="float" office:value="0.019301">
            <text:p>0.019301</text:p>
          </table:table-cell>
          <table:table-cell office:value-type="float" office:value="0.0265">
            <text:p>0.0265</text:p>
          </table:table-cell>
          <table:table-cell office:value-type="float" office:value="1336387244.84763">
            <text:p>1336387244.84763</text:p>
          </table:table-cell>
          <table:table-cell table:number-columns-repeated="84"/>
        </table:table-row>
        <table:table-row table:style-name="ro2">
          <table:table-cell office:value-type="float" office:value="402.107573986">
            <text:p>402.107573986</text:p>
          </table:table-cell>
          <table:table-cell office:value-type="float" office:value="-0.41524">
            <text:p>-0.41524</text:p>
          </table:table-cell>
          <table:table-cell office:value-type="float" office:value="3.254652">
            <text:p>3.254652</text:p>
          </table:table-cell>
          <table:table-cell office:value-type="float" office:value="-0.447207">
            <text:p>-0.447207</text:p>
          </table:table-cell>
          <table:table-cell office:value-type="float" office:value="0.026269">
            <text:p>0.026269</text:p>
          </table:table-cell>
          <table:table-cell office:value-type="float" office:value="0.017743">
            <text:p>0.017743</text:p>
          </table:table-cell>
          <table:table-cell office:value-type="float" office:value="0.047513">
            <text:p>0.047513</text:p>
          </table:table-cell>
          <table:table-cell office:value-type="float" office:value="0.004891">
            <text:p>0.004891</text:p>
          </table:table-cell>
          <table:table-cell office:value-type="float" office:value="-0.124284">
            <text:p>-0.124284</text:p>
          </table:table-cell>
          <table:table-cell office:value-type="float" office:value="0.045831">
            <text:p>0.045831</text:p>
          </table:table-cell>
          <table:table-cell office:value-type="float" office:value="0.009661">
            <text:p>0.009661</text:p>
          </table:table-cell>
          <table:table-cell office:value-type="float" office:value="-0.003375">
            <text:p>-0.003375</text:p>
          </table:table-cell>
          <table:table-cell office:value-type="float" office:value="0.041263">
            <text:p>0.041263</text:p>
          </table:table-cell>
          <table:table-cell office:value-type="float" office:value="-0.013254">
            <text:p>-0.013254</text:p>
          </table:table-cell>
          <table:table-cell office:value-type="float" office:value="4.284164">
            <text:p>4.284164</text:p>
          </table:table-cell>
          <table:table-cell office:value-type="float" office:value="-0.305395">
            <text:p>-0.305395</text:p>
          </table:table-cell>
          <table:table-cell office:value-type="float" office:value="0.29368">
            <text:p>0.29368</text:p>
          </table:table-cell>
          <table:table-cell office:value-type="float" office:value="-0.167656">
            <text:p>-0.167656</text:p>
          </table:table-cell>
          <table:table-cell office:value-type="float" office:value="0.173043">
            <text:p>0.173043</text:p>
          </table:table-cell>
          <table:table-cell office:value-type="float" office:value="0.000979">
            <text:p>0.000979</text:p>
          </table:table-cell>
          <table:table-cell office:value-type="float" office:value="-0.173589">
            <text:p>-0.173589</text:p>
          </table:table-cell>
          <table:table-cell office:value-type="float" office:value="0.046437">
            <text:p>0.046437</text:p>
          </table:table-cell>
          <table:table-cell office:value-type="float" office:value="-0.009019">
            <text:p>-0.009019</text:p>
          </table:table-cell>
          <table:table-cell office:value-type="float" office:value="-0.000503">
            <text:p>-0.000503</text:p>
          </table:table-cell>
          <table:table-cell office:value-type="float" office:value="0.039102">
            <text:p>0.039102</text:p>
          </table:table-cell>
          <table:table-cell office:value-type="float" office:value="1336387246.43542">
            <text:p>1336387246.43542</text:p>
          </table:table-cell>
          <table:table-cell table:number-columns-repeated="84"/>
        </table:table-row>
        <table:table-row table:style-name="ro2">
          <table:table-cell office:value-type="float" office:value="403.695366144">
            <text:p>403.695366144</text:p>
          </table:table-cell>
          <table:table-cell office:value-type="float" office:value="-0.396827">
            <text:p>-0.396827</text:p>
          </table:table-cell>
          <table:table-cell office:value-type="float" office:value="3.056123">
            <text:p>3.056123</text:p>
          </table:table-cell>
          <table:table-cell office:value-type="float" office:value="-0.379794">
            <text:p>-0.379794</text:p>
          </table:table-cell>
          <table:table-cell office:value-type="float" office:value="0.042712">
            <text:p>0.042712</text:p>
          </table:table-cell>
          <table:table-cell office:value-type="float" office:value="0.010628">
            <text:p>0.010628</text:p>
          </table:table-cell>
          <table:table-cell office:value-type="float" office:value="0.112868">
            <text:p>0.112868</text:p>
          </table:table-cell>
          <table:table-cell office:value-type="float" office:value="0.014">
            <text:p>0.014</text:p>
          </table:table-cell>
          <table:table-cell office:value-type="float" office:value="-0.220038">
            <text:p>-0.220038</text:p>
          </table:table-cell>
          <table:table-cell office:value-type="float" office:value="0.040233">
            <text:p>0.040233</text:p>
          </table:table-cell>
          <table:table-cell office:value-type="float" office:value="-0.015738">
            <text:p>-0.015738</text:p>
          </table:table-cell>
          <table:table-cell office:value-type="float" office:value="0.026309">
            <text:p>0.026309</text:p>
          </table:table-cell>
          <table:table-cell office:value-type="float" office:value="0.008534">
            <text:p>0.008534</text:p>
          </table:table-cell>
          <table:table-cell office:value-type="float" office:value="0.038869">
            <text:p>0.038869</text:p>
          </table:table-cell>
          <table:table-cell office:value-type="float" office:value="4.003785">
            <text:p>4.003785</text:p>
          </table:table-cell>
          <table:table-cell office:value-type="float" office:value="-0.314218">
            <text:p>-0.314218</text:p>
          </table:table-cell>
          <table:table-cell office:value-type="float" office:value="0.268783">
            <text:p>0.268783</text:p>
          </table:table-cell>
          <table:table-cell office:value-type="float" office:value="-0.186086">
            <text:p>-0.186086</text:p>
          </table:table-cell>
          <table:table-cell office:value-type="float" office:value="0.233277">
            <text:p>0.233277</text:p>
          </table:table-cell>
          <table:table-cell office:value-type="float" office:value="-0.000445">
            <text:p>-0.000445</text:p>
          </table:table-cell>
          <table:table-cell office:value-type="float" office:value="-0.239867">
            <text:p>-0.239867</text:p>
          </table:table-cell>
          <table:table-cell office:value-type="float" office:value="0.037973">
            <text:p>0.037973</text:p>
          </table:table-cell>
          <table:table-cell office:value-type="float" office:value="-0.02277">
            <text:p>-0.02277</text:p>
          </table:table-cell>
          <table:table-cell office:value-type="float" office:value="0.032512">
            <text:p>0.032512</text:p>
          </table:table-cell>
          <table:table-cell office:value-type="float" office:value="0.008872">
            <text:p>0.008872</text:p>
          </table:table-cell>
          <table:table-cell office:value-type="float" office:value="1336387248.02322">
            <text:p>1336387248.02322</text:p>
          </table:table-cell>
          <table:table-cell table:number-columns-repeated="84"/>
        </table:table-row>
        <table:table-row table:style-name="ro2">
          <table:table-cell office:value-type="float" office:value="404.588498116">
            <text:p>404.588498116</text:p>
          </table:table-cell>
          <table:table-cell office:value-type="float" office:value="-0.361826">
            <text:p>-0.361826</text:p>
          </table:table-cell>
          <table:table-cell office:value-type="float" office:value="2.860944">
            <text:p>2.860944</text:p>
          </table:table-cell>
          <table:table-cell office:value-type="float" office:value="-0.35242">
            <text:p>-0.35242</text:p>
          </table:table-cell>
          <table:table-cell office:value-type="float" office:value="0.028758">
            <text:p>0.028758</text:p>
          </table:table-cell>
          <table:table-cell office:value-type="float" office:value="0.033778">
            <text:p>0.033778</text:p>
          </table:table-cell>
          <table:table-cell office:value-type="float" office:value="0.121489">
            <text:p>0.121489</text:p>
          </table:table-cell>
          <table:table-cell office:value-type="float" office:value="0.04216">
            <text:p>0.04216</text:p>
          </table:table-cell>
          <table:table-cell office:value-type="float" office:value="-0.2309">
            <text:p>-0.2309</text:p>
          </table:table-cell>
          <table:table-cell office:value-type="float" office:value="-0.001872">
            <text:p>-0.001872</text:p>
          </table:table-cell>
          <table:table-cell office:value-type="float" office:value="-0.028635">
            <text:p>-0.028635</text:p>
          </table:table-cell>
          <table:table-cell office:value-type="float" office:value="-0.013121">
            <text:p>-0.013121</text:p>
          </table:table-cell>
          <table:table-cell office:value-type="float" office:value="0.079351">
            <text:p>0.079351</text:p>
          </table:table-cell>
          <table:table-cell office:value-type="float" office:value="0.092672">
            <text:p>0.092672</text:p>
          </table:table-cell>
          <table:table-cell office:value-type="float" office:value="3.79502">
            <text:p>3.79502</text:p>
          </table:table-cell>
          <table:table-cell office:value-type="float" office:value="-0.338068">
            <text:p>-0.338068</text:p>
          </table:table-cell>
          <table:table-cell office:value-type="float" office:value="0.245653">
            <text:p>0.245653</text:p>
          </table:table-cell>
          <table:table-cell office:value-type="float" office:value="-0.160174">
            <text:p>-0.160174</text:p>
          </table:table-cell>
          <table:table-cell office:value-type="float" office:value="0.248823">
            <text:p>0.248823</text:p>
          </table:table-cell>
          <table:table-cell office:value-type="float" office:value="0.03303">
            <text:p>0.03303</text:p>
          </table:table-cell>
          <table:table-cell office:value-type="float" office:value="-0.257815">
            <text:p>-0.257815</text:p>
          </table:table-cell>
          <table:table-cell office:value-type="float" office:value="-0.003658">
            <text:p>-0.003658</text:p>
          </table:table-cell>
          <table:table-cell office:value-type="float" office:value="-0.038013">
            <text:p>-0.038013</text:p>
          </table:table-cell>
          <table:table-cell office:value-type="float" office:value="-0.008138">
            <text:p>-0.008138</text:p>
          </table:table-cell>
          <table:table-cell office:value-type="float" office:value="0.07903">
            <text:p>0.07903</text:p>
          </table:table-cell>
          <table:table-cell office:value-type="float" office:value="1336387248.91635">
            <text:p>1336387248.91635</text:p>
          </table:table-cell>
          <table:table-cell table:number-columns-repeated="84"/>
        </table:table-row>
        <table:table-row table:style-name="ro2">
          <table:table-cell office:value-type="float" office:value="405.481631041">
            <text:p>405.481631041</text:p>
          </table:table-cell>
          <table:table-cell office:value-type="float" office:value="-0.299749">
            <text:p>-0.299749</text:p>
          </table:table-cell>
          <table:table-cell office:value-type="float" office:value="2.660902">
            <text:p>2.660902</text:p>
          </table:table-cell>
          <table:table-cell office:value-type="float" office:value="-0.361288">
            <text:p>-0.361288</text:p>
          </table:table-cell>
          <table:table-cell office:value-type="float" office:value="0.005493">
            <text:p>0.005493</text:p>
          </table:table-cell>
          <table:table-cell office:value-type="float" office:value="0.019945">
            <text:p>0.019945</text:p>
          </table:table-cell>
          <table:table-cell office:value-type="float" office:value="0.192002">
            <text:p>0.192002</text:p>
          </table:table-cell>
          <table:table-cell office:value-type="float" office:value="-0.011122">
            <text:p>-0.011122</text:p>
          </table:table-cell>
          <table:table-cell office:value-type="float" office:value="-0.234936">
            <text:p>-0.234936</text:p>
          </table:table-cell>
          <table:table-cell office:value-type="float" office:value="0.000753">
            <text:p>0.000753</text:p>
          </table:table-cell>
          <table:table-cell office:value-type="float" office:value="0.010863">
            <text:p>0.010863</text:p>
          </table:table-cell>
          <table:table-cell office:value-type="float" office:value="-0.020053">
            <text:p>-0.020053</text:p>
          </table:table-cell>
          <table:table-cell office:value-type="float" office:value="0.015872">
            <text:p>0.015872</text:p>
          </table:table-cell>
          <table:table-cell office:value-type="float" office:value="0.184851">
            <text:p>0.184851</text:p>
          </table:table-cell>
          <table:table-cell office:value-type="float" office:value="3.588814">
            <text:p>3.588814</text:p>
          </table:table-cell>
          <table:table-cell office:value-type="float" office:value="-0.391772">
            <text:p>-0.391772</text:p>
          </table:table-cell>
          <table:table-cell office:value-type="float" office:value="0.200338">
            <text:p>0.200338</text:p>
          </table:table-cell>
          <table:table-cell office:value-type="float" office:value="-0.184016">
            <text:p>-0.184016</text:p>
          </table:table-cell>
          <table:table-cell office:value-type="float" office:value="0.316658">
            <text:p>0.316658</text:p>
          </table:table-cell>
          <table:table-cell office:value-type="float" office:value="-0.021751">
            <text:p>-0.021751</text:p>
          </table:table-cell>
          <table:table-cell office:value-type="float" office:value="-0.272125">
            <text:p>-0.272125</text:p>
          </table:table-cell>
          <table:table-cell office:value-type="float" office:value="-0.002554">
            <text:p>-0.002554</text:p>
          </table:table-cell>
          <table:table-cell office:value-type="float" office:value="-0.002924">
            <text:p>-0.002924</text:p>
          </table:table-cell>
          <table:table-cell office:value-type="float" office:value="-0.014853">
            <text:p>-0.014853</text:p>
          </table:table-cell>
          <table:table-cell office:value-type="float" office:value="0.014004">
            <text:p>0.014004</text:p>
          </table:table-cell>
          <table:table-cell office:value-type="float" office:value="1336387249.80948">
            <text:p>1336387249.80948</text:p>
          </table:table-cell>
          <table:table-cell table:number-columns-repeated="84"/>
        </table:table-row>
        <table:table-row table:style-name="ro2">
          <table:table-cell office:value-type="float" office:value="406.374763012">
            <text:p>406.374763012</text:p>
          </table:table-cell>
          <table:table-cell office:value-type="float" office:value="-0.269466">
            <text:p>-0.269466</text:p>
          </table:table-cell>
          <table:table-cell office:value-type="float" office:value="2.453031">
            <text:p>2.453031</text:p>
          </table:table-cell>
          <table:table-cell office:value-type="float" office:value="-0.36157">
            <text:p>-0.36157</text:p>
          </table:table-cell>
          <table:table-cell office:value-type="float" office:value="0.015476">
            <text:p>0.015476</text:p>
          </table:table-cell>
          <table:table-cell office:value-type="float" office:value="0.001955">
            <text:p>0.001955</text:p>
          </table:table-cell>
          <table:table-cell office:value-type="float" office:value="0.206077">
            <text:p>0.206077</text:p>
          </table:table-cell>
          <table:table-cell office:value-type="float" office:value="-0.025341">
            <text:p>-0.025341</text:p>
          </table:table-cell>
          <table:table-cell office:value-type="float" office:value="-0.245619">
            <text:p>-0.245619</text:p>
          </table:table-cell>
          <table:table-cell office:value-type="float" office:value="-0.000552">
            <text:p>-0.000552</text:p>
          </table:table-cell>
          <table:table-cell office:value-type="float" office:value="0.025027">
            <text:p>0.025027</text:p>
          </table:table-cell>
          <table:table-cell office:value-type="float" office:value="0.006719">
            <text:p>0.006719</text:p>
          </table:table-cell>
          <table:table-cell office:value-type="float" office:value="-0.045775">
            <text:p>-0.045775</text:p>
          </table:table-cell>
          <table:table-cell office:value-type="float" office:value="0.249528">
            <text:p>0.249528</text:p>
          </table:table-cell>
          <table:table-cell office:value-type="float" office:value="3.359841">
            <text:p>3.359841</text:p>
          </table:table-cell>
          <table:table-cell office:value-type="float" office:value="-0.445074">
            <text:p>-0.445074</text:p>
          </table:table-cell>
          <table:table-cell office:value-type="float" office:value="0.195939">
            <text:p>0.195939</text:p>
          </table:table-cell>
          <table:table-cell office:value-type="float" office:value="-0.199496">
            <text:p>-0.199496</text:p>
          </table:table-cell>
          <table:table-cell office:value-type="float" office:value="0.326469">
            <text:p>0.326469</text:p>
          </table:table-cell>
          <table:table-cell office:value-type="float" office:value="-0.053716">
            <text:p>-0.053716</text:p>
          </table:table-cell>
          <table:table-cell office:value-type="float" office:value="-0.276302">
            <text:p>-0.276302</text:p>
          </table:table-cell>
          <table:table-cell office:value-type="float" office:value="-0.008271">
            <text:p>-0.008271</text:p>
          </table:table-cell>
          <table:table-cell office:value-type="float" office:value="0.013654">
            <text:p>0.013654</text:p>
          </table:table-cell>
          <table:table-cell office:value-type="float" office:value="0.018023">
            <text:p>0.018023</text:p>
          </table:table-cell>
          <table:table-cell office:value-type="float" office:value="-0.046765">
            <text:p>-0.046765</text:p>
          </table:table-cell>
          <table:table-cell office:value-type="float" office:value="1336387250.70261">
            <text:p>1336387250.70261</text:p>
          </table:table-cell>
          <table:table-cell table:number-columns-repeated="84"/>
        </table:table-row>
        <table:table-row table:style-name="ro2">
          <table:table-cell office:value-type="float" office:value="407.267896175">
            <text:p>407.267896175</text:p>
          </table:table-cell>
          <table:table-cell office:value-type="float" office:value="-0.246747">
            <text:p>-0.246747</text:p>
          </table:table-cell>
          <table:table-cell office:value-type="float" office:value="2.233703">
            <text:p>2.233703</text:p>
          </table:table-cell>
          <table:table-cell office:value-type="float" office:value="-0.365414">
            <text:p>-0.365414</text:p>
          </table:table-cell>
          <table:table-cell office:value-type="float" office:value="0.037736">
            <text:p>0.037736</text:p>
          </table:table-cell>
          <table:table-cell office:value-type="float" office:value="0.008586">
            <text:p>0.008586</text:p>
          </table:table-cell>
          <table:table-cell office:value-type="float" office:value="0.165291">
            <text:p>0.165291</text:p>
          </table:table-cell>
          <table:table-cell office:value-type="float" office:value="-0.019243">
            <text:p>-0.019243</text:p>
          </table:table-cell>
          <table:table-cell office:value-type="float" office:value="-0.272761">
            <text:p>-0.272761</text:p>
          </table:table-cell>
          <table:table-cell office:value-type="float" office:value="0.045386">
            <text:p>0.045386</text:p>
          </table:table-cell>
          <table:table-cell office:value-type="float" office:value="0.018259">
            <text:p>0.018259</text:p>
          </table:table-cell>
          <table:table-cell office:value-type="float" office:value="0.004472">
            <text:p>0.004472</text:p>
          </table:table-cell>
          <table:table-cell office:value-type="float" office:value="-0.053915">
            <text:p>-0.053915</text:p>
          </table:table-cell>
          <table:table-cell office:value-type="float" office:value="0.29253">
            <text:p>0.29253</text:p>
          </table:table-cell>
          <table:table-cell office:value-type="float" office:value="3.120369">
            <text:p>3.120369</text:p>
          </table:table-cell>
          <table:table-cell office:value-type="float" office:value="-0.508774">
            <text:p>-0.508774</text:p>
          </table:table-cell>
          <table:table-cell office:value-type="float" office:value="0.215631">
            <text:p>0.215631</text:p>
          </table:table-cell>
          <table:table-cell office:value-type="float" office:value="-0.175433">
            <text:p>-0.175433</text:p>
          </table:table-cell>
          <table:table-cell office:value-type="float" office:value="0.288052">
            <text:p>0.288052</text:p>
          </table:table-cell>
          <table:table-cell office:value-type="float" office:value="-0.050093">
            <text:p>-0.050093</text:p>
          </table:table-cell>
          <table:table-cell office:value-type="float" office:value="-0.2964">
            <text:p>-0.2964</text:p>
          </table:table-cell>
          <table:table-cell office:value-type="float" office:value="0.040366">
            <text:p>0.040366</text:p>
          </table:table-cell>
          <table:table-cell office:value-type="float" office:value="0.009785">
            <text:p>0.009785</text:p>
          </table:table-cell>
          <table:table-cell office:value-type="float" office:value="0.016609">
            <text:p>0.016609</text:p>
          </table:table-cell>
          <table:table-cell office:value-type="float" office:value="-0.054601">
            <text:p>-0.054601</text:p>
          </table:table-cell>
          <table:table-cell office:value-type="float" office:value="1336387251.59575">
            <text:p>1336387251.59575</text:p>
          </table:table-cell>
          <table:table-cell table:number-columns-repeated="84"/>
        </table:table-row>
        <table:table-row table:style-name="ro2">
          <table:table-cell office:value-type="float" office:value="408.061791182">
            <text:p>408.061791182</text:p>
          </table:table-cell>
          <table:table-cell office:value-type="float" office:value="-0.225751">
            <text:p>-0.225751</text:p>
          </table:table-cell>
          <table:table-cell office:value-type="float" office:value="2.016448">
            <text:p>2.016448</text:p>
          </table:table-cell>
          <table:table-cell office:value-type="float" office:value="-0.337447">
            <text:p>-0.337447</text:p>
          </table:table-cell>
          <table:table-cell office:value-type="float" office:value="0.051831">
            <text:p>0.051831</text:p>
          </table:table-cell>
          <table:table-cell office:value-type="float" office:value="0.01374">
            <text:p>0.01374</text:p>
          </table:table-cell>
          <table:table-cell office:value-type="float" office:value="0.122649">
            <text:p>0.122649</text:p>
          </table:table-cell>
          <table:table-cell office:value-type="float" office:value="-0.020244">
            <text:p>-0.020244</text:p>
          </table:table-cell>
          <table:table-cell office:value-type="float" office:value="-0.243404">
            <text:p>-0.243404</text:p>
          </table:table-cell>
          <table:table-cell office:value-type="float" office:value="0.026692">
            <text:p>0.026692</text:p>
          </table:table-cell>
          <table:table-cell office:value-type="float" office:value="-0.024208">
            <text:p>-0.024208</text:p>
          </table:table-cell>
          <table:table-cell office:value-type="float" office:value="-0.016757">
            <text:p>-0.016757</text:p>
          </table:table-cell>
          <table:table-cell office:value-type="float" office:value="-0.004613">
            <text:p>-0.004613</text:p>
          </table:table-cell>
          <table:table-cell office:value-type="float" office:value="0.325421">
            <text:p>0.325421</text:p>
          </table:table-cell>
          <table:table-cell office:value-type="float" office:value="2.883225">
            <text:p>2.883225</text:p>
          </table:table-cell>
          <table:table-cell office:value-type="float" office:value="-0.534467">
            <text:p>-0.534467</text:p>
          </table:table-cell>
          <table:table-cell office:value-type="float" office:value="0.230225">
            <text:p>0.230225</text:p>
          </table:table-cell>
          <table:table-cell office:value-type="float" office:value="-0.153142">
            <text:p>-0.153142</text:p>
          </table:table-cell>
          <table:table-cell office:value-type="float" office:value="0.248068">
            <text:p>0.248068</text:p>
          </table:table-cell>
          <table:table-cell office:value-type="float" office:value="-0.027984">
            <text:p>-0.027984</text:p>
          </table:table-cell>
          <table:table-cell office:value-type="float" office:value="-0.26347">
            <text:p>-0.26347</text:p>
          </table:table-cell>
          <table:table-cell office:value-type="float" office:value="0.029074">
            <text:p>0.029074</text:p>
          </table:table-cell>
          <table:table-cell office:value-type="float" office:value="-0.030223">
            <text:p>-0.030223</text:p>
          </table:table-cell>
          <table:table-cell office:value-type="float" office:value="-0.013701">
            <text:p>-0.013701</text:p>
          </table:table-cell>
          <table:table-cell office:value-type="float" office:value="-0.005128">
            <text:p>-0.005128</text:p>
          </table:table-cell>
          <table:table-cell office:value-type="float" office:value="1336387252.38964">
            <text:p>1336387252.38964</text:p>
          </table:table-cell>
          <table:table-cell table:number-columns-repeated="84"/>
        </table:table-row>
        <table:table-row table:style-name="ro2">
          <table:table-cell office:value-type="float" office:value="408.954923153">
            <text:p>408.954923153</text:p>
          </table:table-cell>
          <table:table-cell office:value-type="float" office:value="-0.216811">
            <text:p>-0.216811</text:p>
          </table:table-cell>
          <table:table-cell office:value-type="float" office:value="1.797562">
            <text:p>1.797562</text:p>
          </table:table-cell>
          <table:table-cell office:value-type="float" office:value="-0.324655">
            <text:p>-0.324655</text:p>
          </table:table-cell>
          <table:table-cell office:value-type="float" office:value="0.030148">
            <text:p>0.030148</text:p>
          </table:table-cell>
          <table:table-cell office:value-type="float" office:value="-0.000992">
            <text:p>-0.000992</text:p>
          </table:table-cell>
          <table:table-cell office:value-type="float" office:value="0.117759">
            <text:p>0.117759</text:p>
          </table:table-cell>
          <table:table-cell office:value-type="float" office:value="0.029517">
            <text:p>0.029517</text:p>
          </table:table-cell>
          <table:table-cell office:value-type="float" office:value="-0.228317">
            <text:p>-0.228317</text:p>
          </table:table-cell>
          <table:table-cell office:value-type="float" office:value="0.021455">
            <text:p>0.021455</text:p>
          </table:table-cell>
          <table:table-cell office:value-type="float" office:value="-0.033323">
            <text:p>-0.033323</text:p>
          </table:table-cell>
          <table:table-cell office:value-type="float" office:value="-0.01856">
            <text:p>-0.01856</text:p>
          </table:table-cell>
          <table:table-cell office:value-type="float" office:value="0.068734">
            <text:p>0.068734</text:p>
          </table:table-cell>
          <table:table-cell office:value-type="float" office:value="0.363386">
            <text:p>0.363386</text:p>
          </table:table-cell>
          <table:table-cell office:value-type="float" office:value="2.650388">
            <text:p>2.650388</text:p>
          </table:table-cell>
          <table:table-cell office:value-type="float" office:value="-0.566363">
            <text:p>-0.566363</text:p>
          </table:table-cell>
          <table:table-cell office:value-type="float" office:value="0.204364">
            <text:p>0.204364</text:p>
          </table:table-cell>
          <table:table-cell office:value-type="float" office:value="-0.164006">
            <text:p>-0.164006</text:p>
          </table:table-cell>
          <table:table-cell office:value-type="float" office:value="0.240719">
            <text:p>0.240719</text:p>
          </table:table-cell>
          <table:table-cell office:value-type="float" office:value="0.0189">
            <text:p>0.0189</text:p>
          </table:table-cell>
          <table:table-cell office:value-type="float" office:value="-0.242414">
            <text:p>-0.242414</text:p>
          </table:table-cell>
          <table:table-cell office:value-type="float" office:value="0.021225">
            <text:p>0.021225</text:p>
          </table:table-cell>
          <table:table-cell office:value-type="float" office:value="-0.037348">
            <text:p>-0.037348</text:p>
          </table:table-cell>
          <table:table-cell office:value-type="float" office:value="-0.013703">
            <text:p>-0.013703</text:p>
          </table:table-cell>
          <table:table-cell office:value-type="float" office:value="0.068729">
            <text:p>0.068729</text:p>
          </table:table-cell>
          <table:table-cell office:value-type="float" office:value="1336387253.28277">
            <text:p>1336387253.28277</text:p>
          </table:table-cell>
          <table:table-cell table:number-columns-repeated="84"/>
        </table:table-row>
        <table:table-row table:style-name="ro2">
          <table:table-cell office:value-type="float" office:value="409.8479321">
            <text:p>409.8479321</text:p>
          </table:table-cell>
          <table:table-cell office:value-type="float" office:value="-0.166636">
            <text:p>-0.166636</text:p>
          </table:table-cell>
          <table:table-cell office:value-type="float" office:value="1.597699">
            <text:p>1.597699</text:p>
          </table:table-cell>
          <table:table-cell office:value-type="float" office:value="-0.311624">
            <text:p>-0.311624</text:p>
          </table:table-cell>
          <table:table-cell office:value-type="float" office:value="0.000278">
            <text:p>0.000278</text:p>
          </table:table-cell>
          <table:table-cell office:value-type="float" office:value="-0.019407">
            <text:p>-0.019407</text:p>
          </table:table-cell>
          <table:table-cell office:value-type="float" office:value="0.178613">
            <text:p>0.178613</text:p>
          </table:table-cell>
          <table:table-cell office:value-type="float" office:value="0.06232">
            <text:p>0.06232</text:p>
          </table:table-cell>
          <table:table-cell office:value-type="float" office:value="-0.192929">
            <text:p>-0.192929</text:p>
          </table:table-cell>
          <table:table-cell office:value-type="float" office:value="0.010132">
            <text:p>0.010132</text:p>
          </table:table-cell>
          <table:table-cell office:value-type="float" office:value="0.000983">
            <text:p>0.000983</text:p>
          </table:table-cell>
          <table:table-cell office:value-type="float" office:value="0.014087">
            <text:p>0.014087</text:p>
          </table:table-cell>
          <table:table-cell office:value-type="float" office:value="0.073854">
            <text:p>0.073854</text:p>
          </table:table-cell>
          <table:table-cell office:value-type="float" office:value="0.435032">
            <text:p>0.435032</text:p>
          </table:table-cell>
          <table:table-cell office:value-type="float" office:value="2.445749">
            <text:p>2.445749</text:p>
          </table:table-cell>
          <table:table-cell office:value-type="float" office:value="-0.58864">
            <text:p>-0.58864</text:p>
          </table:table-cell>
          <table:table-cell office:value-type="float" office:value="0.161112">
            <text:p>0.161112</text:p>
          </table:table-cell>
          <table:table-cell office:value-type="float" office:value="-0.188162">
            <text:p>-0.188162</text:p>
          </table:table-cell>
          <table:table-cell office:value-type="float" office:value="0.299359">
            <text:p>0.299359</text:p>
          </table:table-cell>
          <table:table-cell office:value-type="float" office:value="0.041133">
            <text:p>0.041133</text:p>
          </table:table-cell>
          <table:table-cell office:value-type="float" office:value="-0.210884">
            <text:p>-0.210884</text:p>
          </table:table-cell>
          <table:table-cell office:value-type="float" office:value="0.009797">
            <text:p>0.009797</text:p>
          </table:table-cell>
          <table:table-cell office:value-type="float" office:value="-0.004312">
            <text:p>-0.004312</text:p>
          </table:table-cell>
          <table:table-cell office:value-type="float" office:value="0.023111">
            <text:p>0.023111</text:p>
          </table:table-cell>
          <table:table-cell office:value-type="float" office:value="0.072375">
            <text:p>0.072375</text:p>
          </table:table-cell>
          <table:table-cell office:value-type="float" office:value="1336387254.17578">
            <text:p>1336387254.17578</text:p>
          </table:table-cell>
          <table:table-cell table:number-columns-repeated="84"/>
        </table:table-row>
        <table:table-row table:style-name="ro2">
          <table:table-cell office:value-type="float" office:value="410.840300083">
            <text:p>410.840300083</text:p>
          </table:table-cell>
          <table:table-cell office:value-type="float" office:value="-0.071962">
            <text:p>-0.071962</text:p>
          </table:table-cell>
          <table:table-cell office:value-type="float" office:value="1.420237">
            <text:p>1.420237</text:p>
          </table:table-cell>
          <table:table-cell office:value-type="float" office:value="-0.300424">
            <text:p>-0.300424</text:p>
          </table:table-cell>
          <table:table-cell office:value-type="float" office:value="-0.000168">
            <text:p>-0.000168</text:p>
          </table:table-cell>
          <table:table-cell office:value-type="float" office:value="-0.005395">
            <text:p>-0.005395</text:p>
          </table:table-cell>
          <table:table-cell office:value-type="float" office:value="0.251902">
            <text:p>0.251902</text:p>
          </table:table-cell>
          <table:table-cell office:value-type="float" office:value="0.009415">
            <text:p>0.009415</text:p>
          </table:table-cell>
          <table:table-cell office:value-type="float" office:value="-0.046053">
            <text:p>-0.046053</text:p>
          </table:table-cell>
          <table:table-cell office:value-type="float" office:value="0.000504">
            <text:p>0.000504</text:p>
          </table:table-cell>
          <table:table-cell office:value-type="float" office:value="0.002709">
            <text:p>0.002709</text:p>
          </table:table-cell>
          <table:table-cell office:value-type="float" office:value="0.005912">
            <text:p>0.005912</text:p>
          </table:table-cell>
          <table:table-cell office:value-type="float" office:value="-0.024924">
            <text:p>-0.024924</text:p>
          </table:table-cell>
          <table:table-cell office:value-type="float" office:value="0.53901">
            <text:p>0.53901</text:p>
          </table:table-cell>
          <table:table-cell office:value-type="float" office:value="2.260029">
            <text:p>2.260029</text:p>
          </table:table-cell>
          <table:table-cell office:value-type="float" office:value="-0.604556">
            <text:p>-0.604556</text:p>
          </table:table-cell>
          <table:table-cell office:value-type="float" office:value="0.142268">
            <text:p>0.142268</text:p>
          </table:table-cell>
          <table:table-cell office:value-type="float" office:value="-0.176506">
            <text:p>-0.176506</text:p>
          </table:table-cell>
          <table:table-cell office:value-type="float" office:value="0.375099">
            <text:p>0.375099</text:p>
          </table:table-cell>
          <table:table-cell office:value-type="float" office:value="0.00194">
            <text:p>0.00194</text:p>
          </table:table-cell>
          <table:table-cell office:value-type="float" office:value="-0.067021">
            <text:p>-0.067021</text:p>
          </table:table-cell>
          <table:table-cell office:value-type="float" office:value="0.003351">
            <text:p>0.003351</text:p>
          </table:table-cell>
          <table:table-cell office:value-type="float" office:value="-0.00543">
            <text:p>-0.00543</text:p>
          </table:table-cell>
          <table:table-cell office:value-type="float" office:value="0.007877">
            <text:p>0.007877</text:p>
          </table:table-cell>
          <table:table-cell office:value-type="float" office:value="-0.02579">
            <text:p>-0.02579</text:p>
          </table:table-cell>
          <table:table-cell office:value-type="float" office:value="1336387255.16815">
            <text:p>1336387255.16815</text:p>
          </table:table-cell>
          <table:table-cell table:number-columns-repeated="84"/>
        </table:table-row>
        <table:table-row table:style-name="ro2">
          <table:table-cell office:value-type="float" office:value="415.107489109">
            <text:p>415.107489109</text:p>
          </table:table-cell>
          <table:table-cell office:value-type="float" office:value="0.015916">
            <text:p>0.015916</text:p>
          </table:table-cell>
          <table:table-cell office:value-type="float" office:value="1.239935">
            <text:p>1.239935</text:p>
          </table:table-cell>
          <table:table-cell office:value-type="float" office:value="-0.298022">
            <text:p>-0.298022</text:p>
          </table:table-cell>
          <table:table-cell office:value-type="float" office:value="0.011966">
            <text:p>0.011966</text:p>
          </table:table-cell>
          <table:table-cell office:value-type="float" office:value="0.019845">
            <text:p>0.019845</text:p>
          </table:table-cell>
          <table:table-cell office:value-type="float" office:value="0.145557">
            <text:p>0.145557</text:p>
          </table:table-cell>
          <table:table-cell office:value-type="float" office:value="0.003177">
            <text:p>0.003177</text:p>
          </table:table-cell>
          <table:table-cell office:value-type="float" office:value="-0.159247">
            <text:p>-0.159247</text:p>
          </table:table-cell>
          <table:table-cell office:value-type="float" office:value="0.016409">
            <text:p>0.016409</text:p>
          </table:table-cell>
          <table:table-cell office:value-type="float" office:value="0.012267">
            <text:p>0.012267</text:p>
          </table:table-cell>
          <table:table-cell office:value-type="float" office:value="-0.026729">
            <text:p>-0.026729</text:p>
          </table:table-cell>
          <table:table-cell office:value-type="float" office:value="0.019739">
            <text:p>0.019739</text:p>
          </table:table-cell>
          <table:table-cell office:value-type="float" office:value="0.655369">
            <text:p>0.655369</text:p>
          </table:table-cell>
          <table:table-cell office:value-type="float" office:value="1.999408">
            <text:p>1.999408</text:p>
          </table:table-cell>
          <table:table-cell office:value-type="float" office:value="-0.629089">
            <text:p>-0.629089</text:p>
          </table:table-cell>
          <table:table-cell office:value-type="float" office:value="0.136815">
            <text:p>0.136815</text:p>
          </table:table-cell>
          <table:table-cell office:value-type="float" office:value="-0.126697">
            <text:p>-0.126697</text:p>
          </table:table-cell>
          <table:table-cell office:value-type="float" office:value="0.270173">
            <text:p>0.270173</text:p>
          </table:table-cell>
          <table:table-cell office:value-type="float" office:value="-0.010142">
            <text:p>-0.010142</text:p>
          </table:table-cell>
          <table:table-cell office:value-type="float" office:value="-0.177514">
            <text:p>-0.177514</text:p>
          </table:table-cell>
          <table:table-cell office:value-type="float" office:value="0.017152">
            <text:p>0.017152</text:p>
          </table:table-cell>
          <table:table-cell office:value-type="float" office:value="0.005921">
            <text:p>0.005921</text:p>
          </table:table-cell>
          <table:table-cell office:value-type="float" office:value="-0.021057">
            <text:p>-0.021057</text:p>
          </table:table-cell>
          <table:table-cell office:value-type="float" office:value="0.01947">
            <text:p>0.01947</text:p>
          </table:table-cell>
          <table:table-cell office:value-type="float" office:value="1336387259.43534">
            <text:p>1336387259.43534</text:p>
          </table:table-cell>
          <table:table-cell table:number-columns-repeated="84"/>
        </table:table-row>
        <table:table-row table:style-name="ro2">
          <table:table-cell office:value-type="float" office:value="416.39756918">
            <text:p>416.39756918</text:p>
          </table:table-cell>
          <table:table-cell office:value-type="float" office:value="0.050171">
            <text:p>0.050171</text:p>
          </table:table-cell>
          <table:table-cell office:value-type="float" office:value="1.037078">
            <text:p>1.037078</text:p>
          </table:table-cell>
          <table:table-cell office:value-type="float" office:value="-0.279398">
            <text:p>-0.279398</text:p>
          </table:table-cell>
          <table:table-cell office:value-type="float" office:value="0.028292">
            <text:p>0.028292</text:p>
          </table:table-cell>
          <table:table-cell office:value-type="float" office:value="-0.014946">
            <text:p>-0.014946</text:p>
          </table:table-cell>
          <table:table-cell office:value-type="float" office:value="0.170595">
            <text:p>0.170595</text:p>
          </table:table-cell>
          <table:table-cell office:value-type="float" office:value="0.005655">
            <text:p>0.005655</text:p>
          </table:table-cell>
          <table:table-cell office:value-type="float" office:value="-0.064602">
            <text:p>-0.064602</text:p>
          </table:table-cell>
          <table:table-cell office:value-type="float" office:value="0.047502">
            <text:p>0.047502</text:p>
          </table:table-cell>
          <table:table-cell office:value-type="float" office:value="-0.01571">
            <text:p>-0.01571</text:p>
          </table:table-cell>
          <table:table-cell office:value-type="float" office:value="0.012228">
            <text:p>0.012228</text:p>
          </table:table-cell>
          <table:table-cell office:value-type="float" office:value="-0.03276">
            <text:p>-0.03276</text:p>
          </table:table-cell>
          <table:table-cell office:value-type="float" office:value="0.705351">
            <text:p>0.705351</text:p>
          </table:table-cell>
          <table:table-cell office:value-type="float" office:value="1.774712">
            <text:p>1.774712</text:p>
          </table:table-cell>
          <table:table-cell office:value-type="float" office:value="-0.63998">
            <text:p>-0.63998</text:p>
          </table:table-cell>
          <table:table-cell office:value-type="float" office:value="0.141765">
            <text:p>0.141765</text:p>
          </table:table-cell>
          <table:table-cell office:value-type="float" office:value="-0.157005">
            <text:p>-0.157005</text:p>
          </table:table-cell>
          <table:table-cell office:value-type="float" office:value="0.291605">
            <text:p>0.291605</text:p>
          </table:table-cell>
          <table:table-cell office:value-type="float" office:value="-0.004987">
            <text:p>-0.004987</text:p>
          </table:table-cell>
          <table:table-cell office:value-type="float" office:value="-0.087256">
            <text:p>-0.087256</text:p>
          </table:table-cell>
          <table:table-cell office:value-type="float" office:value="0.049023">
            <text:p>0.049023</text:p>
          </table:table-cell>
          <table:table-cell office:value-type="float" office:value="-0.025092">
            <text:p>-0.025092</text:p>
          </table:table-cell>
          <table:table-cell office:value-type="float" office:value="0.016131">
            <text:p>0.016131</text:p>
          </table:table-cell>
          <table:table-cell office:value-type="float" office:value="-0.033787">
            <text:p>-0.033787</text:p>
          </table:table-cell>
          <table:table-cell office:value-type="float" office:value="1336387260.72542">
            <text:p>1336387260.72542</text:p>
          </table:table-cell>
          <table:table-cell table:number-columns-repeated="84"/>
        </table:table-row>
        <table:table-row table:style-name="ro2">
          <table:table-cell office:value-type="float" office:value="418.977730036">
            <text:p>418.977730036</text:p>
          </table:table-cell>
          <table:table-cell office:value-type="float" office:value="0.091689">
            <text:p>0.091689</text:p>
          </table:table-cell>
          <table:table-cell office:value-type="float" office:value="0.871641">
            <text:p>0.871641</text:p>
          </table:table-cell>
          <table:table-cell office:value-type="float" office:value="-0.161393">
            <text:p>-0.161393</text:p>
          </table:table-cell>
          <table:table-cell office:value-type="float" office:value="-0.011078">
            <text:p>-0.011078</text:p>
          </table:table-cell>
          <table:table-cell office:value-type="float" office:value="0.019032">
            <text:p>0.019032</text:p>
          </table:table-cell>
          <table:table-cell office:value-type="float" office:value="0.087025">
            <text:p>0.087025</text:p>
          </table:table-cell>
          <table:table-cell office:value-type="float" office:value="-0.046727">
            <text:p>-0.046727</text:p>
          </table:table-cell>
          <table:table-cell office:value-type="float" office:value="-0.199852">
            <text:p>-0.199852</text:p>
          </table:table-cell>
          <table:table-cell office:value-type="float" office:value="-0.049425">
            <text:p>-0.049425</text:p>
          </table:table-cell>
          <table:table-cell office:value-type="float" office:value="0.053925">
            <text:p>0.053925</text:p>
          </table:table-cell>
          <table:table-cell office:value-type="float" office:value="-0.041467">
            <text:p>-0.041467</text:p>
          </table:table-cell>
          <table:table-cell office:value-type="float" office:value="-0.020476">
            <text:p>-0.020476</text:p>
          </table:table-cell>
          <table:table-cell office:value-type="float" office:value="0.748401">
            <text:p>0.748401</text:p>
          </table:table-cell>
          <table:table-cell office:value-type="float" office:value="1.536275">
            <text:p>1.536275</text:p>
          </table:table-cell>
          <table:table-cell office:value-type="float" office:value="-0.549732">
            <text:p>-0.549732</text:p>
          </table:table-cell>
          <table:table-cell office:value-type="float" office:value="0.089317">
            <text:p>0.089317</text:p>
          </table:table-cell>
          <table:table-cell office:value-type="float" office:value="-0.102989">
            <text:p>-0.102989</text:p>
          </table:table-cell>
          <table:table-cell office:value-type="float" office:value="0.210853">
            <text:p>0.210853</text:p>
          </table:table-cell>
          <table:table-cell office:value-type="float" office:value="-0.04987">
            <text:p>-0.04987</text:p>
          </table:table-cell>
          <table:table-cell office:value-type="float" office:value="-0.215888">
            <text:p>-0.215888</text:p>
          </table:table-cell>
          <table:table-cell office:value-type="float" office:value="-0.048506">
            <text:p>-0.048506</text:p>
          </table:table-cell>
          <table:table-cell office:value-type="float" office:value="0.048176">
            <text:p>0.048176</text:p>
          </table:table-cell>
          <table:table-cell office:value-type="float" office:value="-0.040852">
            <text:p>-0.040852</text:p>
          </table:table-cell>
          <table:table-cell office:value-type="float" office:value="-0.018699">
            <text:p>-0.018699</text:p>
          </table:table-cell>
          <table:table-cell office:value-type="float" office:value="1336387263.30558">
            <text:p>1336387263.30558</text:p>
          </table:table-cell>
          <table:table-cell table:number-columns-repeated="84"/>
        </table:table-row>
        <table:table-row table:style-name="ro2">
          <table:table-cell office:value-type="float" office:value="419.970098972">
            <text:p>419.970098972</text:p>
          </table:table-cell>
          <table:table-cell office:value-type="float" office:value="0.061898">
            <text:p>0.061898</text:p>
          </table:table-cell>
          <table:table-cell office:value-type="float" office:value="0.669428">
            <text:p>0.669428</text:p>
          </table:table-cell>
          <table:table-cell office:value-type="float" office:value="-0.20735">
            <text:p>-0.20735</text:p>
          </table:table-cell>
          <table:table-cell office:value-type="float" office:value="0.04205">
            <text:p>0.04205</text:p>
          </table:table-cell>
          <table:table-cell office:value-type="float" office:value="-0.022344">
            <text:p>-0.022344</text:p>
          </table:table-cell>
          <table:table-cell office:value-type="float" office:value="0.067174">
            <text:p>0.067174</text:p>
          </table:table-cell>
          <table:table-cell office:value-type="float" office:value="-0.012858">
            <text:p>-0.012858</text:p>
          </table:table-cell>
          <table:table-cell office:value-type="float" office:value="-0.143719">
            <text:p>-0.143719</text:p>
          </table:table-cell>
          <table:table-cell office:value-type="float" office:value="-0.030032">
            <text:p>-0.030032</text:p>
          </table:table-cell>
          <table:table-cell office:value-type="float" office:value="-0.036292">
            <text:p>-0.036292</text:p>
          </table:table-cell>
          <table:table-cell office:value-type="float" office:value="0.001703">
            <text:p>0.001703</text:p>
          </table:table-cell>
          <table:table-cell office:value-type="float" office:value="-0.039593">
            <text:p>-0.039593</text:p>
          </table:table-cell>
          <table:table-cell office:value-type="float" office:value="0.750767">
            <text:p>0.750767</text:p>
          </table:table-cell>
          <table:table-cell office:value-type="float" office:value="1.322952">
            <text:p>1.322952</text:p>
          </table:table-cell>
          <table:table-cell office:value-type="float" office:value="-0.621518">
            <text:p>-0.621518</text:p>
          </table:table-cell>
          <table:table-cell office:value-type="float" office:value="0.139472">
            <text:p>0.139472</text:p>
          </table:table-cell>
          <table:table-cell office:value-type="float" office:value="-0.141687">
            <text:p>-0.141687</text:p>
          </table:table-cell>
          <table:table-cell office:value-type="float" office:value="0.188546">
            <text:p>0.188546</text:p>
          </table:table-cell>
          <table:table-cell office:value-type="float" office:value="-0.02197">
            <text:p>-0.02197</text:p>
          </table:table-cell>
          <table:table-cell office:value-type="float" office:value="-0.152243">
            <text:p>-0.152243</text:p>
          </table:table-cell>
          <table:table-cell office:value-type="float" office:value="-0.034116">
            <text:p>-0.034116</text:p>
          </table:table-cell>
          <table:table-cell office:value-type="float" office:value="-0.039175">
            <text:p>-0.039175</text:p>
          </table:table-cell>
          <table:table-cell office:value-type="float" office:value="0.005442">
            <text:p>0.005442</text:p>
          </table:table-cell>
          <table:table-cell office:value-type="float" office:value="-0.040279">
            <text:p>-0.040279</text:p>
          </table:table-cell>
          <table:table-cell office:value-type="float" office:value="1336387264.29795">
            <text:p>1336387264.29795</text:p>
          </table:table-cell>
          <table:table-cell table:number-columns-repeated="84"/>
        </table:table-row>
        <table:table-row table:style-name="ro2">
          <table:table-cell office:value-type="float" office:value="421.359416008">
            <text:p>421.359416008</text:p>
          </table:table-cell>
          <table:table-cell office:value-type="float" office:value="0.058469">
            <text:p>0.058469</text:p>
          </table:table-cell>
          <table:table-cell office:value-type="float" office:value="0.471009">
            <text:p>0.471009</text:p>
          </table:table-cell>
          <table:table-cell office:value-type="float" office:value="-0.257817">
            <text:p>-0.257817</text:p>
          </table:table-cell>
          <table:table-cell office:value-type="float" office:value="-0.007208">
            <text:p>-0.007208</text:p>
          </table:table-cell>
          <table:table-cell office:value-type="float" office:value="-0.017636">
            <text:p>-0.017636</text:p>
          </table:table-cell>
          <table:table-cell office:value-type="float" office:value="0.012307">
            <text:p>0.012307</text:p>
          </table:table-cell>
          <table:table-cell office:value-type="float" office:value="0.033464">
            <text:p>0.033464</text:p>
          </table:table-cell>
          <table:table-cell office:value-type="float" office:value="-0.013407">
            <text:p>-0.013407</text:p>
          </table:table-cell>
          <table:table-cell office:value-type="float" office:value="0.023409">
            <text:p>0.023409</text:p>
          </table:table-cell>
          <table:table-cell office:value-type="float" office:value="0.002622">
            <text:p>0.002622</text:p>
          </table:table-cell>
          <table:table-cell office:value-type="float" office:value="0.000713">
            <text:p>0.000713</text:p>
          </table:table-cell>
          <table:table-cell office:value-type="float" office:value="0.036573">
            <text:p>0.036573</text:p>
          </table:table-cell>
          <table:table-cell office:value-type="float" office:value="0.769698">
            <text:p>0.769698</text:p>
          </table:table-cell>
          <table:table-cell office:value-type="float" office:value="1.120034">
            <text:p>1.120034</text:p>
          </table:table-cell>
          <table:table-cell office:value-type="float" office:value="-0.701406">
            <text:p>-0.701406</text:p>
          </table:table-cell>
          <table:table-cell office:value-type="float" office:value="0.092577">
            <text:p>0.092577</text:p>
          </table:table-cell>
          <table:table-cell office:value-type="float" office:value="-0.126214">
            <text:p>-0.126214</text:p>
          </table:table-cell>
          <table:table-cell office:value-type="float" office:value="0.133747">
            <text:p>0.133747</text:p>
          </table:table-cell>
          <table:table-cell office:value-type="float" office:value="0.029322">
            <text:p>0.029322</text:p>
          </table:table-cell>
          <table:table-cell office:value-type="float" office:value="-0.033064">
            <text:p>-0.033064</text:p>
          </table:table-cell>
          <table:table-cell office:value-type="float" office:value="0.025859">
            <text:p>0.025859</text:p>
          </table:table-cell>
          <table:table-cell office:value-type="float" office:value="-0.005211">
            <text:p>-0.005211</text:p>
          </table:table-cell>
          <table:table-cell office:value-type="float" office:value="0.003924">
            <text:p>0.003924</text:p>
          </table:table-cell>
          <table:table-cell office:value-type="float" office:value="0.036046">
            <text:p>0.036046</text:p>
          </table:table-cell>
          <table:table-cell office:value-type="float" office:value="1336387265.68727">
            <text:p>1336387265.68727</text:p>
          </table:table-cell>
          <table:table-cell table:number-columns-repeated="84"/>
        </table:table-row>
        <table:table-row table:style-name="ro2">
          <table:table-cell office:value-type="float" office:value="426.023552179">
            <text:p>426.023552179</text:p>
          </table:table-cell>
          <table:table-cell office:value-type="float" office:value="0.21334">
            <text:p>0.21334</text:p>
          </table:table-cell>
          <table:table-cell office:value-type="float" office:value="0.411167">
            <text:p>0.411167</text:p>
          </table:table-cell>
          <table:table-cell office:value-type="float" office:value="-0.14545">
            <text:p>-0.14545</text:p>
          </table:table-cell>
          <table:table-cell office:value-type="float" office:value="0.002134">
            <text:p>0.002134</text:p>
          </table:table-cell>
          <table:table-cell office:value-type="float" office:value="-0.01283">
            <text:p>-0.01283</text:p>
          </table:table-cell>
          <table:table-cell office:value-type="float" office:value="0.182873">
            <text:p>0.182873</text:p>
          </table:table-cell>
          <table:table-cell office:value-type="float" office:value="0.006271">
            <text:p>0.006271</text:p>
          </table:table-cell>
          <table:table-cell office:value-type="float" office:value="0.001188">
            <text:p>0.001188</text:p>
          </table:table-cell>
          <table:table-cell office:value-type="float" office:value="0.03683">
            <text:p>0.03683</text:p>
          </table:table-cell>
          <table:table-cell office:value-type="float" office:value="-0.004234">
            <text:p>-0.004234</text:p>
          </table:table-cell>
          <table:table-cell office:value-type="float" office:value="-0.001293">
            <text:p>-0.001293</text:p>
          </table:table-cell>
          <table:table-cell office:value-type="float" office:value="0.006331">
            <text:p>0.006331</text:p>
          </table:table-cell>
          <table:table-cell office:value-type="float" office:value="0.912918">
            <text:p>0.912918</text:p>
          </table:table-cell>
          <table:table-cell office:value-type="float" office:value="0.973115">
            <text:p>0.973115</text:p>
          </table:table-cell>
          <table:table-cell office:value-type="float" office:value="-0.579194">
            <text:p>-0.579194</text:p>
          </table:table-cell>
          <table:table-cell office:value-type="float" office:value="0.045622">
            <text:p>0.045622</text:p>
          </table:table-cell>
          <table:table-cell office:value-type="float" office:value="-0.121651">
            <text:p>-0.121651</text:p>
          </table:table-cell>
          <table:table-cell office:value-type="float" office:value="0.304103">
            <text:p>0.304103</text:p>
          </table:table-cell>
          <table:table-cell office:value-type="float" office:value="0.003472">
            <text:p>0.003472</text:p>
          </table:table-cell>
          <table:table-cell office:value-type="float" office:value="-0.003521">
            <text:p>-0.003521</text:p>
          </table:table-cell>
          <table:table-cell office:value-type="float" office:value="0.037319">
            <text:p>0.037319</text:p>
          </table:table-cell>
          <table:table-cell office:value-type="float" office:value="-0.006278">
            <text:p>-0.006278</text:p>
          </table:table-cell>
          <table:table-cell office:value-type="float" office:value="0.000126">
            <text:p>0.000126</text:p>
          </table:table-cell>
          <table:table-cell office:value-type="float" office:value="0.006271">
            <text:p>0.006271</text:p>
          </table:table-cell>
          <table:table-cell office:value-type="float" office:value="1336387270.3514">
            <text:p>1336387270.3514</text:p>
          </table:table-cell>
          <table:table-cell table:number-columns-repeated="84"/>
        </table:table-row>
        <table:table-row table:style-name="ro2">
          <table:table-cell office:value-type="float" office:value="431.580821037">
            <text:p>431.580821037</text:p>
          </table:table-cell>
          <table:table-cell office:value-type="float" office:value="0.243903">
            <text:p>0.243903</text:p>
          </table:table-cell>
          <table:table-cell office:value-type="float" office:value="0.423089">
            <text:p>0.423089</text:p>
          </table:table-cell>
          <table:table-cell office:value-type="float" office:value="0.059669">
            <text:p>0.059669</text:p>
          </table:table-cell>
          <table:table-cell office:value-type="float" office:value="-0.021849">
            <text:p>-0.021849</text:p>
          </table:table-cell>
          <table:table-cell office:value-type="float" office:value="-0.020082">
            <text:p>-0.020082</text:p>
          </table:table-cell>
          <table:table-cell office:value-type="float" office:value="0.218045">
            <text:p>0.218045</text:p>
          </table:table-cell>
          <table:table-cell office:value-type="float" office:value="-0.006798">
            <text:p>-0.006798</text:p>
          </table:table-cell>
          <table:table-cell office:value-type="float" office:value="-0.003701">
            <text:p>-0.003701</text:p>
          </table:table-cell>
          <table:table-cell office:value-type="float" office:value="0.107632">
            <text:p>0.107632</text:p>
          </table:table-cell>
          <table:table-cell office:value-type="float" office:value="0.000426">
            <text:p>0.000426</text:p>
          </table:table-cell>
          <table:table-cell office:value-type="float" office:value="-0.000899">
            <text:p>-0.000899</text:p>
          </table:table-cell>
          <table:table-cell office:value-type="float" office:value="0.003058">
            <text:p>0.003058</text:p>
          </table:table-cell>
          <table:table-cell office:value-type="float" office:value="0.91599">
            <text:p>0.91599</text:p>
          </table:table-cell>
          <table:table-cell office:value-type="float" office:value="0.94368">
            <text:p>0.94368</text:p>
          </table:table-cell>
          <table:table-cell office:value-type="float" office:value="-0.372093">
            <text:p>-0.372093</text:p>
          </table:table-cell>
          <table:table-cell office:value-type="float" office:value="0.006445">
            <text:p>0.006445</text:p>
          </table:table-cell>
          <table:table-cell office:value-type="float" office:value="-0.122465">
            <text:p>-0.122465</text:p>
          </table:table-cell>
          <table:table-cell office:value-type="float" office:value="0.339213">
            <text:p>0.339213</text:p>
          </table:table-cell>
          <table:table-cell office:value-type="float" office:value="-0.009355">
            <text:p>-0.009355</text:p>
          </table:table-cell>
          <table:table-cell office:value-type="float" office:value="-0.00809">
            <text:p>-0.00809</text:p>
          </table:table-cell>
          <table:table-cell office:value-type="float" office:value="0.108716">
            <text:p>0.108716</text:p>
          </table:table-cell>
          <table:table-cell office:value-type="float" office:value="-0.001776">
            <text:p>-0.001776</text:p>
          </table:table-cell>
          <table:table-cell office:value-type="float" office:value="0.000382">
            <text:p>0.000382</text:p>
          </table:table-cell>
          <table:table-cell office:value-type="float" office:value="0.003079">
            <text:p>0.003079</text:p>
          </table:table-cell>
          <table:table-cell office:value-type="float" office:value="1336387275.90867">
            <text:p>1336387275.90867</text:p>
          </table:table-cell>
          <table:table-cell table:number-columns-repeated="84"/>
        </table:table-row>
        <table:table-row table:style-name="ro2">
          <table:table-cell office:value-type="float" office:value="433.466322184">
            <text:p>433.466322184</text:p>
          </table:table-cell>
          <table:table-cell office:value-type="float" office:value="0.22796">
            <text:p>0.22796</text:p>
          </table:table-cell>
          <table:table-cell office:value-type="float" office:value="0.416953">
            <text:p>0.416953</text:p>
          </table:table-cell>
          <table:table-cell office:value-type="float" office:value="0.262416">
            <text:p>0.262416</text:p>
          </table:table-cell>
          <table:table-cell office:value-type="float" office:value="-0.021162">
            <text:p>-0.021162</text:p>
          </table:table-cell>
          <table:table-cell office:value-type="float" office:value="-0.021651">
            <text:p>-0.021651</text:p>
          </table:table-cell>
          <table:table-cell office:value-type="float" office:value="0.223849">
            <text:p>0.223849</text:p>
          </table:table-cell>
          <table:table-cell office:value-type="float" office:value="-0.005929">
            <text:p>-0.005929</text:p>
          </table:table-cell>
          <table:table-cell office:value-type="float" office:value="0.019309">
            <text:p>0.019309</text:p>
          </table:table-cell>
          <table:table-cell office:value-type="float" office:value="0.082253">
            <text:p>0.082253</text:p>
          </table:table-cell>
          <table:table-cell office:value-type="float" office:value="-0.007791">
            <text:p>-0.007791</text:p>
          </table:table-cell>
          <table:table-cell office:value-type="float" office:value="0.001426">
            <text:p>0.001426</text:p>
          </table:table-cell>
          <table:table-cell office:value-type="float" office:value="-0.001977">
            <text:p>-0.001977</text:p>
          </table:table-cell>
          <table:table-cell office:value-type="float" office:value="0.881395">
            <text:p>0.881395</text:p>
          </table:table-cell>
          <table:table-cell office:value-type="float" office:value="0.913896">
            <text:p>0.913896</text:p>
          </table:table-cell>
          <table:table-cell office:value-type="float" office:value="-0.1709">
            <text:p>-0.1709</text:p>
          </table:table-cell>
          <table:table-cell office:value-type="float" office:value="0.002381">
            <text:p>0.002381</text:p>
          </table:table-cell>
          <table:table-cell office:value-type="float" office:value="-0.121781">
            <text:p>-0.121781</text:p>
          </table:table-cell>
          <table:table-cell office:value-type="float" office:value="0.345066">
            <text:p>0.345066</text:p>
          </table:table-cell>
          <table:table-cell office:value-type="float" office:value="-0.007834">
            <text:p>-0.007834</text:p>
          </table:table-cell>
          <table:table-cell office:value-type="float" office:value="0.008617">
            <text:p>0.008617</text:p>
          </table:table-cell>
          <table:table-cell office:value-type="float" office:value="0.084325">
            <text:p>0.084325</text:p>
          </table:table-cell>
          <table:table-cell office:value-type="float" office:value="-0.014191">
            <text:p>-0.014191</text:p>
          </table:table-cell>
          <table:table-cell office:value-type="float" office:value="0.00241">
            <text:p>0.00241</text:p>
          </table:table-cell>
          <table:table-cell office:value-type="float" office:value="-0.002177">
            <text:p>-0.002177</text:p>
          </table:table-cell>
          <table:table-cell office:value-type="float" office:value="1336387277.79417">
            <text:p>1336387277.79417</text:p>
          </table:table-cell>
          <table:table-cell table:number-columns-repeated="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7T13:51:03</dc:date>
    <dc:creator>Pep Negre</dc:creator>
    <meta:document-statistic meta:table-count="1" meta:cell-count="6006" meta:object-count="0"/>
    <meta:generator>LibreOffice/3.5$Linux_x86 LibreOffice_project/350m1$Build-2</meta:generator>
  </office:meta>
</office:document-meta>
</file>